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number-columns-repeated="4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40376" calcext:value-type="float">
            <text:p>40376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7"/>
          <table:table-cell office:value-type="float" office:value="23732" calcext:value-type="float">
            <text:p>23732</text:p>
          </table:table-cell>
          <table:table-cell office:value-type="float" office:value="0.098182" calcext:value-type="float">
            <text:p>0.098182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2"/>
          <table:table-cell office:value-type="float" office:value="33439" calcext:value-type="float">
            <text:p>33439</text:p>
          </table:table-cell>
          <table:table-cell office:value-type="float" office:value="0.098636" calcext:value-type="float">
            <text:p>0.098636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0.013148" calcext:value-type="float">
            <text:p>0.013148</text:p>
          </table:table-cell>
          <table:table-cell table:number-columns-repeated="3"/>
          <table:table-cell office:value-type="string" calcext:value-type="string">
            <text:p>Avgd. Max</text:p>
          </table:table-cell>
          <table:table-cell table:formula="of:=MAX([.AC1:.AC1000])" office:value-type="float" office:value="349.547241" calcext:value-type="float">
            <text:p>349.547241</text:p>
          </table:table-cell>
          <table:table-cell office:value-type="float" office:value="10021" calcext:value-type="float">
            <text:p>10021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style-name="ce1" office:value-type="string" calcext:value-type="string">
            <text:p>Milliseconds</text:p>
          </table:table-cell>
        </table:table-row>
        <table:table-row table:style-name="ro1">
          <table:table-cell office:value-type="float" office:value="40353" calcext:value-type="float">
            <text:p>40353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formula="of:=[.A2]-[.A1]" office:value-type="float" office:value="-23" calcext:value-type="float">
            <text:p>-23</text:p>
          </table:table-cell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23755" calcext:value-type="float">
            <text:p>23755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2"/>
          <table:table-cell office:value-type="float" office:value="33780" calcext:value-type="float">
            <text:p>33780</text:p>
          </table:table-cell>
          <table:table-cell office:value-type="float" office:value="0.042727" calcext:value-type="float">
            <text:p>0.042727</text:p>
          </table:table-cell>
          <table:table-cell office:value-type="float" office:value="0.361364" calcext:value-type="float">
            <text:p>0.361364</text:p>
          </table:table-cell>
          <table:table-cell office:value-type="float" office:value="0.012747" calcext:value-type="float">
            <text:p>0.012747</text:p>
          </table:table-cell>
          <table:table-cell table:formula="of:=[.S2]-[.S1]" office:value-type="float" office:value="341" calcext:value-type="float">
            <text:p>341</text:p>
          </table:table-cell>
          <table:table-cell table:number-columns-repeated="2"/>
          <table:table-cell office:value-type="string" calcext:value-type="string">
            <text:p>Avgd. Min</text:p>
          </table:table-cell>
          <table:table-cell table:formula="of:=MIN([.AC1:.AC1000])" office:value-type="float" office:value="349.240448" calcext:value-type="float">
            <text:p>349.240448</text:p>
          </table:table-cell>
          <table:table-cell office:value-type="float" office:value="10124" calcext:value-type="float">
            <text:p>10124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2]-[.AB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330" calcext:value-type="float">
            <text:p>40330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497" calcext:value-type="float">
            <text:p>-0.00497</text:p>
          </table:table-cell>
          <table:table-cell table:formula="of:=[.A3]-[.A2]" office:value-type="float" office:value="-23" calcext:value-type="float">
            <text:p>-23</text:p>
          </table:table-cell>
          <table:table-cell table:number-columns-repeated="8"/>
          <table:table-cell office:value-type="float" office:value="23778" calcext:value-type="float">
            <text:p>23778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005852" calcext:value-type="float">
            <text:p>0.005852</text:p>
          </table:table-cell>
          <table:table-cell table:number-columns-repeated="2"/>
          <table:table-cell office:value-type="float" office:value="24681" calcext:value-type="float">
            <text:p>24681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0.352273" calcext:value-type="float">
            <text:p>0.352273</text:p>
          </table:table-cell>
          <table:table-cell office:value-type="float" office:value="0.012426" calcext:value-type="float">
            <text:p>0.012426</text:p>
          </table:table-cell>
          <table:table-cell table:number-columns-repeated="3"/>
          <table:table-cell office:value-type="string" calcext:value-type="string">
            <text:p>Avgd. Diff</text:p>
          </table:table-cell>
          <table:table-cell table:formula="of:=[.AA1]-[.AA2]" office:value-type="float" office:value="0.306792999999971" calcext:value-type="float">
            <text:p>0.306792999999971</text:p>
          </table:table-cell>
          <table:table-cell office:value-type="float" office:value="10226" calcext:value-type="float">
            <text:p>10226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3]-[.AB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308" calcext:value-type="float">
            <text:p>40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formula="of:=[.A4]-[.A3]" office:value-type="float" office:value="-22" calcext:value-type="float">
            <text:p>-22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3"/>
          <table:table-cell office:value-type="float" office:value="23801" calcext:value-type="float">
            <text:p>23801</text:p>
          </table:table-cell>
          <table:table-cell office:value-type="float" office:value="0.05" calcext:value-type="float">
            <text:p>0.05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2"/>
          <table:table-cell office:value-type="float" office:value="33462" calcext:value-type="float">
            <text:p>33462</text:p>
          </table:table-cell>
          <table:table-cell office:value-type="float" office:value="0.141818" calcext:value-type="float">
            <text:p>0.141818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011865" calcext:value-type="float">
            <text:p>0.011865</text:p>
          </table:table-cell>
          <table:table-cell table:number-columns-repeated="3"/>
          <table:table-cell office:value-type="string" calcext:value-type="string">
            <text:p>Raw Max</text:p>
          </table:table-cell>
          <table:table-cell table:formula="of:=MAX([.AD1:.AD1000])" office:value-type="float" office:value="350.21817" calcext:value-type="float">
            <text:p>350.21817</text:p>
          </table:table-cell>
          <table:table-cell office:value-type="float" office:value="10329" calcext:value-type="float">
            <text:p>10329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4]-[.AB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285" calcext:value-type="float">
            <text:p>40285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formula="of:=[.A5]-[.A4]" office:value-type="float" office:value="-23" calcext:value-type="float">
            <text:p>-23</text:p>
          </table:table-cell>
          <table:table-cell office:value-type="string" calcext:value-type="string">
            <text:p>Column 1</text:p>
          </table:table-cell>
          <table:table-cell table:formula="of:=COUNT([$Sheet1.$B$1:$Sheet1.$B$962])" office:value-type="float" office:value="839" calcext:value-type="float">
            <text:p>839</text:p>
          </table:table-cell>
          <table:table-cell table:formula="of:=SUM([$Sheet1.$B$1:$Sheet1.$B$962])" office:value-type="float" office:value="-43.956805" calcext:value-type="float">
            <text:p>-43.956805</text:p>
          </table:table-cell>
          <table:table-cell table:formula="of:=AVERAGE([$Sheet1.$B$1:$Sheet1.$B$962])" office:value-type="float" office:value="-0.0523919010727056" calcext:value-type="float">
            <text:p>-0.052391901072706</text:p>
          </table:table-cell>
          <table:table-cell table:formula="of:=VAR([$Sheet1.$B$1:$Sheet1.$B$962])" office:value-type="float" office:value="0.0190727228766381" calcext:value-type="float">
            <text:p>0.019072722876638</text:p>
          </table:table-cell>
          <table:table-cell table:number-columns-repeated="3"/>
          <table:table-cell office:value-type="float" office:value="23823" calcext:value-type="float">
            <text:p>23823</text:p>
          </table:table-cell>
          <table:table-cell office:value-type="float" office:value="0.088182" calcext:value-type="float">
            <text:p>0.088182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2"/>
          <table:table-cell office:value-type="float" office:value="32256" calcext:value-type="float">
            <text:p>32256</text:p>
          </table:table-cell>
          <table:table-cell office:value-type="float" office:value="0.028182" calcext:value-type="float">
            <text:p>0.028182</text:p>
          </table:table-cell>
          <table:table-cell office:value-type="float" office:value="0.302273" calcext:value-type="float">
            <text:p>0.302273</text:p>
          </table:table-cell>
          <table:table-cell office:value-type="float" office:value="0.010662" calcext:value-type="float">
            <text:p>0.010662</text:p>
          </table:table-cell>
          <table:table-cell table:number-columns-repeated="3"/>
          <table:table-cell office:value-type="string" calcext:value-type="string">
            <text:p>Raw Min</text:p>
          </table:table-cell>
          <table:table-cell table:formula="of:=MIN([.AD1:.AD1000])" office:value-type="float" office:value="348.954559" calcext:value-type="float">
            <text:p>348.954559</text:p>
          </table:table-cell>
          <table:table-cell office:value-type="float" office:value="10431" calcext:value-type="float">
            <text:p>10431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5]-[.AB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262" calcext:value-type="float">
            <text:p>40262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formula="of:=[.A6]-[.A5]" office:value-type="float" office:value="-23" calcext:value-type="float">
            <text:p>-23</text:p>
          </table:table-cell>
          <table:table-cell table:number-columns-repeated="8"/>
          <table:table-cell office:value-type="float" office:value="23846" calcext:value-type="float">
            <text:p>23846</text:p>
          </table:table-cell>
          <table:table-cell office:value-type="float" office:value="0.116818" calcext:value-type="float">
            <text:p>0.116818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2"/>
          <table:table-cell office:value-type="float" office:value="30823" calcext:value-type="float">
            <text:p>30823</text:p>
          </table:table-cell>
          <table:table-cell office:value-type="float" office:value="0.107727" calcext:value-type="float">
            <text:p>0.107727</text:p>
          </table:table-cell>
          <table:table-cell office:value-type="float" office:value="0.293182" calcext:value-type="float">
            <text:p>0.293182</text:p>
          </table:table-cell>
          <table:table-cell office:value-type="float" office:value="0.010342" calcext:value-type="float">
            <text:p>0.010342</text:p>
          </table:table-cell>
          <table:table-cell table:number-columns-repeated="3"/>
          <table:table-cell office:value-type="string" calcext:value-type="string">
            <text:p>Draw Diff</text:p>
          </table:table-cell>
          <table:table-cell table:formula="of:=[.AA4]-[.AA5]" office:value-type="float" office:value="1.26361099999997" calcext:value-type="float">
            <text:p>1.26361099999997</text:p>
          </table:table-cell>
          <table:table-cell office:value-type="float" office:value="10533" calcext:value-type="float">
            <text:p>10533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AB6]-[.AB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239" calcext:value-type="float">
            <text:p>40239</text:p>
          </table:table-cell>
          <table:table-cell office:value-type="float" office:value="0.402273" calcext:value-type="float">
            <text:p>0.402273</text:p>
          </table:table-cell>
          <table:table-cell office:value-type="float" office:value="0.01419" calcext:value-type="float">
            <text:p>0.01419</text:p>
          </table:table-cell>
          <table:table-cell table:formula="of:=[.A7]-[.A6]" office:value-type="float" office:value="-23" calcext:value-type="float">
            <text:p>-23</text:p>
          </table:table-cell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/>
          <table:table-cell office:value-type="float" office:value="23869" calcext:value-type="float">
            <text:p>23869</text:p>
          </table:table-cell>
          <table:table-cell office:value-type="float" office:value="0.121818" calcext:value-type="float">
            <text:p>0.121818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2"/>
          <table:table-cell office:value-type="float" office:value="35077" calcext:value-type="float">
            <text:p>35077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288636" calcext:value-type="float">
            <text:p>0.288636</text:p>
          </table:table-cell>
          <table:table-cell office:value-type="float" office:value="0.010181" calcext:value-type="float">
            <text:p>0.010181</text:p>
          </table:table-cell>
          <table:table-cell table:number-columns-repeated="5"/>
          <table:table-cell office:value-type="float" office:value="10636" calcext:value-type="float">
            <text:p>10636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575012" calcext:value-type="float">
            <text:p>349.575012</text:p>
          </table:table-cell>
          <table:table-cell office:value-type="float" office:value="12.330909" calcext:value-type="float">
            <text:p>12.330909</text:p>
          </table:table-cell>
          <table:table-cell table:formula="of:=[.AB7]-[.AB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217" calcext:value-type="float">
            <text:p>40217</text:p>
          </table:table-cell>
          <table:table-cell office:value-type="float" office:value="0.247727" calcext:value-type="float">
            <text:p>0.247727</text:p>
          </table:table-cell>
          <table:table-cell office:value-type="float" office:value="0.008738" calcext:value-type="float">
            <text:p>0.008738</text:p>
          </table:table-cell>
          <table:table-cell table:formula="of:=[.A8]-[.A7]" office:value-type="float" office:value="-22" calcext:value-type="float">
            <text:p>-22</text:p>
          </table:table-cell>
          <table:table-cell office:value-type="string" calcext:value-type="string">
            <text:p>Between Groups</text:p>
          </table:table-cell>
          <table:table-cell table:formula="of:=SUMPRODUCT([$Sheet1.$G$5];[$Sheet1.$H$5])-SUM([$Sheet1.$G$5])^2/SUM([$Sheet1.$F$5])" office:value-type="float" office:value="0" calcext:value-type="float">
            <text:p>0</text:p>
          </table:table-cell>
          <table:table-cell table:formula="of:=COUNT([$Sheet1.$G$5])-1" office:value-type="float" office:value="0" calcext:value-type="float">
            <text:p>0</text:p>
          </table:table-cell>
          <table:table-cell table:formula="of:=[$Sheet1.$F$8] / [$Sheet1.$G$8]" office:value-type="string" office:string-value="" calcext:value-type="error">
            <text:p>#DIV/0!</text:p>
          </table:table-cell>
          <table:table-cell table:formula="of:=[$Sheet1.$H$8] / [$Sheet1.$H$9]" office:value-type="string" office:string-value="" calcext:value-type="error">
            <text:p>#DIV/0!</text:p>
          </table:table-cell>
          <table:table-cell table:formula="of:=LEGACY.FDIST([$Sheet1.$I$8]; [$Sheet1.$G$8]; [$Sheet1.$G$9])" office:value-type="string" office:string-value="" calcext:value-type="error">
            <text:p>#DIV/0!</text:p>
          </table:table-cell>
          <table:table-cell table:formula="of:=LEGACY.FINV([$Sheet1.$F$2]; [$Sheet1.$G$8]; [$Sheet1.$G$9])" office:value-type="string" office:string-value="" calcext:value-type="error">
            <text:p>Err:502</text:p>
          </table:table-cell>
          <table:table-cell/>
          <table:table-cell office:value-type="float" office:value="23892" calcext:value-type="float">
            <text:p>238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20678" calcext:value-type="float">
            <text:p>20678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0.284091" calcext:value-type="float">
            <text:p>0.284091</text:p>
          </table:table-cell>
          <table:table-cell office:value-type="float" office:value="0.010021" calcext:value-type="float">
            <text:p>0.010021</text:p>
          </table:table-cell>
          <table:table-cell table:number-columns-repeated="3"/>
          <table:table-cell office:value-type="string" calcext:value-type="string">
            <text:p>reads per unit</text:p>
          </table:table-cell>
          <table:table-cell office:value-type="float" office:value="9" calcext:value-type="float">
            <text:p>9</text:p>
          </table:table-cell>
          <table:table-cell office:value-type="float" office:value="10738" calcext:value-type="float">
            <text:p>10738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AB8]-[.AB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194" calcext:value-type="float">
            <text:p>40194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formula="of:=[.A9]-[.A8]" office:value-type="float" office:value="-23" calcext:value-type="float">
            <text:p>-23</text:p>
          </table:table-cell>
          <table:table-cell office:value-type="string" calcext:value-type="string">
            <text:p>Within Groups</text:p>
          </table:table-cell>
          <table:table-cell table:formula="of:=SUM(DEVSQ([$Sheet1.$B$1:$Sheet1.$B$962]))" office:value-type="float" office:value="15.9829417706228" calcext:value-type="float">
            <text:p>15.9829417706228</text:p>
          </table:table-cell>
          <table:table-cell table:formula="of:=SUM([$Sheet1.$F$5])-COUNT([$Sheet1.$F$5])" office:value-type="float" office:value="838" calcext:value-type="float">
            <text:p>838</text:p>
          </table:table-cell>
          <table:table-cell table:formula="of:=[$Sheet1.$F$9] / [$Sheet1.$G$9]" office:value-type="float" office:value="0.0190727228766381" calcext:value-type="float">
            <text:p>0.019072722876638</text:p>
          </table:table-cell>
          <table:table-cell table:number-columns-repeated="4"/>
          <table:table-cell office:value-type="float" office:value="23914" calcext:value-type="float">
            <text:p>23914</text:p>
          </table:table-cell>
          <table:table-cell office:value-type="float" office:value="0.155" calcext:value-type="float">
            <text:p>0.155</text:p>
          </table:table-cell>
          <table:table-cell office:value-type="float" office:value="0.309091" calcext:value-type="float">
            <text:p>0.309091</text:p>
          </table:table-cell>
          <table:table-cell office:value-type="float" office:value="0.010903" calcext:value-type="float">
            <text:p>0.010903</text:p>
          </table:table-cell>
          <table:table-cell table:number-columns-repeated="2"/>
          <table:table-cell office:value-type="float" office:value="28662" calcext:value-type="float">
            <text:p>28662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277273" calcext:value-type="float">
            <text:p>0.277273</text:p>
          </table:table-cell>
          <table:table-cell office:value-type="float" office:value="0.009781" calcext:value-type="float">
            <text:p>0.009781</text:p>
          </table:table-cell>
          <table:table-cell table:number-columns-repeated="3"/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10841" calcext:value-type="float">
            <text:p>10841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AB9]-[.AB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float" office:value="-0.220455" calcext:value-type="float">
            <text:p>-0.220455</text:p>
          </table:table-cell>
          <table:table-cell office:value-type="float" office:value="-0.007776" calcext:value-type="float">
            <text:p>-0.007776</text:p>
          </table:table-cell>
          <table:table-cell table:formula="of:=[.A10]-[.A9]" office:value-type="float" office:value="-23" calcext:value-type="float">
            <text:p>-23</text:p>
          </table:table-cell>
          <table:table-cell office:value-type="string" calcext:value-type="string">
            <text:p>Total</text:p>
          </table:table-cell>
          <table:table-cell table:formula="of:=DEVSQ([$Sheet1.$B$1:$Sheet1.$B$962])" office:value-type="float" office:value="15.9829417706228" calcext:value-type="float">
            <text:p>15.9829417706228</text:p>
          </table:table-cell>
          <table:table-cell table:formula="of:=SUM([$Sheet1.$F$5]) - 1" office:value-type="float" office:value="838" calcext:value-type="float">
            <text:p>838</text:p>
          </table:table-cell>
          <table:table-cell table:number-columns-repeated="5"/>
          <table:table-cell office:value-type="float" office:value="23937" calcext:value-type="float">
            <text:p>23937</text:p>
          </table:table-cell>
          <table:table-cell office:value-type="float" office:value="0.112727" calcext:value-type="float">
            <text:p>0.112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0618" calcext:value-type="float">
            <text:p>30618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97" calcext:value-type="float">
            <text:p>0.0097</text:p>
          </table:table-cell>
          <table:table-cell table:number-columns-repeated="5"/>
          <table:table-cell office:value-type="float" office:value="10943" calcext:value-type="float">
            <text:p>10943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AB10]-[.AB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148" calcext:value-type="float">
            <text:p>40148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formula="of:=[.A11]-[.A10]" office:value-type="float" office:value="-23" calcext:value-type="float">
            <text:p>-23</text:p>
          </table:table-cell>
          <table:table-cell table:number-columns-repeated="8"/>
          <table:table-cell office:value-type="float" office:value="23960" calcext:value-type="float">
            <text:p>23960</text:p>
          </table:table-cell>
          <table:table-cell office:value-type="float" office:value="0.136818" calcext:value-type="float">
            <text:p>0.136818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006574" calcext:value-type="float">
            <text:p>0.006574</text:p>
          </table:table-cell>
          <table:table-cell table:number-columns-repeated="2"/>
          <table:table-cell office:value-type="float" office:value="24818" calcext:value-type="float">
            <text:p>24818</text:p>
          </table:table-cell>
          <table:table-cell office:value-type="float" office:value="0.140455" calcext:value-type="float">
            <text:p>0.14045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0962" calcext:value-type="float">
            <text:p>0.00962</text:p>
          </table:table-cell>
          <table:table-cell table:number-columns-repeated="5"/>
          <table:table-cell office:value-type="float" office:value="11045" calcext:value-type="float">
            <text:p>1104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AB11]-[.AB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126" calcext:value-type="float">
            <text:p>40126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formula="of:=[.A12]-[.A11]" office:value-type="float" office:value="-22" calcext:value-type="float">
            <text:p>-22</text:p>
          </table:table-cell>
          <table:table-cell table:number-columns-repeated="8"/>
          <table:table-cell office:value-type="float" office:value="23983" calcext:value-type="float">
            <text:p>23983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2"/>
          <table:table-cell office:value-type="float" office:value="19085" calcext:value-type="float">
            <text:p>19085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0962" calcext:value-type="float">
            <text:p>0.00962</text:p>
          </table:table-cell>
          <table:table-cell table:number-columns-repeated="5"/>
          <table:table-cell office:value-type="float" office:value="11148" calcext:value-type="float">
            <text:p>11148</text:p>
          </table:table-cell>
          <table:table-cell office:value-type="float" office:value="349.332764" calcext:value-type="float">
            <text:p>349.33276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AB12]-[.AB1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103" calcext:value-type="float">
            <text:p>40103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formula="of:=[.A13]-[.A12]" office:value-type="float" office:value="-23" calcext:value-type="float">
            <text:p>-23</text:p>
          </table:table-cell>
          <table:table-cell table:number-columns-repeated="8"/>
          <table:table-cell office:value-type="float" office:value="24005" calcext:value-type="float">
            <text:p>24005</text:p>
          </table:table-cell>
          <table:table-cell office:value-type="float" office:value="0.110455" calcext:value-type="float">
            <text:p>0.110455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2"/>
          <table:table-cell office:value-type="float" office:value="24294" calcext:value-type="float">
            <text:p>24294</text:p>
          </table:table-cell>
          <table:table-cell office:value-type="float" office:value="-0.022273" calcext:value-type="float">
            <text:p>-0.022273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0962" calcext:value-type="float">
            <text:p>0.00962</text:p>
          </table:table-cell>
          <table:table-cell table:number-columns-repeated="5"/>
          <table:table-cell office:value-type="float" office:value="11250" calcext:value-type="float">
            <text:p>11250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AB13]-[.AB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080" calcext:value-type="float">
            <text:p>40080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006574" calcext:value-type="float">
            <text:p>0.006574</text:p>
          </table:table-cell>
          <table:table-cell table:formula="of:=[.A14]-[.A13]" office:value-type="float" office:value="-23" calcext:value-type="float">
            <text:p>-23</text:p>
          </table:table-cell>
          <table:table-cell table:number-columns-repeated="8"/>
          <table:table-cell office:value-type="float" office:value="24028" calcext:value-type="float">
            <text:p>24028</text:p>
          </table:table-cell>
          <table:table-cell office:value-type="float" office:value="0.107727" calcext:value-type="float">
            <text:p>0.107727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010422" calcext:value-type="float">
            <text:p>0.010422</text:p>
          </table:table-cell>
          <table:table-cell table:number-columns-repeated="2"/>
          <table:table-cell office:value-type="float" office:value="27388" calcext:value-type="float">
            <text:p>27388</text:p>
          </table:table-cell>
          <table:table-cell office:value-type="float" office:value="-0.002727" calcext:value-type="float">
            <text:p>-0.002727</text:p>
          </table:table-cell>
          <table:table-cell office:value-type="float" office:value="0.270455" calcext:value-type="float">
            <text:p>0.270455</text:p>
          </table:table-cell>
          <table:table-cell office:value-type="float" office:value="0.00954" calcext:value-type="float">
            <text:p>0.00954</text:p>
          </table:table-cell>
          <table:table-cell table:number-columns-repeated="5"/>
          <table:table-cell office:value-type="float" office:value="11352" calcext:value-type="float">
            <text:p>11352</text:p>
          </table:table-cell>
          <table:table-cell office:value-type="float" office:value="349.400482" calcext:value-type="float">
            <text:p>349.400482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14]-[.AB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057" calcext:value-type="float">
            <text:p>4005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formula="of:=[.A15]-[.A14]" office:value-type="float" office:value="-23" calcext:value-type="float">
            <text:p>-23</text:p>
          </table:table-cell>
          <table:table-cell table:number-columns-repeated="8"/>
          <table:table-cell office:value-type="float" office:value="24051" calcext:value-type="float">
            <text:p>24051</text:p>
          </table:table-cell>
          <table:table-cell office:value-type="float" office:value="0.192727" calcext:value-type="float">
            <text:p>0.192727</text:p>
          </table:table-cell>
          <table:table-cell office:value-type="float" office:value="0.425" calcext:value-type="float">
            <text:p>0.425</text:p>
          </table:table-cell>
          <table:table-cell office:value-type="float" office:value="0.014991" calcext:value-type="float">
            <text:p>0.014991</text:p>
          </table:table-cell>
          <table:table-cell table:number-columns-repeated="2"/>
          <table:table-cell office:value-type="float" office:value="24749" calcext:value-type="float">
            <text:p>24749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5"/>
          <table:table-cell office:value-type="float" office:value="11455" calcext:value-type="float">
            <text:p>11455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15]-[.AB1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35" calcext:value-type="float">
            <text:p>40035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formula="of:=[.A16]-[.A15]" office:value-type="float" office:value="-22" calcext:value-type="float">
            <text:p>-22</text:p>
          </table:table-cell>
          <table:table-cell table:number-columns-repeated="8"/>
          <table:table-cell office:value-type="float" office:value="24074" calcext:value-type="float">
            <text:p>24074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256818" calcext:value-type="float">
            <text:p>0.256818</text:p>
          </table:table-cell>
          <table:table-cell office:value-type="float" office:value="0.009059" calcext:value-type="float">
            <text:p>0.009059</text:p>
          </table:table-cell>
          <table:table-cell table:number-columns-repeated="2"/>
          <table:table-cell office:value-type="float" office:value="35122" calcext:value-type="float">
            <text:p>35122</text:p>
          </table:table-cell>
          <table:table-cell office:value-type="float" office:value="0.125909" calcext:value-type="float">
            <text:p>0.125909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5"/>
          <table:table-cell office:value-type="float" office:value="11557" calcext:value-type="float">
            <text:p>11557</text:p>
          </table:table-cell>
          <table:table-cell office:value-type="float" office:value="349.394562" calcext:value-type="float">
            <text:p>349.39456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16]-[.AB1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012" calcext:value-type="float">
            <text:p>40012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formula="of:=[.A17]-[.A16]" office:value-type="float" office:value="-23" calcext:value-type="float">
            <text:p>-23</text:p>
          </table:table-cell>
          <table:table-cell table:number-columns-repeated="8"/>
          <table:table-cell office:value-type="float" office:value="24096" calcext:value-type="float">
            <text:p>24096</text:p>
          </table:table-cell>
          <table:table-cell office:value-type="float" office:value="0.242727" calcext:value-type="float">
            <text:p>0.242727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008097" calcext:value-type="float">
            <text:p>0.008097</text:p>
          </table:table-cell>
          <table:table-cell table:number-columns-repeated="2"/>
          <table:table-cell office:value-type="float" office:value="23953" calcext:value-type="float">
            <text:p>23953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5"/>
          <table:table-cell office:value-type="float" office:value="11660" calcext:value-type="float">
            <text:p>11660</text:p>
          </table:table-cell>
          <table:table-cell office:value-type="float" office:value="349.406372" calcext:value-type="float">
            <text:p>349.40637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AB17]-[.AB1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989" calcext:value-type="float">
            <text:p>39989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formula="of:=[.A18]-[.A17]" office:value-type="float" office:value="-23" calcext:value-type="float">
            <text:p>-23</text:p>
          </table:table-cell>
          <table:table-cell table:number-columns-repeated="8"/>
          <table:table-cell office:value-type="float" office:value="24119" calcext:value-type="float">
            <text:p>24119</text:p>
          </table:table-cell>
          <table:table-cell office:value-type="float" office:value="0.279545" calcext:value-type="float">
            <text:p>0.279545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18448" calcext:value-type="float">
            <text:p>18448</text:p>
          </table:table-cell>
          <table:table-cell office:value-type="float" office:value="-0.01" calcext:value-type="float">
            <text:p>-0.01</text:p>
          </table:table-cell>
          <table:table-cell office:value-type="float" office:value="0.263636" calcext:value-type="float">
            <text:p>0.263636</text:p>
          </table:table-cell>
          <table:table-cell office:value-type="float" office:value="0.0093" calcext:value-type="float">
            <text:p>0.0093</text:p>
          </table:table-cell>
          <table:table-cell table:number-columns-repeated="5"/>
          <table:table-cell office:value-type="float" office:value="11762" calcext:value-type="float">
            <text:p>11762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AB18]-[.AB1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966" calcext:value-type="float">
            <text:p>39966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formula="of:=[.A19]-[.A18]" office:value-type="float" office:value="-23" calcext:value-type="float">
            <text:p>-23</text:p>
          </table:table-cell>
          <table:table-cell table:number-columns-repeated="8"/>
          <table:table-cell office:value-type="float" office:value="24142" calcext:value-type="float">
            <text:p>24142</text:p>
          </table:table-cell>
          <table:table-cell office:value-type="float" office:value="0.269091" calcext:value-type="float">
            <text:p>0.269091</text:p>
          </table:table-cell>
          <table:table-cell office:value-type="float" office:value="0.243182" calcext:value-type="float">
            <text:p>0.243182</text:p>
          </table:table-cell>
          <table:table-cell office:value-type="float" office:value="0.008578" calcext:value-type="float">
            <text:p>0.008578</text:p>
          </table:table-cell>
          <table:table-cell table:number-columns-repeated="2"/>
          <table:table-cell office:value-type="float" office:value="17675" calcext:value-type="float">
            <text:p>17675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256818" calcext:value-type="float">
            <text:p>0.256818</text:p>
          </table:table-cell>
          <table:table-cell office:value-type="float" office:value="0.009059" calcext:value-type="float">
            <text:p>0.009059</text:p>
          </table:table-cell>
          <table:table-cell table:number-columns-repeated="5"/>
          <table:table-cell office:value-type="float" office:value="11864" calcext:value-type="float">
            <text:p>11864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AB19]-[.AB1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944" calcext:value-type="float">
            <text:p>39944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7375" calcext:value-type="float">
            <text:p>-0.007375</text:p>
          </table:table-cell>
          <table:table-cell table:formula="of:=[.A20]-[.A19]" office:value-type="float" office:value="-22" calcext:value-type="float">
            <text:p>-22</text:p>
          </table:table-cell>
          <table:table-cell table:number-columns-repeated="8"/>
          <table:table-cell office:value-type="float" office:value="24165" calcext:value-type="float">
            <text:p>24165</text:p>
          </table:table-cell>
          <table:table-cell office:value-type="float" office:value="0.169545" calcext:value-type="float">
            <text:p>0.16954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2"/>
          <table:table-cell office:value-type="float" office:value="31847" calcext:value-type="float">
            <text:p>31847</text:p>
          </table:table-cell>
          <table:table-cell office:value-type="float" office:value="0.020909" calcext:value-type="float">
            <text:p>0.020909</text:p>
          </table:table-cell>
          <table:table-cell office:value-type="float" office:value="0.252273" calcext:value-type="float">
            <text:p>0.252273</text:p>
          </table:table-cell>
          <table:table-cell office:value-type="float" office:value="0.008899" calcext:value-type="float">
            <text:p>0.008899</text:p>
          </table:table-cell>
          <table:table-cell table:number-columns-repeated="5"/>
          <table:table-cell office:value-type="float" office:value="11967" calcext:value-type="float">
            <text:p>11967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AB20]-[.AB1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921" calcext:value-type="float">
            <text:p>39921</text:p>
          </table:table-cell>
          <table:table-cell office:value-type="float" office:value="0.261364" calcext:value-type="float">
            <text:p>0.261364</text:p>
          </table:table-cell>
          <table:table-cell office:value-type="float" office:value="0.009219" calcext:value-type="float">
            <text:p>0.009219</text:p>
          </table:table-cell>
          <table:table-cell table:formula="of:=[.A21]-[.A20]" office:value-type="float" office:value="-23" calcext:value-type="float">
            <text:p>-23</text:p>
          </table:table-cell>
          <table:table-cell table:number-columns-repeated="8"/>
          <table:table-cell office:value-type="float" office:value="24188" calcext:value-type="float">
            <text:p>24188</text:p>
          </table:table-cell>
          <table:table-cell office:value-type="float" office:value="0.151818" calcext:value-type="float">
            <text:p>0.151818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28161" calcext:value-type="float">
            <text:p>28161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252273" calcext:value-type="float">
            <text:p>0.252273</text:p>
          </table:table-cell>
          <table:table-cell office:value-type="float" office:value="0.008899" calcext:value-type="float">
            <text:p>0.008899</text:p>
          </table:table-cell>
          <table:table-cell table:number-columns-repeated="5"/>
          <table:table-cell office:value-type="float" office:value="12069" calcext:value-type="float">
            <text:p>12069</text:p>
          </table:table-cell>
          <table:table-cell office:value-type="float" office:value="349.280884" calcext:value-type="float">
            <text:p>349.28088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AB21]-[.AB2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898" calcext:value-type="float">
            <text:p>39898</text:p>
          </table:table-cell>
          <table:table-cell office:value-type="float" office:value="0.131818" calcext:value-type="float">
            <text:p>0.131818</text:p>
          </table:table-cell>
          <table:table-cell office:value-type="float" office:value="0.00465" calcext:value-type="float">
            <text:p>0.00465</text:p>
          </table:table-cell>
          <table:table-cell table:formula="of:=[.A22]-[.A21]" office:value-type="float" office:value="-23" calcext:value-type="float">
            <text:p>-23</text:p>
          </table:table-cell>
          <table:table-cell table:number-columns-repeated="8"/>
          <table:table-cell office:value-type="float" office:value="24210" calcext:value-type="float">
            <text:p>24210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243182" calcext:value-type="float">
            <text:p>0.243182</text:p>
          </table:table-cell>
          <table:table-cell office:value-type="float" office:value="0.008578" calcext:value-type="float">
            <text:p>0.008578</text:p>
          </table:table-cell>
          <table:table-cell table:number-columns-repeated="2"/>
          <table:table-cell office:value-type="float" office:value="24658" calcext:value-type="float">
            <text:p>24658</text:p>
          </table:table-cell>
          <table:table-cell office:value-type="float" office:value="0.047273" calcext:value-type="float">
            <text:p>0.047273</text:p>
          </table:table-cell>
          <table:table-cell office:value-type="float" office:value="0.25" calcext:value-type="float">
            <text:p>0.25</text:p>
          </table:table-cell>
          <table:table-cell office:value-type="float" office:value="0.008818" calcext:value-type="float">
            <text:p>0.008818</text:p>
          </table:table-cell>
          <table:table-cell table:number-columns-repeated="5"/>
          <table:table-cell office:value-type="float" office:value="12172" calcext:value-type="float">
            <text:p>12172</text:p>
          </table:table-cell>
          <table:table-cell office:value-type="float" office:value="349.248596" calcext:value-type="float">
            <text:p>349.24859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AB22]-[.AB2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875" calcext:value-type="float">
            <text:p>39875</text:p>
          </table:table-cell>
          <table:table-cell office:value-type="float" office:value="0.220455" calcext:value-type="float">
            <text:p>0.220455</text:p>
          </table:table-cell>
          <table:table-cell office:value-type="float" office:value="0.007776" calcext:value-type="float">
            <text:p>0.007776</text:p>
          </table:table-cell>
          <table:table-cell table:formula="of:=[.A23]-[.A22]" office:value-type="float" office:value="-23" calcext:value-type="float">
            <text:p>-23</text:p>
          </table:table-cell>
          <table:table-cell table:number-columns-repeated="8"/>
          <table:table-cell office:value-type="float" office:value="24233" calcext:value-type="float">
            <text:p>24233</text:p>
          </table:table-cell>
          <table:table-cell office:value-type="float" office:value="0.144091" calcext:value-type="float">
            <text:p>0.144091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2"/>
          <table:table-cell office:value-type="float" office:value="19108" calcext:value-type="float">
            <text:p>19108</text:p>
          </table:table-cell>
          <table:table-cell office:value-type="float" office:value="0.091818" calcext:value-type="float">
            <text:p>0.091818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008658" calcext:value-type="float">
            <text:p>0.008658</text:p>
          </table:table-cell>
          <table:table-cell table:number-columns-repeated="5"/>
          <table:table-cell office:value-type="float" office:value="12274" calcext:value-type="float">
            <text:p>12274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AB23]-[.AB2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853" calcext:value-type="float">
            <text:p>39853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formula="of:=[.A24]-[.A23]" office:value-type="float" office:value="-22" calcext:value-type="float">
            <text:p>-22</text:p>
          </table:table-cell>
          <table:table-cell table:number-columns-repeated="8"/>
          <table:table-cell office:value-type="float" office:value="24256" calcext:value-type="float">
            <text:p>24256</text:p>
          </table:table-cell>
          <table:table-cell office:value-type="float" office:value="0.071364" calcext:value-type="float">
            <text:p>0.071364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4249" calcext:value-type="float">
            <text:p>-0.004249</text:p>
          </table:table-cell>
          <table:table-cell table:number-columns-repeated="2"/>
          <table:table-cell office:value-type="float" office:value="27047" calcext:value-type="float">
            <text:p>27047</text:p>
          </table:table-cell>
          <table:table-cell office:value-type="float" office:value="0.081364" calcext:value-type="float">
            <text:p>0.081364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008658" calcext:value-type="float">
            <text:p>0.008658</text:p>
          </table:table-cell>
          <table:table-cell table:number-columns-repeated="5"/>
          <table:table-cell office:value-type="float" office:value="12376" calcext:value-type="float">
            <text:p>12376</text:p>
          </table:table-cell>
          <table:table-cell office:value-type="float" office:value="349.250458" calcext:value-type="float">
            <text:p>349.25045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AB24]-[.AB2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830" calcext:value-type="float">
            <text:p>39830</text:p>
          </table:table-cell>
          <table:table-cell office:value-type="float" office:value="0.197727" calcext:value-type="float">
            <text:p>0.197727</text:p>
          </table:table-cell>
          <table:table-cell office:value-type="float" office:value="0.006975" calcext:value-type="float">
            <text:p>0.006975</text:p>
          </table:table-cell>
          <table:table-cell table:formula="of:=[.A25]-[.A24]" office:value-type="float" office:value="-23" calcext:value-type="float">
            <text:p>-23</text:p>
          </table:table-cell>
          <table:table-cell table:number-columns-repeated="8"/>
          <table:table-cell office:value-type="float" office:value="24279" calcext:value-type="float">
            <text:p>24279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2"/>
          <table:table-cell office:value-type="float" office:value="20746" calcext:value-type="float">
            <text:p>20746</text:p>
          </table:table-cell>
          <table:table-cell office:value-type="float" office:value="0.169545" calcext:value-type="float">
            <text:p>0.169545</text:p>
          </table:table-cell>
          <table:table-cell office:value-type="float" office:value="0.243182" calcext:value-type="float">
            <text:p>0.243182</text:p>
          </table:table-cell>
          <table:table-cell office:value-type="float" office:value="0.008578" calcext:value-type="float">
            <text:p>0.008578</text:p>
          </table:table-cell>
          <table:table-cell table:number-columns-repeated="5"/>
          <table:table-cell office:value-type="float" office:value="12479" calcext:value-type="float">
            <text:p>1247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AB25]-[.AB2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807" calcext:value-type="float">
            <text:p>39807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formula="of:=[.A26]-[.A25]" office:value-type="float" office:value="-23" calcext:value-type="float">
            <text:p>-23</text:p>
          </table:table-cell>
          <table:table-cell table:number-columns-repeated="8"/>
          <table:table-cell office:value-type="float" office:value="24301" calcext:value-type="float">
            <text:p>24301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2"/>
          <table:table-cell office:value-type="float" office:value="18517" calcext:value-type="float">
            <text:p>18517</text:p>
          </table:table-cell>
          <table:table-cell office:value-type="float" office:value="0.163182" calcext:value-type="float">
            <text:p>0.163182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8498" calcext:value-type="float">
            <text:p>0.008498</text:p>
          </table:table-cell>
          <table:table-cell table:number-columns-repeated="5"/>
          <table:table-cell office:value-type="float" office:value="12581" calcext:value-type="float">
            <text:p>12581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AB26]-[.AB2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784" calcext:value-type="float">
            <text:p>39784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formula="of:=[.A27]-[.A26]" office:value-type="float" office:value="-23" calcext:value-type="float">
            <text:p>-23</text:p>
          </table:table-cell>
          <table:table-cell table:number-columns-repeated="8"/>
          <table:table-cell office:value-type="float" office:value="24324" calcext:value-type="float">
            <text:p>24324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2"/>
          <table:table-cell office:value-type="float" office:value="30777" calcext:value-type="float">
            <text:p>30777</text:p>
          </table:table-cell>
          <table:table-cell office:value-type="float" office:value="-0.027727" calcext:value-type="float">
            <text:p>-0.027727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008337" calcext:value-type="float">
            <text:p>0.008337</text:p>
          </table:table-cell>
          <table:table-cell table:number-columns-repeated="5"/>
          <table:table-cell office:value-type="float" office:value="12683" calcext:value-type="float">
            <text:p>1268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27]-[.AB2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762" calcext:value-type="float">
            <text:p>39762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formula="of:=[.A28]-[.A27]" office:value-type="float" office:value="-22" calcext:value-type="float">
            <text:p>-22</text:p>
          </table:table-cell>
          <table:table-cell table:number-columns-repeated="8"/>
          <table:table-cell office:value-type="float" office:value="24347" calcext:value-type="float">
            <text:p>24347</text:p>
          </table:table-cell>
          <table:table-cell table:number-columns-repeated="2"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2"/>
          <table:table-cell office:value-type="float" office:value="25909" calcext:value-type="float">
            <text:p>25909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231818" calcext:value-type="float">
            <text:p>0.231818</text:p>
          </table:table-cell>
          <table:table-cell office:value-type="float" office:value="0.008177" calcext:value-type="float">
            <text:p>0.008177</text:p>
          </table:table-cell>
          <table:table-cell table:number-columns-repeated="5"/>
          <table:table-cell office:value-type="float" office:value="12786" calcext:value-type="float">
            <text:p>12786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AB28]-[.AB2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739" calcext:value-type="float">
            <text:p>39739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formula="of:=[.A29]-[.A28]" office:value-type="float" office:value="-23" calcext:value-type="float">
            <text:p>-23</text:p>
          </table:table-cell>
          <table:table-cell table:number-columns-repeated="8"/>
          <table:table-cell office:value-type="float" office:value="24370" calcext:value-type="float">
            <text:p>24370</text:p>
          </table:table-cell>
          <table:table-cell office:value-type="float" office:value="0.017273" calcext:value-type="float">
            <text:p>0.017273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28184" calcext:value-type="float">
            <text:p>28184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231818" calcext:value-type="float">
            <text:p>0.231818</text:p>
          </table:table-cell>
          <table:table-cell office:value-type="float" office:value="0.008177" calcext:value-type="float">
            <text:p>0.008177</text:p>
          </table:table-cell>
          <table:table-cell table:number-columns-repeated="5"/>
          <table:table-cell office:value-type="float" office:value="12888" calcext:value-type="float">
            <text:p>12888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AB29]-[.AB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716" calcext:value-type="float">
            <text:p>39716</text:p>
          </table:table-cell>
          <table:table-cell office:value-type="float" office:value="-0.195455" calcext:value-type="float">
            <text:p>-0.195455</text:p>
          </table:table-cell>
          <table:table-cell office:value-type="float" office:value="-0.006894" calcext:value-type="float">
            <text:p>-0.006894</text:p>
          </table:table-cell>
          <table:table-cell table:formula="of:=[.A30]-[.A29]" office:value-type="float" office:value="-23" calcext:value-type="float">
            <text:p>-23</text:p>
          </table:table-cell>
          <table:table-cell table:number-columns-repeated="8"/>
          <table:table-cell office:value-type="float" office:value="24392" calcext:value-type="float">
            <text:p>24392</text:p>
          </table:table-cell>
          <table:table-cell office:value-type="float" office:value="0.092273" calcext:value-type="float">
            <text:p>0.092273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011865" calcext:value-type="float">
            <text:p>0.011865</text:p>
          </table:table-cell>
          <table:table-cell table:number-columns-repeated="2"/>
          <table:table-cell office:value-type="float" office:value="19631" calcext:value-type="float">
            <text:p>19631</text:p>
          </table:table-cell>
          <table:table-cell office:value-type="float" office:value="-0.007727" calcext:value-type="float">
            <text:p>-0.007727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008097" calcext:value-type="float">
            <text:p>0.008097</text:p>
          </table:table-cell>
          <table:table-cell table:number-columns-repeated="5"/>
          <table:table-cell office:value-type="float" office:value="12991" calcext:value-type="float">
            <text:p>12991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AB30]-[.AB2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693" calcext:value-type="float">
            <text:p>39693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formula="of:=[.A31]-[.A30]" office:value-type="float" office:value="-23" calcext:value-type="float">
            <text:p>-23</text:p>
          </table:table-cell>
          <table:table-cell table:number-columns-repeated="8"/>
          <table:table-cell office:value-type="float" office:value="24415" calcext:value-type="float">
            <text:p>24415</text:p>
          </table:table-cell>
          <table:table-cell office:value-type="float" office:value="0.097273" calcext:value-type="float">
            <text:p>0.097273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2"/>
          <table:table-cell office:value-type="float" office:value="23748" calcext:value-type="float">
            <text:p>23748</text:p>
          </table:table-cell>
          <table:table-cell office:value-type="float" office:value="-0.048636" calcext:value-type="float">
            <text:p>-0.048636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008097" calcext:value-type="float">
            <text:p>0.008097</text:p>
          </table:table-cell>
          <table:table-cell table:number-columns-repeated="5"/>
          <table:table-cell office:value-type="float" office:value="13093" calcext:value-type="float">
            <text:p>13093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AB31]-[.AB3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671" calcext:value-type="float">
            <text:p>39671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formula="of:=[.A32]-[.A31]" office:value-type="float" office:value="-22" calcext:value-type="float">
            <text:p>-22</text:p>
          </table:table-cell>
          <table:table-cell table:number-columns-repeated="8"/>
          <table:table-cell office:value-type="float" office:value="24438" calcext:value-type="float">
            <text:p>24438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-0.006574" calcext:value-type="float">
            <text:p>-0.006574</text:p>
          </table:table-cell>
          <table:table-cell table:number-columns-repeated="2"/>
          <table:table-cell office:value-type="float" office:value="31915" calcext:value-type="float">
            <text:p>31915</text:p>
          </table:table-cell>
          <table:table-cell office:value-type="float" office:value="0.131364" calcext:value-type="float">
            <text:p>0.131364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7937" calcext:value-type="float">
            <text:p>0.007937</text:p>
          </table:table-cell>
          <table:table-cell table:number-columns-repeated="5"/>
          <table:table-cell office:value-type="float" office:value="13195" calcext:value-type="float">
            <text:p>13195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AB32]-[.AB3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648" calcext:value-type="float">
            <text:p>39648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006253" calcext:value-type="float">
            <text:p>0.006253</text:p>
          </table:table-cell>
          <table:table-cell table:formula="of:=[.A33]-[.A32]" office:value-type="float" office:value="-23" calcext:value-type="float">
            <text:p>-23</text:p>
          </table:table-cell>
          <table:table-cell table:number-columns-repeated="8"/>
          <table:table-cell office:value-type="float" office:value="24461" calcext:value-type="float">
            <text:p>24461</text:p>
          </table:table-cell>
          <table:table-cell office:value-type="float" office:value="0.069545" calcext:value-type="float">
            <text:p>0.06954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2"/>
          <table:table-cell office:value-type="float" office:value="26228" calcext:value-type="float">
            <text:p>26228</text:p>
          </table:table-cell>
          <table:table-cell office:value-type="float" office:value="-0.048636" calcext:value-type="float">
            <text:p>-0.048636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7937" calcext:value-type="float">
            <text:p>0.007937</text:p>
          </table:table-cell>
          <table:table-cell table:number-columns-repeated="5"/>
          <table:table-cell office:value-type="float" office:value="13298" calcext:value-type="float">
            <text:p>13298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AB33]-[.AB3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formula="of:=[.A34]-[.A33]" office:value-type="float" office:value="-23" calcext:value-type="float">
            <text:p>-23</text:p>
          </table:table-cell>
          <table:table-cell table:number-columns-repeated="8"/>
          <table:table-cell office:value-type="float" office:value="24483" calcext:value-type="float">
            <text:p>24483</text:p>
          </table:table-cell>
          <table:table-cell office:value-type="float" office:value="-0.002727" calcext:value-type="float">
            <text:p>-0.002727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2"/>
          <table:table-cell office:value-type="float" office:value="18494" calcext:value-type="float">
            <text:p>18494</text:p>
          </table:table-cell>
          <table:table-cell office:value-type="float" office:value="0.084545" calcext:value-type="float">
            <text:p>0.084545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007856" calcext:value-type="float">
            <text:p>0.007856</text:p>
          </table:table-cell>
          <table:table-cell table:number-columns-repeated="5"/>
          <table:table-cell office:value-type="float" office:value="13400" calcext:value-type="float">
            <text:p>13400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AB34]-[.AB3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602" calcext:value-type="float">
            <text:p>39602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formula="of:=[.A35]-[.A34]" office:value-type="float" office:value="-23" calcext:value-type="float">
            <text:p>-23</text:p>
          </table:table-cell>
          <table:table-cell table:number-columns-repeated="8"/>
          <table:table-cell office:value-type="float" office:value="24506" calcext:value-type="float">
            <text:p>24506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31210" calcext:value-type="float">
            <text:p>31210</text:p>
          </table:table-cell>
          <table:table-cell office:value-type="float" office:value="0.091818" calcext:value-type="float">
            <text:p>0.091818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007696" calcext:value-type="float">
            <text:p>0.007696</text:p>
          </table:table-cell>
          <table:table-cell table:number-columns-repeated="5"/>
          <table:table-cell office:value-type="float" office:value="13502" calcext:value-type="float">
            <text:p>1350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35]-[.AB3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580" calcext:value-type="float">
            <text:p>39580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formula="of:=[.A36]-[.A35]" office:value-type="float" office:value="-22" calcext:value-type="float">
            <text:p>-22</text:p>
          </table:table-cell>
          <table:table-cell table:number-columns-repeated="8"/>
          <table:table-cell office:value-type="float" office:value="24529" calcext:value-type="float">
            <text:p>24529</text:p>
          </table:table-cell>
          <table:table-cell office:value-type="float" office:value="-0.095909" calcext:value-type="float">
            <text:p>-0.095909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2"/>
          <table:table-cell office:value-type="float" office:value="24795" calcext:value-type="float">
            <text:p>24795</text:p>
          </table:table-cell>
          <table:table-cell office:value-type="float" office:value="0.080909" calcext:value-type="float">
            <text:p>0.080909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5"/>
          <table:table-cell office:value-type="float" office:value="13605" calcext:value-type="float">
            <text:p>13605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36]-[.AB3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557" calcext:value-type="float">
            <text:p>39557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formula="of:=[.A37]-[.A36]" office:value-type="float" office:value="-23" calcext:value-type="float">
            <text:p>-23</text:p>
          </table:table-cell>
          <table:table-cell table:number-columns-repeated="8"/>
          <table:table-cell office:value-type="float" office:value="24552" calcext:value-type="float">
            <text:p>2455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30846" calcext:value-type="float">
            <text:p>30846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5"/>
          <table:table-cell office:value-type="float" office:value="13707" calcext:value-type="float">
            <text:p>13707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AB37]-[.AB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534" calcext:value-type="float">
            <text:p>39534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formula="of:=[.A38]-[.A37]" office:value-type="float" office:value="-23" calcext:value-type="float">
            <text:p>-23</text:p>
          </table:table-cell>
          <table:table-cell table:number-columns-repeated="8"/>
          <table:table-cell office:value-type="float" office:value="24574" calcext:value-type="float">
            <text:p>2457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2"/>
          <table:table-cell office:value-type="float" office:value="30368" calcext:value-type="float">
            <text:p>30368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5"/>
          <table:table-cell office:value-type="float" office:value="13810" calcext:value-type="float">
            <text:p>13810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AB38]-[.AB3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511" calcext:value-type="float">
            <text:p>39511</text:p>
          </table:table-cell>
          <table:table-cell office:value-type="float" office:value="-0.254545" calcext:value-type="float">
            <text:p>-0.254545</text:p>
          </table:table-cell>
          <table:table-cell office:value-type="float" office:value="-0.008979" calcext:value-type="float">
            <text:p>-0.008979</text:p>
          </table:table-cell>
          <table:table-cell table:formula="of:=[.A39]-[.A38]" office:value-type="float" office:value="-23" calcext:value-type="float">
            <text:p>-23</text:p>
          </table:table-cell>
          <table:table-cell table:number-columns-repeated="8"/>
          <table:table-cell office:value-type="float" office:value="24597" calcext:value-type="float">
            <text:p>24597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007616" calcext:value-type="float">
            <text:p>0.007616</text:p>
          </table:table-cell>
          <table:table-cell table:number-columns-repeated="2"/>
          <table:table-cell office:value-type="float" office:value="34281" calcext:value-type="float">
            <text:p>34281</text:p>
          </table:table-cell>
          <table:table-cell office:value-type="float" office:value="-0.091818" calcext:value-type="float">
            <text:p>-0.091818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5"/>
          <table:table-cell office:value-type="float" office:value="13912" calcext:value-type="float">
            <text:p>13912</text:p>
          </table:table-cell>
          <table:table-cell office:value-type="float" office:value="349.382751" calcext:value-type="float">
            <text:p>349.38275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AB39]-[.AB3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489" calcext:value-type="float">
            <text:p>39489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formula="of:=[.A40]-[.A39]" office:value-type="float" office:value="-22" calcext:value-type="float">
            <text:p>-22</text:p>
          </table:table-cell>
          <table:table-cell table:number-columns-repeated="8"/>
          <table:table-cell office:value-type="float" office:value="24620" calcext:value-type="float">
            <text:p>24620</text:p>
          </table:table-cell>
          <table:table-cell office:value-type="float" office:value="0.099091" calcext:value-type="float">
            <text:p>0.099091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2"/>
          <table:table-cell office:value-type="float" office:value="21633" calcext:value-type="float">
            <text:p>2163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0.007135" calcext:value-type="float">
            <text:p>0.007135</text:p>
          </table:table-cell>
          <table:table-cell table:number-columns-repeated="5"/>
          <table:table-cell office:value-type="float" office:value="14014" calcext:value-type="float">
            <text:p>14014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AB40]-[.AB3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466" calcext:value-type="float">
            <text:p>39466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formula="of:=[.A41]-[.A40]" office:value-type="float" office:value="-23" calcext:value-type="float">
            <text:p>-23</text:p>
          </table:table-cell>
          <table:table-cell table:number-columns-repeated="8"/>
          <table:table-cell office:value-type="float" office:value="24643" calcext:value-type="float">
            <text:p>24643</text:p>
          </table:table-cell>
          <table:table-cell office:value-type="float" office:value="0.110455" calcext:value-type="float">
            <text:p>0.110455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2"/>
          <table:table-cell office:value-type="float" office:value="21496" calcext:value-type="float">
            <text:p>214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0.007135" calcext:value-type="float">
            <text:p>0.007135</text:p>
          </table:table-cell>
          <table:table-cell table:number-columns-repeated="5"/>
          <table:table-cell office:value-type="float" office:value="14117" calcext:value-type="float">
            <text:p>1411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41]-[.AB4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443" calcext:value-type="float">
            <text:p>39443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formula="of:=[.A42]-[.A41]" office:value-type="float" office:value="-23" calcext:value-type="float">
            <text:p>-23</text:p>
          </table:table-cell>
          <table:table-cell table:number-columns-repeated="8"/>
          <table:table-cell office:value-type="float" office:value="24665" calcext:value-type="float">
            <text:p>24665</text:p>
          </table:table-cell>
          <table:table-cell office:value-type="float" office:value="0.101818" calcext:value-type="float">
            <text:p>0.101818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2"/>
          <table:table-cell office:value-type="float" office:value="17516" calcext:value-type="float">
            <text:p>17516</text:p>
          </table:table-cell>
          <table:table-cell office:value-type="float" office:value="0.031364" calcext:value-type="float">
            <text:p>0.031364</text:p>
          </table:table-cell>
          <table:table-cell office:value-type="float" office:value="0.197727" calcext:value-type="float">
            <text:p>0.197727</text:p>
          </table:table-cell>
          <table:table-cell office:value-type="float" office:value="0.006975" calcext:value-type="float">
            <text:p>0.006975</text:p>
          </table:table-cell>
          <table:table-cell table:number-columns-repeated="5"/>
          <table:table-cell office:value-type="float" office:value="14219" calcext:value-type="float">
            <text:p>14219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AB42]-[.AB4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420" calcext:value-type="float">
            <text:p>39420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005932" calcext:value-type="float">
            <text:p>-0.005932</text:p>
          </table:table-cell>
          <table:table-cell table:formula="of:=[.A43]-[.A42]" office:value-type="float" office:value="-23" calcext:value-type="float">
            <text:p>-23</text:p>
          </table:table-cell>
          <table:table-cell table:number-columns-repeated="8"/>
          <table:table-cell office:value-type="float" office:value="24688" calcext:value-type="float">
            <text:p>24688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2"/>
          <table:table-cell office:value-type="float" office:value="20018" calcext:value-type="float">
            <text:p>20018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006894" calcext:value-type="float">
            <text:p>0.006894</text:p>
          </table:table-cell>
          <table:table-cell table:number-columns-repeated="5"/>
          <table:table-cell office:value-type="float" office:value="14322" calcext:value-type="float">
            <text:p>14322</text:p>
          </table:table-cell>
          <table:table-cell office:value-type="float" office:value="349.334564" calcext:value-type="float">
            <text:p>349.33456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43]-[.AB4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398" calcext:value-type="float">
            <text:p>39398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formula="of:=[.A44]-[.A43]" office:value-type="float" office:value="-22" calcext:value-type="float">
            <text:p>-22</text:p>
          </table:table-cell>
          <table:table-cell table:number-columns-repeated="8"/>
          <table:table-cell office:value-type="float" office:value="24711" calcext:value-type="float">
            <text:p>24711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24090" calcext:value-type="float">
            <text:p>24090</text:p>
          </table:table-cell>
          <table:table-cell office:value-type="float" office:value="0.075" calcext:value-type="float">
            <text:p>0.075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006814" calcext:value-type="float">
            <text:p>0.006814</text:p>
          </table:table-cell>
          <table:table-cell table:number-columns-repeated="5"/>
          <table:table-cell office:value-type="float" office:value="14424" calcext:value-type="float">
            <text:p>14424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AB44]-[.AB4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375" calcext:value-type="float">
            <text:p>39375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formula="of:=[.A45]-[.A44]" office:value-type="float" office:value="-23" calcext:value-type="float">
            <text:p>-23</text:p>
          </table:table-cell>
          <table:table-cell table:number-columns-repeated="8"/>
          <table:table-cell office:value-type="float" office:value="24734" calcext:value-type="float">
            <text:p>24734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18016" calcext:value-type="float">
            <text:p>18016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5"/>
          <table:table-cell office:value-type="float" office:value="14526" calcext:value-type="float">
            <text:p>14526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45]-[.AB4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352" calcext:value-type="float">
            <text:p>39352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formula="of:=[.A46]-[.A45]" office:value-type="float" office:value="-23" calcext:value-type="float">
            <text:p>-23</text:p>
          </table:table-cell>
          <table:table-cell table:number-columns-repeated="8"/>
          <table:table-cell office:value-type="float" office:value="24756" calcext:value-type="float">
            <text:p>24756</text:p>
          </table:table-cell>
          <table:table-cell office:value-type="float" office:value="0.128182" calcext:value-type="float">
            <text:p>0.128182</text:p>
          </table:table-cell>
          <table:table-cell office:value-type="float" office:value="0.329545" calcext:value-type="float">
            <text:p>0.329545</text:p>
          </table:table-cell>
          <table:table-cell office:value-type="float" office:value="0.011624" calcext:value-type="float">
            <text:p>0.011624</text:p>
          </table:table-cell>
          <table:table-cell table:number-columns-repeated="2"/>
          <table:table-cell office:value-type="float" office:value="24067" calcext:value-type="float">
            <text:p>24067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188636" calcext:value-type="float">
            <text:p>0.188636</text:p>
          </table:table-cell>
          <table:table-cell office:value-type="float" office:value="0.006654" calcext:value-type="float">
            <text:p>0.006654</text:p>
          </table:table-cell>
          <table:table-cell table:number-columns-repeated="5"/>
          <table:table-cell office:value-type="float" office:value="14629" calcext:value-type="float">
            <text:p>14629</text:p>
          </table:table-cell>
          <table:table-cell office:value-type="float" office:value="349.340881" calcext:value-type="float">
            <text:p>349.34088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46]-[.AB4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329" calcext:value-type="float">
            <text:p>39329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formula="of:=[.A47]-[.A46]" office:value-type="float" office:value="-23" calcext:value-type="float">
            <text:p>-23</text:p>
          </table:table-cell>
          <table:table-cell table:number-columns-repeated="8"/>
          <table:table-cell office:value-type="float" office:value="24779" calcext:value-type="float">
            <text:p>24779</text:p>
          </table:table-cell>
          <table:table-cell office:value-type="float" office:value="0.157727" calcext:value-type="float">
            <text:p>0.157727</text:p>
          </table:table-cell>
          <table:table-cell office:value-type="float" office:value="0.197727" calcext:value-type="float">
            <text:p>0.197727</text:p>
          </table:table-cell>
          <table:table-cell office:value-type="float" office:value="0.006975" calcext:value-type="float">
            <text:p>0.006975</text:p>
          </table:table-cell>
          <table:table-cell table:number-columns-repeated="2"/>
          <table:table-cell office:value-type="float" office:value="19244" calcext:value-type="float">
            <text:p>19244</text:p>
          </table:table-cell>
          <table:table-cell office:value-type="float" office:value="-0.014545" calcext:value-type="float">
            <text:p>-0.014545</text:p>
          </table:table-cell>
          <table:table-cell office:value-type="float" office:value="0.188636" calcext:value-type="float">
            <text:p>0.188636</text:p>
          </table:table-cell>
          <table:table-cell office:value-type="float" office:value="0.006654" calcext:value-type="float">
            <text:p>0.006654</text:p>
          </table:table-cell>
          <table:table-cell table:number-columns-repeated="5"/>
          <table:table-cell office:value-type="float" office:value="14731" calcext:value-type="float">
            <text:p>14731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AB47]-[.AB4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307" calcext:value-type="float">
            <text:p>39307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formula="of:=[.A48]-[.A47]" office:value-type="float" office:value="-22" calcext:value-type="float">
            <text:p>-22</text:p>
          </table:table-cell>
          <table:table-cell table:number-columns-repeated="8"/>
          <table:table-cell office:value-type="float" office:value="24802" calcext:value-type="float">
            <text:p>24802</text:p>
          </table:table-cell>
          <table:table-cell office:value-type="float" office:value="0.152727" calcext:value-type="float">
            <text:p>0.152727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2"/>
          <table:table-cell office:value-type="float" office:value="28594" calcext:value-type="float">
            <text:p>28594</text:p>
          </table:table-cell>
          <table:table-cell office:value-type="float" office:value="0.018636" calcext:value-type="float">
            <text:p>0.018636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006574" calcext:value-type="float">
            <text:p>0.006574</text:p>
          </table:table-cell>
          <table:table-cell table:number-columns-repeated="5"/>
          <table:table-cell office:value-type="float" office:value="14833" calcext:value-type="float">
            <text:p>1483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48]-[.AB4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284" calcext:value-type="float">
            <text:p>39284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formula="of:=[.A49]-[.A48]" office:value-type="float" office:value="-23" calcext:value-type="float">
            <text:p>-23</text:p>
          </table:table-cell>
          <table:table-cell table:number-columns-repeated="8"/>
          <table:table-cell office:value-type="float" office:value="24825" calcext:value-type="float">
            <text:p>248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33416" calcext:value-type="float">
            <text:p>33416</text:p>
          </table:table-cell>
          <table:table-cell office:value-type="float" office:value="0.034545" calcext:value-type="float">
            <text:p>0.03454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5"/>
          <table:table-cell office:value-type="float" office:value="14936" calcext:value-type="float">
            <text:p>1493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AB49]-[.AB4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261" calcext:value-type="float">
            <text:p>39261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formula="of:=[.A50]-[.A49]" office:value-type="float" office:value="-23" calcext:value-type="float">
            <text:p>-23</text:p>
          </table:table-cell>
          <table:table-cell table:number-columns-repeated="8"/>
          <table:table-cell office:value-type="float" office:value="24847" calcext:value-type="float">
            <text:p>24847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2"/>
          <table:table-cell office:value-type="float" office:value="29140" calcext:value-type="float">
            <text:p>29140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5"/>
          <table:table-cell office:value-type="float" office:value="15038" calcext:value-type="float">
            <text:p>1503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AB50]-[.AB4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formula="of:=[.A51]-[.A50]" office:value-type="float" office:value="-23" calcext:value-type="float">
            <text:p>-23</text:p>
          </table:table-cell>
          <table:table-cell table:number-columns-repeated="8"/>
          <table:table-cell office:value-type="float" office:value="24870" calcext:value-type="float">
            <text:p>24870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2"/>
          <table:table-cell office:value-type="float" office:value="24863" calcext:value-type="float">
            <text:p>24863</text:p>
          </table:table-cell>
          <table:table-cell office:value-type="float" office:value="0.166818" calcext:value-type="float">
            <text:p>0.166818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6333" calcext:value-type="float">
            <text:p>0.006333</text:p>
          </table:table-cell>
          <table:table-cell table:number-columns-repeated="5"/>
          <table:table-cell office:value-type="float" office:value="15141" calcext:value-type="float">
            <text:p>15141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AB51]-[.AB5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216" calcext:value-type="float">
            <text:p>39216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formula="of:=[.A52]-[.A51]" office:value-type="float" office:value="-22" calcext:value-type="float">
            <text:p>-22</text:p>
          </table:table-cell>
          <table:table-cell table:number-columns-repeated="8"/>
          <table:table-cell office:value-type="float" office:value="24893" calcext:value-type="float">
            <text:p>24893</text:p>
          </table:table-cell>
          <table:table-cell office:value-type="float" office:value="0.105455" calcext:value-type="float">
            <text:p>0.105455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008658" calcext:value-type="float">
            <text:p>0.008658</text:p>
          </table:table-cell>
          <table:table-cell table:number-columns-repeated="2"/>
          <table:table-cell office:value-type="float" office:value="29162" calcext:value-type="float">
            <text:p>29162</text:p>
          </table:table-cell>
          <table:table-cell office:value-type="float" office:value="0.069545" calcext:value-type="float">
            <text:p>0.069545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6333" calcext:value-type="float">
            <text:p>0.006333</text:p>
          </table:table-cell>
          <table:table-cell table:number-columns-repeated="5"/>
          <table:table-cell office:value-type="float" office:value="15243" calcext:value-type="float">
            <text:p>15243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52]-[.AB5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formula="of:=[.A53]-[.A52]" office:value-type="float" office:value="-23" calcext:value-type="float">
            <text:p>-23</text:p>
          </table:table-cell>
          <table:table-cell table:number-columns-repeated="8"/>
          <table:table-cell office:value-type="float" office:value="24916" calcext:value-type="float">
            <text:p>24916</text:p>
          </table:table-cell>
          <table:table-cell office:value-type="float" office:value="0.13" calcext:value-type="float">
            <text:p>0.13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2"/>
          <table:table-cell office:value-type="float" office:value="17766" calcext:value-type="float">
            <text:p>17766</text:p>
          </table:table-cell>
          <table:table-cell office:value-type="float" office:value="0.018636" calcext:value-type="float">
            <text:p>0.018636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6333" calcext:value-type="float">
            <text:p>0.006333</text:p>
          </table:table-cell>
          <table:table-cell table:number-columns-repeated="5"/>
          <table:table-cell office:value-type="float" office:value="15345" calcext:value-type="float">
            <text:p>15345</text:p>
          </table:table-cell>
          <table:table-cell office:value-type="float" office:value="349.306366" calcext:value-type="float">
            <text:p>349.30636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AB53]-[.AB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170" calcext:value-type="float">
            <text:p>39170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formula="of:=[.A54]-[.A53]" office:value-type="float" office:value="-23" calcext:value-type="float">
            <text:p>-23</text:p>
          </table:table-cell>
          <table:table-cell table:number-columns-repeated="8"/>
          <table:table-cell office:value-type="float" office:value="24938" calcext:value-type="float">
            <text:p>24938</text:p>
          </table:table-cell>
          <table:table-cell office:value-type="float" office:value="0.164545" calcext:value-type="float">
            <text:p>0.164545</text:p>
          </table:table-cell>
          <table:table-cell office:value-type="float" office:value="0.340909" calcext:value-type="float">
            <text:p>0.340909</text:p>
          </table:table-cell>
          <table:table-cell office:value-type="float" office:value="0.012025" calcext:value-type="float">
            <text:p>0.012025</text:p>
          </table:table-cell>
          <table:table-cell table:number-columns-repeated="2"/>
          <table:table-cell office:value-type="float" office:value="31187" calcext:value-type="float">
            <text:p>31187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5"/>
          <table:table-cell office:value-type="float" office:value="15448" calcext:value-type="float">
            <text:p>15448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AB54]-[.AB5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147" calcext:value-type="float">
            <text:p>39147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formula="of:=[.A55]-[.A54]" office:value-type="float" office:value="-23" calcext:value-type="float">
            <text:p>-23</text:p>
          </table:table-cell>
          <table:table-cell table:number-columns-repeated="8"/>
          <table:table-cell office:value-type="float" office:value="24961" calcext:value-type="float">
            <text:p>24961</text:p>
          </table:table-cell>
          <table:table-cell office:value-type="float" office:value="0.181364" calcext:value-type="float">
            <text:p>0.18136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2"/>
          <table:table-cell office:value-type="float" office:value="31665" calcext:value-type="float">
            <text:p>31665</text:p>
          </table:table-cell>
          <table:table-cell office:value-type="float" office:value="0.11" calcext:value-type="float">
            <text:p>0.11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5"/>
          <table:table-cell office:value-type="float" office:value="15550" calcext:value-type="float">
            <text:p>15550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55]-[.AB5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125" calcext:value-type="float">
            <text:p>39125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formula="of:=[.A56]-[.A55]" office:value-type="float" office:value="-22" calcext:value-type="float">
            <text:p>-22</text:p>
          </table:table-cell>
          <table:table-cell table:number-columns-repeated="8"/>
          <table:table-cell office:value-type="float" office:value="24984" calcext:value-type="float">
            <text:p>24984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2"/>
          <table:table-cell office:value-type="float" office:value="26387" calcext:value-type="float">
            <text:p>26387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5"/>
          <table:table-cell office:value-type="float" office:value="15653" calcext:value-type="float">
            <text:p>15653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AB56]-[.AB5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102" calcext:value-type="float">
            <text:p>39102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formula="of:=[.A57]-[.A56]" office:value-type="float" office:value="-23" calcext:value-type="float">
            <text:p>-23</text:p>
          </table:table-cell>
          <table:table-cell table:number-columns-repeated="8"/>
          <table:table-cell office:value-type="float" office:value="25007" calcext:value-type="float">
            <text:p>25007</text:p>
          </table:table-cell>
          <table:table-cell office:value-type="float" office:value="0.189545" calcext:value-type="float">
            <text:p>0.18954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20655" calcext:value-type="float">
            <text:p>20655</text:p>
          </table:table-cell>
          <table:table-cell office:value-type="float" office:value="-0.058182" calcext:value-type="float">
            <text:p>-0.058182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5"/>
          <table:table-cell office:value-type="float" office:value="15755" calcext:value-type="float">
            <text:p>15755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57]-[.AB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079" calcext:value-type="float">
            <text:p>39079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formula="of:=[.A58]-[.A57]" office:value-type="float" office:value="-23" calcext:value-type="float">
            <text:p>-23</text:p>
          </table:table-cell>
          <table:table-cell table:number-columns-repeated="8"/>
          <table:table-cell office:value-type="float" office:value="25029" calcext:value-type="float">
            <text:p>25029</text:p>
          </table:table-cell>
          <table:table-cell office:value-type="float" office:value="0.197727" calcext:value-type="float">
            <text:p>0.197727</text:p>
          </table:table-cell>
          <table:table-cell office:value-type="float" office:value="0.2" calcext:value-type="float">
            <text:p>0.2</text:p>
          </table:table-cell>
          <table:table-cell office:value-type="float" office:value="0.007055" calcext:value-type="float">
            <text:p>0.007055</text:p>
          </table:table-cell>
          <table:table-cell table:number-columns-repeated="2"/>
          <table:table-cell office:value-type="float" office:value="26774" calcext:value-type="float">
            <text:p>26774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006013" calcext:value-type="float">
            <text:p>0.006013</text:p>
          </table:table-cell>
          <table:table-cell table:number-columns-repeated="5"/>
          <table:table-cell office:value-type="float" office:value="15857" calcext:value-type="float">
            <text:p>15857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AB58]-[.AB5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056" calcext:value-type="float">
            <text:p>39056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formula="of:=[.A59]-[.A58]" office:value-type="float" office:value="-23" calcext:value-type="float">
            <text:p>-23</text:p>
          </table:table-cell>
          <table:table-cell table:number-columns-repeated="8"/>
          <table:table-cell office:value-type="float" office:value="25052" calcext:value-type="float">
            <text:p>25052</text:p>
          </table:table-cell>
          <table:table-cell office:value-type="float" office:value="0.169545" calcext:value-type="float">
            <text:p>0.169545</text:p>
          </table:table-cell>
          <table:table-cell office:value-type="float" office:value="0.2" calcext:value-type="float">
            <text:p>0.2</text:p>
          </table:table-cell>
          <table:table-cell office:value-type="float" office:value="0.007055" calcext:value-type="float">
            <text:p>0.007055</text:p>
          </table:table-cell>
          <table:table-cell table:number-columns-repeated="2"/>
          <table:table-cell office:value-type="float" office:value="35281" calcext:value-type="float">
            <text:p>35281</text:p>
          </table:table-cell>
          <table:table-cell office:value-type="float" office:value="0.026818" calcext:value-type="float">
            <text:p>0.026818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006013" calcext:value-type="float">
            <text:p>0.006013</text:p>
          </table:table-cell>
          <table:table-cell table:number-columns-repeated="5"/>
          <table:table-cell office:value-type="float" office:value="15960" calcext:value-type="float">
            <text:p>15960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59]-[.AB5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034" calcext:value-type="float">
            <text:p>39034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formula="of:=[.A60]-[.A59]" office:value-type="float" office:value="-22" calcext:value-type="float">
            <text:p>-22</text:p>
          </table:table-cell>
          <table:table-cell table:number-columns-repeated="8"/>
          <table:table-cell office:value-type="float" office:value="25075" calcext:value-type="float">
            <text:p>25075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2"/>
          <table:table-cell office:value-type="float" office:value="18289" calcext:value-type="float">
            <text:p>18289</text:p>
          </table:table-cell>
          <table:table-cell office:value-type="float" office:value="0.021818" calcext:value-type="float">
            <text:p>0.021818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006013" calcext:value-type="float">
            <text:p>0.006013</text:p>
          </table:table-cell>
          <table:table-cell table:number-columns-repeated="5"/>
          <table:table-cell office:value-type="float" office:value="16062" calcext:value-type="float">
            <text:p>16062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AB60]-[.AB5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011" calcext:value-type="float">
            <text:p>39011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formula="of:=[.A61]-[.A60]" office:value-type="float" office:value="-23" calcext:value-type="float">
            <text:p>-23</text:p>
          </table:table-cell>
          <table:table-cell table:number-columns-repeated="8"/>
          <table:table-cell office:value-type="float" office:value="25098" calcext:value-type="float">
            <text:p>25098</text:p>
          </table:table-cell>
          <table:table-cell office:value-type="float" office:value="0.177727" calcext:value-type="float">
            <text:p>0.177727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2"/>
          <table:table-cell office:value-type="float" office:value="26706" calcext:value-type="float">
            <text:p>267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5"/>
          <table:table-cell office:value-type="float" office:value="16164" calcext:value-type="float">
            <text:p>16164</text:p>
          </table:table-cell>
          <table:table-cell office:value-type="float" office:value="349.312317" calcext:value-type="float">
            <text:p>349.31231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AB61]-[.AB6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988" calcext:value-type="float">
            <text:p>38988</text:p>
          </table:table-cell>
          <table:table-cell office:value-type="float" office:value="-0.272727" calcext:value-type="float">
            <text:p>-0.272727</text:p>
          </table:table-cell>
          <table:table-cell office:value-type="float" office:value="-0.00962" calcext:value-type="float">
            <text:p>-0.00962</text:p>
          </table:table-cell>
          <table:table-cell table:formula="of:=[.A62]-[.A61]" office:value-type="float" office:value="-23" calcext:value-type="float">
            <text:p>-23</text:p>
          </table:table-cell>
          <table:table-cell table:number-columns-repeated="8"/>
          <table:table-cell office:value-type="float" office:value="25120" calcext:value-type="float">
            <text:p>25120</text:p>
          </table:table-cell>
          <table:table-cell office:value-type="float" office:value="0.170909" calcext:value-type="float">
            <text:p>0.170909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2"/>
          <table:table-cell office:value-type="float" office:value="19517" calcext:value-type="float">
            <text:p>19517</text:p>
          </table:table-cell>
          <table:table-cell office:value-type="float" office:value="-0.019091" calcext:value-type="float">
            <text:p>-0.019091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005852" calcext:value-type="float">
            <text:p>0.005852</text:p>
          </table:table-cell>
          <table:table-cell table:number-columns-repeated="5"/>
          <table:table-cell office:value-type="float" office:value="16267" calcext:value-type="float">
            <text:p>16267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AB62]-[.AB6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965" calcext:value-type="float">
            <text:p>3896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formula="of:=[.A63]-[.A62]" office:value-type="float" office:value="-23" calcext:value-type="float">
            <text:p>-23</text:p>
          </table:table-cell>
          <table:table-cell table:number-columns-repeated="8"/>
          <table:table-cell office:value-type="float" office:value="25143" calcext:value-type="float">
            <text:p>25143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32279" calcext:value-type="float">
            <text:p>32279</text:p>
          </table:table-cell>
          <table:table-cell office:value-type="float" office:value="0.062273" calcext:value-type="float">
            <text:p>0.062273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005772" calcext:value-type="float">
            <text:p>0.005772</text:p>
          </table:table-cell>
          <table:table-cell table:number-columns-repeated="5"/>
          <table:table-cell office:value-type="float" office:value="16369" calcext:value-type="float">
            <text:p>1636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63]-[.AB6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943" calcext:value-type="float">
            <text:p>38943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formula="of:=[.A64]-[.A63]" office:value-type="float" office:value="-22" calcext:value-type="float">
            <text:p>-22</text:p>
          </table:table-cell>
          <table:table-cell table:number-columns-repeated="8"/>
          <table:table-cell office:value-type="float" office:value="25166" calcext:value-type="float">
            <text:p>25166</text:p>
          </table:table-cell>
          <table:table-cell office:value-type="float" office:value="0.118636" calcext:value-type="float">
            <text:p>0.118636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2"/>
          <table:table-cell office:value-type="float" office:value="17447" calcext:value-type="float">
            <text:p>17447</text:p>
          </table:table-cell>
          <table:table-cell office:value-type="float" office:value="-0.032727" calcext:value-type="float">
            <text:p>-0.032727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005772" calcext:value-type="float">
            <text:p>0.005772</text:p>
          </table:table-cell>
          <table:table-cell table:number-columns-repeated="5"/>
          <table:table-cell office:value-type="float" office:value="16472" calcext:value-type="float">
            <text:p>16472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AB64]-[.AB6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920" calcext:value-type="float">
            <text:p>38920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formula="of:=[.A65]-[.A64]" office:value-type="float" office:value="-23" calcext:value-type="float">
            <text:p>-23</text:p>
          </table:table-cell>
          <table:table-cell table:number-columns-repeated="8"/>
          <table:table-cell office:value-type="float" office:value="25189" calcext:value-type="float">
            <text:p>25189</text:p>
          </table:table-cell>
          <table:table-cell office:value-type="float" office:value="0.069091" calcext:value-type="float">
            <text:p>0.069091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2"/>
          <table:table-cell office:value-type="float" office:value="19790" calcext:value-type="float">
            <text:p>19790</text:p>
          </table:table-cell>
          <table:table-cell office:value-type="float" office:value="-0.042727" calcext:value-type="float">
            <text:p>-0.042727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005772" calcext:value-type="float">
            <text:p>0.005772</text:p>
          </table:table-cell>
          <table:table-cell table:number-columns-repeated="5"/>
          <table:table-cell office:value-type="float" office:value="16574" calcext:value-type="float">
            <text:p>16574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AB65]-[.AB6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897" calcext:value-type="float">
            <text:p>38897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formula="of:=[.A66]-[.A65]" office:value-type="float" office:value="-23" calcext:value-type="float">
            <text:p>-23</text:p>
          </table:table-cell>
          <table:table-cell table:number-columns-repeated="8"/>
          <table:table-cell office:value-type="float" office:value="25211" calcext:value-type="float">
            <text:p>25211</text:p>
          </table:table-cell>
          <table:table-cell office:value-type="float" office:value="0.048182" calcext:value-type="float">
            <text:p>0.048182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2"/>
          <table:table-cell office:value-type="float" office:value="30595" calcext:value-type="float">
            <text:p>30595</text:p>
          </table:table-cell>
          <table:table-cell office:value-type="float" office:value="0.050455" calcext:value-type="float">
            <text:p>0.050455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005692" calcext:value-type="float">
            <text:p>0.005692</text:p>
          </table:table-cell>
          <table:table-cell table:number-columns-repeated="5"/>
          <table:table-cell office:value-type="float" office:value="16676" calcext:value-type="float">
            <text:p>16676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AB66]-[.AB6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874" calcext:value-type="float">
            <text:p>38874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formula="of:=[.A67]-[.A66]" office:value-type="float" office:value="-23" calcext:value-type="float">
            <text:p>-23</text:p>
          </table:table-cell>
          <table:table-cell table:number-columns-repeated="8"/>
          <table:table-cell office:value-type="float" office:value="25234" calcext:value-type="float">
            <text:p>25234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2"/>
          <table:table-cell office:value-type="float" office:value="33280" calcext:value-type="float">
            <text:p>33280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5"/>
          <table:table-cell office:value-type="float" office:value="16779" calcext:value-type="float">
            <text:p>16779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67]-[.AB6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852" calcext:value-type="float">
            <text:p>38852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formula="of:=[.A68]-[.A67]" office:value-type="float" office:value="-22" calcext:value-type="float">
            <text:p>-22</text:p>
          </table:table-cell>
          <table:table-cell table:number-columns-repeated="8"/>
          <table:table-cell office:value-type="float" office:value="25257" calcext:value-type="float">
            <text:p>25257</text:p>
          </table:table-cell>
          <table:table-cell office:value-type="float" office:value="0.064091" calcext:value-type="float">
            <text:p>0.064091</text:p>
          </table:table-cell>
          <table:table-cell office:value-type="float" office:value="0.302273" calcext:value-type="float">
            <text:p>0.302273</text:p>
          </table:table-cell>
          <table:table-cell office:value-type="float" office:value="0.010662" calcext:value-type="float">
            <text:p>0.010662</text:p>
          </table:table-cell>
          <table:table-cell table:number-columns-repeated="2"/>
          <table:table-cell office:value-type="float" office:value="34144" calcext:value-type="float">
            <text:p>34144</text:p>
          </table:table-cell>
          <table:table-cell office:value-type="float" office:value="0.023182" calcext:value-type="float">
            <text:p>0.023182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5"/>
          <table:table-cell office:value-type="float" office:value="16881" calcext:value-type="float">
            <text:p>16881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68]-[.AB6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829" calcext:value-type="float">
            <text:p>38829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formula="of:=[.A69]-[.A68]" office:value-type="float" office:value="-23" calcext:value-type="float">
            <text:p>-23</text:p>
          </table:table-cell>
          <table:table-cell table:number-columns-repeated="8"/>
          <table:table-cell office:value-type="float" office:value="25280" calcext:value-type="float">
            <text:p>25280</text:p>
          </table:table-cell>
          <table:table-cell office:value-type="float" office:value="0.077727" calcext:value-type="float">
            <text:p>0.077727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6333" calcext:value-type="float">
            <text:p>0.006333</text:p>
          </table:table-cell>
          <table:table-cell table:number-columns-repeated="2"/>
          <table:table-cell office:value-type="float" office:value="21565" calcext:value-type="float">
            <text:p>21565</text:p>
          </table:table-cell>
          <table:table-cell office:value-type="float" office:value="0.040455" calcext:value-type="float">
            <text:p>0.04045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5"/>
          <table:table-cell office:value-type="float" office:value="16984" calcext:value-type="float">
            <text:p>1698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AB69]-[.AB6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806" calcext:value-type="float">
            <text:p>388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formula="of:=[.A70]-[.A69]" office:value-type="float" office:value="-23" calcext:value-type="float">
            <text:p>-23</text:p>
          </table:table-cell>
          <table:table-cell table:number-columns-repeated="8"/>
          <table:table-cell office:value-type="float" office:value="25302" calcext:value-type="float">
            <text:p>25302</text:p>
          </table:table-cell>
          <table:table-cell office:value-type="float" office:value="0.073636" calcext:value-type="float">
            <text:p>0.073636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2"/>
          <table:table-cell office:value-type="float" office:value="31460" calcext:value-type="float">
            <text:p>314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5"/>
          <table:table-cell office:value-type="float" office:value="17086" calcext:value-type="float">
            <text:p>17086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70]-[.AB6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783" calcext:value-type="float">
            <text:p>38783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formula="of:=[.A71]-[.A70]" office:value-type="float" office:value="-23" calcext:value-type="float">
            <text:p>-23</text:p>
          </table:table-cell>
          <table:table-cell table:number-columns-repeated="8"/>
          <table:table-cell office:value-type="float" office:value="25325" calcext:value-type="float">
            <text:p>25325</text:p>
          </table:table-cell>
          <table:table-cell office:value-type="float" office:value="0.074545" calcext:value-type="float">
            <text:p>0.074545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2"/>
          <table:table-cell office:value-type="float" office:value="24317" calcext:value-type="float">
            <text:p>24317</text:p>
          </table:table-cell>
          <table:table-cell office:value-type="float" office:value="-0.021364" calcext:value-type="float">
            <text:p>-0.021364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5"/>
          <table:table-cell office:value-type="float" office:value="17188" calcext:value-type="float">
            <text:p>17188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71]-[.AB7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761" calcext:value-type="float">
            <text:p>38761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formula="of:=[.A72]-[.A71]" office:value-type="float" office:value="-22" calcext:value-type="float">
            <text:p>-22</text:p>
          </table:table-cell>
          <table:table-cell table:number-columns-repeated="8"/>
          <table:table-cell office:value-type="float" office:value="25348" calcext:value-type="float">
            <text:p>25348</text:p>
          </table:table-cell>
          <table:table-cell office:value-type="float" office:value="0.076364" calcext:value-type="float">
            <text:p>0.076364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2"/>
          <table:table-cell office:value-type="float" office:value="24840" calcext:value-type="float">
            <text:p>24840</text:p>
          </table:table-cell>
          <table:table-cell office:value-type="float" office:value="0.184545" calcext:value-type="float">
            <text:p>0.184545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7291" calcext:value-type="float">
            <text:p>1729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AB72]-[.AB7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738" calcext:value-type="float">
            <text:p>38738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formula="of:=[.A73]-[.A72]" office:value-type="float" office:value="-23" calcext:value-type="float">
            <text:p>-23</text:p>
          </table:table-cell>
          <table:table-cell table:number-columns-repeated="8"/>
          <table:table-cell office:value-type="float" office:value="25371" calcext:value-type="float">
            <text:p>25371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2"/>
          <table:table-cell office:value-type="float" office:value="25091" calcext:value-type="float">
            <text:p>25091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7393" calcext:value-type="float">
            <text:p>17393</text:p>
          </table:table-cell>
          <table:table-cell office:value-type="float" office:value="349.371796" calcext:value-type="float">
            <text:p>349.371796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AB73]-[.AB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715" calcext:value-type="float">
            <text:p>38715</text:p>
          </table:table-cell>
          <table:table-cell office:value-type="float" office:value="-0.363636" calcext:value-type="float">
            <text:p>-0.363636</text:p>
          </table:table-cell>
          <table:table-cell office:value-type="float" office:value="-0.012827" calcext:value-type="float">
            <text:p>-0.012827</text:p>
          </table:table-cell>
          <table:table-cell table:formula="of:=[.A74]-[.A73]" office:value-type="float" office:value="-23" calcext:value-type="float">
            <text:p>-23</text:p>
          </table:table-cell>
          <table:table-cell table:number-columns-repeated="8"/>
          <table:table-cell office:value-type="float" office:value="25393" calcext:value-type="float">
            <text:p>25393</text:p>
          </table:table-cell>
          <table:table-cell office:value-type="float" office:value="0.036818" calcext:value-type="float">
            <text:p>0.036818</text:p>
          </table:table-cell>
          <table:table-cell office:value-type="float" office:value="0.331818" calcext:value-type="float">
            <text:p>0.331818</text:p>
          </table:table-cell>
          <table:table-cell office:value-type="float" office:value="0.011705" calcext:value-type="float">
            <text:p>0.011705</text:p>
          </table:table-cell>
          <table:table-cell table:number-columns-repeated="2"/>
          <table:table-cell office:value-type="float" office:value="26410" calcext:value-type="float">
            <text:p>26410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7495" calcext:value-type="float">
            <text:p>17495</text:p>
          </table:table-cell>
          <table:table-cell office:value-type="float" office:value="349.376343" calcext:value-type="float">
            <text:p>349.376343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AB74]-[.AB7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formula="of:=[.A75]-[.A74]" office:value-type="float" office:value="-23" calcext:value-type="float">
            <text:p>-23</text:p>
          </table:table-cell>
          <table:table-cell table:number-columns-repeated="8"/>
          <table:table-cell office:value-type="float" office:value="25416" calcext:value-type="float">
            <text:p>25416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2"/>
          <table:table-cell office:value-type="float" office:value="20109" calcext:value-type="float">
            <text:p>20109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7598" calcext:value-type="float">
            <text:p>17598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75]-[.AB7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670" calcext:value-type="float">
            <text:p>38670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formula="of:=[.A76]-[.A75]" office:value-type="float" office:value="-22" calcext:value-type="float">
            <text:p>-22</text:p>
          </table:table-cell>
          <table:table-cell table:number-columns-repeated="8"/>
          <table:table-cell office:value-type="float" office:value="25439" calcext:value-type="float">
            <text:p>25439</text:p>
          </table:table-cell>
          <table:table-cell office:value-type="float" office:value="0.066818" calcext:value-type="float">
            <text:p>0.066818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2"/>
          <table:table-cell office:value-type="float" office:value="19540" calcext:value-type="float">
            <text:p>19540</text:p>
          </table:table-cell>
          <table:table-cell office:value-type="float" office:value="0.030909" calcext:value-type="float">
            <text:p>0.030909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7700" calcext:value-type="float">
            <text:p>17700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AB76]-[.AB7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647" calcext:value-type="float">
            <text:p>38647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formula="of:=[.A77]-[.A76]" office:value-type="float" office:value="-23" calcext:value-type="float">
            <text:p>-23</text:p>
          </table:table-cell>
          <table:table-cell table:number-columns-repeated="8"/>
          <table:table-cell office:value-type="float" office:value="25462" calcext:value-type="float">
            <text:p>25462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2"/>
          <table:table-cell office:value-type="float" office:value="26660" calcext:value-type="float">
            <text:p>26660</text:p>
          </table:table-cell>
          <table:table-cell office:value-type="float" office:value="0.022273" calcext:value-type="float">
            <text:p>0.022273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7803" calcext:value-type="float">
            <text:p>17803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AB77]-[.AB7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624" calcext:value-type="float">
            <text:p>38624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formula="of:=[.A78]-[.A77]" office:value-type="float" office:value="-23" calcext:value-type="float">
            <text:p>-23</text:p>
          </table:table-cell>
          <table:table-cell table:number-columns-repeated="8"/>
          <table:table-cell office:value-type="float" office:value="25484" calcext:value-type="float">
            <text:p>25484</text:p>
          </table:table-cell>
          <table:table-cell office:value-type="float" office:value="0.082727" calcext:value-type="float">
            <text:p>0.082727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2"/>
          <table:table-cell office:value-type="float" office:value="26842" calcext:value-type="float">
            <text:p>26842</text:p>
          </table:table-cell>
          <table:table-cell office:value-type="float" office:value="0.020909" calcext:value-type="float">
            <text:p>0.020909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7905" calcext:value-type="float">
            <text:p>17905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AB78]-[.AB7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601" calcext:value-type="float">
            <text:p>38601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formula="of:=[.A79]-[.A78]" office:value-type="float" office:value="-23" calcext:value-type="float">
            <text:p>-23</text:p>
          </table:table-cell>
          <table:table-cell table:number-columns-repeated="8"/>
          <table:table-cell office:value-type="float" office:value="25507" calcext:value-type="float">
            <text:p>25507</text:p>
          </table:table-cell>
          <table:table-cell office:value-type="float" office:value="0.021818" calcext:value-type="float">
            <text:p>0.021818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32961" calcext:value-type="float">
            <text:p>32961</text:p>
          </table:table-cell>
          <table:table-cell office:value-type="float" office:value="0.016818" calcext:value-type="float">
            <text:p>0.016818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8007" calcext:value-type="float">
            <text:p>18007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79]-[.AB7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579" calcext:value-type="float">
            <text:p>38579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formula="of:=[.A80]-[.A79]" office:value-type="float" office:value="-22" calcext:value-type="float">
            <text:p>-22</text:p>
          </table:table-cell>
          <table:table-cell table:number-columns-repeated="8"/>
          <table:table-cell office:value-type="float" office:value="25530" calcext:value-type="float">
            <text:p>25530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238636" calcext:value-type="float">
            <text:p>0.238636</text:p>
          </table:table-cell>
          <table:table-cell office:value-type="float" office:value="0.008418" calcext:value-type="float">
            <text:p>0.008418</text:p>
          </table:table-cell>
          <table:table-cell table:number-columns-repeated="2"/>
          <table:table-cell office:value-type="float" office:value="34758" calcext:value-type="float">
            <text:p>34758</text:p>
          </table:table-cell>
          <table:table-cell office:value-type="float" office:value="0.015455" calcext:value-type="float">
            <text:p>0.015455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5"/>
          <table:table-cell office:value-type="float" office:value="18110" calcext:value-type="float">
            <text:p>18110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AB80]-[.AB7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556" calcext:value-type="float">
            <text:p>38556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06173" calcext:value-type="float">
            <text:p>-0.006173</text:p>
          </table:table-cell>
          <table:table-cell table:formula="of:=[.A81]-[.A80]" office:value-type="float" office:value="-23" calcext:value-type="float">
            <text:p>-23</text:p>
          </table:table-cell>
          <table:table-cell table:number-columns-repeated="8"/>
          <table:table-cell office:value-type="float" office:value="25553" calcext:value-type="float">
            <text:p>25553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2"/>
          <table:table-cell office:value-type="float" office:value="26865" calcext:value-type="float">
            <text:p>26865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5"/>
          <table:table-cell office:value-type="float" office:value="18212" calcext:value-type="float">
            <text:p>18212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81]-[.AB8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533" calcext:value-type="float">
            <text:p>38533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formula="of:=[.A82]-[.A81]" office:value-type="float" office:value="-23" calcext:value-type="float">
            <text:p>-23</text:p>
          </table:table-cell>
          <table:table-cell table:number-columns-repeated="8"/>
          <table:table-cell office:value-type="float" office:value="25575" calcext:value-type="float">
            <text:p>25575</text:p>
          </table:table-cell>
          <table:table-cell office:value-type="float" office:value="0.074091" calcext:value-type="float">
            <text:p>0.074091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2"/>
          <table:table-cell office:value-type="float" office:value="30209" calcext:value-type="float">
            <text:p>30209</text:p>
          </table:table-cell>
          <table:table-cell office:value-type="float" office:value="0.023182" calcext:value-type="float">
            <text:p>0.023182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5"/>
          <table:table-cell office:value-type="float" office:value="18314" calcext:value-type="float">
            <text:p>18314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AB82]-[.AB8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formula="of:=[.A83]-[.A82]" office:value-type="float" office:value="-23" calcext:value-type="float">
            <text:p>-23</text:p>
          </table:table-cell>
          <table:table-cell table:number-columns-repeated="8"/>
          <table:table-cell office:value-type="float" office:value="25598" calcext:value-type="float">
            <text:p>25598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2"/>
          <table:table-cell office:value-type="float" office:value="23112" calcext:value-type="float">
            <text:p>23112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5"/>
          <table:table-cell office:value-type="float" office:value="18417" calcext:value-type="float">
            <text:p>1841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AB83]-[.AB8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488" calcext:value-type="float">
            <text:p>38488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formula="of:=[.A84]-[.A83]" office:value-type="float" office:value="-22" calcext:value-type="float">
            <text:p>-22</text:p>
          </table:table-cell>
          <table:table-cell table:number-columns-repeated="8"/>
          <table:table-cell office:value-type="float" office:value="25621" calcext:value-type="float">
            <text:p>25621</text:p>
          </table:table-cell>
          <table:table-cell office:value-type="float" office:value="0.091364" calcext:value-type="float">
            <text:p>0.091364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2"/>
          <table:table-cell office:value-type="float" office:value="24203" calcext:value-type="float">
            <text:p>24203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5"/>
          <table:table-cell office:value-type="float" office:value="18519" calcext:value-type="float">
            <text:p>18519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84]-[.AB8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465" calcext:value-type="float">
            <text:p>38465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formula="of:=[.A85]-[.A84]" office:value-type="float" office:value="-23" calcext:value-type="float">
            <text:p>-23</text:p>
          </table:table-cell>
          <table:table-cell table:number-columns-repeated="8"/>
          <table:table-cell office:value-type="float" office:value="25644" calcext:value-type="float">
            <text:p>25644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29185" calcext:value-type="float">
            <text:p>29185</text:p>
          </table:table-cell>
          <table:table-cell office:value-type="float" office:value="0.115455" calcext:value-type="float">
            <text:p>0.115455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5"/>
          <table:table-cell office:value-type="float" office:value="18622" calcext:value-type="float">
            <text:p>18622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AB85]-[.AB8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formula="of:=[.A86]-[.A85]" office:value-type="float" office:value="-23" calcext:value-type="float">
            <text:p>-23</text:p>
          </table:table-cell>
          <table:table-cell table:number-columns-repeated="8"/>
          <table:table-cell office:value-type="float" office:value="25666" calcext:value-type="float">
            <text:p>25666</text:p>
          </table:table-cell>
          <table:table-cell office:value-type="float" office:value="0.098636" calcext:value-type="float">
            <text:p>0.098636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010101" calcext:value-type="float">
            <text:p>0.010101</text:p>
          </table:table-cell>
          <table:table-cell table:number-columns-repeated="2"/>
          <table:table-cell office:value-type="float" office:value="34076" calcext:value-type="float">
            <text:p>34076</text:p>
          </table:table-cell>
          <table:table-cell office:value-type="float" office:value="0.041364" calcext:value-type="float">
            <text:p>0.041364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5"/>
          <table:table-cell office:value-type="float" office:value="18724" calcext:value-type="float">
            <text:p>18724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86]-[.AB8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419" calcext:value-type="float">
            <text:p>38419</text:p>
          </table:table-cell>
          <table:table-cell office:value-type="float" office:value="-0.227273" calcext:value-type="float">
            <text:p>-0.227273</text:p>
          </table:table-cell>
          <table:table-cell office:value-type="float" office:value="-0.008017" calcext:value-type="float">
            <text:p>-0.008017</text:p>
          </table:table-cell>
          <table:table-cell table:formula="of:=[.A87]-[.A86]" office:value-type="float" office:value="-23" calcext:value-type="float">
            <text:p>-23</text:p>
          </table:table-cell>
          <table:table-cell table:number-columns-repeated="8"/>
          <table:table-cell office:value-type="float" office:value="25689" calcext:value-type="float">
            <text:p>25689</text:p>
          </table:table-cell>
          <table:table-cell office:value-type="float" office:value="0.121364" calcext:value-type="float">
            <text:p>0.121364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2"/>
          <table:table-cell office:value-type="float" office:value="22133" calcext:value-type="float">
            <text:p>22133</text:p>
          </table:table-cell>
          <table:table-cell office:value-type="float" office:value="-0.088182" calcext:value-type="float">
            <text:p>-0.088182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5"/>
          <table:table-cell office:value-type="float" office:value="18826" calcext:value-type="float">
            <text:p>18826</text:p>
          </table:table-cell>
          <table:table-cell office:value-type="float" office:value="349.401794" calcext:value-type="float">
            <text:p>349.40179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87]-[.AB8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397" calcext:value-type="float">
            <text:p>38397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formula="of:=[.A88]-[.A87]" office:value-type="float" office:value="-22" calcext:value-type="float">
            <text:p>-22</text:p>
          </table:table-cell>
          <table:table-cell table:number-columns-repeated="8"/>
          <table:table-cell office:value-type="float" office:value="25712" calcext:value-type="float">
            <text:p>25712</text:p>
          </table:table-cell>
          <table:table-cell office:value-type="float" office:value="0.146364" calcext:value-type="float">
            <text:p>0.146364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2"/>
          <table:table-cell office:value-type="float" office:value="31255" calcext:value-type="float">
            <text:p>31255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5"/>
          <table:table-cell office:value-type="float" office:value="18929" calcext:value-type="float">
            <text:p>18929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88]-[.AB8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374" calcext:value-type="float">
            <text:p>38374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formula="of:=[.A89]-[.A88]" office:value-type="float" office:value="-23" calcext:value-type="float">
            <text:p>-23</text:p>
          </table:table-cell>
          <table:table-cell table:number-columns-repeated="8"/>
          <table:table-cell office:value-type="float" office:value="25735" calcext:value-type="float">
            <text:p>25735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33666" calcext:value-type="float">
            <text:p>33666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5"/>
          <table:table-cell office:value-type="float" office:value="19031" calcext:value-type="float">
            <text:p>19031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AB89]-[.AB8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351" calcext:value-type="float">
            <text:p>38351</text:p>
          </table:table-cell>
          <table:table-cell office:value-type="float" office:value="-0.256818" calcext:value-type="float">
            <text:p>-0.256818</text:p>
          </table:table-cell>
          <table:table-cell office:value-type="float" office:value="-0.009059" calcext:value-type="float">
            <text:p>-0.009059</text:p>
          </table:table-cell>
          <table:table-cell table:formula="of:=[.A90]-[.A89]" office:value-type="float" office:value="-23" calcext:value-type="float">
            <text:p>-23</text:p>
          </table:table-cell>
          <table:table-cell table:number-columns-repeated="8"/>
          <table:table-cell office:value-type="float" office:value="25757" calcext:value-type="float">
            <text:p>25757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2"/>
          <table:table-cell office:value-type="float" office:value="34622" calcext:value-type="float">
            <text:p>34622</text:p>
          </table:table-cell>
          <table:table-cell office:value-type="float" office:value="0.042727" calcext:value-type="float">
            <text:p>0.042727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5"/>
          <table:table-cell office:value-type="float" office:value="19134" calcext:value-type="float">
            <text:p>19134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AB90]-[.AB8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328" calcext:value-type="float">
            <text:p>38328</text:p>
          </table:table-cell>
          <table:table-cell office:value-type="float" office:value="-0.313636" calcext:value-type="float">
            <text:p>-0.313636</text:p>
          </table:table-cell>
          <table:table-cell office:value-type="float" office:value="-0.011063" calcext:value-type="float">
            <text:p>-0.011063</text:p>
          </table:table-cell>
          <table:table-cell table:formula="of:=[.A91]-[.A90]" office:value-type="float" office:value="-23" calcext:value-type="float">
            <text:p>-23</text:p>
          </table:table-cell>
          <table:table-cell table:number-columns-repeated="8"/>
          <table:table-cell office:value-type="float" office:value="25780" calcext:value-type="float">
            <text:p>2578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2"/>
          <table:table-cell office:value-type="float" office:value="32506" calcext:value-type="float">
            <text:p>32506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5"/>
          <table:table-cell office:value-type="float" office:value="19236" calcext:value-type="float">
            <text:p>19236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91]-[.AB9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306" calcext:value-type="float">
            <text:p>38306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formula="of:=[.A92]-[.A91]" office:value-type="float" office:value="-22" calcext:value-type="float">
            <text:p>-22</text:p>
          </table:table-cell>
          <table:table-cell table:number-columns-repeated="8"/>
          <table:table-cell office:value-type="float" office:value="25803" calcext:value-type="float">
            <text:p>25803</text:p>
          </table:table-cell>
          <table:table-cell office:value-type="float" office:value="0.055909" calcext:value-type="float">
            <text:p>0.055909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22111" calcext:value-type="float">
            <text:p>22111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5"/>
          <table:table-cell office:value-type="float" office:value="19338" calcext:value-type="float">
            <text:p>19338</text:p>
          </table:table-cell>
          <table:table-cell office:value-type="float" office:value="349.41684" calcext:value-type="float">
            <text:p>349.41684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AB92]-[.AB9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283" calcext:value-type="float">
            <text:p>38283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formula="of:=[.A93]-[.A92]" office:value-type="float" office:value="-23" calcext:value-type="float">
            <text:p>-23</text:p>
          </table:table-cell>
          <table:table-cell table:number-columns-repeated="8"/>
          <table:table-cell office:value-type="float" office:value="25826" calcext:value-type="float">
            <text:p>25826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0962" calcext:value-type="float">
            <text:p>0.00962</text:p>
          </table:table-cell>
          <table:table-cell table:number-columns-repeated="2"/>
          <table:table-cell office:value-type="float" office:value="26046" calcext:value-type="float">
            <text:p>26046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5"/>
          <table:table-cell office:value-type="float" office:value="19441" calcext:value-type="float">
            <text:p>19441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AB93]-[.AB9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260" calcext:value-type="float">
            <text:p>38260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formula="of:=[.A94]-[.A93]" office:value-type="float" office:value="-23" calcext:value-type="float">
            <text:p>-23</text:p>
          </table:table-cell>
          <table:table-cell table:number-columns-repeated="8"/>
          <table:table-cell office:value-type="float" office:value="25849" calcext:value-type="float">
            <text:p>25849</text:p>
          </table:table-cell>
          <table:table-cell office:value-type="float" office:value="0.090455" calcext:value-type="float">
            <text:p>0.090455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2"/>
          <table:table-cell office:value-type="float" office:value="22156" calcext:value-type="float">
            <text:p>22156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5"/>
          <table:table-cell office:value-type="float" office:value="19543" calcext:value-type="float">
            <text:p>19543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94]-[.AB9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237" calcext:value-type="float">
            <text:p>38237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formula="of:=[.A95]-[.A94]" office:value-type="float" office:value="-23" calcext:value-type="float">
            <text:p>-23</text:p>
          </table:table-cell>
          <table:table-cell table:number-columns-repeated="8"/>
          <table:table-cell office:value-type="float" office:value="25871" calcext:value-type="float">
            <text:p>25871</text:p>
          </table:table-cell>
          <table:table-cell office:value-type="float" office:value="0.141818" calcext:value-type="float">
            <text:p>0.141818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008097" calcext:value-type="float">
            <text:p>0.008097</text:p>
          </table:table-cell>
          <table:table-cell table:number-columns-repeated="2"/>
          <table:table-cell office:value-type="float" office:value="23635" calcext:value-type="float">
            <text:p>23635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5"/>
          <table:table-cell office:value-type="float" office:value="19645" calcext:value-type="float">
            <text:p>19645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95]-[.AB9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215" calcext:value-type="float">
            <text:p>38215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formula="of:=[.A96]-[.A95]" office:value-type="float" office:value="-22" calcext:value-type="float">
            <text:p>-22</text:p>
          </table:table-cell>
          <table:table-cell table:number-columns-repeated="8"/>
          <table:table-cell office:value-type="float" office:value="25894" calcext:value-type="float">
            <text:p>2589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2"/>
          <table:table-cell office:value-type="float" office:value="29117" calcext:value-type="float">
            <text:p>29117</text:p>
          </table:table-cell>
          <table:table-cell office:value-type="float" office:value="-0.068636" calcext:value-type="float">
            <text:p>-0.068636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5"/>
          <table:table-cell office:value-type="float" office:value="19748" calcext:value-type="float">
            <text:p>19748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AB96]-[.AB9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192" calcext:value-type="float">
            <text:p>38192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formula="of:=[.A97]-[.A96]" office:value-type="float" office:value="-23" calcext:value-type="float">
            <text:p>-23</text:p>
          </table:table-cell>
          <table:table-cell table:number-columns-repeated="8"/>
          <table:table-cell office:value-type="float" office:value="25917" calcext:value-type="float">
            <text:p>25917</text:p>
          </table:table-cell>
          <table:table-cell office:value-type="float" office:value="0.166364" calcext:value-type="float">
            <text:p>0.166364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7937" calcext:value-type="float">
            <text:p>0.007937</text:p>
          </table:table-cell>
          <table:table-cell table:number-columns-repeated="2"/>
          <table:table-cell office:value-type="float" office:value="26683" calcext:value-type="float">
            <text:p>26683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5"/>
          <table:table-cell office:value-type="float" office:value="19850" calcext:value-type="float">
            <text:p>19850</text:p>
          </table:table-cell>
          <table:table-cell office:value-type="float" office:value="349.377716" calcext:value-type="float">
            <text:p>349.37771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AB97]-[.AB9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169" calcext:value-type="float">
            <text:p>3816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formula="of:=[.A98]-[.A97]" office:value-type="float" office:value="-23" calcext:value-type="float">
            <text:p>-23</text:p>
          </table:table-cell>
          <table:table-cell table:number-columns-repeated="8"/>
          <table:table-cell office:value-type="float" office:value="25940" calcext:value-type="float">
            <text:p>25940</text:p>
          </table:table-cell>
          <table:table-cell office:value-type="float" office:value="0.170909" calcext:value-type="float">
            <text:p>0.170909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010422" calcext:value-type="float">
            <text:p>0.010422</text:p>
          </table:table-cell>
          <table:table-cell table:number-columns-repeated="2"/>
          <table:table-cell office:value-type="float" office:value="26592" calcext:value-type="float">
            <text:p>26592</text:p>
          </table:table-cell>
          <table:table-cell office:value-type="float" office:value="0.021818" calcext:value-type="float">
            <text:p>0.021818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5"/>
          <table:table-cell office:value-type="float" office:value="19953" calcext:value-type="float">
            <text:p>19953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98]-[.AB9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146" calcext:value-type="float">
            <text:p>38146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formula="of:=[.A99]-[.A98]" office:value-type="float" office:value="-23" calcext:value-type="float">
            <text:p>-23</text:p>
          </table:table-cell>
          <table:table-cell table:number-columns-repeated="8"/>
          <table:table-cell office:value-type="float" office:value="25962" calcext:value-type="float">
            <text:p>25962</text:p>
          </table:table-cell>
          <table:table-cell office:value-type="float" office:value="0.183636" calcext:value-type="float">
            <text:p>0.183636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17311" calcext:value-type="float">
            <text:p>17311</text:p>
          </table:table-cell>
          <table:table-cell office:value-type="float" office:value="-0.046364" calcext:value-type="float">
            <text:p>-0.04636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5"/>
          <table:table-cell office:value-type="float" office:value="20055" calcext:value-type="float">
            <text:p>20055</text:p>
          </table:table-cell>
          <table:table-cell office:value-type="float" office:value="349.329071" calcext:value-type="float">
            <text:p>349.32907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AB99]-[.AB9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124" calcext:value-type="float">
            <text:p>38124</text:p>
          </table:table-cell>
          <table:table-cell office:value-type="float" office:value="-0.220455" calcext:value-type="float">
            <text:p>-0.220455</text:p>
          </table:table-cell>
          <table:table-cell office:value-type="float" office:value="-0.007776" calcext:value-type="float">
            <text:p>-0.007776</text:p>
          </table:table-cell>
          <table:table-cell table:formula="of:=[.A100]-[.A99]" office:value-type="float" office:value="-22" calcext:value-type="float">
            <text:p>-22</text:p>
          </table:table-cell>
          <table:table-cell table:number-columns-repeated="8"/>
          <table:table-cell office:value-type="float" office:value="25985" calcext:value-type="float">
            <text:p>259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006574" calcext:value-type="float">
            <text:p>0.006574</text:p>
          </table:table-cell>
          <table:table-cell table:number-columns-repeated="2"/>
          <table:table-cell office:value-type="float" office:value="29208" calcext:value-type="float">
            <text:p>29208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5"/>
          <table:table-cell office:value-type="float" office:value="20157" calcext:value-type="float">
            <text:p>20157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595459" calcext:value-type="float">
            <text:p>349.595459</text:p>
          </table:table-cell>
          <table:table-cell office:value-type="float" office:value="12.33163" calcext:value-type="float">
            <text:p>12.33163</text:p>
          </table:table-cell>
          <table:table-cell table:formula="of:=[.AB100]-[.AB9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101" calcext:value-type="float">
            <text:p>38101</text:p>
          </table:table-cell>
          <table:table-cell office:value-type="float" office:value="-0.297727" calcext:value-type="float">
            <text:p>-0.297727</text:p>
          </table:table-cell>
          <table:table-cell office:value-type="float" office:value="-0.010502" calcext:value-type="float">
            <text:p>-0.010502</text:p>
          </table:table-cell>
          <table:table-cell table:formula="of:=[.A101]-[.A100]" office:value-type="float" office:value="-23" calcext:value-type="float">
            <text:p>-23</text:p>
          </table:table-cell>
          <table:table-cell table:number-columns-repeated="8"/>
          <table:table-cell office:value-type="float" office:value="26008" calcext:value-type="float">
            <text:p>26008</text:p>
          </table:table-cell>
          <table:table-cell office:value-type="float" office:value="0.151364" calcext:value-type="float">
            <text:p>0.151364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21519" calcext:value-type="float">
            <text:p>21519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5"/>
          <table:table-cell office:value-type="float" office:value="20260" calcext:value-type="float">
            <text:p>20260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AB101]-[.AB10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078" calcext:value-type="float">
            <text:p>38078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formula="of:=[.A102]-[.A101]" office:value-type="float" office:value="-23" calcext:value-type="float">
            <text:p>-23</text:p>
          </table:table-cell>
          <table:table-cell table:number-columns-repeated="8"/>
          <table:table-cell office:value-type="float" office:value="26031" calcext:value-type="float">
            <text:p>26031</text:p>
          </table:table-cell>
          <table:table-cell office:value-type="float" office:value="0.122273" calcext:value-type="float">
            <text:p>0.122273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2"/>
          <table:table-cell office:value-type="float" office:value="28298" calcext:value-type="float">
            <text:p>28298</text:p>
          </table:table-cell>
          <table:table-cell office:value-type="float" office:value="-0.019091" calcext:value-type="float">
            <text:p>-0.019091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5"/>
          <table:table-cell office:value-type="float" office:value="20362" calcext:value-type="float">
            <text:p>20362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AB102]-[.AB10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055" calcext:value-type="float">
            <text:p>38055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formula="of:=[.A103]-[.A102]" office:value-type="float" office:value="-23" calcext:value-type="float">
            <text:p>-23</text:p>
          </table:table-cell>
          <table:table-cell table:number-columns-repeated="8"/>
          <table:table-cell office:value-type="float" office:value="26053" calcext:value-type="float">
            <text:p>26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2"/>
          <table:table-cell office:value-type="float" office:value="21246" calcext:value-type="float">
            <text:p>21246</text:p>
          </table:table-cell>
          <table:table-cell office:value-type="float" office:value="0.067273" calcext:value-type="float">
            <text:p>0.067273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5"/>
          <table:table-cell office:value-type="float" office:value="20464" calcext:value-type="float">
            <text:p>20464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AB103]-[.AB10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033" calcext:value-type="float">
            <text:p>38033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formula="of:=[.A104]-[.A103]" office:value-type="float" office:value="-22" calcext:value-type="float">
            <text:p>-22</text:p>
          </table:table-cell>
          <table:table-cell table:number-columns-repeated="8"/>
          <table:table-cell office:value-type="float" office:value="26076" calcext:value-type="float">
            <text:p>26076</text:p>
          </table:table-cell>
          <table:table-cell office:value-type="float" office:value="0.080909" calcext:value-type="float">
            <text:p>0.0809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35259" calcext:value-type="float">
            <text:p>35259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5"/>
          <table:table-cell office:value-type="float" office:value="20567" calcext:value-type="float">
            <text:p>20567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104]-[.AB10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formula="of:=[.A105]-[.A104]" office:value-type="float" office:value="-23" calcext:value-type="float">
            <text:p>-23</text:p>
          </table:table-cell>
          <table:table-cell table:number-columns-repeated="8"/>
          <table:table-cell office:value-type="float" office:value="26099" calcext:value-type="float">
            <text:p>26099</text:p>
          </table:table-cell>
          <table:table-cell office:value-type="float" office:value="0.080455" calcext:value-type="float">
            <text:p>0.080455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006494" calcext:value-type="float">
            <text:p>0.006494</text:p>
          </table:table-cell>
          <table:table-cell table:number-columns-repeated="2"/>
          <table:table-cell office:value-type="float" office:value="27775" calcext:value-type="float">
            <text:p>27775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5"/>
          <table:table-cell office:value-type="float" office:value="20669" calcext:value-type="float">
            <text:p>20669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105]-[.AB10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987" calcext:value-type="float">
            <text:p>37987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formula="of:=[.A106]-[.A105]" office:value-type="float" office:value="-23" calcext:value-type="float">
            <text:p>-23</text:p>
          </table:table-cell>
          <table:table-cell table:number-columns-repeated="8"/>
          <table:table-cell office:value-type="float" office:value="26122" calcext:value-type="float">
            <text:p>26122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131818" calcext:value-type="float">
            <text:p>0.131818</text:p>
          </table:table-cell>
          <table:table-cell office:value-type="float" office:value="0.00465" calcext:value-type="float">
            <text:p>0.00465</text:p>
          </table:table-cell>
          <table:table-cell table:number-columns-repeated="2"/>
          <table:table-cell office:value-type="float" office:value="31824" calcext:value-type="float">
            <text:p>3182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5"/>
          <table:table-cell office:value-type="float" office:value="20772" calcext:value-type="float">
            <text:p>20772</text:p>
          </table:table-cell>
          <table:table-cell office:value-type="float" office:value="349.360474" calcext:value-type="float">
            <text:p>349.36047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106]-[.AB10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964" calcext:value-type="float">
            <text:p>37964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formula="of:=[.A107]-[.A106]" office:value-type="float" office:value="-23" calcext:value-type="float">
            <text:p>-23</text:p>
          </table:table-cell>
          <table:table-cell table:number-columns-repeated="8"/>
          <table:table-cell office:value-type="float" office:value="26144" calcext:value-type="float">
            <text:p>26144</text:p>
          </table:table-cell>
          <table:table-cell office:value-type="float" office:value="0.092727" calcext:value-type="float">
            <text:p>0.092727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2"/>
          <table:table-cell office:value-type="float" office:value="34008" calcext:value-type="float">
            <text:p>3400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5"/>
          <table:table-cell office:value-type="float" office:value="20874" calcext:value-type="float">
            <text:p>20874</text:p>
          </table:table-cell>
          <table:table-cell office:value-type="float" office:value="349.41275" calcext:value-type="float">
            <text:p>349.41275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AB107]-[.AB10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942" calcext:value-type="float">
            <text:p>37942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formula="of:=[.A108]-[.A107]" office:value-type="float" office:value="-22" calcext:value-type="float">
            <text:p>-22</text:p>
          </table:table-cell>
          <table:table-cell table:number-columns-repeated="8"/>
          <table:table-cell office:value-type="float" office:value="26167" calcext:value-type="float">
            <text:p>26167</text:p>
          </table:table-cell>
          <table:table-cell office:value-type="float" office:value="0.101818" calcext:value-type="float">
            <text:p>0.101818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31642" calcext:value-type="float">
            <text:p>31642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5"/>
          <table:table-cell office:value-type="float" office:value="20976" calcext:value-type="float">
            <text:p>20976</text:p>
          </table:table-cell>
          <table:table-cell office:value-type="float" office:value="349.448669" calcext:value-type="float">
            <text:p>349.44866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AB108]-[.AB1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919" calcext:value-type="float">
            <text:p>37919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formula="of:=[.A109]-[.A108]" office:value-type="float" office:value="-23" calcext:value-type="float">
            <text:p>-23</text:p>
          </table:table-cell>
          <table:table-cell table:number-columns-repeated="8"/>
          <table:table-cell office:value-type="float" office:value="26190" calcext:value-type="float">
            <text:p>26190</text:p>
          </table:table-cell>
          <table:table-cell office:value-type="float" office:value="0.128636" calcext:value-type="float">
            <text:p>0.128636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2"/>
          <table:table-cell office:value-type="float" office:value="35509" calcext:value-type="float">
            <text:p>35509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5"/>
          <table:table-cell office:value-type="float" office:value="21079" calcext:value-type="float">
            <text:p>2107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AB109]-[.AB10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896" calcext:value-type="float">
            <text:p>37896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formula="of:=[.A110]-[.A109]" office:value-type="float" office:value="-23" calcext:value-type="float">
            <text:p>-23</text:p>
          </table:table-cell>
          <table:table-cell table:number-columns-repeated="8"/>
          <table:table-cell office:value-type="float" office:value="26213" calcext:value-type="float">
            <text:p>26213</text:p>
          </table:table-cell>
          <table:table-cell office:value-type="float" office:value="0.132273" calcext:value-type="float">
            <text:p>0.132273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0.007135" calcext:value-type="float">
            <text:p>0.007135</text:p>
          </table:table-cell>
          <table:table-cell table:number-columns-repeated="2"/>
          <table:table-cell office:value-type="float" office:value="24363" calcext:value-type="float">
            <text:p>24363</text:p>
          </table:table-cell>
          <table:table-cell office:value-type="float" office:value="0.108182" calcext:value-type="float">
            <text:p>0.1081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5"/>
          <table:table-cell office:value-type="float" office:value="21181" calcext:value-type="float">
            <text:p>21181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AB110]-[.AB10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873" calcext:value-type="float">
            <text:p>37873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formula="of:=[.A111]-[.A110]" office:value-type="float" office:value="-23" calcext:value-type="float">
            <text:p>-23</text:p>
          </table:table-cell>
          <table:table-cell table:number-columns-repeated="8"/>
          <table:table-cell office:value-type="float" office:value="26235" calcext:value-type="float">
            <text:p>26235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2"/>
          <table:table-cell office:value-type="float" office:value="31619" calcext:value-type="float">
            <text:p>31619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5"/>
          <table:table-cell office:value-type="float" office:value="21283" calcext:value-type="float">
            <text:p>21283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111]-[.AB1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851" calcext:value-type="float">
            <text:p>37851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formula="of:=[.A112]-[.A111]" office:value-type="float" office:value="-22" calcext:value-type="float">
            <text:p>-22</text:p>
          </table:table-cell>
          <table:table-cell table:number-columns-repeated="8"/>
          <table:table-cell office:value-type="float" office:value="26258" calcext:value-type="float">
            <text:p>26258</text:p>
          </table:table-cell>
          <table:table-cell office:value-type="float" office:value="0.119091" calcext:value-type="float">
            <text:p>0.119091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2"/>
          <table:table-cell office:value-type="float" office:value="30436" calcext:value-type="float">
            <text:p>30436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5"/>
          <table:table-cell office:value-type="float" office:value="21386" calcext:value-type="float">
            <text:p>21386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AB112]-[.AB11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828" calcext:value-type="float">
            <text:p>37828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formula="of:=[.A113]-[.A112]" office:value-type="float" office:value="-23" calcext:value-type="float">
            <text:p>-23</text:p>
          </table:table-cell>
          <table:table-cell table:number-columns-repeated="8"/>
          <table:table-cell office:value-type="float" office:value="26281" calcext:value-type="float">
            <text:p>26281</text:p>
          </table:table-cell>
          <table:table-cell office:value-type="float" office:value="0.110909" calcext:value-type="float">
            <text:p>0.110909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2"/>
          <table:table-cell office:value-type="float" office:value="25022" calcext:value-type="float">
            <text:p>25022</text:p>
          </table:table-cell>
          <table:table-cell office:value-type="float" office:value="-0.039091" calcext:value-type="float">
            <text:p>-0.0390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5"/>
          <table:table-cell office:value-type="float" office:value="21488" calcext:value-type="float">
            <text:p>2148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AB113]-[.AB1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805" calcext:value-type="float">
            <text:p>37805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formula="of:=[.A114]-[.A113]" office:value-type="float" office:value="-23" calcext:value-type="float">
            <text:p>-23</text:p>
          </table:table-cell>
          <table:table-cell table:number-columns-repeated="8"/>
          <table:table-cell office:value-type="float" office:value="26304" calcext:value-type="float">
            <text:p>26304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2"/>
          <table:table-cell office:value-type="float" office:value="21269" calcext:value-type="float">
            <text:p>21269</text:p>
          </table:table-cell>
          <table:table-cell office:value-type="float" office:value="0.092273" calcext:value-type="float">
            <text:p>0.092273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5"/>
          <table:table-cell office:value-type="float" office:value="21591" calcext:value-type="float">
            <text:p>21591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AB114]-[.AB11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782" calcext:value-type="float">
            <text:p>37782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formula="of:=[.A115]-[.A114]" office:value-type="float" office:value="-23" calcext:value-type="float">
            <text:p>-23</text:p>
          </table:table-cell>
          <table:table-cell table:number-columns-repeated="8"/>
          <table:table-cell office:value-type="float" office:value="26326" calcext:value-type="float">
            <text:p>26326</text:p>
          </table:table-cell>
          <table:table-cell office:value-type="float" office:value="0.074091" calcext:value-type="float">
            <text:p>0.074091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2"/>
          <table:table-cell office:value-type="float" office:value="33871" calcext:value-type="float">
            <text:p>33871</text:p>
          </table:table-cell>
          <table:table-cell office:value-type="float" office:value="0.088182" calcext:value-type="float">
            <text:p>0.088182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5"/>
          <table:table-cell office:value-type="float" office:value="21693" calcext:value-type="float">
            <text:p>21693</text:p>
          </table:table-cell>
          <table:table-cell office:value-type="float" office:value="349.399567" calcext:value-type="float">
            <text:p>349.399567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3187" calcext:value-type="float">
            <text:p>12.33187</text:p>
          </table:table-cell>
          <table:table-cell table:formula="of:=[.AB115]-[.AB11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760" calcext:value-type="float">
            <text:p>37760</text:p>
          </table:table-cell>
          <table:table-cell office:value-type="float" office:value="0.131818" calcext:value-type="float">
            <text:p>0.131818</text:p>
          </table:table-cell>
          <table:table-cell office:value-type="float" office:value="0.00465" calcext:value-type="float">
            <text:p>0.00465</text:p>
          </table:table-cell>
          <table:table-cell table:formula="of:=[.A116]-[.A115]" office:value-type="float" office:value="-22" calcext:value-type="float">
            <text:p>-22</text:p>
          </table:table-cell>
          <table:table-cell table:number-columns-repeated="8"/>
          <table:table-cell office:value-type="float" office:value="26349" calcext:value-type="float">
            <text:p>26349</text:p>
          </table:table-cell>
          <table:table-cell office:value-type="float" office:value="0.099091" calcext:value-type="float">
            <text:p>0.099091</text:p>
          </table:table-cell>
          <table:table-cell office:value-type="float" office:value="0.265909" calcext:value-type="float">
            <text:p>0.265909</text:p>
          </table:table-cell>
          <table:table-cell office:value-type="float" office:value="0.00938" calcext:value-type="float">
            <text:p>0.00938</text:p>
          </table:table-cell>
          <table:table-cell table:number-columns-repeated="2"/>
          <table:table-cell office:value-type="float" office:value="34303" calcext:value-type="float">
            <text:p>34303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5"/>
          <table:table-cell office:value-type="float" office:value="21795" calcext:value-type="float">
            <text:p>21795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AB116]-[.AB11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737" calcext:value-type="float">
            <text:p>37737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formula="of:=[.A117]-[.A116]" office:value-type="float" office:value="-23" calcext:value-type="float">
            <text:p>-23</text:p>
          </table:table-cell>
          <table:table-cell table:number-columns-repeated="8"/>
          <table:table-cell office:value-type="float" office:value="26372" calcext:value-type="float">
            <text:p>26372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2"/>
          <table:table-cell office:value-type="float" office:value="32938" calcext:value-type="float">
            <text:p>32938</text:p>
          </table:table-cell>
          <table:table-cell office:value-type="float" office:value="-0.008182" calcext:value-type="float">
            <text:p>-0.008182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5"/>
          <table:table-cell office:value-type="float" office:value="21898" calcext:value-type="float">
            <text:p>21898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AB117]-[.AB11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714" calcext:value-type="float">
            <text:p>37714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4249" calcext:value-type="float">
            <text:p>-0.004249</text:p>
          </table:table-cell>
          <table:table-cell table:formula="of:=[.A118]-[.A117]" office:value-type="float" office:value="-23" calcext:value-type="float">
            <text:p>-23</text:p>
          </table:table-cell>
          <table:table-cell table:number-columns-repeated="8"/>
          <table:table-cell office:value-type="float" office:value="26395" calcext:value-type="float">
            <text:p>26395</text:p>
          </table:table-cell>
          <table:table-cell office:value-type="float" office:value="0.125909" calcext:value-type="float">
            <text:p>0.12590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2"/>
          <table:table-cell office:value-type="float" office:value="22315" calcext:value-type="float">
            <text:p>22315</text:p>
          </table:table-cell>
          <table:table-cell office:value-type="float" office:value="-0.042727" calcext:value-type="float">
            <text:p>-0.042727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5"/>
          <table:table-cell office:value-type="float" office:value="22000" calcext:value-type="float">
            <text:p>22000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AB118]-[.AB11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691" calcext:value-type="float">
            <text:p>37691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formula="of:=[.A119]-[.A118]" office:value-type="float" office:value="-23" calcext:value-type="float">
            <text:p>-23</text:p>
          </table:table-cell>
          <table:table-cell table:number-columns-repeated="8"/>
          <table:table-cell office:value-type="float" office:value="26417" calcext:value-type="float">
            <text:p>26417</text:p>
          </table:table-cell>
          <table:table-cell office:value-type="float" office:value="0.129091" calcext:value-type="float">
            <text:p>0.129091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2"/>
          <table:table-cell office:value-type="float" office:value="21178" calcext:value-type="float">
            <text:p>21178</text:p>
          </table:table-cell>
          <table:table-cell office:value-type="float" office:value="-0.059545" calcext:value-type="float">
            <text:p>-0.059545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5"/>
          <table:table-cell office:value-type="float" office:value="22103" calcext:value-type="float">
            <text:p>22103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638641" calcext:value-type="float">
            <text:p>349.638641</text:p>
          </table:table-cell>
          <table:table-cell office:value-type="float" office:value="12.333154" calcext:value-type="float">
            <text:p>12.333154</text:p>
          </table:table-cell>
          <table:table-cell table:formula="of:=[.AB119]-[.AB11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669" calcext:value-type="float">
            <text:p>37669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06173" calcext:value-type="float">
            <text:p>-0.006173</text:p>
          </table:table-cell>
          <table:table-cell table:formula="of:=[.A120]-[.A119]" office:value-type="float" office:value="-22" calcext:value-type="float">
            <text:p>-22</text:p>
          </table:table-cell>
          <table:table-cell table:number-columns-repeated="8"/>
          <table:table-cell office:value-type="float" office:value="26440" calcext:value-type="float">
            <text:p>26440</text:p>
          </table:table-cell>
          <table:table-cell office:value-type="float" office:value="0.136818" calcext:value-type="float">
            <text:p>0.136818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24567" calcext:value-type="float">
            <text:p>24567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205" calcext:value-type="float">
            <text:p>22205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120]-[.AB11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646" calcext:value-type="float">
            <text:p>37646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5772" calcext:value-type="float">
            <text:p>-0.005772</text:p>
          </table:table-cell>
          <table:table-cell table:formula="of:=[.A121]-[.A120]" office:value-type="float" office:value="-23" calcext:value-type="float">
            <text:p>-23</text:p>
          </table:table-cell>
          <table:table-cell table:number-columns-repeated="8"/>
          <table:table-cell office:value-type="float" office:value="26463" calcext:value-type="float">
            <text:p>26463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007696" calcext:value-type="float">
            <text:p>0.007696</text:p>
          </table:table-cell>
          <table:table-cell table:number-columns-repeated="2"/>
          <table:table-cell office:value-type="float" office:value="33348" calcext:value-type="float">
            <text:p>33348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307" calcext:value-type="float">
            <text:p>22307</text:p>
          </table:table-cell>
          <table:table-cell office:value-type="float" office:value="349.393158" calcext:value-type="float">
            <text:p>349.39315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AB121]-[.AB12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623" calcext:value-type="float">
            <text:p>37623</text:p>
          </table:table-cell>
          <table:table-cell office:value-type="float" office:value="-0.256818" calcext:value-type="float">
            <text:p>-0.256818</text:p>
          </table:table-cell>
          <table:table-cell office:value-type="float" office:value="-0.009059" calcext:value-type="float">
            <text:p>-0.009059</text:p>
          </table:table-cell>
          <table:table-cell table:formula="of:=[.A122]-[.A121]" office:value-type="float" office:value="-23" calcext:value-type="float">
            <text:p>-23</text:p>
          </table:table-cell>
          <table:table-cell table:number-columns-repeated="8"/>
          <table:table-cell office:value-type="float" office:value="26486" calcext:value-type="float">
            <text:p>26486</text:p>
          </table:table-cell>
          <table:table-cell office:value-type="float" office:value="0.120909" calcext:value-type="float">
            <text:p>0.120909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2"/>
          <table:table-cell office:value-type="float" office:value="20132" calcext:value-type="float">
            <text:p>20132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410" calcext:value-type="float">
            <text:p>22410</text:p>
          </table:table-cell>
          <table:table-cell office:value-type="float" office:value="349.389069" calcext:value-type="float">
            <text:p>349.38906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122]-[.AB12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-0.311364" calcext:value-type="float">
            <text:p>-0.311364</text:p>
          </table:table-cell>
          <table:table-cell office:value-type="float" office:value="-0.010983" calcext:value-type="float">
            <text:p>-0.010983</text:p>
          </table:table-cell>
          <table:table-cell table:formula="of:=[.A123]-[.A122]" office:value-type="float" office:value="-23" calcext:value-type="float">
            <text:p>-23</text:p>
          </table:table-cell>
          <table:table-cell table:number-columns-repeated="8"/>
          <table:table-cell office:value-type="float" office:value="26508" calcext:value-type="float">
            <text:p>26508</text:p>
          </table:table-cell>
          <table:table-cell office:value-type="float" office:value="0.080909" calcext:value-type="float">
            <text:p>0.080909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2"/>
          <table:table-cell office:value-type="float" office:value="26000" calcext:value-type="float">
            <text:p>26000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512" calcext:value-type="float">
            <text:p>22512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123]-[.AB12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578" calcext:value-type="float">
            <text:p>37578</text:p>
          </table:table-cell>
          <table:table-cell office:value-type="float" office:value="-0.384091" calcext:value-type="float">
            <text:p>-0.384091</text:p>
          </table:table-cell>
          <table:table-cell office:value-type="float" office:value="-0.013548" calcext:value-type="float">
            <text:p>-0.013548</text:p>
          </table:table-cell>
          <table:table-cell table:formula="of:=[.A124]-[.A123]" office:value-type="float" office:value="-22" calcext:value-type="float">
            <text:p>-22</text:p>
          </table:table-cell>
          <table:table-cell table:number-columns-repeated="8"/>
          <table:table-cell office:value-type="float" office:value="26531" calcext:value-type="float">
            <text:p>26531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256818" calcext:value-type="float">
            <text:p>0.256818</text:p>
          </table:table-cell>
          <table:table-cell office:value-type="float" office:value="0.009059" calcext:value-type="float">
            <text:p>0.009059</text:p>
          </table:table-cell>
          <table:table-cell table:number-columns-repeated="2"/>
          <table:table-cell office:value-type="float" office:value="34599" calcext:value-type="float">
            <text:p>34599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614" calcext:value-type="float">
            <text:p>22614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AB124]-[.AB12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555" calcext:value-type="float">
            <text:p>3755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097" calcext:value-type="float">
            <text:p>-0.0097</text:p>
          </table:table-cell>
          <table:table-cell table:formula="of:=[.A125]-[.A124]" office:value-type="float" office:value="-23" calcext:value-type="float">
            <text:p>-23</text:p>
          </table:table-cell>
          <table:table-cell table:number-columns-repeated="8"/>
          <table:table-cell office:value-type="float" office:value="26554" calcext:value-type="float">
            <text:p>26554</text:p>
          </table:table-cell>
          <table:table-cell office:value-type="float" office:value="0.128636" calcext:value-type="float">
            <text:p>0.128636</text:p>
          </table:table-cell>
          <table:table-cell office:value-type="float" office:value="0.263636" calcext:value-type="float">
            <text:p>0.263636</text:p>
          </table:table-cell>
          <table:table-cell office:value-type="float" office:value="0.0093" calcext:value-type="float">
            <text:p>0.0093</text:p>
          </table:table-cell>
          <table:table-cell table:number-columns-repeated="2"/>
          <table:table-cell office:value-type="float" office:value="23089" calcext:value-type="float">
            <text:p>23089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717" calcext:value-type="float">
            <text:p>22717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125]-[.AB12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532" calcext:value-type="float">
            <text:p>37532</text:p>
          </table:table-cell>
          <table:table-cell office:value-type="float" office:value="-0.336364" calcext:value-type="float">
            <text:p>-0.336364</text:p>
          </table:table-cell>
          <table:table-cell office:value-type="float" office:value="-0.011865" calcext:value-type="float">
            <text:p>-0.011865</text:p>
          </table:table-cell>
          <table:table-cell table:formula="of:=[.A126]-[.A125]" office:value-type="float" office:value="-23" calcext:value-type="float">
            <text:p>-23</text:p>
          </table:table-cell>
          <table:table-cell table:number-columns-repeated="8"/>
          <table:table-cell office:value-type="float" office:value="26577" calcext:value-type="float">
            <text:p>26577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2"/>
          <table:table-cell office:value-type="float" office:value="34826" calcext:value-type="float">
            <text:p>34826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819" calcext:value-type="float">
            <text:p>22819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126]-[.AB12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509" calcext:value-type="float">
            <text:p>37509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formula="of:=[.A127]-[.A126]" office:value-type="float" office:value="-23" calcext:value-type="float">
            <text:p>-23</text:p>
          </table:table-cell>
          <table:table-cell table:number-columns-repeated="8"/>
          <table:table-cell office:value-type="float" office:value="26599" calcext:value-type="float">
            <text:p>26599</text:p>
          </table:table-cell>
          <table:table-cell office:value-type="float" office:value="0.117273" calcext:value-type="float">
            <text:p>0.117273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2"/>
          <table:table-cell office:value-type="float" office:value="30186" calcext:value-type="float">
            <text:p>30186</text:p>
          </table:table-cell>
          <table:table-cell office:value-type="float" office:value="-0.041364" calcext:value-type="float">
            <text:p>-0.041364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5"/>
          <table:table-cell office:value-type="float" office:value="22922" calcext:value-type="float">
            <text:p>22922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127]-[.AB12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487" calcext:value-type="float">
            <text:p>37487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formula="of:=[.A128]-[.A127]" office:value-type="float" office:value="-22" calcext:value-type="float">
            <text:p>-22</text:p>
          </table:table-cell>
          <table:table-cell table:number-columns-repeated="8"/>
          <table:table-cell office:value-type="float" office:value="26622" calcext:value-type="float">
            <text:p>26622</text:p>
          </table:table-cell>
          <table:table-cell office:value-type="float" office:value="0.122273" calcext:value-type="float">
            <text:p>0.122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8616" calcext:value-type="float">
            <text:p>28616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5"/>
          <table:table-cell office:value-type="float" office:value="23024" calcext:value-type="float">
            <text:p>23024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AB128]-[.AB1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464" calcext:value-type="float">
            <text:p>37464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formula="of:=[.A129]-[.A128]" office:value-type="float" office:value="-23" calcext:value-type="float">
            <text:p>-23</text:p>
          </table:table-cell>
          <table:table-cell table:number-columns-repeated="8"/>
          <table:table-cell office:value-type="float" office:value="26645" calcext:value-type="float">
            <text:p>26645</text:p>
          </table:table-cell>
          <table:table-cell office:value-type="float" office:value="0.164545" calcext:value-type="float">
            <text:p>0.164545</text:p>
          </table:table-cell>
          <table:table-cell office:value-type="float" office:value="0.468182" calcext:value-type="float">
            <text:p>0.468182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27797" calcext:value-type="float">
            <text:p>27797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5"/>
          <table:table-cell office:value-type="float" office:value="23126" calcext:value-type="float">
            <text:p>23126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129]-[.AB1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441" calcext:value-type="float">
            <text:p>37441</text:p>
          </table:table-cell>
          <table:table-cell office:value-type="float" office:value="-0.254545" calcext:value-type="float">
            <text:p>-0.254545</text:p>
          </table:table-cell>
          <table:table-cell office:value-type="float" office:value="-0.008979" calcext:value-type="float">
            <text:p>-0.008979</text:p>
          </table:table-cell>
          <table:table-cell table:formula="of:=[.A130]-[.A129]" office:value-type="float" office:value="-23" calcext:value-type="float">
            <text:p>-23</text:p>
          </table:table-cell>
          <table:table-cell table:number-columns-repeated="8"/>
          <table:table-cell office:value-type="float" office:value="26668" calcext:value-type="float">
            <text:p>26668</text:p>
          </table:table-cell>
          <table:table-cell office:value-type="float" office:value="0.126818" calcext:value-type="float">
            <text:p>0.12681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21929" calcext:value-type="float">
            <text:p>21929</text:p>
          </table:table-cell>
          <table:table-cell office:value-type="float" office:value="-0.030455" calcext:value-type="float">
            <text:p>-0.030455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5"/>
          <table:table-cell office:value-type="float" office:value="23229" calcext:value-type="float">
            <text:p>23229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AB130]-[.AB12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418" calcext:value-type="float">
            <text:p>37418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formula="of:=[.A131]-[.A130]" office:value-type="float" office:value="-23" calcext:value-type="float">
            <text:p>-23</text:p>
          </table:table-cell>
          <table:table-cell table:number-columns-repeated="8"/>
          <table:table-cell office:value-type="float" office:value="26690" calcext:value-type="float">
            <text:p>26690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2"/>
          <table:table-cell office:value-type="float" office:value="23521" calcext:value-type="float">
            <text:p>2352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5"/>
          <table:table-cell office:value-type="float" office:value="23331" calcext:value-type="float">
            <text:p>23331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AB131]-[.AB13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396" calcext:value-type="float">
            <text:p>37396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formula="of:=[.A132]-[.A131]" office:value-type="float" office:value="-22" calcext:value-type="float">
            <text:p>-22</text:p>
          </table:table-cell>
          <table:table-cell table:number-columns-repeated="8"/>
          <table:table-cell office:value-type="float" office:value="26713" calcext:value-type="float">
            <text:p>26713</text:p>
          </table:table-cell>
          <table:table-cell office:value-type="float" office:value="0.139091" calcext:value-type="float">
            <text:p>0.139091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2"/>
          <table:table-cell office:value-type="float" office:value="23839" calcext:value-type="float">
            <text:p>23839</text:p>
          </table:table-cell>
          <table:table-cell office:value-type="float" office:value="0.09" calcext:value-type="float">
            <text:p>0.09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5"/>
          <table:table-cell office:value-type="float" office:value="23433" calcext:value-type="float">
            <text:p>2343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AB132]-[.AB13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373" calcext:value-type="float">
            <text:p>3737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formula="of:=[.A133]-[.A132]" office:value-type="float" office:value="-23" calcext:value-type="float">
            <text:p>-23</text:p>
          </table:table-cell>
          <table:table-cell table:number-columns-repeated="8"/>
          <table:table-cell office:value-type="float" office:value="26736" calcext:value-type="float">
            <text:p>26736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2"/>
          <table:table-cell office:value-type="float" office:value="34644" calcext:value-type="float">
            <text:p>34644</text:p>
          </table:table-cell>
          <table:table-cell office:value-type="float" office:value="0.058636" calcext:value-type="float">
            <text:p>0.058636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5"/>
          <table:table-cell office:value-type="float" office:value="23536" calcext:value-type="float">
            <text:p>23536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AB133]-[.AB13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formula="of:=[.A134]-[.A133]" office:value-type="float" office:value="-23" calcext:value-type="float">
            <text:p>-23</text:p>
          </table:table-cell>
          <table:table-cell table:number-columns-repeated="8"/>
          <table:table-cell office:value-type="float" office:value="26759" calcext:value-type="float">
            <text:p>26759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2"/>
          <table:table-cell office:value-type="float" office:value="31596" calcext:value-type="float">
            <text:p>31596</text:p>
          </table:table-cell>
          <table:table-cell office:value-type="float" office:value="-0.002727" calcext:value-type="float">
            <text:p>-0.002727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5"/>
          <table:table-cell office:value-type="float" office:value="23638" calcext:value-type="float">
            <text:p>23638</text:p>
          </table:table-cell>
          <table:table-cell office:value-type="float" office:value="349.34906" calcext:value-type="float">
            <text:p>349.3490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AB134]-[.AB13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327" calcext:value-type="float">
            <text:p>37327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formula="of:=[.A135]-[.A134]" office:value-type="float" office:value="-23" calcext:value-type="float">
            <text:p>-23</text:p>
          </table:table-cell>
          <table:table-cell table:number-columns-repeated="8"/>
          <table:table-cell office:value-type="float" office:value="26781" calcext:value-type="float">
            <text:p>26781</text:p>
          </table:table-cell>
          <table:table-cell office:value-type="float" office:value="0.050909" calcext:value-type="float">
            <text:p>0.050909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2"/>
          <table:table-cell office:value-type="float" office:value="33098" calcext:value-type="float">
            <text:p>33098</text:p>
          </table:table-cell>
          <table:table-cell office:value-type="float" office:value="-0.003182" calcext:value-type="float">
            <text:p>-0.003182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5"/>
          <table:table-cell office:value-type="float" office:value="23741" calcext:value-type="float">
            <text:p>23741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AB135]-[.AB13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305" calcext:value-type="float">
            <text:p>3730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08818" calcext:value-type="float">
            <text:p>-0.008818</text:p>
          </table:table-cell>
          <table:table-cell table:formula="of:=[.A136]-[.A135]" office:value-type="float" office:value="-22" calcext:value-type="float">
            <text:p>-22</text:p>
          </table:table-cell>
          <table:table-cell table:number-columns-repeated="8"/>
          <table:table-cell office:value-type="float" office:value="26804" calcext:value-type="float">
            <text:p>26804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-0.193182" calcext:value-type="float">
            <text:p>-0.193182</text:p>
          </table:table-cell>
          <table:table-cell office:value-type="float" office:value="-0.006814" calcext:value-type="float">
            <text:p>-0.006814</text:p>
          </table:table-cell>
          <table:table-cell table:number-columns-repeated="2"/>
          <table:table-cell office:value-type="float" office:value="22270" calcext:value-type="float">
            <text:p>22270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5"/>
          <table:table-cell office:value-type="float" office:value="23843" calcext:value-type="float">
            <text:p>23843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136]-[.AB13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282" calcext:value-type="float">
            <text:p>37282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formula="of:=[.A137]-[.A136]" office:value-type="float" office:value="-23" calcext:value-type="float">
            <text:p>-23</text:p>
          </table:table-cell>
          <table:table-cell table:number-columns-repeated="8"/>
          <table:table-cell office:value-type="float" office:value="26827" calcext:value-type="float">
            <text:p>268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23134" calcext:value-type="float">
            <text:p>23134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04008" calcext:value-type="float">
            <text:p>0.004008</text:p>
          </table:table-cell>
          <table:table-cell table:number-columns-repeated="5"/>
          <table:table-cell office:value-type="float" office:value="23945" calcext:value-type="float">
            <text:p>23945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137]-[.AB1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259" calcext:value-type="float">
            <text:p>3725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formula="of:=[.A138]-[.A137]" office:value-type="float" office:value="-23" calcext:value-type="float">
            <text:p>-23</text:p>
          </table:table-cell>
          <table:table-cell table:number-columns-repeated="8"/>
          <table:table-cell office:value-type="float" office:value="26850" calcext:value-type="float">
            <text:p>26850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2"/>
          <table:table-cell office:value-type="float" office:value="32233" calcext:value-type="float">
            <text:p>32233</text:p>
          </table:table-cell>
          <table:table-cell office:value-type="float" office:value="-0.049091" calcext:value-type="float">
            <text:p>-0.049091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04008" calcext:value-type="float">
            <text:p>0.004008</text:p>
          </table:table-cell>
          <table:table-cell table:number-columns-repeated="5"/>
          <table:table-cell office:value-type="float" office:value="24048" calcext:value-type="float">
            <text:p>2404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AB138]-[.AB13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236" calcext:value-type="float">
            <text:p>37236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formula="of:=[.A139]-[.A138]" office:value-type="float" office:value="-23" calcext:value-type="float">
            <text:p>-23</text:p>
          </table:table-cell>
          <table:table-cell table:number-columns-repeated="8"/>
          <table:table-cell office:value-type="float" office:value="26872" calcext:value-type="float">
            <text:p>26872</text:p>
          </table:table-cell>
          <table:table-cell office:value-type="float" office:value="-0.035909" calcext:value-type="float">
            <text:p>-0.035909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2"/>
          <table:table-cell office:value-type="float" office:value="35554" calcext:value-type="float">
            <text:p>35554</text:p>
          </table:table-cell>
          <table:table-cell office:value-type="float" office:value="0.048182" calcext:value-type="float">
            <text:p>0.048182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5"/>
          <table:table-cell office:value-type="float" office:value="24150" calcext:value-type="float">
            <text:p>24150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AB139]-[.AB13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214" calcext:value-type="float">
            <text:p>37214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formula="of:=[.A140]-[.A139]" office:value-type="float" office:value="-22" calcext:value-type="float">
            <text:p>-22</text:p>
          </table:table-cell>
          <table:table-cell table:number-columns-repeated="8"/>
          <table:table-cell office:value-type="float" office:value="26895" calcext:value-type="float">
            <text:p>26895</text:p>
          </table:table-cell>
          <table:table-cell office:value-type="float" office:value="-0.016818" calcext:value-type="float">
            <text:p>-0.016818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27001" calcext:value-type="float">
            <text:p>27001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5"/>
          <table:table-cell office:value-type="float" office:value="24252" calcext:value-type="float">
            <text:p>24252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AB140]-[.AB13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191" calcext:value-type="float">
            <text:p>37191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formula="of:=[.A141]-[.A140]" office:value-type="float" office:value="-23" calcext:value-type="float">
            <text:p>-23</text:p>
          </table:table-cell>
          <table:table-cell table:number-columns-repeated="8"/>
          <table:table-cell office:value-type="float" office:value="26918" calcext:value-type="float">
            <text:p>2691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2"/>
          <table:table-cell office:value-type="float" office:value="19995" calcext:value-type="float">
            <text:p>19995</text:p>
          </table:table-cell>
          <table:table-cell office:value-type="float" office:value="-0.001818" calcext:value-type="float">
            <text:p>-0.001818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5"/>
          <table:table-cell office:value-type="float" office:value="24355" calcext:value-type="float">
            <text:p>24355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AB141]-[.AB14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168" calcext:value-type="float">
            <text:p>37168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formula="of:=[.A142]-[.A141]" office:value-type="float" office:value="-23" calcext:value-type="float">
            <text:p>-23</text:p>
          </table:table-cell>
          <table:table-cell table:number-columns-repeated="8"/>
          <table:table-cell office:value-type="float" office:value="26941" calcext:value-type="float">
            <text:p>26941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23930" calcext:value-type="float">
            <text:p>23930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5"/>
          <table:table-cell office:value-type="float" office:value="24457" calcext:value-type="float">
            <text:p>24457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142]-[.AB14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145" calcext:value-type="float">
            <text:p>37145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formula="of:=[.A143]-[.A142]" office:value-type="float" office:value="-23" calcext:value-type="float">
            <text:p>-23</text:p>
          </table:table-cell>
          <table:table-cell table:number-columns-repeated="8"/>
          <table:table-cell office:value-type="float" office:value="26963" calcext:value-type="float">
            <text:p>26963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2"/>
          <table:table-cell office:value-type="float" office:value="27979" calcext:value-type="float">
            <text:p>27979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5"/>
          <table:table-cell office:value-type="float" office:value="24560" calcext:value-type="float">
            <text:p>24560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AB143]-[.AB14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123" calcext:value-type="float">
            <text:p>37123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formula="of:=[.A144]-[.A143]" office:value-type="float" office:value="-22" calcext:value-type="float">
            <text:p>-22</text:p>
          </table:table-cell>
          <table:table-cell table:number-columns-repeated="8"/>
          <table:table-cell office:value-type="float" office:value="26986" calcext:value-type="float">
            <text:p>26986</text:p>
          </table:table-cell>
          <table:table-cell office:value-type="float" office:value="0.031364" calcext:value-type="float">
            <text:p>0.031364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2"/>
          <table:table-cell office:value-type="float" office:value="24044" calcext:value-type="float">
            <text:p>24044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5"/>
          <table:table-cell office:value-type="float" office:value="24662" calcext:value-type="float">
            <text:p>24662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AB144]-[.AB14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formula="of:=[.A145]-[.A144]" office:value-type="float" office:value="-23" calcext:value-type="float">
            <text:p>-23</text:p>
          </table:table-cell>
          <table:table-cell table:number-columns-repeated="8"/>
          <table:table-cell office:value-type="float" office:value="27009" calcext:value-type="float">
            <text:p>27009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17629" calcext:value-type="float">
            <text:p>17629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5"/>
          <table:table-cell office:value-type="float" office:value="24764" calcext:value-type="float">
            <text:p>24764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AB145]-[.AB14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077" calcext:value-type="float">
            <text:p>37077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formula="of:=[.A146]-[.A145]" office:value-type="float" office:value="-23" calcext:value-type="float">
            <text:p>-23</text:p>
          </table:table-cell>
          <table:table-cell table:number-columns-repeated="8"/>
          <table:table-cell office:value-type="float" office:value="27032" calcext:value-type="float">
            <text:p>27032</text:p>
          </table:table-cell>
          <table:table-cell office:value-type="float" office:value="0.032727" calcext:value-type="float">
            <text:p>0.032727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2"/>
          <table:table-cell office:value-type="float" office:value="24476" calcext:value-type="float">
            <text:p>24476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5"/>
          <table:table-cell office:value-type="float" office:value="24867" calcext:value-type="float">
            <text:p>24867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AB146]-[.AB14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054" calcext:value-type="float">
            <text:p>37054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formula="of:=[.A147]-[.A146]" office:value-type="float" office:value="-23" calcext:value-type="float">
            <text:p>-23</text:p>
          </table:table-cell>
          <table:table-cell table:number-columns-repeated="8"/>
          <table:table-cell office:value-type="float" office:value="27054" calcext:value-type="float">
            <text:p>27054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2"/>
          <table:table-cell office:value-type="float" office:value="29799" calcext:value-type="float">
            <text:p>29799</text:p>
          </table:table-cell>
          <table:table-cell office:value-type="float" office:value="0.023636" calcext:value-type="float">
            <text:p>0.023636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5"/>
          <table:table-cell office:value-type="float" office:value="24969" calcext:value-type="float">
            <text:p>24969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AB147]-[.AB14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032" calcext:value-type="float">
            <text:p>37032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formula="of:=[.A148]-[.A147]" office:value-type="float" office:value="-22" calcext:value-type="float">
            <text:p>-22</text:p>
          </table:table-cell>
          <table:table-cell table:number-columns-repeated="8"/>
          <table:table-cell office:value-type="float" office:value="27077" calcext:value-type="float">
            <text:p>27077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2"/>
          <table:table-cell office:value-type="float" office:value="20450" calcext:value-type="float">
            <text:p>20450</text:p>
          </table:table-cell>
          <table:table-cell office:value-type="float" office:value="0.039091" calcext:value-type="float">
            <text:p>0.039091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5"/>
          <table:table-cell office:value-type="float" office:value="25072" calcext:value-type="float">
            <text:p>25072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148]-[.AB14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009" calcext:value-type="float">
            <text:p>37009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formula="of:=[.A149]-[.A148]" office:value-type="float" office:value="-23" calcext:value-type="float">
            <text:p>-23</text:p>
          </table:table-cell>
          <table:table-cell table:number-columns-repeated="8"/>
          <table:table-cell office:value-type="float" office:value="27100" calcext:value-type="float">
            <text:p>27100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2"/>
          <table:table-cell office:value-type="float" office:value="23771" calcext:value-type="float">
            <text:p>23771</text:p>
          </table:table-cell>
          <table:table-cell office:value-type="float" office:value="0.01" calcext:value-type="float">
            <text:p>0.01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5"/>
          <table:table-cell office:value-type="float" office:value="25174" calcext:value-type="float">
            <text:p>2517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149]-[.AB14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986" calcext:value-type="float">
            <text:p>36986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formula="of:=[.A150]-[.A149]" office:value-type="float" office:value="-23" calcext:value-type="float">
            <text:p>-23</text:p>
          </table:table-cell>
          <table:table-cell table:number-columns-repeated="8"/>
          <table:table-cell office:value-type="float" office:value="27123" calcext:value-type="float">
            <text:p>27123</text:p>
          </table:table-cell>
          <table:table-cell office:value-type="float" office:value="-0.026818" calcext:value-type="float">
            <text:p>-0.026818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2"/>
          <table:table-cell office:value-type="float" office:value="28002" calcext:value-type="float">
            <text:p>28002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5"/>
          <table:table-cell office:value-type="float" office:value="25276" calcext:value-type="float">
            <text:p>25276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150]-[.AB14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963" calcext:value-type="float">
            <text:p>36963</text:p>
          </table:table-cell>
          <table:table-cell office:value-type="float" office:value="-0.245455" calcext:value-type="float">
            <text:p>-0.245455</text:p>
          </table:table-cell>
          <table:table-cell office:value-type="float" office:value="-0.008658" calcext:value-type="float">
            <text:p>-0.008658</text:p>
          </table:table-cell>
          <table:table-cell table:formula="of:=[.A151]-[.A150]" office:value-type="float" office:value="-23" calcext:value-type="float">
            <text:p>-23</text:p>
          </table:table-cell>
          <table:table-cell table:number-columns-repeated="8"/>
          <table:table-cell office:value-type="float" office:value="27145" calcext:value-type="float">
            <text:p>2714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2"/>
          <table:table-cell office:value-type="float" office:value="29913" calcext:value-type="float">
            <text:p>29913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5"/>
          <table:table-cell office:value-type="float" office:value="25379" calcext:value-type="float">
            <text:p>25379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151]-[.AB15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941" calcext:value-type="float">
            <text:p>36941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006975" calcext:value-type="float">
            <text:p>-0.006975</text:p>
          </table:table-cell>
          <table:table-cell table:formula="of:=[.A152]-[.A151]" office:value-type="float" office:value="-22" calcext:value-type="float">
            <text:p>-22</text:p>
          </table:table-cell>
          <table:table-cell table:number-columns-repeated="8"/>
          <table:table-cell office:value-type="float" office:value="27168" calcext:value-type="float">
            <text:p>27168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011865" calcext:value-type="float">
            <text:p>0.011865</text:p>
          </table:table-cell>
          <table:table-cell table:number-columns-repeated="2"/>
          <table:table-cell office:value-type="float" office:value="19972" calcext:value-type="float">
            <text:p>19972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5"/>
          <table:table-cell office:value-type="float" office:value="25481" calcext:value-type="float">
            <text:p>25481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152]-[.AB15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918" calcext:value-type="float">
            <text:p>36918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formula="of:=[.A153]-[.A152]" office:value-type="float" office:value="-23" calcext:value-type="float">
            <text:p>-23</text:p>
          </table:table-cell>
          <table:table-cell table:number-columns-repeated="8"/>
          <table:table-cell office:value-type="float" office:value="27191" calcext:value-type="float">
            <text:p>27191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0.25" calcext:value-type="float">
            <text:p>0.25</text:p>
          </table:table-cell>
          <table:table-cell office:value-type="float" office:value="0.008818" calcext:value-type="float">
            <text:p>0.008818</text:p>
          </table:table-cell>
          <table:table-cell table:number-columns-repeated="2"/>
          <table:table-cell office:value-type="float" office:value="17993" calcext:value-type="float">
            <text:p>17993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5"/>
          <table:table-cell office:value-type="float" office:value="25583" calcext:value-type="float">
            <text:p>2558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AB153]-[.AB1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895" calcext:value-type="float">
            <text:p>3689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formula="of:=[.A154]-[.A153]" office:value-type="float" office:value="-23" calcext:value-type="float">
            <text:p>-23</text:p>
          </table:table-cell>
          <table:table-cell table:number-columns-repeated="8"/>
          <table:table-cell office:value-type="float" office:value="27214" calcext:value-type="float">
            <text:p>272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35304" calcext:value-type="float">
            <text:p>35304</text:p>
          </table:table-cell>
          <table:table-cell office:value-type="float" office:value="0.032273" calcext:value-type="float">
            <text:p>0.032273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5"/>
          <table:table-cell office:value-type="float" office:value="25686" calcext:value-type="float">
            <text:p>2568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154]-[.AB15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872" calcext:value-type="float">
            <text:p>36872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formula="of:=[.A155]-[.A154]" office:value-type="float" office:value="-23" calcext:value-type="float">
            <text:p>-23</text:p>
          </table:table-cell>
          <table:table-cell table:number-columns-repeated="8"/>
          <table:table-cell office:value-type="float" office:value="27236" calcext:value-type="float">
            <text:p>27236</text:p>
          </table:table-cell>
          <table:table-cell office:value-type="float" office:value="0.18" calcext:value-type="float">
            <text:p>0.18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2"/>
          <table:table-cell office:value-type="float" office:value="18676" calcext:value-type="float">
            <text:p>18676</text:p>
          </table:table-cell>
          <table:table-cell office:value-type="float" office:value="-0.012727" calcext:value-type="float">
            <text:p>-0.01272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5"/>
          <table:table-cell office:value-type="float" office:value="25788" calcext:value-type="float">
            <text:p>25788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AB155]-[.AB15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850" calcext:value-type="float">
            <text:p>36850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9"/>
          <table:table-cell office:value-type="float" office:value="27259" calcext:value-type="float">
            <text:p>27259</text:p>
          </table:table-cell>
          <table:table-cell office:value-type="float" office:value="0.141818" calcext:value-type="float">
            <text:p>0.141818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2"/>
          <table:table-cell office:value-type="float" office:value="18630" calcext:value-type="float">
            <text:p>18630</text:p>
          </table:table-cell>
          <table:table-cell office:value-type="float" office:value="-0.041364" calcext:value-type="float">
            <text:p>-0.041364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5"/>
          <table:table-cell office:value-type="float" office:value="25891" calcext:value-type="float">
            <text:p>2589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156]-[.AB15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827" calcext:value-type="float">
            <text:p>36827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9"/>
          <table:table-cell office:value-type="float" office:value="27282" calcext:value-type="float">
            <text:p>27282</text:p>
          </table:table-cell>
          <table:table-cell office:value-type="float" office:value="0.125909" calcext:value-type="float">
            <text:p>0.125909</text:p>
          </table:table-cell>
          <table:table-cell office:value-type="float" office:value="0.256818" calcext:value-type="float">
            <text:p>0.256818</text:p>
          </table:table-cell>
          <table:table-cell office:value-type="float" office:value="0.009059" calcext:value-type="float">
            <text:p>0.009059</text:p>
          </table:table-cell>
          <table:table-cell table:number-columns-repeated="2"/>
          <table:table-cell office:value-type="float" office:value="18244" calcext:value-type="float">
            <text:p>18244</text:p>
          </table:table-cell>
          <table:table-cell office:value-type="float" office:value="-0.080909" calcext:value-type="float">
            <text:p>-0.080909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5"/>
          <table:table-cell office:value-type="float" office:value="25993" calcext:value-type="float">
            <text:p>25993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157]-[.AB1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804" calcext:value-type="float">
            <text:p>36804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9"/>
          <table:table-cell office:value-type="float" office:value="27305" calcext:value-type="float">
            <text:p>27305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30641" calcext:value-type="float">
            <text:p>30641</text:p>
          </table:table-cell>
          <table:table-cell office:value-type="float" office:value="0.118636" calcext:value-type="float">
            <text:p>0.118636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5"/>
          <table:table-cell office:value-type="float" office:value="26095" calcext:value-type="float">
            <text:p>26095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158]-[.AB15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781" calcext:value-type="float">
            <text:p>36781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27327" calcext:value-type="float">
            <text:p>27327</text:p>
          </table:table-cell>
          <table:table-cell office:value-type="float" office:value="0.044091" calcext:value-type="float">
            <text:p>0.044091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34099" calcext:value-type="float">
            <text:p>34099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5"/>
          <table:table-cell office:value-type="float" office:value="26198" calcext:value-type="float">
            <text:p>2619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AB159]-[.AB15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759" calcext:value-type="float">
            <text:p>36759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27350" calcext:value-type="float">
            <text:p>2735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2"/>
          <table:table-cell office:value-type="float" office:value="29481" calcext:value-type="float">
            <text:p>29481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5"/>
          <table:table-cell office:value-type="float" office:value="26300" calcext:value-type="float">
            <text:p>26300</text:p>
          </table:table-cell>
          <table:table-cell office:value-type="float" office:value="349.441376" calcext:value-type="float">
            <text:p>349.44137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AB160]-[.AB15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736" calcext:value-type="float">
            <text:p>36736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9"/>
          <table:table-cell office:value-type="float" office:value="27373" calcext:value-type="float">
            <text:p>27373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4249" calcext:value-type="float">
            <text:p>-0.004249</text:p>
          </table:table-cell>
          <table:table-cell table:number-columns-repeated="2"/>
          <table:table-cell office:value-type="float" office:value="26751" calcext:value-type="float">
            <text:p>26751</text:p>
          </table:table-cell>
          <table:table-cell office:value-type="float" office:value="0.130909" calcext:value-type="float">
            <text:p>0.130909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5"/>
          <table:table-cell office:value-type="float" office:value="26402" calcext:value-type="float">
            <text:p>26402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161]-[.AB16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713" calcext:value-type="float">
            <text:p>36713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9"/>
          <table:table-cell office:value-type="float" office:value="27396" calcext:value-type="float">
            <text:p>27396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2"/>
          <table:table-cell office:value-type="float" office:value="26728" calcext:value-type="float">
            <text:p>26728</text:p>
          </table:table-cell>
          <table:table-cell office:value-type="float" office:value="0.081364" calcext:value-type="float">
            <text:p>0.081364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5"/>
          <table:table-cell office:value-type="float" office:value="26505" calcext:value-type="float">
            <text:p>26505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162]-[.AB16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690" calcext:value-type="float">
            <text:p>36690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9"/>
          <table:table-cell office:value-type="float" office:value="27418" calcext:value-type="float">
            <text:p>27418</text:p>
          </table:table-cell>
          <table:table-cell office:value-type="float" office:value="-0.011818" calcext:value-type="float">
            <text:p>-0.011818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2"/>
          <table:table-cell office:value-type="float" office:value="24340" calcext:value-type="float">
            <text:p>24340</text:p>
          </table:table-cell>
          <table:table-cell office:value-type="float" office:value="0.035909" calcext:value-type="float">
            <text:p>0.035909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5"/>
          <table:table-cell office:value-type="float" office:value="26607" calcext:value-type="float">
            <text:p>26607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163]-[.AB16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668" calcext:value-type="float">
            <text:p>36668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9"/>
          <table:table-cell office:value-type="float" office:value="27441" calcext:value-type="float">
            <text:p>27441</text:p>
          </table:table-cell>
          <table:table-cell office:value-type="float" office:value="0.016364" calcext:value-type="float">
            <text:p>0.016364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24499" calcext:value-type="float">
            <text:p>24499</text:p>
          </table:table-cell>
          <table:table-cell office:value-type="float" office:value="-0.003636" calcext:value-type="float">
            <text:p>-0.003636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5"/>
          <table:table-cell office:value-type="float" office:value="26710" calcext:value-type="float">
            <text:p>26710</text:p>
          </table:table-cell>
          <table:table-cell office:value-type="float" office:value="349.437744" calcext:value-type="float">
            <text:p>349.437744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AB164]-[.AB16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645" calcext:value-type="float">
            <text:p>36645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9"/>
          <table:table-cell office:value-type="float" office:value="27464" calcext:value-type="float">
            <text:p>27464</text:p>
          </table:table-cell>
          <table:table-cell office:value-type="float" office:value="0.030455" calcext:value-type="float">
            <text:p>0.03045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2"/>
          <table:table-cell office:value-type="float" office:value="19358" calcext:value-type="float">
            <text:p>19358</text:p>
          </table:table-cell>
          <table:table-cell office:value-type="float" office:value="-0.024091" calcext:value-type="float">
            <text:p>-0.024091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5"/>
          <table:table-cell office:value-type="float" office:value="26812" calcext:value-type="float">
            <text:p>26812</text:p>
          </table:table-cell>
          <table:table-cell office:value-type="float" office:value="349.436401" calcext:value-type="float">
            <text:p>349.436401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AB165]-[.AB16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622" calcext:value-type="float">
            <text:p>36622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006494" calcext:value-type="float">
            <text:p>0.006494</text:p>
          </table:table-cell>
          <table:table-cell table:number-columns-repeated="9"/>
          <table:table-cell office:value-type="float" office:value="27487" calcext:value-type="float">
            <text:p>27487</text:p>
          </table:table-cell>
          <table:table-cell office:value-type="float" office:value="0.077727" calcext:value-type="float">
            <text:p>0.077727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34462" calcext:value-type="float">
            <text:p>34462</text:p>
          </table:table-cell>
          <table:table-cell office:value-type="float" office:value="-0.024545" calcext:value-type="float">
            <text:p>-0.024545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5"/>
          <table:table-cell office:value-type="float" office:value="26914" calcext:value-type="float">
            <text:p>26914</text:p>
          </table:table-cell>
          <table:table-cell office:value-type="float" office:value="349.449127" calcext:value-type="float">
            <text:p>349.44912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AB166]-[.AB16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599" calcext:value-type="float">
            <text:p>36599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9"/>
          <table:table-cell office:value-type="float" office:value="27510" calcext:value-type="float">
            <text:p>27510</text:p>
          </table:table-cell>
          <table:table-cell office:value-type="float" office:value="0.123182" calcext:value-type="float">
            <text:p>0.123182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2"/>
          <table:table-cell office:value-type="float" office:value="30959" calcext:value-type="float">
            <text:p>30959</text:p>
          </table:table-cell>
          <table:table-cell office:value-type="float" office:value="-0.034545" calcext:value-type="float">
            <text:p>-0.034545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5"/>
          <table:table-cell office:value-type="float" office:value="27017" calcext:value-type="float">
            <text:p>27017</text:p>
          </table:table-cell>
          <table:table-cell office:value-type="float" office:value="349.407745" calcext:value-type="float">
            <text:p>349.40774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167]-[.AB16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577" calcext:value-type="float">
            <text:p>36577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9"/>
          <table:table-cell office:value-type="float" office:value="27532" calcext:value-type="float">
            <text:p>27532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2"/>
          <table:table-cell office:value-type="float" office:value="24385" calcext:value-type="float">
            <text:p>24385</text:p>
          </table:table-cell>
          <table:table-cell office:value-type="float" office:value="0.149545" calcext:value-type="float">
            <text:p>0.149545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03367" calcext:value-type="float">
            <text:p>0.003367</text:p>
          </table:table-cell>
          <table:table-cell table:number-columns-repeated="5"/>
          <table:table-cell office:value-type="float" office:value="27119" calcext:value-type="float">
            <text:p>27119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168]-[.AB16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9"/>
          <table:table-cell office:value-type="float" office:value="27555" calcext:value-type="float">
            <text:p>27555</text:p>
          </table:table-cell>
          <table:table-cell office:value-type="float" office:value="0.085" calcext:value-type="float">
            <text:p>0.085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2"/>
          <table:table-cell office:value-type="float" office:value="20427" calcext:value-type="float">
            <text:p>20427</text:p>
          </table:table-cell>
          <table:table-cell office:value-type="float" office:value="0.033182" calcext:value-type="float">
            <text:p>0.033182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03367" calcext:value-type="float">
            <text:p>0.003367</text:p>
          </table:table-cell>
          <table:table-cell table:number-columns-repeated="5"/>
          <table:table-cell office:value-type="float" office:value="27222" calcext:value-type="float">
            <text:p>27222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169]-[.AB16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531" calcext:value-type="float">
            <text:p>3653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number-columns-repeated="9"/>
          <table:table-cell office:value-type="float" office:value="27578" calcext:value-type="float">
            <text:p>27578</text:p>
          </table:table-cell>
          <table:table-cell office:value-type="float" office:value="0.092727" calcext:value-type="float">
            <text:p>0.092727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006253" calcext:value-type="float">
            <text:p>0.006253</text:p>
          </table:table-cell>
          <table:table-cell table:number-columns-repeated="2"/>
          <table:table-cell office:value-type="float" office:value="29754" calcext:value-type="float">
            <text:p>29754</text:p>
          </table:table-cell>
          <table:table-cell office:value-type="float" office:value="-0.040455" calcext:value-type="float">
            <text:p>-0.040455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5"/>
          <table:table-cell office:value-type="float" office:value="27324" calcext:value-type="float">
            <text:p>27324</text:p>
          </table:table-cell>
          <table:table-cell office:value-type="float" office:value="349.390015" calcext:value-type="float">
            <text:p>349.39001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AB170]-[.AB16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508" calcext:value-type="float">
            <text:p>36508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9"/>
          <table:table-cell office:value-type="float" office:value="27601" calcext:value-type="float">
            <text:p>27601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288636" calcext:value-type="float">
            <text:p>0.288636</text:p>
          </table:table-cell>
          <table:table-cell office:value-type="float" office:value="0.010181" calcext:value-type="float">
            <text:p>0.010181</text:p>
          </table:table-cell>
          <table:table-cell table:number-columns-repeated="2"/>
          <table:table-cell office:value-type="float" office:value="32597" calcext:value-type="float">
            <text:p>32597</text:p>
          </table:table-cell>
          <table:table-cell office:value-type="float" office:value="0.032273" calcext:value-type="float">
            <text:p>0.032273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5"/>
          <table:table-cell office:value-type="float" office:value="27426" calcext:value-type="float">
            <text:p>27426</text:p>
          </table:table-cell>
          <table:table-cell office:value-type="float" office:value="349.41095" calcext:value-type="float">
            <text:p>349.4109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AB171]-[.AB17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486" calcext:value-type="float">
            <text:p>36486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9"/>
          <table:table-cell office:value-type="float" office:value="27623" calcext:value-type="float">
            <text:p>27623</text:p>
          </table:table-cell>
          <table:table-cell office:value-type="float" office:value="0.053636" calcext:value-type="float">
            <text:p>0.053636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2"/>
          <table:table-cell office:value-type="float" office:value="19199" calcext:value-type="float">
            <text:p>19199</text:p>
          </table:table-cell>
          <table:table-cell office:value-type="float" office:value="-0.002727" calcext:value-type="float">
            <text:p>-0.002727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5"/>
          <table:table-cell office:value-type="float" office:value="27529" calcext:value-type="float">
            <text:p>27529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AB172]-[.AB17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463" calcext:value-type="float">
            <text:p>36463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9"/>
          <table:table-cell office:value-type="float" office:value="27646" calcext:value-type="float">
            <text:p>27646</text:p>
          </table:table-cell>
          <table:table-cell office:value-type="float" office:value="0.075455" calcext:value-type="float">
            <text:p>0.075455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20405" calcext:value-type="float">
            <text:p>20405</text:p>
          </table:table-cell>
          <table:table-cell office:value-type="float" office:value="-0.003182" calcext:value-type="float">
            <text:p>-0.003182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5"/>
          <table:table-cell office:value-type="float" office:value="27631" calcext:value-type="float">
            <text:p>27631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AB173]-[.AB1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440" calcext:value-type="float">
            <text:p>36440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9"/>
          <table:table-cell office:value-type="float" office:value="27669" calcext:value-type="float">
            <text:p>27669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2"/>
          <table:table-cell office:value-type="float" office:value="29003" calcext:value-type="float">
            <text:p>29003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5"/>
          <table:table-cell office:value-type="float" office:value="27733" calcext:value-type="float">
            <text:p>2773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AB174]-[.AB17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417" calcext:value-type="float">
            <text:p>36417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9"/>
          <table:table-cell office:value-type="float" office:value="27692" calcext:value-type="float">
            <text:p>27692</text:p>
          </table:table-cell>
          <table:table-cell office:value-type="float" office:value="0.084545" calcext:value-type="float">
            <text:p>0.084545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27684" calcext:value-type="float">
            <text:p>27684</text:p>
          </table:table-cell>
          <table:table-cell office:value-type="float" office:value="-0.046818" calcext:value-type="float">
            <text:p>-0.046818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5"/>
          <table:table-cell office:value-type="float" office:value="27836" calcext:value-type="float">
            <text:p>27836</text:p>
          </table:table-cell>
          <table:table-cell office:value-type="float" office:value="349.400879" calcext:value-type="float">
            <text:p>349.40087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175]-[.AB17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395" calcext:value-type="float">
            <text:p>36395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27714" calcext:value-type="float">
            <text:p>27714</text:p>
          </table:table-cell>
          <table:table-cell office:value-type="float" office:value="0.063182" calcext:value-type="float">
            <text:p>0.063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28139" calcext:value-type="float">
            <text:p>28139</text:p>
          </table:table-cell>
          <table:table-cell office:value-type="float" office:value="-0.076818" calcext:value-type="float">
            <text:p>-0.076818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5"/>
          <table:table-cell office:value-type="float" office:value="27938" calcext:value-type="float">
            <text:p>27938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AB176]-[.AB17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372" calcext:value-type="float">
            <text:p>36372</text:p>
          </table:table-cell>
          <table:table-cell office:value-type="float" office:value="-0.211364" calcext:value-type="float">
            <text:p>-0.211364</text:p>
          </table:table-cell>
          <table:table-cell office:value-type="float" office:value="-0.007456" calcext:value-type="float">
            <text:p>-0.007456</text:p>
          </table:table-cell>
          <table:table-cell table:number-columns-repeated="9"/>
          <table:table-cell office:value-type="float" office:value="27737" calcext:value-type="float">
            <text:p>27737</text:p>
          </table:table-cell>
          <table:table-cell office:value-type="float" office:value="0.085" calcext:value-type="float">
            <text:p>0.085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2"/>
          <table:table-cell office:value-type="float" office:value="21906" calcext:value-type="float">
            <text:p>21906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5"/>
          <table:table-cell office:value-type="float" office:value="28041" calcext:value-type="float">
            <text:p>28041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AB177]-[.AB17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349" calcext:value-type="float">
            <text:p>36349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9"/>
          <table:table-cell office:value-type="float" office:value="27760" calcext:value-type="float">
            <text:p>27760</text:p>
          </table:table-cell>
          <table:table-cell office:value-type="float" office:value="0.090455" calcext:value-type="float">
            <text:p>0.090455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2"/>
          <table:table-cell office:value-type="float" office:value="20723" calcext:value-type="float">
            <text:p>20723</text:p>
          </table:table-cell>
          <table:table-cell office:value-type="float" office:value="0.116364" calcext:value-type="float">
            <text:p>0.116364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5"/>
          <table:table-cell office:value-type="float" office:value="28143" calcext:value-type="float">
            <text:p>28143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178]-[.AB17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9"/>
          <table:table-cell office:value-type="float" office:value="27783" calcext:value-type="float">
            <text:p>27783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2"/>
          <table:table-cell office:value-type="float" office:value="29231" calcext:value-type="float">
            <text:p>29231</text:p>
          </table:table-cell>
          <table:table-cell office:value-type="float" office:value="0.145909" calcext:value-type="float">
            <text:p>0.145909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5"/>
          <table:table-cell office:value-type="float" office:value="28245" calcext:value-type="float">
            <text:p>28245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179]-[.AB17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304" calcext:value-type="float">
            <text:p>36304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9"/>
          <table:table-cell office:value-type="float" office:value="27805" calcext:value-type="float">
            <text:p>27805</text:p>
          </table:table-cell>
          <table:table-cell office:value-type="float" office:value="0.123182" calcext:value-type="float">
            <text:p>0.123182</text:p>
          </table:table-cell>
          <table:table-cell office:value-type="float" office:value="0.304545" calcext:value-type="float">
            <text:p>0.304545</text:p>
          </table:table-cell>
          <table:table-cell office:value-type="float" office:value="0.010743" calcext:value-type="float">
            <text:p>0.010743</text:p>
          </table:table-cell>
          <table:table-cell table:number-columns-repeated="2"/>
          <table:table-cell office:value-type="float" office:value="34372" calcext:value-type="float">
            <text:p>34372</text:p>
          </table:table-cell>
          <table:table-cell office:value-type="float" office:value="0.062273" calcext:value-type="float">
            <text:p>0.062273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5"/>
          <table:table-cell office:value-type="float" office:value="28348" calcext:value-type="float">
            <text:p>28348</text:p>
          </table:table-cell>
          <table:table-cell office:value-type="float" office:value="349.434998" calcext:value-type="float">
            <text:p>349.434998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180]-[.AB17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281" calcext:value-type="float">
            <text:p>36281</text:p>
          </table:table-cell>
          <table:table-cell office:value-type="float" office:value="0.343182" calcext:value-type="float">
            <text:p>0.343182</text:p>
          </table:table-cell>
          <table:table-cell office:value-type="float" office:value="0.012105" calcext:value-type="float">
            <text:p>0.012105</text:p>
          </table:table-cell>
          <table:table-cell table:number-columns-repeated="9"/>
          <table:table-cell office:value-type="float" office:value="27828" calcext:value-type="float">
            <text:p>27828</text:p>
          </table:table-cell>
          <table:table-cell office:value-type="float" office:value="0.08" calcext:value-type="float">
            <text:p>0.08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18357" calcext:value-type="float">
            <text:p>18357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5"/>
          <table:table-cell office:value-type="float" office:value="28450" calcext:value-type="float">
            <text:p>28450</text:p>
          </table:table-cell>
          <table:table-cell office:value-type="float" office:value="349.47226" calcext:value-type="float">
            <text:p>349.47226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AB181]-[.AB18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258" calcext:value-type="float">
            <text:p>36258</text:p>
          </table:table-cell>
          <table:table-cell office:value-type="float" office:value="0.231818" calcext:value-type="float">
            <text:p>0.231818</text:p>
          </table:table-cell>
          <table:table-cell office:value-type="float" office:value="0.008177" calcext:value-type="float">
            <text:p>0.008177</text:p>
          </table:table-cell>
          <table:table-cell table:number-columns-repeated="9"/>
          <table:table-cell office:value-type="float" office:value="27851" calcext:value-type="float">
            <text:p>27851</text:p>
          </table:table-cell>
          <table:table-cell office:value-type="float" office:value="0.102727" calcext:value-type="float">
            <text:p>0.102727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2"/>
          <table:table-cell office:value-type="float" office:value="26979" calcext:value-type="float">
            <text:p>26979</text:p>
          </table:table-cell>
          <table:table-cell office:value-type="float" office:value="-0.040455" calcext:value-type="float">
            <text:p>-0.040455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5"/>
          <table:table-cell office:value-type="float" office:value="28552" calcext:value-type="float">
            <text:p>28552</text:p>
          </table:table-cell>
          <table:table-cell office:value-type="float" office:value="349.486389" calcext:value-type="float">
            <text:p>349.486389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AB182]-[.AB18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235" calcext:value-type="float">
            <text:p>36235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9"/>
          <table:table-cell office:value-type="float" office:value="27874" calcext:value-type="float">
            <text:p>27874</text:p>
          </table:table-cell>
          <table:table-cell office:value-type="float" office:value="0.13" calcext:value-type="float">
            <text:p>0.13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8498" calcext:value-type="float">
            <text:p>0.008498</text:p>
          </table:table-cell>
          <table:table-cell table:number-columns-repeated="2"/>
          <table:table-cell office:value-type="float" office:value="33143" calcext:value-type="float">
            <text:p>33143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5"/>
          <table:table-cell office:value-type="float" office:value="28655" calcext:value-type="float">
            <text:p>28655</text:p>
          </table:table-cell>
          <table:table-cell office:value-type="float" office:value="349.499573" calcext:value-type="float">
            <text:p>349.49957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AB183]-[.AB18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213" calcext:value-type="float">
            <text:p>36213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9"/>
          <table:table-cell office:value-type="float" office:value="27896" calcext:value-type="float">
            <text:p>27896</text:p>
          </table:table-cell>
          <table:table-cell office:value-type="float" office:value="0.145909" calcext:value-type="float">
            <text:p>0.145909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2"/>
          <table:table-cell office:value-type="float" office:value="21223" calcext:value-type="float">
            <text:p>21223</text:p>
          </table:table-cell>
          <table:table-cell office:value-type="float" office:value="-0.001818" calcext:value-type="float">
            <text:p>-0.001818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5"/>
          <table:table-cell office:value-type="float" office:value="28757" calcext:value-type="float">
            <text:p>28757</text:p>
          </table:table-cell>
          <table:table-cell office:value-type="float" office:value="349.486816" calcext:value-type="float">
            <text:p>349.48681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184]-[.AB18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190" calcext:value-type="float">
            <text:p>36190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9"/>
          <table:table-cell office:value-type="float" office:value="27919" calcext:value-type="float">
            <text:p>27919</text:p>
          </table:table-cell>
          <table:table-cell office:value-type="float" office:value="0.106364" calcext:value-type="float">
            <text:p>0.106364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2"/>
          <table:table-cell office:value-type="float" office:value="23407" calcext:value-type="float">
            <text:p>23407</text:p>
          </table:table-cell>
          <table:table-cell office:value-type="float" office:value="-0.049091" calcext:value-type="float">
            <text:p>-0.049091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5"/>
          <table:table-cell office:value-type="float" office:value="28860" calcext:value-type="float">
            <text:p>28860</text:p>
          </table:table-cell>
          <table:table-cell office:value-type="float" office:value="349.491364" calcext:value-type="float">
            <text:p>349.491364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AB185]-[.AB18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167" calcext:value-type="float">
            <text:p>36167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9"/>
          <table:table-cell office:value-type="float" office:value="27942" calcext:value-type="float">
            <text:p>27942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2"/>
          <table:table-cell office:value-type="float" office:value="32756" calcext:value-type="float">
            <text:p>32756</text:p>
          </table:table-cell>
          <table:table-cell office:value-type="float" office:value="-0.077727" calcext:value-type="float">
            <text:p>-0.077727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5"/>
          <table:table-cell office:value-type="float" office:value="28962" calcext:value-type="float">
            <text:p>28962</text:p>
          </table:table-cell>
          <table:table-cell office:value-type="float" office:value="349.437286" calcext:value-type="float">
            <text:p>349.43728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AB186]-[.AB18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9"/>
          <table:table-cell office:value-type="float" office:value="27965" calcext:value-type="float">
            <text:p>27965</text:p>
          </table:table-cell>
          <table:table-cell office:value-type="float" office:value="0.122273" calcext:value-type="float">
            <text:p>0.122273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005852" calcext:value-type="float">
            <text:p>0.005852</text:p>
          </table:table-cell>
          <table:table-cell table:number-columns-repeated="2"/>
          <table:table-cell office:value-type="float" office:value="35577" calcext:value-type="float">
            <text:p>35577</text:p>
          </table:table-cell>
          <table:table-cell office:value-type="float" office:value="0.076364" calcext:value-type="float">
            <text:p>0.076364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5"/>
          <table:table-cell office:value-type="float" office:value="29064" calcext:value-type="float">
            <text:p>29064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187]-[.AB18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122" calcext:value-type="float">
            <text:p>36122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9"/>
          <table:table-cell office:value-type="float" office:value="27987" calcext:value-type="float">
            <text:p>27987</text:p>
          </table:table-cell>
          <table:table-cell office:value-type="float" office:value="0.074091" calcext:value-type="float">
            <text:p>0.074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3553" calcext:value-type="float">
            <text:p>33553</text:p>
          </table:table-cell>
          <table:table-cell office:value-type="float" office:value="0.034545" calcext:value-type="float">
            <text:p>0.034545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5"/>
          <table:table-cell office:value-type="float" office:value="29167" calcext:value-type="float">
            <text:p>29167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188]-[.AB18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099" calcext:value-type="float">
            <text:p>36099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9"/>
          <table:table-cell office:value-type="float" office:value="28010" calcext:value-type="float">
            <text:p>28010</text:p>
          </table:table-cell>
          <table:table-cell office:value-type="float" office:value="0.036818" calcext:value-type="float">
            <text:p>0.036818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20223" calcext:value-type="float">
            <text:p>20223</text:p>
          </table:table-cell>
          <table:table-cell office:value-type="float" office:value="0.007273" calcext:value-type="float">
            <text:p>0.007273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5"/>
          <table:table-cell office:value-type="float" office:value="29269" calcext:value-type="float">
            <text:p>2926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189]-[.AB18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076" calcext:value-type="float">
            <text:p>36076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9"/>
          <table:table-cell office:value-type="float" office:value="28033" calcext:value-type="float">
            <text:p>28033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006494" calcext:value-type="float">
            <text:p>0.006494</text:p>
          </table:table-cell>
          <table:table-cell table:number-columns-repeated="2"/>
          <table:table-cell office:value-type="float" office:value="18698" calcext:value-type="float">
            <text:p>18698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5"/>
          <table:table-cell office:value-type="float" office:value="29371" calcext:value-type="float">
            <text:p>2937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AB190]-[.AB18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053" calcext:value-type="float">
            <text:p>36053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9"/>
          <table:table-cell office:value-type="float" office:value="28056" calcext:value-type="float">
            <text:p>28056</text:p>
          </table:table-cell>
          <table:table-cell office:value-type="float" office:value="0.069091" calcext:value-type="float">
            <text:p>0.069091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2"/>
          <table:table-cell office:value-type="float" office:value="28275" calcext:value-type="float">
            <text:p>28275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5"/>
          <table:table-cell office:value-type="float" office:value="29474" calcext:value-type="float">
            <text:p>29474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191]-[.AB19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031" calcext:value-type="float">
            <text:p>36031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number-columns-repeated="9"/>
          <table:table-cell office:value-type="float" office:value="28078" calcext:value-type="float">
            <text:p>28078</text:p>
          </table:table-cell>
          <table:table-cell office:value-type="float" office:value="0.087727" calcext:value-type="float">
            <text:p>0.087727</text:p>
          </table:table-cell>
          <table:table-cell office:value-type="float" office:value="0.259091" calcext:value-type="float">
            <text:p>0.259091</text:p>
          </table:table-cell>
          <table:table-cell office:value-type="float" office:value="0.009139" calcext:value-type="float">
            <text:p>0.009139</text:p>
          </table:table-cell>
          <table:table-cell table:number-columns-repeated="2"/>
          <table:table-cell office:value-type="float" office:value="18107" calcext:value-type="float">
            <text:p>18107</text:p>
          </table:table-cell>
          <table:table-cell office:value-type="float" office:value="-0.007273" calcext:value-type="float">
            <text:p>-0.007273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5"/>
          <table:table-cell office:value-type="float" office:value="29576" calcext:value-type="float">
            <text:p>29576</text:p>
          </table:table-cell>
          <table:table-cell office:value-type="float" office:value="349.348663" calcext:value-type="float">
            <text:p>349.34866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192]-[.AB19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008" calcext:value-type="float">
            <text:p>36008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number-columns-repeated="9"/>
          <table:table-cell office:value-type="float" office:value="28101" calcext:value-type="float">
            <text:p>28101</text:p>
          </table:table-cell>
          <table:table-cell office:value-type="float" office:value="0.135909" calcext:value-type="float">
            <text:p>0.135909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8498" calcext:value-type="float">
            <text:p>0.008498</text:p>
          </table:table-cell>
          <table:table-cell table:number-columns-repeated="2"/>
          <table:table-cell office:value-type="float" office:value="35168" calcext:value-type="float">
            <text:p>35168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5"/>
          <table:table-cell office:value-type="float" office:value="29679" calcext:value-type="float">
            <text:p>29679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AB193]-[.AB19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985" calcext:value-type="float">
            <text:p>35985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9"/>
          <table:table-cell office:value-type="float" office:value="28124" calcext:value-type="float">
            <text:p>28124</text:p>
          </table:table-cell>
          <table:table-cell office:value-type="float" office:value="0.101364" calcext:value-type="float">
            <text:p>0.101364</text:p>
          </table:table-cell>
          <table:table-cell office:value-type="float" office:value="-0.206818" calcext:value-type="float">
            <text:p>-0.206818</text:p>
          </table:table-cell>
          <table:table-cell office:value-type="float" office:value="-0.007295" calcext:value-type="float">
            <text:p>-0.007295</text:p>
          </table:table-cell>
          <table:table-cell table:number-columns-repeated="2"/>
          <table:table-cell office:value-type="float" office:value="20541" calcext:value-type="float">
            <text:p>20541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5"/>
          <table:table-cell office:value-type="float" office:value="29781" calcext:value-type="float">
            <text:p>29781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194]-[.AB19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962" calcext:value-type="float">
            <text:p>35962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9"/>
          <table:table-cell office:value-type="float" office:value="28147" calcext:value-type="float">
            <text:p>28147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2"/>
          <table:table-cell office:value-type="float" office:value="30868" calcext:value-type="float">
            <text:p>30868</text:p>
          </table:table-cell>
          <table:table-cell office:value-type="float" office:value="0.16" calcext:value-type="float">
            <text:p>0.1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29883" calcext:value-type="float">
            <text:p>29883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195]-[.AB19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940" calcext:value-type="float">
            <text:p>35940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9"/>
          <table:table-cell office:value-type="float" office:value="28169" calcext:value-type="float">
            <text:p>28169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2"/>
          <table:table-cell office:value-type="float" office:value="21314" calcext:value-type="float">
            <text:p>21314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29986" calcext:value-type="float">
            <text:p>2998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AB196]-[.AB19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917" calcext:value-type="float">
            <text:p>35917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9"/>
          <table:table-cell office:value-type="float" office:value="28192" calcext:value-type="float">
            <text:p>28192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007215" calcext:value-type="float">
            <text:p>0.007215</text:p>
          </table:table-cell>
          <table:table-cell table:number-columns-repeated="2"/>
          <table:table-cell office:value-type="float" office:value="21656" calcext:value-type="float">
            <text:p>21656</text:p>
          </table:table-cell>
          <table:table-cell office:value-type="float" office:value="0.090455" calcext:value-type="float">
            <text:p>0.0904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30088" calcext:value-type="float">
            <text:p>30088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197]-[.AB19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894" calcext:value-type="float">
            <text:p>35894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9"/>
          <table:table-cell office:value-type="float" office:value="28215" calcext:value-type="float">
            <text:p>28215</text:p>
          </table:table-cell>
          <table:table-cell office:value-type="float" office:value="0.085909" calcext:value-type="float">
            <text:p>0.085909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20041" calcext:value-type="float">
            <text:p>20041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30190" calcext:value-type="float">
            <text:p>30190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198]-[.AB19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871" calcext:value-type="float">
            <text:p>35871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9"/>
          <table:table-cell office:value-type="float" office:value="28238" calcext:value-type="float">
            <text:p>28238</text:p>
          </table:table-cell>
          <table:table-cell office:value-type="float" office:value="0.148636" calcext:value-type="float">
            <text:p>0.148636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2"/>
          <table:table-cell office:value-type="float" office:value="28639" calcext:value-type="float">
            <text:p>28639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30293" calcext:value-type="float">
            <text:p>30293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199]-[.AB19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849" calcext:value-type="float">
            <text:p>35849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9"/>
          <table:table-cell office:value-type="float" office:value="28260" calcext:value-type="float">
            <text:p>28260</text:p>
          </table:table-cell>
          <table:table-cell office:value-type="float" office:value="0.223182" calcext:value-type="float">
            <text:p>0.223182</text:p>
          </table:table-cell>
          <table:table-cell office:value-type="float" office:value="0.440909" calcext:value-type="float">
            <text:p>0.440909</text:p>
          </table:table-cell>
          <table:table-cell office:value-type="float" office:value="0.015553" calcext:value-type="float">
            <text:p>0.015553</text:p>
          </table:table-cell>
          <table:table-cell table:number-columns-repeated="2"/>
          <table:table-cell office:value-type="float" office:value="35190" calcext:value-type="float">
            <text:p>35190</text:p>
          </table:table-cell>
          <table:table-cell office:value-type="float" office:value="0.059545" calcext:value-type="float">
            <text:p>0.05954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30395" calcext:value-type="float">
            <text:p>30395</text:p>
          </table:table-cell>
          <table:table-cell office:value-type="float" office:value="349.45047" calcext:value-type="float">
            <text:p>349.4504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AB200]-[.AB19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826" calcext:value-type="float">
            <text:p>35826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06173" calcext:value-type="float">
            <text:p>-0.006173</text:p>
          </table:table-cell>
          <table:table-cell table:number-columns-repeated="9"/>
          <table:table-cell office:value-type="float" office:value="28283" calcext:value-type="float">
            <text:p>28283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2"/>
          <table:table-cell office:value-type="float" office:value="33189" calcext:value-type="float">
            <text:p>33189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30498" calcext:value-type="float">
            <text:p>30498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AB201]-[.AB20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803" calcext:value-type="float">
            <text:p>35803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9"/>
          <table:table-cell office:value-type="float" office:value="28306" calcext:value-type="float">
            <text:p>28306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33120" calcext:value-type="float">
            <text:p>33120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30600" calcext:value-type="float">
            <text:p>30600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202]-[.AB20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780" calcext:value-type="float">
            <text:p>35780</text:p>
          </table:table-cell>
          <table:table-cell office:value-type="float" office:value="-0.384091" calcext:value-type="float">
            <text:p>-0.384091</text:p>
          </table:table-cell>
          <table:table-cell office:value-type="float" office:value="-0.013548" calcext:value-type="float">
            <text:p>-0.013548</text:p>
          </table:table-cell>
          <table:table-cell table:number-columns-repeated="9"/>
          <table:table-cell office:value-type="float" office:value="28329" calcext:value-type="float">
            <text:p>28329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2"/>
          <table:table-cell office:value-type="float" office:value="20336" calcext:value-type="float">
            <text:p>20336</text:p>
          </table:table-cell>
          <table:table-cell office:value-type="float" office:value="-0.055455" calcext:value-type="float">
            <text:p>-0.0554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  <table:table-cell office:value-type="float" office:value="30702" calcext:value-type="float">
            <text:p>30702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AB203]-[.AB20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758" calcext:value-type="float">
            <text:p>35758</text:p>
          </table:table-cell>
          <table:table-cell office:value-type="float" office:value="-0.238636" calcext:value-type="float">
            <text:p>-0.238636</text:p>
          </table:table-cell>
          <table:table-cell office:value-type="float" office:value="-0.008418" calcext:value-type="float">
            <text:p>-0.008418</text:p>
          </table:table-cell>
          <table:table-cell table:number-columns-repeated="9"/>
          <table:table-cell office:value-type="float" office:value="28351" calcext:value-type="float">
            <text:p>28351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25113" calcext:value-type="float">
            <text:p>25113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5"/>
          <table:table-cell office:value-type="float" office:value="30805" calcext:value-type="float">
            <text:p>30805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AB204]-[.AB20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735" calcext:value-type="float">
            <text:p>35735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number-columns-repeated="9"/>
          <table:table-cell office:value-type="float" office:value="28374" calcext:value-type="float">
            <text:p>28374</text:p>
          </table:table-cell>
          <table:table-cell office:value-type="float" office:value="0.135909" calcext:value-type="float">
            <text:p>0.135909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010262" calcext:value-type="float">
            <text:p>0.010262</text:p>
          </table:table-cell>
          <table:table-cell table:number-columns-repeated="2"/>
          <table:table-cell office:value-type="float" office:value="34667" calcext:value-type="float">
            <text:p>34667</text:p>
          </table:table-cell>
          <table:table-cell office:value-type="float" office:value="0.064545" calcext:value-type="float">
            <text:p>0.064545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5"/>
          <table:table-cell office:value-type="float" office:value="30907" calcext:value-type="float">
            <text:p>30907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205]-[.AB20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712" calcext:value-type="float">
            <text:p>35712</text:p>
          </table:table-cell>
          <table:table-cell office:value-type="float" office:value="-0.290909" calcext:value-type="float">
            <text:p>-0.290909</text:p>
          </table:table-cell>
          <table:table-cell office:value-type="float" office:value="-0.010262" calcext:value-type="float">
            <text:p>-0.010262</text:p>
          </table:table-cell>
          <table:table-cell table:number-columns-repeated="9"/>
          <table:table-cell office:value-type="float" office:value="28397" calcext:value-type="float">
            <text:p>28397</text:p>
          </table:table-cell>
          <table:table-cell office:value-type="float" office:value="0.172273" calcext:value-type="float">
            <text:p>0.172273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2"/>
          <table:table-cell office:value-type="float" office:value="27411" calcext:value-type="float">
            <text:p>27411</text:p>
          </table:table-cell>
          <table:table-cell office:value-type="float" office:value="0.042273" calcext:value-type="float">
            <text:p>0.042273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5"/>
          <table:table-cell office:value-type="float" office:value="31009" calcext:value-type="float">
            <text:p>31009</text:p>
          </table:table-cell>
          <table:table-cell office:value-type="float" office:value="349.384521" calcext:value-type="float">
            <text:p>349.38452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206]-[.AB2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689" calcext:value-type="float">
            <text:p>35689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9"/>
          <table:table-cell office:value-type="float" office:value="28420" calcext:value-type="float">
            <text:p>28420</text:p>
          </table:table-cell>
          <table:table-cell office:value-type="float" office:value="0.164091" calcext:value-type="float">
            <text:p>0.164091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31733" calcext:value-type="float">
            <text:p>31733</text:p>
          </table:table-cell>
          <table:table-cell office:value-type="float" office:value="0.031364" calcext:value-type="float">
            <text:p>0.031364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5"/>
          <table:table-cell office:value-type="float" office:value="31112" calcext:value-type="float">
            <text:p>31112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AB207]-[.AB20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667" calcext:value-type="float">
            <text:p>35667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9"/>
          <table:table-cell office:value-type="float" office:value="28442" calcext:value-type="float">
            <text:p>28442</text:p>
          </table:table-cell>
          <table:table-cell office:value-type="float" office:value="0.107273" calcext:value-type="float">
            <text:p>0.107273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2"/>
          <table:table-cell office:value-type="float" office:value="21292" calcext:value-type="float">
            <text:p>21292</text:p>
          </table:table-cell>
          <table:table-cell office:value-type="float" office:value="0.081364" calcext:value-type="float">
            <text:p>0.081364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5"/>
          <table:table-cell office:value-type="float" office:value="31214" calcext:value-type="float">
            <text:p>31214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AB208]-[.AB2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644" calcext:value-type="float">
            <text:p>35644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9"/>
          <table:table-cell office:value-type="float" office:value="28465" calcext:value-type="float">
            <text:p>28465</text:p>
          </table:table-cell>
          <table:table-cell office:value-type="float" office:value="0.062727" calcext:value-type="float">
            <text:p>0.062727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2"/>
          <table:table-cell office:value-type="float" office:value="34030" calcext:value-type="float">
            <text:p>34030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5"/>
          <table:table-cell office:value-type="float" office:value="31317" calcext:value-type="float">
            <text:p>31317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209]-[.AB20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621" calcext:value-type="float">
            <text:p>35621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9"/>
          <table:table-cell office:value-type="float" office:value="28488" calcext:value-type="float">
            <text:p>28488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261364" calcext:value-type="float">
            <text:p>-0.261364</text:p>
          </table:table-cell>
          <table:table-cell office:value-type="float" office:value="-0.009219" calcext:value-type="float">
            <text:p>-0.009219</text:p>
          </table:table-cell>
          <table:table-cell table:number-columns-repeated="2"/>
          <table:table-cell office:value-type="float" office:value="17106" calcext:value-type="float">
            <text:p>17106</text:p>
          </table:table-cell>
          <table:table-cell office:value-type="float" office:value="-0.083636" calcext:value-type="float">
            <text:p>-0.083636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5"/>
          <table:table-cell office:value-type="float" office:value="31419" calcext:value-type="float">
            <text:p>31419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210]-[.AB20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598" calcext:value-type="float">
            <text:p>35598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007215" calcext:value-type="float">
            <text:p>0.007215</text:p>
          </table:table-cell>
          <table:table-cell table:number-columns-repeated="9"/>
          <table:table-cell office:value-type="float" office:value="28511" calcext:value-type="float">
            <text:p>28511</text:p>
          </table:table-cell>
          <table:table-cell office:value-type="float" office:value="-0.041364" calcext:value-type="float">
            <text:p>-0.041364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29822" calcext:value-type="float">
            <text:p>29822</text:p>
          </table:table-cell>
          <table:table-cell office:value-type="float" office:value="0.044545" calcext:value-type="float">
            <text:p>0.044545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5"/>
          <table:table-cell office:value-type="float" office:value="31521" calcext:value-type="float">
            <text:p>31521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211]-[.AB2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576" calcext:value-type="float">
            <text:p>3557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9"/>
          <table:table-cell office:value-type="float" office:value="28533" calcext:value-type="float">
            <text:p>28533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2"/>
          <table:table-cell office:value-type="float" office:value="25045" calcext:value-type="float">
            <text:p>25045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5"/>
          <table:table-cell office:value-type="float" office:value="31624" calcext:value-type="float">
            <text:p>31624</text:p>
          </table:table-cell>
          <table:table-cell office:value-type="float" office:value="349.383148" calcext:value-type="float">
            <text:p>349.38314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AB212]-[.AB21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9"/>
          <table:table-cell office:value-type="float" office:value="28556" calcext:value-type="float">
            <text:p>28556</text:p>
          </table:table-cell>
          <table:table-cell office:value-type="float" office:value="-0.019545" calcext:value-type="float">
            <text:p>-0.019545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31437" calcext:value-type="float">
            <text:p>31437</text:p>
          </table:table-cell>
          <table:table-cell office:value-type="float" office:value="-0.040455" calcext:value-type="float">
            <text:p>-0.040455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5"/>
          <table:table-cell office:value-type="float" office:value="31726" calcext:value-type="float">
            <text:p>3172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AB213]-[.AB2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530" calcext:value-type="float">
            <text:p>35530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9"/>
          <table:table-cell office:value-type="float" office:value="28579" calcext:value-type="float">
            <text:p>28579</text:p>
          </table:table-cell>
          <table:table-cell office:value-type="float" office:value="0.047273" calcext:value-type="float">
            <text:p>0.047273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2"/>
          <table:table-cell office:value-type="float" office:value="30027" calcext:value-type="float">
            <text:p>30027</text:p>
          </table:table-cell>
          <table:table-cell office:value-type="float" office:value="-0.071818" calcext:value-type="float">
            <text:p>-0.071818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5"/>
          <table:table-cell office:value-type="float" office:value="31828" calcext:value-type="float">
            <text:p>31828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214]-[.AB2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507" calcext:value-type="float">
            <text:p>35507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097" calcext:value-type="float">
            <text:p>-0.0097</text:p>
          </table:table-cell>
          <table:table-cell table:number-columns-repeated="9"/>
          <table:table-cell office:value-type="float" office:value="28602" calcext:value-type="float">
            <text:p>28602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7375" calcext:value-type="float">
            <text:p>-0.007375</text:p>
          </table:table-cell>
          <table:table-cell table:number-columns-repeated="2"/>
          <table:table-cell office:value-type="float" office:value="19881" calcext:value-type="float">
            <text:p>19881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5"/>
          <table:table-cell office:value-type="float" office:value="31931" calcext:value-type="float">
            <text:p>31931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215]-[.AB21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485" calcext:value-type="float">
            <text:p>35485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9"/>
          <table:table-cell office:value-type="float" office:value="28624" calcext:value-type="float">
            <text:p>28624</text:p>
          </table:table-cell>
          <table:table-cell office:value-type="float" office:value="0.028636" calcext:value-type="float">
            <text:p>0.028636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2"/>
          <table:table-cell office:value-type="float" office:value="34986" calcext:value-type="float">
            <text:p>34986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5"/>
          <table:table-cell office:value-type="float" office:value="32033" calcext:value-type="float">
            <text:p>32033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216]-[.AB21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462" calcext:value-type="float">
            <text:p>35462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010262" calcext:value-type="float">
            <text:p>0.010262</text:p>
          </table:table-cell>
          <table:table-cell table:number-columns-repeated="9"/>
          <table:table-cell office:value-type="float" office:value="28647" calcext:value-type="float">
            <text:p>28647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007295" calcext:value-type="float">
            <text:p>0.007295</text:p>
          </table:table-cell>
          <table:table-cell table:number-columns-repeated="2"/>
          <table:table-cell office:value-type="float" office:value="34872" calcext:value-type="float">
            <text:p>34872</text:p>
          </table:table-cell>
          <table:table-cell office:value-type="float" office:value="-0.033636" calcext:value-type="float">
            <text:p>-0.033636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5"/>
          <table:table-cell office:value-type="float" office:value="32136" calcext:value-type="float">
            <text:p>32136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217]-[.AB21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439" calcext:value-type="float">
            <text:p>35439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006013" calcext:value-type="float">
            <text:p>0.006013</text:p>
          </table:table-cell>
          <table:table-cell table:number-columns-repeated="9"/>
          <table:table-cell office:value-type="float" office:value="28670" calcext:value-type="float">
            <text:p>28670</text:p>
          </table:table-cell>
          <table:table-cell office:value-type="float" office:value="0.130455" calcext:value-type="float">
            <text:p>0.130455</text:p>
          </table:table-cell>
          <table:table-cell office:value-type="float" office:value="0.388636" calcext:value-type="float">
            <text:p>0.388636</text:p>
          </table:table-cell>
          <table:table-cell office:value-type="float" office:value="0.013709" calcext:value-type="float">
            <text:p>0.013709</text:p>
          </table:table-cell>
          <table:table-cell table:number-columns-repeated="2"/>
          <table:table-cell office:value-type="float" office:value="18835" calcext:value-type="float">
            <text:p>18835</text:p>
          </table:table-cell>
          <table:table-cell office:value-type="float" office:value="-0.055909" calcext:value-type="float">
            <text:p>-0.055909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5"/>
          <table:table-cell office:value-type="float" office:value="32238" calcext:value-type="float">
            <text:p>32238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AB218]-[.AB21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416" calcext:value-type="float">
            <text:p>35416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9"/>
          <table:table-cell office:value-type="float" office:value="28693" calcext:value-type="float">
            <text:p>28693</text:p>
          </table:table-cell>
          <table:table-cell office:value-type="float" office:value="0.087727" calcext:value-type="float">
            <text:p>0.087727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20587" calcext:value-type="float">
            <text:p>20587</text:p>
          </table:table-cell>
          <table:table-cell office:value-type="float" office:value="-0.062727" calcext:value-type="float">
            <text:p>-0.062727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5"/>
          <table:table-cell office:value-type="float" office:value="32340" calcext:value-type="float">
            <text:p>32340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219]-[.AB21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394" calcext:value-type="float">
            <text:p>35394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9"/>
          <table:table-cell office:value-type="float" office:value="28715" calcext:value-type="float">
            <text:p>28715</text:p>
          </table:table-cell>
          <table:table-cell office:value-type="float" office:value="0.152727" calcext:value-type="float">
            <text:p>0.152727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23225" calcext:value-type="float">
            <text:p>23225</text:p>
          </table:table-cell>
          <table:table-cell office:value-type="float" office:value="-0.096818" calcext:value-type="float">
            <text:p>-0.096818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5"/>
          <table:table-cell office:value-type="float" office:value="32443" calcext:value-type="float">
            <text:p>32443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220]-[.AB21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371" calcext:value-type="float">
            <text:p>35371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9"/>
          <table:table-cell office:value-type="float" office:value="28738" calcext:value-type="float">
            <text:p>28738</text:p>
          </table:table-cell>
          <table:table-cell office:value-type="float" office:value="0.182727" calcext:value-type="float">
            <text:p>0.182727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2"/>
          <table:table-cell office:value-type="float" office:value="35645" calcext:value-type="float">
            <text:p>35645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5"/>
          <table:table-cell office:value-type="float" office:value="32545" calcext:value-type="float">
            <text:p>32545</text:p>
          </table:table-cell>
          <table:table-cell office:value-type="float" office:value="349.386841" calcext:value-type="float">
            <text:p>349.38684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AB221]-[.AB22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348" calcext:value-type="float">
            <text:p>35348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04008" calcext:value-type="float">
            <text:p>0.004008</text:p>
          </table:table-cell>
          <table:table-cell table:number-columns-repeated="9"/>
          <table:table-cell office:value-type="float" office:value="28761" calcext:value-type="float">
            <text:p>28761</text:p>
          </table:table-cell>
          <table:table-cell office:value-type="float" office:value="0.12" calcext:value-type="float">
            <text:p>0.12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2"/>
          <table:table-cell office:value-type="float" office:value="35054" calcext:value-type="float">
            <text:p>35054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5"/>
          <table:table-cell office:value-type="float" office:value="32647" calcext:value-type="float">
            <text:p>32647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222]-[.AB22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325" calcext:value-type="float">
            <text:p>35325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9"/>
          <table:table-cell office:value-type="float" office:value="28784" calcext:value-type="float">
            <text:p>28784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2"/>
          <table:table-cell office:value-type="float" office:value="19040" calcext:value-type="float">
            <text:p>19040</text:p>
          </table:table-cell>
          <table:table-cell office:value-type="float" office:value="-0.113182" calcext:value-type="float">
            <text:p>-0.113182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5"/>
          <table:table-cell office:value-type="float" office:value="32750" calcext:value-type="float">
            <text:p>32750</text:p>
          </table:table-cell>
          <table:table-cell office:value-type="float" office:value="349.373657" calcext:value-type="float">
            <text:p>349.37365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AB223]-[.AB22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303" calcext:value-type="float">
            <text:p>35303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9"/>
          <table:table-cell office:value-type="float" office:value="28806" calcext:value-type="float">
            <text:p>28806</text:p>
          </table:table-cell>
          <table:table-cell office:value-type="float" office:value="0.071818" calcext:value-type="float">
            <text:p>0.071818</text:p>
          </table:table-cell>
          <table:table-cell office:value-type="float" office:value="0.35" calcext:value-type="float">
            <text:p>0.35</text:p>
          </table:table-cell>
          <table:table-cell office:value-type="float" office:value="0.012346" calcext:value-type="float">
            <text:p>0.012346</text:p>
          </table:table-cell>
          <table:table-cell table:number-columns-repeated="2"/>
          <table:table-cell office:value-type="float" office:value="20700" calcext:value-type="float">
            <text:p>20700</text:p>
          </table:table-cell>
          <table:table-cell office:value-type="float" office:value="0.053182" calcext:value-type="float">
            <text:p>0.053182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5"/>
          <table:table-cell office:value-type="float" office:value="32852" calcext:value-type="float">
            <text:p>32852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224]-[.AB22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280" calcext:value-type="float">
            <text:p>35280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9"/>
          <table:table-cell office:value-type="float" office:value="28829" calcext:value-type="float">
            <text:p>28829</text:p>
          </table:table-cell>
          <table:table-cell office:value-type="float" office:value="0.089091" calcext:value-type="float">
            <text:p>0.089091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0.007135" calcext:value-type="float">
            <text:p>0.007135</text:p>
          </table:table-cell>
          <table:table-cell table:number-columns-repeated="2"/>
          <table:table-cell office:value-type="float" office:value="24181" calcext:value-type="float">
            <text:p>24181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5"/>
          <table:table-cell office:value-type="float" office:value="32955" calcext:value-type="float">
            <text:p>32955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AB225]-[.AB22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257" calcext:value-type="float">
            <text:p>35257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9"/>
          <table:table-cell office:value-type="float" office:value="28852" calcext:value-type="float">
            <text:p>28852</text:p>
          </table:table-cell>
          <table:table-cell office:value-type="float" office:value="0.066818" calcext:value-type="float">
            <text:p>0.066818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2"/>
          <table:table-cell office:value-type="float" office:value="19313" calcext:value-type="float">
            <text:p>19313</text:p>
          </table:table-cell>
          <table:table-cell office:value-type="float" office:value="-0.005455" calcext:value-type="float">
            <text:p>-0.005455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5"/>
          <table:table-cell office:value-type="float" office:value="33057" calcext:value-type="float">
            <text:p>33057</text:p>
          </table:table-cell>
          <table:table-cell office:value-type="float" office:value="349.395905" calcext:value-type="float">
            <text:p>349.39590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226]-[.AB22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9"/>
          <table:table-cell office:value-type="float" office:value="28875" calcext:value-type="float">
            <text:p>28875</text:p>
          </table:table-cell>
          <table:table-cell office:value-type="float" office:value="0.055909" calcext:value-type="float">
            <text:p>0.055909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2"/>
          <table:table-cell office:value-type="float" office:value="22770" calcext:value-type="float">
            <text:p>22770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5"/>
          <table:table-cell office:value-type="float" office:value="33159" calcext:value-type="float">
            <text:p>33159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33474" calcext:value-type="float">
            <text:p>12.333474</text:p>
          </table:table-cell>
          <table:table-cell table:formula="of:=[.AB227]-[.AB22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212" calcext:value-type="float">
            <text:p>35212</text:p>
          </table:table-cell>
          <table:table-cell office:value-type="float" office:value="-0.336364" calcext:value-type="float">
            <text:p>-0.336364</text:p>
          </table:table-cell>
          <table:table-cell office:value-type="float" office:value="-0.011865" calcext:value-type="float">
            <text:p>-0.011865</text:p>
          </table:table-cell>
          <table:table-cell table:number-columns-repeated="9"/>
          <table:table-cell office:value-type="float" office:value="28897" calcext:value-type="float">
            <text:p>28897</text:p>
          </table:table-cell>
          <table:table-cell office:value-type="float" office:value="0.05" calcext:value-type="float">
            <text:p>0.05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2"/>
          <table:table-cell office:value-type="float" office:value="20473" calcext:value-type="float">
            <text:p>20473</text:p>
          </table:table-cell>
          <table:table-cell office:value-type="float" office:value="0.072273" calcext:value-type="float">
            <text:p>0.072273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5"/>
          <table:table-cell office:value-type="float" office:value="33262" calcext:value-type="float">
            <text:p>33262</text:p>
          </table:table-cell>
          <table:table-cell office:value-type="float" office:value="349.481354" calcext:value-type="float">
            <text:p>349.481354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AB228]-[.AB22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189" calcext:value-type="float">
            <text:p>35189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9"/>
          <table:table-cell office:value-type="float" office:value="28920" calcext:value-type="float">
            <text:p>28920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2"/>
          <table:table-cell office:value-type="float" office:value="32825" calcext:value-type="float">
            <text:p>32825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5"/>
          <table:table-cell office:value-type="float" office:value="33364" calcext:value-type="float">
            <text:p>33364</text:p>
          </table:table-cell>
          <table:table-cell office:value-type="float" office:value="349.501373" calcext:value-type="float">
            <text:p>349.501373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AB229]-[.AB2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9"/>
          <table:table-cell office:value-type="float" office:value="28943" calcext:value-type="float">
            <text:p>28943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220455" calcext:value-type="float">
            <text:p>0.220455</text:p>
          </table:table-cell>
          <table:table-cell office:value-type="float" office:value="0.007776" calcext:value-type="float">
            <text:p>0.007776</text:p>
          </table:table-cell>
          <table:table-cell table:number-columns-repeated="2"/>
          <table:table-cell office:value-type="float" office:value="32119" calcext:value-type="float">
            <text:p>32119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5"/>
          <table:table-cell office:value-type="float" office:value="33466" calcext:value-type="float">
            <text:p>33466</text:p>
          </table:table-cell>
          <table:table-cell office:value-type="float" office:value="349.480896" calcext:value-type="float">
            <text:p>349.48089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AB230]-[.AB2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143" calcext:value-type="float">
            <text:p>35143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28966" calcext:value-type="float">
            <text:p>28966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2"/>
          <table:table-cell office:value-type="float" office:value="21064" calcext:value-type="float">
            <text:p>21064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5"/>
          <table:table-cell office:value-type="float" office:value="33569" calcext:value-type="float">
            <text:p>33569</text:p>
          </table:table-cell>
          <table:table-cell office:value-type="float" office:value="349.471375" calcext:value-type="float">
            <text:p>349.47137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231]-[.AB23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121" calcext:value-type="float">
            <text:p>35121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9"/>
          <table:table-cell office:value-type="float" office:value="28988" calcext:value-type="float">
            <text:p>28988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2"/>
          <table:table-cell office:value-type="float" office:value="23339" calcext:value-type="float">
            <text:p>23339</text:p>
          </table:table-cell>
          <table:table-cell office:value-type="float" office:value="-0.047273" calcext:value-type="float">
            <text:p>-0.047273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5"/>
          <table:table-cell office:value-type="float" office:value="33671" calcext:value-type="float">
            <text:p>33671</text:p>
          </table:table-cell>
          <table:table-cell office:value-type="float" office:value="349.405029" calcext:value-type="float">
            <text:p>349.40502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AB232]-[.AB23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098" calcext:value-type="float">
            <text:p>35098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9"/>
          <table:table-cell office:value-type="float" office:value="29011" calcext:value-type="float">
            <text:p>29011</text:p>
          </table:table-cell>
          <table:table-cell office:value-type="float" office:value="0.100455" calcext:value-type="float">
            <text:p>0.100455</text:p>
          </table:table-cell>
          <table:table-cell office:value-type="float" office:value="0.261364" calcext:value-type="float">
            <text:p>0.261364</text:p>
          </table:table-cell>
          <table:table-cell office:value-type="float" office:value="0.009219" calcext:value-type="float">
            <text:p>0.009219</text:p>
          </table:table-cell>
          <table:table-cell table:number-columns-repeated="2"/>
          <table:table-cell office:value-type="float" office:value="30755" calcext:value-type="float">
            <text:p>30755</text:p>
          </table:table-cell>
          <table:table-cell office:value-type="float" office:value="-0.085455" calcext:value-type="float">
            <text:p>-0.085455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5"/>
          <table:table-cell office:value-type="float" office:value="33774" calcext:value-type="float">
            <text:p>33774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AB233]-[.AB23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075" calcext:value-type="float">
            <text:p>35075</text:p>
          </table:table-cell>
          <table:table-cell office:value-type="float" office:value="-0.136364" calcext:value-type="float">
            <text:p>-0.136364</text:p>
          </table:table-cell>
          <table:table-cell office:value-type="float" office:value="-0.00481" calcext:value-type="float">
            <text:p>-0.00481</text:p>
          </table:table-cell>
          <table:table-cell table:number-columns-repeated="9"/>
          <table:table-cell office:value-type="float" office:value="29034" calcext:value-type="float">
            <text:p>29034</text:p>
          </table:table-cell>
          <table:table-cell table:number-columns-repeated="2"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2"/>
          <table:table-cell office:value-type="float" office:value="20086" calcext:value-type="float">
            <text:p>2008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3876" calcext:value-type="float">
            <text:p>33876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AB234]-[.AB23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052" calcext:value-type="float">
            <text:p>35052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29057" calcext:value-type="float">
            <text:p>29057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2"/>
          <table:table-cell office:value-type="float" office:value="33325" calcext:value-type="float">
            <text:p>33325</text:p>
          </table:table-cell>
          <table:table-cell office:value-type="float" office:value="0.039091" calcext:value-type="float">
            <text:p>0.039091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3978" calcext:value-type="float">
            <text:p>33978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AB235]-[.AB23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030" calcext:value-type="float">
            <text:p>35030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9"/>
          <table:table-cell office:value-type="float" office:value="29079" calcext:value-type="float">
            <text:p>29079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19836" calcext:value-type="float">
            <text:p>19836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4081" calcext:value-type="float">
            <text:p>34081</text:p>
          </table:table-cell>
          <table:table-cell office:value-type="float" office:value="349.415894" calcext:value-type="float">
            <text:p>349.41589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236]-[.AB23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007" calcext:value-type="float">
            <text:p>35007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9"/>
          <table:table-cell office:value-type="float" office:value="29102" calcext:value-type="float">
            <text:p>29102</text:p>
          </table:table-cell>
          <table:table-cell office:value-type="float" office:value="0.04" calcext:value-type="float">
            <text:p>0.04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number-columns-repeated="2"/>
          <table:table-cell office:value-type="float" office:value="28503" calcext:value-type="float">
            <text:p>28503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4183" calcext:value-type="float">
            <text:p>34183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AB237]-[.AB2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984" calcext:value-type="float">
            <text:p>34984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9"/>
          <table:table-cell office:value-type="float" office:value="29125" calcext:value-type="float">
            <text:p>29125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29572" calcext:value-type="float">
            <text:p>29572</text:p>
          </table:table-cell>
          <table:table-cell office:value-type="float" office:value="-0.044091" calcext:value-type="float">
            <text:p>-0.044091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4285" calcext:value-type="float">
            <text:p>3428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AB238]-[.AB23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961" calcext:value-type="float">
            <text:p>34961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29148" calcext:value-type="float">
            <text:p>29148</text:p>
          </table:table-cell>
          <table:table-cell office:value-type="float" office:value="0.06" calcext:value-type="float">
            <text:p>0.06</text:p>
          </table:table-cell>
          <table:table-cell office:value-type="float" office:value="0.322727" calcext:value-type="float">
            <text:p>0.322727</text:p>
          </table:table-cell>
          <table:table-cell office:value-type="float" office:value="0.011384" calcext:value-type="float">
            <text:p>0.011384</text:p>
          </table:table-cell>
          <table:table-cell table:number-columns-repeated="2"/>
          <table:table-cell office:value-type="float" office:value="27229" calcext:value-type="float">
            <text:p>27229</text:p>
          </table:table-cell>
          <table:table-cell office:value-type="float" office:value="-0.067273" calcext:value-type="float">
            <text:p>-0.067273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4388" calcext:value-type="float">
            <text:p>34388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239]-[.AB23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939" calcext:value-type="float">
            <text:p>34939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number-columns-repeated="9"/>
          <table:table-cell office:value-type="float" office:value="29170" calcext:value-type="float">
            <text:p>29170</text:p>
          </table:table-cell>
          <table:table-cell office:value-type="float" office:value="0.084545" calcext:value-type="float">
            <text:p>0.084545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2"/>
          <table:table-cell office:value-type="float" office:value="25773" calcext:value-type="float">
            <text:p>25773</text:p>
          </table:table-cell>
          <table:table-cell office:value-type="float" office:value="-0.080455" calcext:value-type="float">
            <text:p>-0.080455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4490" calcext:value-type="float">
            <text:p>34490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AB240]-[.AB23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916" calcext:value-type="float">
            <text:p>34916</text:p>
          </table:table-cell>
          <table:table-cell office:value-type="float" office:value="-0.256818" calcext:value-type="float">
            <text:p>-0.256818</text:p>
          </table:table-cell>
          <table:table-cell office:value-type="float" office:value="-0.009059" calcext:value-type="float">
            <text:p>-0.009059</text:p>
          </table:table-cell>
          <table:table-cell table:number-columns-repeated="9"/>
          <table:table-cell office:value-type="float" office:value="29193" calcext:value-type="float">
            <text:p>29193</text:p>
          </table:table-cell>
          <table:table-cell office:value-type="float" office:value="0.105909" calcext:value-type="float">
            <text:p>0.105909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2"/>
          <table:table-cell office:value-type="float" office:value="21042" calcext:value-type="float">
            <text:p>21042</text:p>
          </table:table-cell>
          <table:table-cell office:value-type="float" office:value="-0.091818" calcext:value-type="float">
            <text:p>-0.091818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5"/>
          <table:table-cell office:value-type="float" office:value="34593" calcext:value-type="float">
            <text:p>34593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AB241]-[.AB24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893" calcext:value-type="float">
            <text:p>34893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9"/>
          <table:table-cell office:value-type="float" office:value="29216" calcext:value-type="float">
            <text:p>29216</text:p>
          </table:table-cell>
          <table:table-cell office:value-type="float" office:value="0.127727" calcext:value-type="float">
            <text:p>0.127727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2"/>
          <table:table-cell office:value-type="float" office:value="18903" calcext:value-type="float">
            <text:p>189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5"/>
          <table:table-cell office:value-type="float" office:value="34695" calcext:value-type="float">
            <text:p>34695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AB242]-[.AB24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871" calcext:value-type="float">
            <text:p>34871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9"/>
          <table:table-cell office:value-type="float" office:value="29239" calcext:value-type="float">
            <text:p>29239</text:p>
          </table:table-cell>
          <table:table-cell office:value-type="float" office:value="0.123636" calcext:value-type="float">
            <text:p>0.123636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2"/>
          <table:table-cell office:value-type="float" office:value="33939" calcext:value-type="float">
            <text:p>33939</text:p>
          </table:table-cell>
          <table:table-cell office:value-type="float" office:value="-0.012273" calcext:value-type="float">
            <text:p>-0.012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5"/>
          <table:table-cell office:value-type="float" office:value="34797" calcext:value-type="float">
            <text:p>34797</text:p>
          </table:table-cell>
          <table:table-cell office:value-type="float" office:value="349.459106" calcext:value-type="float">
            <text:p>349.459106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AB243]-[.AB24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848" calcext:value-type="float">
            <text:p>34848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9"/>
          <table:table-cell office:value-type="float" office:value="29262" calcext:value-type="float">
            <text:p>29262</text:p>
          </table:table-cell>
          <table:table-cell office:value-type="float" office:value="0.088182" calcext:value-type="float">
            <text:p>0.088182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2"/>
          <table:table-cell office:value-type="float" office:value="28889" calcext:value-type="float">
            <text:p>28889</text:p>
          </table:table-cell>
          <table:table-cell office:value-type="float" office:value="-0.036818" calcext:value-type="float">
            <text:p>-0.036818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5"/>
          <table:table-cell office:value-type="float" office:value="34900" calcext:value-type="float">
            <text:p>34900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AB244]-[.AB24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825" calcext:value-type="float">
            <text:p>34825</text:p>
          </table:table-cell>
          <table:table-cell office:value-type="float" office:value="-0.320455" calcext:value-type="float">
            <text:p>-0.320455</text:p>
          </table:table-cell>
          <table:table-cell office:value-type="float" office:value="-0.011304" calcext:value-type="float">
            <text:p>-0.011304</text:p>
          </table:table-cell>
          <table:table-cell table:number-columns-repeated="9"/>
          <table:table-cell office:value-type="float" office:value="29284" calcext:value-type="float">
            <text:p>29284</text:p>
          </table:table-cell>
          <table:table-cell office:value-type="float" office:value="0.049091" calcext:value-type="float">
            <text:p>0.049091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2"/>
          <table:table-cell office:value-type="float" office:value="29640" calcext:value-type="float">
            <text:p>29640</text:p>
          </table:table-cell>
          <table:table-cell office:value-type="float" office:value="-0.039091" calcext:value-type="float">
            <text:p>-0.03909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5"/>
          <table:table-cell office:value-type="float" office:value="35002" calcext:value-type="float">
            <text:p>35002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AB245]-[.AB24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802" calcext:value-type="float">
            <text:p>34802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9"/>
          <table:table-cell office:value-type="float" office:value="29307" calcext:value-type="float">
            <text:p>29307</text:p>
          </table:table-cell>
          <table:table-cell office:value-type="float" office:value="0.035455" calcext:value-type="float">
            <text:p>0.035455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5"/>
          <table:table-cell office:value-type="float" office:value="35104" calcext:value-type="float">
            <text:p>35104</text:p>
          </table:table-cell>
          <table:table-cell office:value-type="float" office:value="349.508606" calcext:value-type="float">
            <text:p>349.50860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246]-[.AB24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780" calcext:value-type="float">
            <text:p>34780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007856" calcext:value-type="float">
            <text:p>0.007856</text:p>
          </table:table-cell>
          <table:table-cell table:number-columns-repeated="9"/>
          <table:table-cell office:value-type="float" office:value="29330" calcext:value-type="float">
            <text:p>29330</text:p>
          </table:table-cell>
          <table:table-cell office:value-type="float" office:value="0.068636" calcext:value-type="float">
            <text:p>0.068636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2"/>
          <table:table-cell office:value-type="float" office:value="17902" calcext:value-type="float">
            <text:p>17902</text:p>
          </table:table-cell>
          <table:table-cell office:value-type="float" office:value="-0.122273" calcext:value-type="float">
            <text:p>-0.122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5"/>
          <table:table-cell office:value-type="float" office:value="35207" calcext:value-type="float">
            <text:p>35207</text:p>
          </table:table-cell>
          <table:table-cell office:value-type="float" office:value="349.480896" calcext:value-type="float">
            <text:p>349.48089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247]-[.AB24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757" calcext:value-type="float">
            <text:p>34757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9"/>
          <table:table-cell office:value-type="float" office:value="29353" calcext:value-type="float">
            <text:p>29353</text:p>
          </table:table-cell>
          <table:table-cell office:value-type="float" office:value="0.082727" calcext:value-type="float">
            <text:p>0.082727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006253" calcext:value-type="float">
            <text:p>0.006253</text:p>
          </table:table-cell>
          <table:table-cell table:number-columns-repeated="2"/>
          <table:table-cell office:value-type="float" office:value="32392" calcext:value-type="float">
            <text:p>32392</text:p>
          </table:table-cell>
          <table:table-cell office:value-type="float" office:value="-0" calcext:value-type="float">
            <text:p>0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5"/>
          <table:table-cell office:value-type="float" office:value="35309" calcext:value-type="float">
            <text:p>35309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248]-[.AB24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734" calcext:value-type="float">
            <text:p>34734</text:p>
          </table:table-cell>
          <table:table-cell office:value-type="float" office:value="-0.277273" calcext:value-type="float">
            <text:p>-0.277273</text:p>
          </table:table-cell>
          <table:table-cell office:value-type="float" office:value="-0.009781" calcext:value-type="float">
            <text:p>-0.009781</text:p>
          </table:table-cell>
          <table:table-cell table:number-columns-repeated="9"/>
          <table:table-cell office:value-type="float" office:value="29375" calcext:value-type="float">
            <text:p>29375</text:p>
          </table:table-cell>
          <table:table-cell office:value-type="float" office:value="0.101364" calcext:value-type="float">
            <text:p>0.101364</text:p>
          </table:table-cell>
          <table:table-cell office:value-type="float" office:value="0.238636" calcext:value-type="float">
            <text:p>0.238636</text:p>
          </table:table-cell>
          <table:table-cell office:value-type="float" office:value="0.008418" calcext:value-type="float">
            <text:p>0.008418</text:p>
          </table:table-cell>
          <table:table-cell table:number-columns-repeated="2"/>
          <table:table-cell office:value-type="float" office:value="18426" calcext:value-type="float">
            <text:p>18426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5"/>
          <table:table-cell office:value-type="float" office:value="35412" calcext:value-type="float">
            <text:p>35412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AB249]-[.AB24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711" calcext:value-type="float">
            <text:p>34711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29398" calcext:value-type="float">
            <text:p>29398</text:p>
          </table:table-cell>
          <table:table-cell office:value-type="float" office:value="0.094091" calcext:value-type="float">
            <text:p>0.094091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2"/>
          <table:table-cell office:value-type="float" office:value="27206" calcext:value-type="float">
            <text:p>27206</text:p>
          </table:table-cell>
          <table:table-cell office:value-type="float" office:value="-0.110455" calcext:value-type="float">
            <text:p>-0.110455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5"/>
          <table:table-cell office:value-type="float" office:value="35514" calcext:value-type="float">
            <text:p>35514</text:p>
          </table:table-cell>
          <table:table-cell office:value-type="float" office:value="349.45636" calcext:value-type="float">
            <text:p>349.4563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250]-[.AB24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689" calcext:value-type="float">
            <text:p>3468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9"/>
          <table:table-cell office:value-type="float" office:value="29421" calcext:value-type="float">
            <text:p>29421</text:p>
          </table:table-cell>
          <table:table-cell office:value-type="float" office:value="0.073182" calcext:value-type="float">
            <text:p>0.073182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2"/>
          <table:table-cell office:value-type="float" office:value="35395" calcext:value-type="float">
            <text:p>35395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5"/>
          <table:table-cell office:value-type="float" office:value="35616" calcext:value-type="float">
            <text:p>35616</text:p>
          </table:table-cell>
          <table:table-cell office:value-type="float" office:value="349.453674" calcext:value-type="float">
            <text:p>349.453674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AB251]-[.AB25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9"/>
          <table:table-cell office:value-type="float" office:value="29444" calcext:value-type="float">
            <text:p>29444</text:p>
          </table:table-cell>
          <table:table-cell office:value-type="float" office:value="0.092727" calcext:value-type="float">
            <text:p>0.092727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2"/>
          <table:table-cell office:value-type="float" office:value="30550" calcext:value-type="float">
            <text:p>30550</text:p>
          </table:table-cell>
          <table:table-cell office:value-type="float" office:value="-0.039091" calcext:value-type="float">
            <text:p>-0.039091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5"/>
          <table:table-cell office:value-type="float" office:value="35719" calcext:value-type="float">
            <text:p>35719</text:p>
          </table:table-cell>
          <table:table-cell office:value-type="float" office:value="349.465027" calcext:value-type="float">
            <text:p>349.465027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252]-[.AB25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006814" calcext:value-type="float">
            <text:p>0.006814</text:p>
          </table:table-cell>
          <table:table-cell table:number-columns-repeated="9"/>
          <table:table-cell office:value-type="float" office:value="29466" calcext:value-type="float">
            <text:p>29466</text:p>
          </table:table-cell>
          <table:table-cell office:value-type="float" office:value="0.057273" calcext:value-type="float">
            <text:p>0.057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204" calcext:value-type="float">
            <text:p>25204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5"/>
          <table:table-cell office:value-type="float" office:value="35821" calcext:value-type="float">
            <text:p>3582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253]-[.AB2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620" calcext:value-type="float">
            <text:p>34620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9"/>
          <table:table-cell office:value-type="float" office:value="29489" calcext:value-type="float">
            <text:p>29489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33484" calcext:value-type="float">
            <text:p>33484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5"/>
          <table:table-cell office:value-type="float" office:value="35923" calcext:value-type="float">
            <text:p>35923</text:p>
          </table:table-cell>
          <table:table-cell office:value-type="float" office:value="349.424133" calcext:value-type="float">
            <text:p>349.424133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AB254]-[.AB25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598" calcext:value-type="float">
            <text:p>34598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9"/>
          <table:table-cell office:value-type="float" office:value="29512" calcext:value-type="float">
            <text:p>29512</text:p>
          </table:table-cell>
          <table:table-cell office:value-type="float" office:value="0.014091" calcext:value-type="float">
            <text:p>0.014091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2"/>
          <table:table-cell office:value-type="float" office:value="33530" calcext:value-type="float">
            <text:p>33530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5"/>
          <table:table-cell office:value-type="float" office:value="36026" calcext:value-type="float">
            <text:p>36026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AB255]-[.AB25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575" calcext:value-type="float">
            <text:p>34575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9"/>
          <table:table-cell office:value-type="float" office:value="29535" calcext:value-type="float">
            <text:p>29535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2"/>
          <table:table-cell office:value-type="float" office:value="17607" calcext:value-type="float">
            <text:p>17607</text:p>
          </table:table-cell>
          <table:table-cell office:value-type="float" office:value="0.024091" calcext:value-type="float">
            <text:p>0.024091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5"/>
          <table:table-cell office:value-type="float" office:value="36128" calcext:value-type="float">
            <text:p>36128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AB256]-[.AB25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9"/>
          <table:table-cell office:value-type="float" office:value="29557" calcext:value-type="float">
            <text:p>29557</text:p>
          </table:table-cell>
          <table:table-cell office:value-type="float" office:value="-0.005455" calcext:value-type="float">
            <text:p>-0.005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553" calcext:value-type="float">
            <text:p>34553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5"/>
          <table:table-cell office:value-type="float" office:value="36231" calcext:value-type="float">
            <text:p>3623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257]-[.AB25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529" calcext:value-type="float">
            <text:p>345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9"/>
          <table:table-cell office:value-type="float" office:value="29580" calcext:value-type="float">
            <text:p>29580</text:p>
          </table:table-cell>
          <table:table-cell office:value-type="float" office:value="-0.007727" calcext:value-type="float">
            <text:p>-0.007727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2"/>
          <table:table-cell office:value-type="float" office:value="26478" calcext:value-type="float">
            <text:p>26478</text:p>
          </table:table-cell>
          <table:table-cell office:value-type="float" office:value="-0.016818" calcext:value-type="float">
            <text:p>-0.016818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5"/>
          <table:table-cell office:value-type="float" office:value="36333" calcext:value-type="float">
            <text:p>36333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258]-[.AB25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507" calcext:value-type="float">
            <text:p>34507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9"/>
          <table:table-cell office:value-type="float" office:value="29603" calcext:value-type="float">
            <text:p>29603</text:p>
          </table:table-cell>
          <table:table-cell office:value-type="float" office:value="0.021818" calcext:value-type="float">
            <text:p>0.021818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25818" calcext:value-type="float">
            <text:p>25818</text:p>
          </table:table-cell>
          <table:table-cell office:value-type="float" office:value="-0.024091" calcext:value-type="float">
            <text:p>-0.024091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5"/>
          <table:table-cell office:value-type="float" office:value="36435" calcext:value-type="float">
            <text:p>36435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259]-[.AB25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484" calcext:value-type="float">
            <text:p>34484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9"/>
          <table:table-cell office:value-type="float" office:value="29626" calcext:value-type="float">
            <text:p>29626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197727" calcext:value-type="float">
            <text:p>0.197727</text:p>
          </table:table-cell>
          <table:table-cell office:value-type="float" office:value="0.006975" calcext:value-type="float">
            <text:p>0.006975</text:p>
          </table:table-cell>
          <table:table-cell table:number-columns-repeated="2"/>
          <table:table-cell office:value-type="float" office:value="20928" calcext:value-type="float">
            <text:p>20928</text:p>
          </table:table-cell>
          <table:table-cell office:value-type="float" office:value="-0.099545" calcext:value-type="float">
            <text:p>-0.099545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5"/>
          <table:table-cell office:value-type="float" office:value="36538" calcext:value-type="float">
            <text:p>36538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260]-[.AB25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461" calcext:value-type="float">
            <text:p>34461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9"/>
          <table:table-cell office:value-type="float" office:value="29648" calcext:value-type="float">
            <text:p>29648</text:p>
          </table:table-cell>
          <table:table-cell office:value-type="float" office:value="0.063182" calcext:value-type="float">
            <text:p>0.063182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2"/>
          <table:table-cell office:value-type="float" office:value="21610" calcext:value-type="float">
            <text:p>21610</text:p>
          </table:table-cell>
          <table:table-cell office:value-type="float" office:value="0.039091" calcext:value-type="float">
            <text:p>0.039091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6640" calcext:value-type="float">
            <text:p>36640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AB261]-[.AB26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438" calcext:value-type="float">
            <text:p>34438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9"/>
          <table:table-cell office:value-type="float" office:value="29671" calcext:value-type="float">
            <text:p>29671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33735" calcext:value-type="float">
            <text:p>33735</text:p>
          </table:table-cell>
          <table:table-cell office:value-type="float" office:value="0.021818" calcext:value-type="float">
            <text:p>0.021818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6742" calcext:value-type="float">
            <text:p>36742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AB262]-[.AB26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416" calcext:value-type="float">
            <text:p>34416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04008" calcext:value-type="float">
            <text:p>0.004008</text:p>
          </table:table-cell>
          <table:table-cell table:number-columns-repeated="9"/>
          <table:table-cell office:value-type="float" office:value="29694" calcext:value-type="float">
            <text:p>29694</text:p>
          </table:table-cell>
          <table:table-cell office:value-type="float" office:value="0.094091" calcext:value-type="float">
            <text:p>0.094091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2"/>
          <table:table-cell office:value-type="float" office:value="31141" calcext:value-type="float">
            <text:p>31141</text:p>
          </table:table-cell>
          <table:table-cell office:value-type="float" office:value="-0.003182" calcext:value-type="float">
            <text:p>-0.003182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6845" calcext:value-type="float">
            <text:p>36845</text:p>
          </table:table-cell>
          <table:table-cell office:value-type="float" office:value="349.431366" calcext:value-type="float">
            <text:p>349.43136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263]-[.AB26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93" calcext:value-type="float">
            <text:p>34393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9"/>
          <table:table-cell office:value-type="float" office:value="29717" calcext:value-type="float">
            <text:p>29717</text:p>
          </table:table-cell>
          <table:table-cell office:value-type="float" office:value="0.092727" calcext:value-type="float">
            <text:p>0.092727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2"/>
          <table:table-cell office:value-type="float" office:value="28343" calcext:value-type="float">
            <text:p>28343</text:p>
          </table:table-cell>
          <table:table-cell office:value-type="float" office:value="-0.005455" calcext:value-type="float">
            <text:p>-0.005455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6947" calcext:value-type="float">
            <text:p>36947</text:p>
          </table:table-cell>
          <table:table-cell office:value-type="float" office:value="349.459106" calcext:value-type="float">
            <text:p>349.459106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AB264]-[.AB26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370" calcext:value-type="float">
            <text:p>34370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9"/>
          <table:table-cell office:value-type="float" office:value="29739" calcext:value-type="float">
            <text:p>29739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279545" calcext:value-type="float">
            <text:p>0.279545</text:p>
          </table:table-cell>
          <table:table-cell office:value-type="float" office:value="0.009861" calcext:value-type="float">
            <text:p>0.009861</text:p>
          </table:table-cell>
          <table:table-cell table:number-columns-repeated="2"/>
          <table:table-cell office:value-type="float" office:value="34895" calcext:value-type="float">
            <text:p>34895</text:p>
          </table:table-cell>
          <table:table-cell office:value-type="float" office:value="-0.005455" calcext:value-type="float">
            <text:p>-0.005455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7050" calcext:value-type="float">
            <text:p>37050</text:p>
          </table:table-cell>
          <table:table-cell office:value-type="float" office:value="349.453674" calcext:value-type="float">
            <text:p>349.45367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265]-[.AB26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47" calcext:value-type="float">
            <text:p>34347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9"/>
          <table:table-cell office:value-type="float" office:value="29762" calcext:value-type="float">
            <text:p>29762</text:p>
          </table:table-cell>
          <table:table-cell office:value-type="float" office:value="0.125909" calcext:value-type="float">
            <text:p>0.125909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2"/>
          <table:table-cell office:value-type="float" office:value="17811" calcext:value-type="float">
            <text:p>17811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7152" calcext:value-type="float">
            <text:p>37152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AB266]-[.AB26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325" calcext:value-type="float">
            <text:p>34325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9"/>
          <table:table-cell office:value-type="float" office:value="29785" calcext:value-type="float">
            <text:p>29785</text:p>
          </table:table-cell>
          <table:table-cell office:value-type="float" office:value="0.140455" calcext:value-type="float">
            <text:p>0.1404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26364" calcext:value-type="float">
            <text:p>26364</text:p>
          </table:table-cell>
          <table:table-cell office:value-type="float" office:value="-0.016818" calcext:value-type="float">
            <text:p>-0.016818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7254" calcext:value-type="float">
            <text:p>37254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AB267]-[.AB26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302" calcext:value-type="float">
            <text:p>34302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9"/>
          <table:table-cell office:value-type="float" office:value="29808" calcext:value-type="float">
            <text:p>29808</text:p>
          </table:table-cell>
          <table:table-cell office:value-type="float" office:value="0.135909" calcext:value-type="float">
            <text:p>0.135909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2"/>
          <table:table-cell office:value-type="float" office:value="18471" calcext:value-type="float">
            <text:p>18471</text:p>
          </table:table-cell>
          <table:table-cell office:value-type="float" office:value="-0.018636" calcext:value-type="float">
            <text:p>-0.018636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7357" calcext:value-type="float">
            <text:p>37357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268]-[.AB26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279" calcext:value-type="float">
            <text:p>34279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9"/>
          <table:table-cell office:value-type="float" office:value="29830" calcext:value-type="float">
            <text:p>29830</text:p>
          </table:table-cell>
          <table:table-cell office:value-type="float" office:value="0.180455" calcext:value-type="float">
            <text:p>0.180455</text:p>
          </table:table-cell>
          <table:table-cell office:value-type="float" office:value="0.359091" calcext:value-type="float">
            <text:p>0.359091</text:p>
          </table:table-cell>
          <table:table-cell office:value-type="float" office:value="0.012667" calcext:value-type="float">
            <text:p>0.012667</text:p>
          </table:table-cell>
          <table:table-cell table:number-columns-repeated="2"/>
          <table:table-cell office:value-type="float" office:value="32688" calcext:value-type="float">
            <text:p>32688</text:p>
          </table:table-cell>
          <table:table-cell office:value-type="float" office:value="-0.060455" calcext:value-type="float">
            <text:p>-0.060455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5"/>
          <table:table-cell office:value-type="float" office:value="37459" calcext:value-type="float">
            <text:p>37459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AB269]-[.AB26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9"/>
          <table:table-cell office:value-type="float" office:value="29853" calcext:value-type="float">
            <text:p>29853</text:p>
          </table:table-cell>
          <table:table-cell office:value-type="float" office:value="0.115455" calcext:value-type="float">
            <text:p>0.115455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2"/>
          <table:table-cell office:value-type="float" office:value="31892" calcext:value-type="float">
            <text:p>31892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7561" calcext:value-type="float">
            <text:p>3756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AB270]-[.AB26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9"/>
          <table:table-cell office:value-type="float" office:value="29876" calcext:value-type="float">
            <text:p>29876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0962" calcext:value-type="float">
            <text:p>0.00962</text:p>
          </table:table-cell>
          <table:table-cell table:number-columns-repeated="2"/>
          <table:table-cell office:value-type="float" office:value="28753" calcext:value-type="float">
            <text:p>28753</text:p>
          </table:table-cell>
          <table:table-cell office:value-type="float" office:value="0.017273" calcext:value-type="float">
            <text:p>0.017273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7664" calcext:value-type="float">
            <text:p>37664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271]-[.AB27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float" office:value="-0.263636" calcext:value-type="float">
            <text:p>-0.263636</text:p>
          </table:table-cell>
          <table:table-cell office:value-type="float" office:value="-0.0093" calcext:value-type="float">
            <text:p>-0.0093</text:p>
          </table:table-cell>
          <table:table-cell table:number-columns-repeated="9"/>
          <table:table-cell office:value-type="float" office:value="29899" calcext:value-type="float">
            <text:p>29899</text:p>
          </table:table-cell>
          <table:table-cell office:value-type="float" office:value="0.173636" calcext:value-type="float">
            <text:p>0.173636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005772" calcext:value-type="float">
            <text:p>0.005772</text:p>
          </table:table-cell>
          <table:table-cell table:number-columns-repeated="2"/>
          <table:table-cell office:value-type="float" office:value="35418" calcext:value-type="float">
            <text:p>35418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7766" calcext:value-type="float">
            <text:p>37766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272]-[.AB27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188" calcext:value-type="float">
            <text:p>34188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9"/>
          <table:table-cell office:value-type="float" office:value="29921" calcext:value-type="float">
            <text:p>29921</text:p>
          </table:table-cell>
          <table:table-cell office:value-type="float" office:value="0.176818" calcext:value-type="float">
            <text:p>0.176818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28434" calcext:value-type="float">
            <text:p>28434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7869" calcext:value-type="float">
            <text:p>37869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AB273]-[.AB27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165" calcext:value-type="float">
            <text:p>34165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9"/>
          <table:table-cell office:value-type="float" office:value="29944" calcext:value-type="float">
            <text:p>29944</text:p>
          </table:table-cell>
          <table:table-cell office:value-type="float" office:value="0.146364" calcext:value-type="float">
            <text:p>0.146364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007295" calcext:value-type="float">
            <text:p>0.007295</text:p>
          </table:table-cell>
          <table:table-cell table:number-columns-repeated="2"/>
          <table:table-cell office:value-type="float" office:value="35486" calcext:value-type="float">
            <text:p>35486</text:p>
          </table:table-cell>
          <table:table-cell office:value-type="float" office:value="-0.008636" calcext:value-type="float">
            <text:p>-0.008636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7971" calcext:value-type="float">
            <text:p>37971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AB274]-[.AB27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float" office:value="-0.302273" calcext:value-type="float">
            <text:p>-0.302273</text:p>
          </table:table-cell>
          <table:table-cell office:value-type="float" office:value="-0.010662" calcext:value-type="float">
            <text:p>-0.010662</text:p>
          </table:table-cell>
          <table:table-cell table:number-columns-repeated="9"/>
          <table:table-cell office:value-type="float" office:value="29967" calcext:value-type="float">
            <text:p>29967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03367" calcext:value-type="float">
            <text:p>0.003367</text:p>
          </table:table-cell>
          <table:table-cell table:number-columns-repeated="2"/>
          <table:table-cell office:value-type="float" office:value="29777" calcext:value-type="float">
            <text:p>29777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8073" calcext:value-type="float">
            <text:p>38073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AB275]-[.AB27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120" calcext:value-type="float">
            <text:p>34120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9"/>
          <table:table-cell office:value-type="float" office:value="29990" calcext:value-type="float">
            <text:p>29990</text:p>
          </table:table-cell>
          <table:table-cell office:value-type="float" office:value="0.119545" calcext:value-type="float">
            <text:p>0.119545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2"/>
          <table:table-cell office:value-type="float" office:value="26501" calcext:value-type="float">
            <text:p>26501</text:p>
          </table:table-cell>
          <table:table-cell office:value-type="float" office:value="-0.043636" calcext:value-type="float">
            <text:p>-0.043636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8176" calcext:value-type="float">
            <text:p>38176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AB276]-[.AB27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097" calcext:value-type="float">
            <text:p>34097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30012" calcext:value-type="float">
            <text:p>30012</text:p>
          </table:table-cell>
          <table:table-cell office:value-type="float" office:value="0.132273" calcext:value-type="float">
            <text:p>0.132273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008017" calcext:value-type="float">
            <text:p>0.008017</text:p>
          </table:table-cell>
          <table:table-cell table:number-columns-repeated="2"/>
          <table:table-cell office:value-type="float" office:value="30049" calcext:value-type="float">
            <text:p>30049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8278" calcext:value-type="float">
            <text:p>38278</text:p>
          </table:table-cell>
          <table:table-cell office:value-type="float" office:value="349.403656" calcext:value-type="float">
            <text:p>349.40365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AB277]-[.AB27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074" calcext:value-type="float">
            <text:p>34074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9"/>
          <table:table-cell office:value-type="float" office:value="30035" calcext:value-type="float">
            <text:p>30035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34258" calcext:value-type="float">
            <text:p>34258</text:p>
          </table:table-cell>
          <table:table-cell office:value-type="float" office:value="-0.172273" calcext:value-type="float">
            <text:p>-0.172273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5"/>
          <table:table-cell office:value-type="float" office:value="38380" calcext:value-type="float">
            <text:p>38380</text:p>
          </table:table-cell>
          <table:table-cell office:value-type="float" office:value="349.410889" calcext:value-type="float">
            <text:p>349.410889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AB278]-[.AB27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052" calcext:value-type="float">
            <text:p>3405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9"/>
          <table:table-cell office:value-type="float" office:value="30058" calcext:value-type="float">
            <text:p>30058</text:p>
          </table:table-cell>
          <table:table-cell office:value-type="float" office:value="0.115455" calcext:value-type="float">
            <text:p>0.115455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006013" calcext:value-type="float">
            <text:p>0.006013</text:p>
          </table:table-cell>
          <table:table-cell table:number-columns-repeated="2"/>
          <table:table-cell office:value-type="float" office:value="34531" calcext:value-type="float">
            <text:p>34531</text:p>
          </table:table-cell>
          <table:table-cell office:value-type="float" office:value="0.017273" calcext:value-type="float">
            <text:p>0.017273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5"/>
          <table:table-cell office:value-type="float" office:value="38483" calcext:value-type="float">
            <text:p>38483</text:p>
          </table:table-cell>
          <table:table-cell office:value-type="float" office:value="349.428162" calcext:value-type="float">
            <text:p>349.428162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AB279]-[.AB27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029" calcext:value-type="float">
            <text:p>34029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9"/>
          <table:table-cell office:value-type="float" office:value="30081" calcext:value-type="float">
            <text:p>30081</text:p>
          </table:table-cell>
          <table:table-cell office:value-type="float" office:value="0.094091" calcext:value-type="float">
            <text:p>0.094091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2"/>
          <table:table-cell office:value-type="float" office:value="19449" calcext:value-type="float">
            <text:p>19449</text:p>
          </table:table-cell>
          <table:table-cell office:value-type="float" office:value="-0.056364" calcext:value-type="float">
            <text:p>-0.056364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5"/>
          <table:table-cell office:value-type="float" office:value="38585" calcext:value-type="float">
            <text:p>38585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280]-[.AB27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006" calcext:value-type="float">
            <text:p>34006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9"/>
          <table:table-cell office:value-type="float" office:value="30103" calcext:value-type="float">
            <text:p>30103</text:p>
          </table:table-cell>
          <table:table-cell office:value-type="float" office:value="0.121364" calcext:value-type="float">
            <text:p>0.121364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19062" calcext:value-type="float">
            <text:p>19062</text:p>
          </table:table-cell>
          <table:table-cell office:value-type="float" office:value="-0.084545" calcext:value-type="float">
            <text:p>-0.084545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5"/>
          <table:table-cell office:value-type="float" office:value="38688" calcext:value-type="float">
            <text:p>38688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281]-[.AB28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983" calcext:value-type="float">
            <text:p>33983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30126" calcext:value-type="float">
            <text:p>30126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number-columns-repeated="2"/>
          <table:table-cell office:value-type="float" office:value="32574" calcext:value-type="float">
            <text:p>32574</text:p>
          </table:table-cell>
          <table:table-cell office:value-type="float" office:value="0.02" calcext:value-type="float">
            <text:p>0.02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5"/>
          <table:table-cell office:value-type="float" office:value="38790" calcext:value-type="float">
            <text:p>38790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AB282]-[.AB28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961" calcext:value-type="float">
            <text:p>33961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0149" calcext:value-type="float">
            <text:p>30149</text:p>
          </table:table-cell>
          <table:table-cell office:value-type="float" office:value="0.032727" calcext:value-type="float">
            <text:p>0.032727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31164" calcext:value-type="float">
            <text:p>31164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01122" calcext:value-type="float">
            <text:p>0.001122</text:p>
          </table:table-cell>
          <table:table-cell table:number-columns-repeated="5"/>
          <table:table-cell office:value-type="float" office:value="38892" calcext:value-type="float">
            <text:p>3889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AB283]-[.AB28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938" calcext:value-type="float">
            <text:p>33938</text:p>
          </table:table-cell>
          <table:table-cell office:value-type="float" office:value="-0.318182" calcext:value-type="float">
            <text:p>-0.318182</text:p>
          </table:table-cell>
          <table:table-cell office:value-type="float" office:value="-0.011224" calcext:value-type="float">
            <text:p>-0.011224</text:p>
          </table:table-cell>
          <table:table-cell table:number-columns-repeated="9"/>
          <table:table-cell office:value-type="float" office:value="30172" calcext:value-type="float">
            <text:p>30172</text:p>
          </table:table-cell>
          <table:table-cell office:value-type="float" office:value="-0.017727" calcext:value-type="float">
            <text:p>-0.017727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2"/>
          <table:table-cell office:value-type="float" office:value="32029" calcext:value-type="float">
            <text:p>32029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01122" calcext:value-type="float">
            <text:p>0.001122</text:p>
          </table:table-cell>
          <table:table-cell table:number-columns-repeated="5"/>
          <table:table-cell office:value-type="float" office:value="38995" calcext:value-type="float">
            <text:p>38995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AB284]-[.AB28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915" calcext:value-type="float">
            <text:p>3391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9"/>
          <table:table-cell office:value-type="float" office:value="30194" calcext:value-type="float">
            <text:p>30194</text:p>
          </table:table-cell>
          <table:table-cell office:value-type="float" office:value="-0.000909" calcext:value-type="float">
            <text:p>-0.000909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2"/>
          <table:table-cell office:value-type="float" office:value="22543" calcext:value-type="float">
            <text:p>22543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01122" calcext:value-type="float">
            <text:p>0.001122</text:p>
          </table:table-cell>
          <table:table-cell table:number-columns-repeated="5"/>
          <table:table-cell office:value-type="float" office:value="39097" calcext:value-type="float">
            <text:p>39097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AB285]-[.AB28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892" calcext:value-type="float">
            <text:p>33892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9"/>
          <table:table-cell office:value-type="float" office:value="30217" calcext:value-type="float">
            <text:p>30217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006574" calcext:value-type="float">
            <text:p>0.006574</text:p>
          </table:table-cell>
          <table:table-cell table:number-columns-repeated="2"/>
          <table:table-cell office:value-type="float" office:value="19768" calcext:value-type="float">
            <text:p>19768</text:p>
          </table:table-cell>
          <table:table-cell office:value-type="float" office:value="-0.089545" calcext:value-type="float">
            <text:p>-0.089545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01122" calcext:value-type="float">
            <text:p>0.001122</text:p>
          </table:table-cell>
          <table:table-cell table:number-columns-repeated="5"/>
          <table:table-cell office:value-type="float" office:value="39199" calcext:value-type="float">
            <text:p>39199</text:p>
          </table:table-cell>
          <table:table-cell office:value-type="float" office:value="349.401398" calcext:value-type="float">
            <text:p>349.401398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AB286]-[.AB28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870" calcext:value-type="float">
            <text:p>3387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number-columns-repeated="9"/>
          <table:table-cell office:value-type="float" office:value="30240" calcext:value-type="float">
            <text:p>30240</text:p>
          </table:table-cell>
          <table:table-cell office:value-type="float" office:value="0.044091" calcext:value-type="float">
            <text:p>0.044091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2"/>
          <table:table-cell office:value-type="float" office:value="33826" calcext:value-type="float">
            <text:p>33826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5"/>
          <table:table-cell office:value-type="float" office:value="39302" calcext:value-type="float">
            <text:p>39302</text:p>
          </table:table-cell>
          <table:table-cell office:value-type="float" office:value="349.412292" calcext:value-type="float">
            <text:p>349.41229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287]-[.AB28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847" calcext:value-type="float">
            <text:p>33847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30263" calcext:value-type="float">
            <text:p>30263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32847" calcext:value-type="float">
            <text:p>32847</text:p>
          </table:table-cell>
          <table:table-cell office:value-type="float" office:value="-0.009545" calcext:value-type="float">
            <text:p>-0.009545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5"/>
          <table:table-cell office:value-type="float" office:value="39404" calcext:value-type="float">
            <text:p>39404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288]-[.AB28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824" calcext:value-type="float">
            <text:p>33824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006253" calcext:value-type="float">
            <text:p>0.006253</text:p>
          </table:table-cell>
          <table:table-cell table:number-columns-repeated="9"/>
          <table:table-cell office:value-type="float" office:value="30285" calcext:value-type="float">
            <text:p>30285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30527" calcext:value-type="float">
            <text:p>30527</text:p>
          </table:table-cell>
          <table:table-cell office:value-type="float" office:value="-0.023182" calcext:value-type="float">
            <text:p>-0.023182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5"/>
          <table:table-cell office:value-type="float" office:value="39507" calcext:value-type="float">
            <text:p>39507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AB289]-[.AB28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801" calcext:value-type="float">
            <text:p>33801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5772" calcext:value-type="float">
            <text:p>-0.005772</text:p>
          </table:table-cell>
          <table:table-cell table:number-columns-repeated="9"/>
          <table:table-cell office:value-type="float" office:value="30308" calcext:value-type="float">
            <text:p>30308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2"/>
          <table:table-cell office:value-type="float" office:value="32483" calcext:value-type="float">
            <text:p>32483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5"/>
          <table:table-cell office:value-type="float" office:value="39609" calcext:value-type="float">
            <text:p>39609</text:p>
          </table:table-cell>
          <table:table-cell office:value-type="float" office:value="349.395905" calcext:value-type="float">
            <text:p>349.39590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290]-[.AB28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779" calcext:value-type="float">
            <text:p>33779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9"/>
          <table:table-cell office:value-type="float" office:value="30331" calcext:value-type="float">
            <text:p>30331</text:p>
          </table:table-cell>
          <table:table-cell office:value-type="float" office:value="0.087727" calcext:value-type="float">
            <text:p>0.087727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25864" calcext:value-type="float">
            <text:p>25864</text:p>
          </table:table-cell>
          <table:table-cell office:value-type="float" office:value="0.016818" calcext:value-type="float">
            <text:p>0.016818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5"/>
          <table:table-cell office:value-type="float" office:value="39711" calcext:value-type="float">
            <text:p>39711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AB291]-[.AB29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756" calcext:value-type="float">
            <text:p>33756</text:p>
          </table:table-cell>
          <table:table-cell office:value-type="float" office:value="-0.136364" calcext:value-type="float">
            <text:p>-0.136364</text:p>
          </table:table-cell>
          <table:table-cell office:value-type="float" office:value="-0.00481" calcext:value-type="float">
            <text:p>-0.00481</text:p>
          </table:table-cell>
          <table:table-cell table:number-columns-repeated="9"/>
          <table:table-cell office:value-type="float" office:value="30354" calcext:value-type="float">
            <text:p>30354</text:p>
          </table:table-cell>
          <table:table-cell office:value-type="float" office:value="0.102727" calcext:value-type="float">
            <text:p>0.102727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24636" calcext:value-type="float">
            <text:p>2463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5"/>
          <table:table-cell office:value-type="float" office:value="39814" calcext:value-type="float">
            <text:p>39814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AB292]-[.AB29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733" calcext:value-type="float">
            <text:p>33733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9"/>
          <table:table-cell office:value-type="float" office:value="30376" calcext:value-type="float">
            <text:p>30376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2"/>
          <table:table-cell office:value-type="float" office:value="18744" calcext:value-type="float">
            <text:p>18744</text:p>
          </table:table-cell>
          <table:table-cell office:value-type="float" office:value="-0.005455" calcext:value-type="float">
            <text:p>-0.005455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5"/>
          <table:table-cell office:value-type="float" office:value="39916" calcext:value-type="float">
            <text:p>39916</text:p>
          </table:table-cell>
          <table:table-cell office:value-type="float" office:value="349.416382" calcext:value-type="float">
            <text:p>349.416382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293]-[.AB29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9"/>
          <table:table-cell office:value-type="float" office:value="30399" calcext:value-type="float">
            <text:p>30399</text:p>
          </table:table-cell>
          <table:table-cell office:value-type="float" office:value="0.030909" calcext:value-type="float">
            <text:p>0.030909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23453" calcext:value-type="float">
            <text:p>23453</text:p>
          </table:table-cell>
          <table:table-cell office:value-type="float" office:value="-0.032727" calcext:value-type="float">
            <text:p>-0.032727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5"/>
          <table:table-cell office:value-type="float" office:value="40019" calcext:value-type="float">
            <text:p>40019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294]-[.AB29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688" calcext:value-type="float">
            <text:p>33688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9"/>
          <table:table-cell office:value-type="float" office:value="30422" calcext:value-type="float">
            <text:p>30422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2"/>
          <table:table-cell office:value-type="float" office:value="23703" calcext:value-type="float">
            <text:p>23703</text:p>
          </table:table-cell>
          <table:table-cell office:value-type="float" office:value="-0.040455" calcext:value-type="float">
            <text:p>-0.040455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5"/>
          <table:table-cell office:value-type="float" office:value="40121" calcext:value-type="float">
            <text:p>4012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AB295]-[.AB29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65" calcext:value-type="float">
            <text:p>33665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9"/>
          <table:table-cell office:value-type="float" office:value="30445" calcext:value-type="float">
            <text:p>30445</text:p>
          </table:table-cell>
          <table:table-cell office:value-type="float" office:value="0.055455" calcext:value-type="float">
            <text:p>0.055455</text:p>
          </table:table-cell>
          <table:table-cell office:value-type="float" office:value="0.220455" calcext:value-type="float">
            <text:p>0.220455</text:p>
          </table:table-cell>
          <table:table-cell office:value-type="float" office:value="0.007776" calcext:value-type="float">
            <text:p>0.007776</text:p>
          </table:table-cell>
          <table:table-cell table:number-columns-repeated="2"/>
          <table:table-cell office:value-type="float" office:value="33029" calcext:value-type="float">
            <text:p>33029</text:p>
          </table:table-cell>
          <table:table-cell office:value-type="float" office:value="0.023636" calcext:value-type="float">
            <text:p>0.0236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223" calcext:value-type="float">
            <text:p>40223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AB296]-[.AB29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9"/>
          <table:table-cell office:value-type="float" office:value="30467" calcext:value-type="float">
            <text:p>30467</text:p>
          </table:table-cell>
          <table:table-cell office:value-type="float" office:value="0.045909" calcext:value-type="float">
            <text:p>0.045909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2"/>
          <table:table-cell office:value-type="float" office:value="25068" calcext:value-type="float">
            <text:p>25068</text:p>
          </table:table-cell>
          <table:table-cell office:value-type="float" office:value="0.022273" calcext:value-type="float">
            <text:p>0.02227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326" calcext:value-type="float">
            <text:p>40326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AB297]-[.AB29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619" calcext:value-type="float">
            <text:p>33619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9"/>
          <table:table-cell office:value-type="float" office:value="30490" calcext:value-type="float">
            <text:p>30490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2"/>
          <table:table-cell office:value-type="float" office:value="25887" calcext:value-type="float">
            <text:p>25887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428" calcext:value-type="float">
            <text:p>40428</text:p>
          </table:table-cell>
          <table:table-cell office:value-type="float" office:value="349.447693" calcext:value-type="float">
            <text:p>349.447693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AB298]-[.AB29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597" calcext:value-type="float">
            <text:p>33597</text:p>
          </table:table-cell>
          <table:table-cell office:value-type="float" office:value="-0.293182" calcext:value-type="float">
            <text:p>-0.293182</text:p>
          </table:table-cell>
          <table:table-cell office:value-type="float" office:value="-0.010342" calcext:value-type="float">
            <text:p>-0.010342</text:p>
          </table:table-cell>
          <table:table-cell table:number-columns-repeated="9"/>
          <table:table-cell office:value-type="float" office:value="30513" calcext:value-type="float">
            <text:p>30513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2"/>
          <table:table-cell office:value-type="float" office:value="26910" calcext:value-type="float">
            <text:p>26910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530" calcext:value-type="float">
            <text:p>40530</text:p>
          </table:table-cell>
          <table:table-cell office:value-type="float" office:value="349.471344" calcext:value-type="float">
            <text:p>349.471344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AB299]-[.AB29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574" calcext:value-type="float">
            <text:p>33574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9"/>
          <table:table-cell office:value-type="float" office:value="30536" calcext:value-type="float">
            <text:p>30536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2"/>
          <table:table-cell office:value-type="float" office:value="35532" calcext:value-type="float">
            <text:p>355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633" calcext:value-type="float">
            <text:p>4063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AB300]-[.AB29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551" calcext:value-type="float">
            <text:p>33551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0558" calcext:value-type="float">
            <text:p>3055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2"/>
          <table:table-cell office:value-type="float" office:value="28571" calcext:value-type="float">
            <text:p>28571</text:p>
          </table:table-cell>
          <table:table-cell office:value-type="float" office:value="-0.034545" calcext:value-type="float">
            <text:p>-0.0345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735" calcext:value-type="float">
            <text:p>40735</text:p>
          </table:table-cell>
          <table:table-cell office:value-type="float" office:value="349.471375" calcext:value-type="float">
            <text:p>349.471375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AB301]-[.AB30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528" calcext:value-type="float">
            <text:p>33528</text:p>
          </table:table-cell>
          <table:table-cell office:value-type="float" office:value="0.306818" calcext:value-type="float">
            <text:p>0.306818</text:p>
          </table:table-cell>
          <table:table-cell office:value-type="float" office:value="0.010823" calcext:value-type="float">
            <text:p>0.010823</text:p>
          </table:table-cell>
          <table:table-cell table:number-columns-repeated="9"/>
          <table:table-cell office:value-type="float" office:value="30581" calcext:value-type="float">
            <text:p>30581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322727" calcext:value-type="float">
            <text:p>0.322727</text:p>
          </table:table-cell>
          <table:table-cell office:value-type="float" office:value="0.011384" calcext:value-type="float">
            <text:p>0.011384</text:p>
          </table:table-cell>
          <table:table-cell table:number-columns-repeated="2"/>
          <table:table-cell office:value-type="float" office:value="30072" calcext:value-type="float">
            <text:p>30072</text:p>
          </table:table-cell>
          <table:table-cell office:value-type="float" office:value="-0.060455" calcext:value-type="float">
            <text:p>-0.0604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838" calcext:value-type="float">
            <text:p>40838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302]-[.AB30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506" calcext:value-type="float">
            <text:p>3350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9"/>
          <table:table-cell office:value-type="float" office:value="30604" calcext:value-type="float">
            <text:p>30604</text:p>
          </table:table-cell>
          <table:table-cell office:value-type="float" office:value="0.217727" calcext:value-type="float">
            <text:p>0.217727</text:p>
          </table:table-cell>
          <table:table-cell office:value-type="float" office:value="0.393182" calcext:value-type="float">
            <text:p>0.393182</text:p>
          </table:table-cell>
          <table:table-cell office:value-type="float" office:value="0.013869" calcext:value-type="float">
            <text:p>0.013869</text:p>
          </table:table-cell>
          <table:table-cell table:number-columns-repeated="2"/>
          <table:table-cell office:value-type="float" office:value="29435" calcext:value-type="float">
            <text:p>29435</text:p>
          </table:table-cell>
          <table:table-cell office:value-type="float" office:value="-0.155909" calcext:value-type="float">
            <text:p>-0.1559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0940" calcext:value-type="float">
            <text:p>40940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AB303]-[.AB30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483" calcext:value-type="float">
            <text:p>33483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9"/>
          <table:table-cell office:value-type="float" office:value="30627" calcext:value-type="float">
            <text:p>30627</text:p>
          </table:table-cell>
          <table:table-cell office:value-type="float" office:value="0.200909" calcext:value-type="float">
            <text:p>0.200909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2"/>
          <table:table-cell office:value-type="float" office:value="27183" calcext:value-type="float">
            <text:p>27183</text:p>
          </table:table-cell>
          <table:table-cell office:value-type="float" office:value="-0.16" calcext:value-type="float">
            <text:p>-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5"/>
          <table:table-cell office:value-type="float" office:value="41042" calcext:value-type="float">
            <text:p>41042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304]-[.AB30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460" calcext:value-type="float">
            <text:p>33460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9"/>
          <table:table-cell office:value-type="float" office:value="30649" calcext:value-type="float">
            <text:p>30649</text:p>
          </table:table-cell>
          <table:table-cell office:value-type="float" office:value="0.15" calcext:value-type="float">
            <text:p>0.15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1443" calcext:value-type="float">
            <text:p>-0.001443</text:p>
          </table:table-cell>
          <table:table-cell table:number-columns-repeated="2"/>
          <table:table-cell office:value-type="float" office:value="31960" calcext:value-type="float">
            <text:p>31960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  <table:table-cell office:value-type="float" office:value="41145" calcext:value-type="float">
            <text:p>41145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AB305]-[.AB30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9"/>
          <table:table-cell office:value-type="float" office:value="30672" calcext:value-type="float">
            <text:p>30672</text:p>
          </table:table-cell>
          <table:table-cell office:value-type="float" office:value="0.192727" calcext:value-type="float">
            <text:p>0.192727</text:p>
          </table:table-cell>
          <table:table-cell office:value-type="float" office:value="0.220455" calcext:value-type="float">
            <text:p>0.220455</text:p>
          </table:table-cell>
          <table:table-cell office:value-type="float" office:value="0.007776" calcext:value-type="float">
            <text:p>0.007776</text:p>
          </table:table-cell>
          <table:table-cell table:number-columns-repeated="2"/>
          <table:table-cell office:value-type="float" office:value="26319" calcext:value-type="float">
            <text:p>26319</text:p>
          </table:table-cell>
          <table:table-cell office:value-type="float" office:value="-0.001364" calcext:value-type="float">
            <text:p>-0.001364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  <table:table-cell office:value-type="float" office:value="41247" calcext:value-type="float">
            <text:p>41247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AB306]-[.AB3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9"/>
          <table:table-cell office:value-type="float" office:value="30695" calcext:value-type="float">
            <text:p>30695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25" calcext:value-type="float">
            <text:p>0.25</text:p>
          </table:table-cell>
          <table:table-cell office:value-type="float" office:value="0.008818" calcext:value-type="float">
            <text:p>0.008818</text:p>
          </table:table-cell>
          <table:table-cell table:number-columns-repeated="2"/>
          <table:table-cell office:value-type="float" office:value="28457" calcext:value-type="float">
            <text:p>28457</text:p>
          </table:table-cell>
          <table:table-cell office:value-type="float" office:value="-0.008636" calcext:value-type="float">
            <text:p>-0.008636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  <table:table-cell office:value-type="float" office:value="41349" calcext:value-type="float">
            <text:p>41349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307]-[.AB30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392" calcext:value-type="float">
            <text:p>33392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9"/>
          <table:table-cell office:value-type="float" office:value="30718" calcext:value-type="float">
            <text:p>30718</text:p>
          </table:table-cell>
          <table:table-cell office:value-type="float" office:value="0.090455" calcext:value-type="float">
            <text:p>0.090455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2"/>
          <table:table-cell office:value-type="float" office:value="34440" calcext:value-type="float">
            <text:p>3444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  <table:table-cell office:value-type="float" office:value="41452" calcext:value-type="float">
            <text:p>41452</text:p>
          </table:table-cell>
          <table:table-cell office:value-type="float" office:value="349.421387" calcext:value-type="float">
            <text:p>349.421387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AB308]-[.AB30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69" calcext:value-type="float">
            <text:p>33369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30740" calcext:value-type="float">
            <text:p>30740</text:p>
          </table:table-cell>
          <table:table-cell office:value-type="float" office:value="0.112727" calcext:value-type="float">
            <text:p>0.112727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6333" calcext:value-type="float">
            <text:p>0.006333</text:p>
          </table:table-cell>
          <table:table-cell table:number-columns-repeated="2"/>
          <table:table-cell office:value-type="float" office:value="32074" calcext:value-type="float">
            <text:p>32074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  <table:table-cell office:value-type="float" office:value="41554" calcext:value-type="float">
            <text:p>41554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309]-[.AB30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346" calcext:value-type="float">
            <text:p>33346</text:p>
          </table:table-cell>
          <table:table-cell office:value-type="float" office:value="-0.227273" calcext:value-type="float">
            <text:p>-0.227273</text:p>
          </table:table-cell>
          <table:table-cell office:value-type="float" office:value="-0.008017" calcext:value-type="float">
            <text:p>-0.008017</text:p>
          </table:table-cell>
          <table:table-cell table:number-columns-repeated="9"/>
          <table:table-cell office:value-type="float" office:value="30763" calcext:value-type="float">
            <text:p>30763</text:p>
          </table:table-cell>
          <table:table-cell office:value-type="float" office:value="0.169545" calcext:value-type="float">
            <text:p>0.169545</text:p>
          </table:table-cell>
          <table:table-cell office:value-type="float" office:value="0.243182" calcext:value-type="float">
            <text:p>0.243182</text:p>
          </table:table-cell>
          <table:table-cell office:value-type="float" office:value="0.008578" calcext:value-type="float">
            <text:p>0.008578</text:p>
          </table:table-cell>
          <table:table-cell table:number-columns-repeated="2"/>
          <table:table-cell office:value-type="float" office:value="22793" calcext:value-type="float">
            <text:p>22793</text:p>
          </table:table-cell>
          <table:table-cell office:value-type="float" office:value="-0.071818" calcext:value-type="float">
            <text:p>-0.071818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  <table:table-cell office:value-type="float" office:value="41657" calcext:value-type="float">
            <text:p>41657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310]-[.AB30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9"/>
          <table:table-cell office:value-type="float" office:value="30786" calcext:value-type="float">
            <text:p>30786</text:p>
          </table:table-cell>
          <table:table-cell office:value-type="float" office:value="0.154091" calcext:value-type="float">
            <text:p>0.154091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17425" calcext:value-type="float">
            <text:p>17425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  <table:table-cell office:value-type="float" office:value="41759" calcext:value-type="float">
            <text:p>41759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AB311]-[.AB3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301" calcext:value-type="float">
            <text:p>33301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9"/>
          <table:table-cell office:value-type="float" office:value="30809" calcext:value-type="float">
            <text:p>30809</text:p>
          </table:table-cell>
          <table:table-cell office:value-type="float" office:value="0.146818" calcext:value-type="float">
            <text:p>0.146818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2"/>
          <table:table-cell office:value-type="float" office:value="34690" calcext:value-type="float">
            <text:p>34690</text:p>
          </table:table-cell>
          <table:table-cell office:value-type="float" office:value="0.094091" calcext:value-type="float">
            <text:p>0.094091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5"/>
          <table:table-cell office:value-type="float" office:value="41861" calcext:value-type="float">
            <text:p>41861</text:p>
          </table:table-cell>
          <table:table-cell office:value-type="float" office:value="349.46225" calcext:value-type="float">
            <text:p>349.4622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312]-[.AB31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0832" calcext:value-type="float">
            <text:p>30832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2"/>
          <table:table-cell office:value-type="float" office:value="33007" calcext:value-type="float">
            <text:p>33007</text:p>
          </table:table-cell>
          <table:table-cell office:value-type="float" office:value="0" calcext:value-type="float">
            <text:p>0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5"/>
          <table:table-cell office:value-type="float" office:value="41964" calcext:value-type="float">
            <text:p>41964</text:p>
          </table:table-cell>
          <table:table-cell office:value-type="float" office:value="349.493164" calcext:value-type="float">
            <text:p>349.493164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32272" calcext:value-type="float">
            <text:p>12.332272</text:p>
          </table:table-cell>
          <table:table-cell table:formula="of:=[.AB313]-[.AB31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float" office:value="-0.356818" calcext:value-type="float">
            <text:p>-0.356818</text:p>
          </table:table-cell>
          <table:table-cell office:value-type="float" office:value="-0.012586" calcext:value-type="float">
            <text:p>-0.012586</text:p>
          </table:table-cell>
          <table:table-cell table:number-columns-repeated="9"/>
          <table:table-cell office:value-type="float" office:value="30854" calcext:value-type="float">
            <text:p>30854</text:p>
          </table:table-cell>
          <table:table-cell office:value-type="float" office:value="0.14" calcext:value-type="float">
            <text:p>0.14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28912" calcext:value-type="float">
            <text:p>28912</text:p>
          </table:table-cell>
          <table:table-cell office:value-type="float" office:value="-0.025455" calcext:value-type="float">
            <text:p>-0.025455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5"/>
          <table:table-cell office:value-type="float" office:value="42066" calcext:value-type="float">
            <text:p>4206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AB314]-[.AB3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9"/>
          <table:table-cell office:value-type="float" office:value="30877" calcext:value-type="float">
            <text:p>30877</text:p>
          </table:table-cell>
          <table:table-cell office:value-type="float" office:value="0.116818" calcext:value-type="float">
            <text:p>0.116818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27343" calcext:value-type="float">
            <text:p>27343</text:p>
          </table:table-cell>
          <table:table-cell office:value-type="float" office:value="-0.121364" calcext:value-type="float">
            <text:p>-0.121364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5"/>
          <table:table-cell office:value-type="float" office:value="42168" calcext:value-type="float">
            <text:p>42168</text:p>
          </table:table-cell>
          <table:table-cell office:value-type="float" office:value="349.545471" calcext:value-type="float">
            <text:p>349.545471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AB315]-[.AB31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03367" calcext:value-type="float">
            <text:p>0.003367</text:p>
          </table:table-cell>
          <table:table-cell table:number-columns-repeated="9"/>
          <table:table-cell office:value-type="float" office:value="30900" calcext:value-type="float">
            <text:p>30900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2"/>
          <table:table-cell office:value-type="float" office:value="21792" calcext:value-type="float">
            <text:p>21792</text:p>
          </table:table-cell>
          <table:table-cell office:value-type="float" office:value="-0.148636" calcext:value-type="float">
            <text:p>-0.148636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5"/>
          <table:table-cell office:value-type="float" office:value="42271" calcext:value-type="float">
            <text:p>42271</text:p>
          </table:table-cell>
          <table:table-cell office:value-type="float" office:value="349.542297" calcext:value-type="float">
            <text:p>349.542297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316]-[.AB31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187" calcext:value-type="float">
            <text:p>33187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9"/>
          <table:table-cell office:value-type="float" office:value="30923" calcext:value-type="float">
            <text:p>30923</text:p>
          </table:table-cell>
          <table:table-cell office:value-type="float" office:value="0.076818" calcext:value-type="float">
            <text:p>0.076818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2"/>
          <table:table-cell office:value-type="float" office:value="22384" calcext:value-type="float">
            <text:p>22384</text:p>
          </table:table-cell>
          <table:table-cell office:value-type="float" office:value="-0.156364" calcext:value-type="float">
            <text:p>-0.156364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5"/>
          <table:table-cell office:value-type="float" office:value="42373" calcext:value-type="float">
            <text:p>42373</text:p>
          </table:table-cell>
          <table:table-cell office:value-type="float" office:value="349.546814" calcext:value-type="float">
            <text:p>349.54681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AB317]-[.AB31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9"/>
          <table:table-cell office:value-type="float" office:value="30945" calcext:value-type="float">
            <text:p>30945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2"/>
          <table:table-cell office:value-type="float" office:value="27752" calcext:value-type="float">
            <text:p>27752</text:p>
          </table:table-cell>
          <table:table-cell office:value-type="float" office:value="-0.019545" calcext:value-type="float">
            <text:p>-0.019545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5"/>
          <table:table-cell office:value-type="float" office:value="42476" calcext:value-type="float">
            <text:p>42476</text:p>
          </table:table-cell>
          <table:table-cell office:value-type="float" office:value="349.516815" calcext:value-type="float">
            <text:p>349.51681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AB318]-[.AB31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9"/>
          <table:table-cell office:value-type="float" office:value="30968" calcext:value-type="float">
            <text:p>30968</text:p>
          </table:table-cell>
          <table:table-cell office:value-type="float" office:value="0.130909" calcext:value-type="float">
            <text:p>0.130909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2"/>
          <table:table-cell office:value-type="float" office:value="27525" calcext:value-type="float">
            <text:p>27525</text:p>
          </table:table-cell>
          <table:table-cell office:value-type="float" office:value="-0.036818" calcext:value-type="float">
            <text:p>-0.036818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5"/>
          <table:table-cell office:value-type="float" office:value="42578" calcext:value-type="float">
            <text:p>42578</text:p>
          </table:table-cell>
          <table:table-cell office:value-type="float" office:value="349.503632" calcext:value-type="float">
            <text:p>349.503632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AB319]-[.AB31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119" calcext:value-type="float">
            <text:p>33119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9"/>
          <table:table-cell office:value-type="float" office:value="30991" calcext:value-type="float">
            <text:p>30991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345455" calcext:value-type="float">
            <text:p>0.345455</text:p>
          </table:table-cell>
          <table:table-cell office:value-type="float" office:value="0.012186" calcext:value-type="float">
            <text:p>0.012186</text:p>
          </table:table-cell>
          <table:table-cell table:number-columns-repeated="2"/>
          <table:table-cell office:value-type="float" office:value="22657" calcext:value-type="float">
            <text:p>22657</text:p>
          </table:table-cell>
          <table:table-cell office:value-type="float" office:value="-0.080909" calcext:value-type="float">
            <text:p>-0.080909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5"/>
          <table:table-cell office:value-type="float" office:value="42680" calcext:value-type="float">
            <text:p>42680</text:p>
          </table:table-cell>
          <table:table-cell office:value-type="float" office:value="349.496826" calcext:value-type="float">
            <text:p>349.496826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AB320]-[.AB31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096" calcext:value-type="float">
            <text:p>33096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9"/>
          <table:table-cell office:value-type="float" office:value="31014" calcext:value-type="float">
            <text:p>31014</text:p>
          </table:table-cell>
          <table:table-cell office:value-type="float" office:value="0.169545" calcext:value-type="float">
            <text:p>0.169545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04008" calcext:value-type="float">
            <text:p>0.004008</text:p>
          </table:table-cell>
          <table:table-cell table:number-columns-repeated="2"/>
          <table:table-cell office:value-type="float" office:value="26205" calcext:value-type="float">
            <text:p>26205</text:p>
          </table:table-cell>
          <table:table-cell office:value-type="float" office:value="-0.1" calcext:value-type="float">
            <text:p>-0.1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5"/>
          <table:table-cell office:value-type="float" office:value="42783" calcext:value-type="float">
            <text:p>42783</text:p>
          </table:table-cell>
          <table:table-cell office:value-type="float" office:value="349.485901" calcext:value-type="float">
            <text:p>349.485901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AB321]-[.AB32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073" calcext:value-type="float">
            <text:p>33073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005932" calcext:value-type="float">
            <text:p>-0.005932</text:p>
          </table:table-cell>
          <table:table-cell table:number-columns-repeated="9"/>
          <table:table-cell office:value-type="float" office:value="31036" calcext:value-type="float">
            <text:p>31036</text:p>
          </table:table-cell>
          <table:table-cell office:value-type="float" office:value="0.176818" calcext:value-type="float">
            <text:p>0.176818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25545" calcext:value-type="float">
            <text:p>25545</text:p>
          </table:table-cell>
          <table:table-cell office:value-type="float" office:value="-0.106364" calcext:value-type="float">
            <text:p>-0.106364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5"/>
          <table:table-cell office:value-type="float" office:value="42885" calcext:value-type="float">
            <text:p>42885</text:p>
          </table:table-cell>
          <table:table-cell office:value-type="float" office:value="349.496368" calcext:value-type="float">
            <text:p>349.496368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AB322]-[.AB32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051" calcext:value-type="float">
            <text:p>33051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31059" calcext:value-type="float">
            <text:p>31059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2"/>
          <table:table-cell office:value-type="float" office:value="22907" calcext:value-type="float">
            <text:p>22907</text:p>
          </table:table-cell>
          <table:table-cell office:value-type="float" office:value="-0.112727" calcext:value-type="float">
            <text:p>-0.112727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5"/>
          <table:table-cell office:value-type="float" office:value="42987" calcext:value-type="float">
            <text:p>42987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28" calcext:value-type="float">
            <text:p>12.331228</text:p>
          </table:table-cell>
          <table:table-cell table:formula="of:=[.AB323]-[.AB32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028" calcext:value-type="float">
            <text:p>33028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number-columns-repeated="9"/>
          <table:table-cell office:value-type="float" office:value="31082" calcext:value-type="float">
            <text:p>31082</text:p>
          </table:table-cell>
          <table:table-cell office:value-type="float" office:value="0.125455" calcext:value-type="float">
            <text:p>0.125455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2"/>
          <table:table-cell office:value-type="float" office:value="23817" calcext:value-type="float">
            <text:p>23817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5"/>
          <table:table-cell office:value-type="float" office:value="43090" calcext:value-type="float">
            <text:p>43090</text:p>
          </table:table-cell>
          <table:table-cell office:value-type="float" office:value="349.525452" calcext:value-type="float">
            <text:p>349.525452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AB324]-[.AB32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005" calcext:value-type="float">
            <text:p>33005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9"/>
          <table:table-cell office:value-type="float" office:value="31105" calcext:value-type="float">
            <text:p>31105</text:p>
          </table:table-cell>
          <table:table-cell office:value-type="float" office:value="0.089091" calcext:value-type="float">
            <text:p>0.089091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005772" calcext:value-type="float">
            <text:p>0.005772</text:p>
          </table:table-cell>
          <table:table-cell table:number-columns-repeated="2"/>
          <table:table-cell office:value-type="float" office:value="35031" calcext:value-type="float">
            <text:p>350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5"/>
          <table:table-cell office:value-type="float" office:value="43192" calcext:value-type="float">
            <text:p>4319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325]-[.AB32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982" calcext:value-type="float">
            <text:p>32982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9"/>
          <table:table-cell office:value-type="float" office:value="31127" calcext:value-type="float">
            <text:p>31127</text:p>
          </table:table-cell>
          <table:table-cell office:value-type="float" office:value="0.051818" calcext:value-type="float">
            <text:p>0.051818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2"/>
          <table:table-cell office:value-type="float" office:value="33644" calcext:value-type="float">
            <text:p>33644</text:p>
          </table:table-cell>
          <table:table-cell office:value-type="float" office:value="-0.017273" calcext:value-type="float">
            <text:p>-0.017273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5"/>
          <table:table-cell office:value-type="float" office:value="43295" calcext:value-type="float">
            <text:p>43295</text:p>
          </table:table-cell>
          <table:table-cell office:value-type="float" office:value="349.486816" calcext:value-type="float">
            <text:p>349.486816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326]-[.AB32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960" calcext:value-type="float">
            <text:p>32960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31150" calcext:value-type="float">
            <text:p>31150</text:p>
          </table:table-cell>
          <table:table-cell office:value-type="float" office:value="0.058636" calcext:value-type="float">
            <text:p>0.058636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2"/>
          <table:table-cell office:value-type="float" office:value="32870" calcext:value-type="float">
            <text:p>32870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5"/>
          <table:table-cell office:value-type="float" office:value="43397" calcext:value-type="float">
            <text:p>43397</text:p>
          </table:table-cell>
          <table:table-cell office:value-type="float" office:value="349.45636" calcext:value-type="float">
            <text:p>349.4563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327]-[.AB32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-0.005852" calcext:value-type="float">
            <text:p>-0.005852</text:p>
          </table:table-cell>
          <table:table-cell table:number-columns-repeated="9"/>
          <table:table-cell office:value-type="float" office:value="31173" calcext:value-type="float">
            <text:p>31173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238636" calcext:value-type="float">
            <text:p>0.238636</text:p>
          </table:table-cell>
          <table:table-cell office:value-type="float" office:value="0.008418" calcext:value-type="float">
            <text:p>0.008418</text:p>
          </table:table-cell>
          <table:table-cell table:number-columns-repeated="2"/>
          <table:table-cell office:value-type="float" office:value="25182" calcext:value-type="float">
            <text:p>25182</text:p>
          </table:table-cell>
          <table:table-cell office:value-type="float" office:value="-0.025909" calcext:value-type="float">
            <text:p>-0.025909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5"/>
          <table:table-cell office:value-type="float" office:value="43499" calcext:value-type="float">
            <text:p>43499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AB328]-[.AB3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914" calcext:value-type="float">
            <text:p>32914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9"/>
          <table:table-cell office:value-type="float" office:value="31196" calcext:value-type="float">
            <text:p>31196</text:p>
          </table:table-cell>
          <table:table-cell office:value-type="float" office:value="0.12" calcext:value-type="float">
            <text:p>0.1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25477" calcext:value-type="float">
            <text:p>25477</text:p>
          </table:table-cell>
          <table:table-cell office:value-type="float" office:value="-0.103636" calcext:value-type="float">
            <text:p>-0.103636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5"/>
          <table:table-cell office:value-type="float" office:value="43602" calcext:value-type="float">
            <text:p>4360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AB329]-[.AB32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891" calcext:value-type="float">
            <text:p>32891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9"/>
          <table:table-cell office:value-type="float" office:value="31218" calcext:value-type="float">
            <text:p>312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24772" calcext:value-type="float">
            <text:p>24772</text:p>
          </table:table-cell>
          <table:table-cell office:value-type="float" office:value="0.108636" calcext:value-type="float">
            <text:p>0.108636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3704" calcext:value-type="float">
            <text:p>43704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AB330]-[.AB3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869" calcext:value-type="float">
            <text:p>32869</text:p>
          </table:table-cell>
          <table:table-cell office:value-type="float" office:value="-0.247727" calcext:value-type="float">
            <text:p>-0.247727</text:p>
          </table:table-cell>
          <table:table-cell office:value-type="float" office:value="-0.008738" calcext:value-type="float">
            <text:p>-0.008738</text:p>
          </table:table-cell>
          <table:table-cell table:number-columns-repeated="9"/>
          <table:table-cell office:value-type="float" office:value="31241" calcext:value-type="float">
            <text:p>31241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32347" calcext:value-type="float">
            <text:p>32347</text:p>
          </table:table-cell>
          <table:table-cell office:value-type="float" office:value="0.082727" calcext:value-type="float">
            <text:p>0.082727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3806" calcext:value-type="float">
            <text:p>43806</text:p>
          </table:table-cell>
          <table:table-cell office:value-type="float" office:value="349.478638" calcext:value-type="float">
            <text:p>349.478638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AB331]-[.AB33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846" calcext:value-type="float">
            <text:p>32846</text:p>
          </table:table-cell>
          <table:table-cell office:value-type="float" office:value="-0.304545" calcext:value-type="float">
            <text:p>-0.304545</text:p>
          </table:table-cell>
          <table:table-cell office:value-type="float" office:value="-0.010743" calcext:value-type="float">
            <text:p>-0.010743</text:p>
          </table:table-cell>
          <table:table-cell table:number-columns-repeated="9"/>
          <table:table-cell office:value-type="float" office:value="31264" calcext:value-type="float">
            <text:p>31264</text:p>
          </table:table-cell>
          <table:table-cell office:value-type="float" office:value="0.139545" calcext:value-type="float">
            <text:p>0.139545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2"/>
          <table:table-cell office:value-type="float" office:value="33848" calcext:value-type="float">
            <text:p>33848</text:p>
          </table:table-cell>
          <table:table-cell office:value-type="float" office:value="0.044091" calcext:value-type="float">
            <text:p>0.044091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3909" calcext:value-type="float">
            <text:p>43909</text:p>
          </table:table-cell>
          <table:table-cell office:value-type="float" office:value="349.512726" calcext:value-type="float">
            <text:p>349.512726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AB332]-[.AB33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823" calcext:value-type="float">
            <text:p>32823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013228" calcext:value-type="float">
            <text:p>-0.013228</text:p>
          </table:table-cell>
          <table:table-cell table:number-columns-repeated="9"/>
          <table:table-cell office:value-type="float" office:value="31287" calcext:value-type="float">
            <text:p>31287</text:p>
          </table:table-cell>
          <table:table-cell office:value-type="float" office:value="0.084545" calcext:value-type="float">
            <text:p>0.084545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2"/>
          <table:table-cell office:value-type="float" office:value="33302" calcext:value-type="float">
            <text:p>33302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4011" calcext:value-type="float">
            <text:p>44011</text:p>
          </table:table-cell>
          <table:table-cell office:value-type="float" office:value="349.506378" calcext:value-type="float">
            <text:p>349.50637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333]-[.AB33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-0.281818" calcext:value-type="float">
            <text:p>-0.281818</text:p>
          </table:table-cell>
          <table:table-cell office:value-type="float" office:value="-0.009941" calcext:value-type="float">
            <text:p>-0.009941</text:p>
          </table:table-cell>
          <table:table-cell table:number-columns-repeated="9"/>
          <table:table-cell office:value-type="float" office:value="31309" calcext:value-type="float">
            <text:p>31309</text:p>
          </table:table-cell>
          <table:table-cell office:value-type="float" office:value="0.051818" calcext:value-type="float">
            <text:p>0.051818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2"/>
          <table:table-cell office:value-type="float" office:value="25841" calcext:value-type="float">
            <text:p>25841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4114" calcext:value-type="float">
            <text:p>44114</text:p>
          </table:table-cell>
          <table:table-cell office:value-type="float" office:value="349.479095" calcext:value-type="float">
            <text:p>349.47909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334]-[.AB33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778" calcext:value-type="float">
            <text:p>32778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9"/>
          <table:table-cell office:value-type="float" office:value="31332" calcext:value-type="float">
            <text:p>31332</text:p>
          </table:table-cell>
          <table:table-cell office:value-type="float" office:value="0.050909" calcext:value-type="float">
            <text:p>0.050909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2"/>
          <table:table-cell office:value-type="float" office:value="21951" calcext:value-type="float">
            <text:p>21951</text:p>
          </table:table-cell>
          <table:table-cell office:value-type="float" office:value="-0.012727" calcext:value-type="float">
            <text:p>-0.012727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4216" calcext:value-type="float">
            <text:p>44216</text:p>
          </table:table-cell>
          <table:table-cell office:value-type="float" office:value="349.432739" calcext:value-type="float">
            <text:p>349.43273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335]-[.AB33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755" calcext:value-type="float">
            <text:p>3275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9"/>
          <table:table-cell office:value-type="float" office:value="31355" calcext:value-type="float">
            <text:p>31355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20382" calcext:value-type="float">
            <text:p>2038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4318" calcext:value-type="float">
            <text:p>44318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AB336]-[.AB33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732" calcext:value-type="float">
            <text:p>32732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9"/>
          <table:table-cell office:value-type="float" office:value="31378" calcext:value-type="float">
            <text:p>31378</text:p>
          </table:table-cell>
          <table:table-cell office:value-type="float" office:value="0.044545" calcext:value-type="float">
            <text:p>0.044545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8498" calcext:value-type="float">
            <text:p>0.008498</text:p>
          </table:table-cell>
          <table:table-cell table:number-columns-repeated="2"/>
          <table:table-cell office:value-type="float" office:value="33598" calcext:value-type="float">
            <text:p>33598</text:p>
          </table:table-cell>
          <table:table-cell office:value-type="float" office:value="-0.073182" calcext:value-type="float">
            <text:p>-0.073182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4421" calcext:value-type="float">
            <text:p>4442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337]-[.AB33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709" calcext:value-type="float">
            <text:p>32709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9"/>
          <table:table-cell office:value-type="float" office:value="31400" calcext:value-type="float">
            <text:p>31400</text:p>
          </table:table-cell>
          <table:table-cell office:value-type="float" office:value="0.088182" calcext:value-type="float">
            <text:p>0.088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17288" calcext:value-type="float">
            <text:p>17288</text:p>
          </table:table-cell>
          <table:table-cell office:value-type="float" office:value="-0.076364" calcext:value-type="float">
            <text:p>-0.076364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4523" calcext:value-type="float">
            <text:p>44523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338]-[.AB33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687" calcext:value-type="float">
            <text:p>32687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9"/>
          <table:table-cell office:value-type="float" office:value="31423" calcext:value-type="float">
            <text:p>31423</text:p>
          </table:table-cell>
          <table:table-cell office:value-type="float" office:value="0.072273" calcext:value-type="float">
            <text:p>0.072273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2165" calcext:value-type="float">
            <text:p>-0.002165</text:p>
          </table:table-cell>
          <table:table-cell table:number-columns-repeated="2"/>
          <table:table-cell office:value-type="float" office:value="35759" calcext:value-type="float">
            <text:p>35759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5"/>
          <table:table-cell office:value-type="float" office:value="44625" calcext:value-type="float">
            <text:p>44625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AB339]-[.AB33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9"/>
          <table:table-cell office:value-type="float" office:value="31446" calcext:value-type="float">
            <text:p>31446</text:p>
          </table:table-cell>
          <table:table-cell office:value-type="float" office:value="0.124545" calcext:value-type="float">
            <text:p>0.124545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010422" calcext:value-type="float">
            <text:p>0.010422</text:p>
          </table:table-cell>
          <table:table-cell table:number-columns-repeated="2"/>
          <table:table-cell office:value-type="float" office:value="31869" calcext:value-type="float">
            <text:p>31869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4728" calcext:value-type="float">
            <text:p>44728</text:p>
          </table:table-cell>
          <table:table-cell office:value-type="float" office:value="349.44455" calcext:value-type="float">
            <text:p>349.44455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AB340]-[.AB33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641" calcext:value-type="float">
            <text:p>32641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9"/>
          <table:table-cell office:value-type="float" office:value="31469" calcext:value-type="float">
            <text:p>31469</text:p>
          </table:table-cell>
          <table:table-cell office:value-type="float" office:value="0.17" calcext:value-type="float">
            <text:p>0.17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006814" calcext:value-type="float">
            <text:p>0.006814</text:p>
          </table:table-cell>
          <table:table-cell table:number-columns-repeated="2"/>
          <table:table-cell office:value-type="float" office:value="28025" calcext:value-type="float">
            <text:p>28025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4830" calcext:value-type="float">
            <text:p>44830</text:p>
          </table:table-cell>
          <table:table-cell office:value-type="float" office:value="349.454102" calcext:value-type="float">
            <text:p>349.454102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AB341]-[.AB34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618" calcext:value-type="float">
            <text:p>32618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9"/>
          <table:table-cell office:value-type="float" office:value="31491" calcext:value-type="float">
            <text:p>31491</text:p>
          </table:table-cell>
          <table:table-cell office:value-type="float" office:value="0.143636" calcext:value-type="float">
            <text:p>0.143636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2"/>
          <table:table-cell office:value-type="float" office:value="28389" calcext:value-type="float">
            <text:p>28389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4933" calcext:value-type="float">
            <text:p>44933</text:p>
          </table:table-cell>
          <table:table-cell office:value-type="float" office:value="349.454102" calcext:value-type="float">
            <text:p>349.454102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342]-[.AB34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596" calcext:value-type="float">
            <text:p>32596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9"/>
          <table:table-cell office:value-type="float" office:value="31514" calcext:value-type="float">
            <text:p>31514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2"/>
          <table:table-cell office:value-type="float" office:value="30573" calcext:value-type="float">
            <text:p>30573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5035" calcext:value-type="float">
            <text:p>45035</text:p>
          </table:table-cell>
          <table:table-cell office:value-type="float" office:value="349.489105" calcext:value-type="float">
            <text:p>349.489105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AB343]-[.AB34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573" calcext:value-type="float">
            <text:p>32573</text:p>
          </table:table-cell>
          <table:table-cell office:value-type="float" office:value="-0.327273" calcext:value-type="float">
            <text:p>-0.327273</text:p>
          </table:table-cell>
          <table:table-cell office:value-type="float" office:value="-0.011544" calcext:value-type="float">
            <text:p>-0.011544</text:p>
          </table:table-cell>
          <table:table-cell table:number-columns-repeated="9"/>
          <table:table-cell office:value-type="float" office:value="31537" calcext:value-type="float">
            <text:p>31537</text:p>
          </table:table-cell>
          <table:table-cell office:value-type="float" office:value="0.113182" calcext:value-type="float">
            <text:p>0.113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294" calcext:value-type="float">
            <text:p>23294</text:p>
          </table:table-cell>
          <table:table-cell office:value-type="float" office:value="-0.037273" calcext:value-type="float">
            <text:p>-0.037273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5137" calcext:value-type="float">
            <text:p>45137</text:p>
          </table:table-cell>
          <table:table-cell office:value-type="float" office:value="349.509552" calcext:value-type="float">
            <text:p>349.50955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AB344]-[.AB34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550" calcext:value-type="float">
            <text:p>32550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9"/>
          <table:table-cell office:value-type="float" office:value="31560" calcext:value-type="float">
            <text:p>31560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2"/>
          <table:table-cell office:value-type="float" office:value="25591" calcext:value-type="float">
            <text:p>25591</text:p>
          </table:table-cell>
          <table:table-cell office:value-type="float" office:value="-0.084545" calcext:value-type="float">
            <text:p>-0.084545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5240" calcext:value-type="float">
            <text:p>45240</text:p>
          </table:table-cell>
          <table:table-cell office:value-type="float" office:value="349.492737" calcext:value-type="float">
            <text:p>349.492737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AB345]-[.AB34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527" calcext:value-type="float">
            <text:p>32527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9"/>
          <table:table-cell office:value-type="float" office:value="31582" calcext:value-type="float">
            <text:p>31582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2"/>
          <table:table-cell office:value-type="float" office:value="27957" calcext:value-type="float">
            <text:p>27957</text:p>
          </table:table-cell>
          <table:table-cell office:value-type="float" office:value="-0.096818" calcext:value-type="float">
            <text:p>-0.096818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5342" calcext:value-type="float">
            <text:p>45342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346]-[.AB34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505" calcext:value-type="float">
            <text:p>32505</text:p>
          </table:table-cell>
          <table:table-cell office:value-type="float" office:value="0.220455" calcext:value-type="float">
            <text:p>0.220455</text:p>
          </table:table-cell>
          <table:table-cell office:value-type="float" office:value="0.007776" calcext:value-type="float">
            <text:p>0.007776</text:p>
          </table:table-cell>
          <table:table-cell table:number-columns-repeated="9"/>
          <table:table-cell office:value-type="float" office:value="31605" calcext:value-type="float">
            <text:p>31605</text:p>
          </table:table-cell>
          <table:table-cell office:value-type="float" office:value="0.04" calcext:value-type="float">
            <text:p>0.04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008337" calcext:value-type="float">
            <text:p>0.008337</text:p>
          </table:table-cell>
          <table:table-cell table:number-columns-repeated="2"/>
          <table:table-cell office:value-type="float" office:value="27661" calcext:value-type="float">
            <text:p>27661</text:p>
          </table:table-cell>
          <table:table-cell office:value-type="float" office:value="-0.097273" calcext:value-type="float">
            <text:p>-0.097273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5"/>
          <table:table-cell office:value-type="float" office:value="45444" calcext:value-type="float">
            <text:p>45444</text:p>
          </table:table-cell>
          <table:table-cell office:value-type="float" office:value="349.434998" calcext:value-type="float">
            <text:p>349.43499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347]-[.AB34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482" calcext:value-type="float">
            <text:p>32482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9"/>
          <table:table-cell office:value-type="float" office:value="31628" calcext:value-type="float">
            <text:p>31628</text:p>
          </table:table-cell>
          <table:table-cell office:value-type="float" office:value="0.073182" calcext:value-type="float">
            <text:p>0.073182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24590" calcext:value-type="float">
            <text:p>24590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5"/>
          <table:table-cell office:value-type="float" office:value="45547" calcext:value-type="float">
            <text:p>45547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AB348]-[.AB34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459" calcext:value-type="float">
            <text:p>32459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9"/>
          <table:table-cell office:value-type="float" office:value="31651" calcext:value-type="float">
            <text:p>31651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2"/>
          <table:table-cell office:value-type="float" office:value="29958" calcext:value-type="float">
            <text:p>29958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5"/>
          <table:table-cell office:value-type="float" office:value="45649" calcext:value-type="float">
            <text:p>45649</text:p>
          </table:table-cell>
          <table:table-cell office:value-type="float" office:value="349.41861" calcext:value-type="float">
            <text:p>349.41861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AB349]-[.AB34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436" calcext:value-type="float">
            <text:p>32436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1673" calcext:value-type="float">
            <text:p>31673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2"/>
          <table:table-cell office:value-type="float" office:value="30300" calcext:value-type="float">
            <text:p>30300</text:p>
          </table:table-cell>
          <table:table-cell office:value-type="float" office:value="-0.003182" calcext:value-type="float">
            <text:p>-0.003182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5"/>
          <table:table-cell office:value-type="float" office:value="45752" calcext:value-type="float">
            <text:p>45752</text:p>
          </table:table-cell>
          <table:table-cell table:number-columns-repeated="2"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AB350]-[.AB34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414" calcext:value-type="float">
            <text:p>32414</text:p>
          </table:table-cell>
          <table:table-cell office:value-type="float" office:value="-0.259091" calcext:value-type="float">
            <text:p>-0.259091</text:p>
          </table:table-cell>
          <table:table-cell office:value-type="float" office:value="-0.009139" calcext:value-type="float">
            <text:p>-0.009139</text:p>
          </table:table-cell>
          <table:table-cell table:number-columns-repeated="9"/>
          <table:table-cell office:value-type="float" office:value="31696" calcext:value-type="float">
            <text:p>31696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2"/>
          <table:table-cell office:value-type="float" office:value="31574" calcext:value-type="float">
            <text:p>3157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5"/>
          <table:table-cell office:value-type="float" office:value="45854" calcext:value-type="float">
            <text:p>4585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AB351]-[.AB35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391" calcext:value-type="float">
            <text:p>32391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006975" calcext:value-type="float">
            <text:p>-0.006975</text:p>
          </table:table-cell>
          <table:table-cell table:number-columns-repeated="9"/>
          <table:table-cell office:value-type="float" office:value="31719" calcext:value-type="float">
            <text:p>31719</text:p>
          </table:table-cell>
          <table:table-cell office:value-type="float" office:value="-0.036818" calcext:value-type="float">
            <text:p>-0.0368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0163" calcext:value-type="float">
            <text:p>30163</text:p>
          </table:table-cell>
          <table:table-cell office:value-type="float" office:value="-0.060455" calcext:value-type="float">
            <text:p>-0.060455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5"/>
          <table:table-cell office:value-type="float" office:value="45956" calcext:value-type="float">
            <text:p>45956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AB352]-[.AB35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368" calcext:value-type="float">
            <text:p>32368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9"/>
          <table:table-cell office:value-type="float" office:value="31742" calcext:value-type="float">
            <text:p>31742</text:p>
          </table:table-cell>
          <table:table-cell office:value-type="float" office:value="-0.067727" calcext:value-type="float">
            <text:p>-0.067727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2"/>
          <table:table-cell office:value-type="float" office:value="18198" calcext:value-type="float">
            <text:p>18198</text:p>
          </table:table-cell>
          <table:table-cell office:value-type="float" office:value="-0.073636" calcext:value-type="float">
            <text:p>-0.073636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5"/>
          <table:table-cell office:value-type="float" office:value="46059" calcext:value-type="float">
            <text:p>46059</text:p>
          </table:table-cell>
          <table:table-cell office:value-type="float" office:value="349.467712" calcext:value-type="float">
            <text:p>349.467712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AB353]-[.AB35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497" calcext:value-type="float">
            <text:p>-0.00497</text:p>
          </table:table-cell>
          <table:table-cell table:number-columns-repeated="9"/>
          <table:table-cell office:value-type="float" office:value="31764" calcext:value-type="float">
            <text:p>31764</text:p>
          </table:table-cell>
          <table:table-cell office:value-type="float" office:value="-0.029091" calcext:value-type="float">
            <text:p>-0.029091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2"/>
          <table:table-cell office:value-type="float" office:value="26296" calcext:value-type="float">
            <text:p>26296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5"/>
          <table:table-cell office:value-type="float" office:value="46161" calcext:value-type="float">
            <text:p>46161</text:p>
          </table:table-cell>
          <table:table-cell office:value-type="float" office:value="349.473633" calcext:value-type="float">
            <text:p>349.47363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AB354]-[.AB35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9"/>
          <table:table-cell office:value-type="float" office:value="31787" calcext:value-type="float">
            <text:p>31787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2"/>
          <table:table-cell office:value-type="float" office:value="20291" calcext:value-type="float">
            <text:p>20291</text:p>
          </table:table-cell>
          <table:table-cell office:value-type="float" office:value="-0.049545" calcext:value-type="float">
            <text:p>-0.049545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5"/>
          <table:table-cell office:value-type="float" office:value="46263" calcext:value-type="float">
            <text:p>46263</text:p>
          </table:table-cell>
          <table:table-cell office:value-type="float" office:value="349.487274" calcext:value-type="float">
            <text:p>349.487274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AB355]-[.AB35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-0.220455" calcext:value-type="float">
            <text:p>-0.220455</text:p>
          </table:table-cell>
          <table:table-cell office:value-type="float" office:value="-0.007776" calcext:value-type="float">
            <text:p>-0.007776</text:p>
          </table:table-cell>
          <table:table-cell table:number-columns-repeated="9"/>
          <table:table-cell office:value-type="float" office:value="31810" calcext:value-type="float">
            <text:p>31810</text:p>
          </table:table-cell>
          <table:table-cell office:value-type="float" office:value="0.077727" calcext:value-type="float">
            <text:p>0.077727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32370" calcext:value-type="float">
            <text:p>32370</text:p>
          </table:table-cell>
          <table:table-cell office:value-type="float" office:value="0.023182" calcext:value-type="float">
            <text:p>0.023182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6366" calcext:value-type="float">
            <text:p>46366</text:p>
          </table:table-cell>
          <table:table-cell office:value-type="float" office:value="349.519104" calcext:value-type="float">
            <text:p>349.519104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AB356]-[.AB35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277" calcext:value-type="float">
            <text:p>32277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8257" calcext:value-type="float">
            <text:p>-0.008257</text:p>
          </table:table-cell>
          <table:table-cell table:number-columns-repeated="9"/>
          <table:table-cell office:value-type="float" office:value="31833" calcext:value-type="float">
            <text:p>31833</text:p>
          </table:table-cell>
          <table:table-cell office:value-type="float" office:value="0.089545" calcext:value-type="float">
            <text:p>0.089545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2"/>
          <table:table-cell office:value-type="float" office:value="27024" calcext:value-type="float">
            <text:p>27024</text:p>
          </table:table-cell>
          <table:table-cell office:value-type="float" office:value="0.018636" calcext:value-type="float">
            <text:p>0.018636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6468" calcext:value-type="float">
            <text:p>46468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AB357]-[.AB3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4249" calcext:value-type="float">
            <text:p>-0.004249</text:p>
          </table:table-cell>
          <table:table-cell table:number-columns-repeated="9"/>
          <table:table-cell office:value-type="float" office:value="31855" calcext:value-type="float">
            <text:p>31855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2"/>
          <table:table-cell office:value-type="float" office:value="26569" calcext:value-type="float">
            <text:p>26569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6571" calcext:value-type="float">
            <text:p>46571</text:p>
          </table:table-cell>
          <table:table-cell office:value-type="float" office:value="349.501801" calcext:value-type="float">
            <text:p>349.501801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358]-[.AB35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9"/>
          <table:table-cell office:value-type="float" office:value="31878" calcext:value-type="float">
            <text:p>31878</text:p>
          </table:table-cell>
          <table:table-cell office:value-type="float" office:value="0.108636" calcext:value-type="float">
            <text:p>0.108636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2"/>
          <table:table-cell office:value-type="float" office:value="19904" calcext:value-type="float">
            <text:p>19904</text:p>
          </table:table-cell>
          <table:table-cell office:value-type="float" office:value="-0" calcext:value-type="float">
            <text:p>0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6673" calcext:value-type="float">
            <text:p>46673</text:p>
          </table:table-cell>
          <table:table-cell office:value-type="float" office:value="349.496796" calcext:value-type="float">
            <text:p>349.49679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359]-[.AB35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209" calcext:value-type="float">
            <text:p>32209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9"/>
          <table:table-cell office:value-type="float" office:value="31901" calcext:value-type="float">
            <text:p>31901</text:p>
          </table:table-cell>
          <table:table-cell office:value-type="float" office:value="0.073182" calcext:value-type="float">
            <text:p>0.073182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01122" calcext:value-type="float">
            <text:p>0.001122</text:p>
          </table:table-cell>
          <table:table-cell table:number-columns-repeated="2"/>
          <table:table-cell office:value-type="float" office:value="18084" calcext:value-type="float">
            <text:p>18084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6775" calcext:value-type="float">
            <text:p>46775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AB360]-[.AB35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number-columns-repeated="9"/>
          <table:table-cell office:value-type="float" office:value="31924" calcext:value-type="float">
            <text:p>31924</text:p>
          </table:table-cell>
          <table:table-cell office:value-type="float" office:value="0.044545" calcext:value-type="float">
            <text:p>0.044545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2"/>
          <table:table-cell office:value-type="float" office:value="19381" calcext:value-type="float">
            <text:p>19381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6878" calcext:value-type="float">
            <text:p>46878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AB361]-[.AB36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9"/>
          <table:table-cell office:value-type="float" office:value="31946" calcext:value-type="float">
            <text:p>31946</text:p>
          </table:table-cell>
          <table:table-cell office:value-type="float" office:value="0.062273" calcext:value-type="float">
            <text:p>0.062273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2"/>
          <table:table-cell office:value-type="float" office:value="30504" calcext:value-type="float">
            <text:p>30504</text:p>
          </table:table-cell>
          <table:table-cell office:value-type="float" office:value="-0.045909" calcext:value-type="float">
            <text:p>-0.045909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6980" calcext:value-type="float">
            <text:p>46980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362]-[.AB36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141" calcext:value-type="float">
            <text:p>32141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9"/>
          <table:table-cell office:value-type="float" office:value="31969" calcext:value-type="float">
            <text:p>31969</text:p>
          </table:table-cell>
          <table:table-cell office:value-type="float" office:value="0.110909" calcext:value-type="float">
            <text:p>0.110909</text:p>
          </table:table-cell>
          <table:table-cell office:value-type="float" office:value="0.252273" calcext:value-type="float">
            <text:p>0.252273</text:p>
          </table:table-cell>
          <table:table-cell office:value-type="float" office:value="0.008899" calcext:value-type="float">
            <text:p>0.008899</text:p>
          </table:table-cell>
          <table:table-cell table:number-columns-repeated="2"/>
          <table:table-cell office:value-type="float" office:value="21201" calcext:value-type="float">
            <text:p>21201</text:p>
          </table:table-cell>
          <table:table-cell office:value-type="float" office:value="-0.049091" calcext:value-type="float">
            <text:p>-0.049091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  <table:table-cell office:value-type="float" office:value="47082" calcext:value-type="float">
            <text:p>4708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363]-[.AB36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118" calcext:value-type="float">
            <text:p>321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9"/>
          <table:table-cell office:value-type="float" office:value="31992" calcext:value-type="float">
            <text:p>31992</text:p>
          </table:table-cell>
          <table:table-cell office:value-type="float" office:value="0.077727" calcext:value-type="float">
            <text:p>0.077727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2"/>
          <table:table-cell office:value-type="float" office:value="24522" calcext:value-type="float">
            <text:p>24522</text:p>
          </table:table-cell>
          <table:table-cell office:value-type="float" office:value="0.028636" calcext:value-type="float">
            <text:p>0.028636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5"/>
          <table:table-cell office:value-type="float" office:value="47185" calcext:value-type="float">
            <text:p>47185</text:p>
          </table:table-cell>
          <table:table-cell office:value-type="float" office:value="349.455902" calcext:value-type="float">
            <text:p>349.455902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AB364]-[.AB36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095" calcext:value-type="float">
            <text:p>32095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9"/>
          <table:table-cell office:value-type="float" office:value="32015" calcext:value-type="float">
            <text:p>32015</text:p>
          </table:table-cell>
          <table:table-cell office:value-type="float" office:value="0.115455" calcext:value-type="float">
            <text:p>0.115455</text:p>
          </table:table-cell>
          <table:table-cell office:value-type="float" office:value="0.220455" calcext:value-type="float">
            <text:p>0.220455</text:p>
          </table:table-cell>
          <table:table-cell office:value-type="float" office:value="0.007776" calcext:value-type="float">
            <text:p>0.007776</text:p>
          </table:table-cell>
          <table:table-cell table:number-columns-repeated="2"/>
          <table:table-cell office:value-type="float" office:value="31096" calcext:value-type="float">
            <text:p>31096</text:p>
          </table:table-cell>
          <table:table-cell office:value-type="float" office:value="-0.055909" calcext:value-type="float">
            <text:p>-0.055909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5"/>
          <table:table-cell office:value-type="float" office:value="47287" calcext:value-type="float">
            <text:p>4728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365]-[.AB36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072" calcext:value-type="float">
            <text:p>32072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9"/>
          <table:table-cell office:value-type="float" office:value="32037" calcext:value-type="float">
            <text:p>32037</text:p>
          </table:table-cell>
          <table:table-cell office:value-type="float" office:value="0.162727" calcext:value-type="float">
            <text:p>0.162727</text:p>
          </table:table-cell>
          <table:table-cell office:value-type="float" office:value="0.25" calcext:value-type="float">
            <text:p>0.25</text:p>
          </table:table-cell>
          <table:table-cell office:value-type="float" office:value="0.008818" calcext:value-type="float">
            <text:p>0.008818</text:p>
          </table:table-cell>
          <table:table-cell table:number-columns-repeated="2"/>
          <table:table-cell office:value-type="float" office:value="35782" calcext:value-type="float">
            <text:p>35782</text:p>
          </table:table-cell>
          <table:table-cell office:value-type="float" office:value="-0.073182" calcext:value-type="float">
            <text:p>-0.07318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5"/>
          <table:table-cell office:value-type="float" office:value="47390" calcext:value-type="float">
            <text:p>47390</text:p>
          </table:table-cell>
          <table:table-cell office:value-type="float" office:value="349.444092" calcext:value-type="float">
            <text:p>349.444092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AB366]-[.AB36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050" calcext:value-type="float">
            <text:p>32050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005932" calcext:value-type="float">
            <text:p>-0.005932</text:p>
          </table:table-cell>
          <table:table-cell table:number-columns-repeated="9"/>
          <table:table-cell office:value-type="float" office:value="32060" calcext:value-type="float">
            <text:p>32060</text:p>
          </table:table-cell>
          <table:table-cell office:value-type="float" office:value="0.173182" calcext:value-type="float">
            <text:p>0.173182</text:p>
          </table:table-cell>
          <table:table-cell office:value-type="float" office:value="0.2" calcext:value-type="float">
            <text:p>0.2</text:p>
          </table:table-cell>
          <table:table-cell office:value-type="float" office:value="0.007055" calcext:value-type="float">
            <text:p>0.007055</text:p>
          </table:table-cell>
          <table:table-cell table:number-columns-repeated="2"/>
          <table:table-cell office:value-type="float" office:value="31278" calcext:value-type="float">
            <text:p>31278</text:p>
          </table:table-cell>
          <table:table-cell office:value-type="float" office:value="0.054545" calcext:value-type="float">
            <text:p>0.054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7492" calcext:value-type="float">
            <text:p>47492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AB367]-[.AB36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-0.320455" calcext:value-type="float">
            <text:p>-0.320455</text:p>
          </table:table-cell>
          <table:table-cell office:value-type="float" office:value="-0.011304" calcext:value-type="float">
            <text:p>-0.011304</text:p>
          </table:table-cell>
          <table:table-cell table:number-columns-repeated="9"/>
          <table:table-cell office:value-type="float" office:value="32083" calcext:value-type="float">
            <text:p>32083</text:p>
          </table:table-cell>
          <table:table-cell office:value-type="float" office:value="0.111818" calcext:value-type="float">
            <text:p>0.111818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2"/>
          <table:table-cell office:value-type="float" office:value="35372" calcext:value-type="float">
            <text:p>35372</text:p>
          </table:table-cell>
          <table:table-cell office:value-type="float" office:value="0.044091" calcext:value-type="float">
            <text:p>0.044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7594" calcext:value-type="float">
            <text:p>47594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AB368]-[.AB36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9"/>
          <table:table-cell office:value-type="float" office:value="32106" calcext:value-type="float">
            <text:p>3210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1443" calcext:value-type="float">
            <text:p>-0.001443</text:p>
          </table:table-cell>
          <table:table-cell table:number-columns-repeated="2"/>
          <table:table-cell office:value-type="float" office:value="22998" calcext:value-type="float">
            <text:p>22998</text:p>
          </table:table-cell>
          <table:table-cell office:value-type="float" office:value="-0.020909" calcext:value-type="float">
            <text:p>-0.02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7697" calcext:value-type="float">
            <text:p>47697</text:p>
          </table:table-cell>
          <table:table-cell office:value-type="float" office:value="349.434113" calcext:value-type="float">
            <text:p>349.43411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369]-[.AB36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981" calcext:value-type="float">
            <text:p>31981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9"/>
          <table:table-cell office:value-type="float" office:value="32128" calcext:value-type="float">
            <text:p>32128</text:p>
          </table:table-cell>
          <table:table-cell office:value-type="float" office:value="0.05" calcext:value-type="float">
            <text:p>0.05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2"/>
          <table:table-cell office:value-type="float" office:value="17789" calcext:value-type="float">
            <text:p>17789</text:p>
          </table:table-cell>
          <table:table-cell office:value-type="float" office:value="-0.032727" calcext:value-type="float">
            <text:p>-0.032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7799" calcext:value-type="float">
            <text:p>47799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AB370]-[.AB36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959" calcext:value-type="float">
            <text:p>31959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32151" calcext:value-type="float">
            <text:p>3215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2"/>
          <table:table-cell office:value-type="float" office:value="22975" calcext:value-type="float">
            <text:p>22975</text:p>
          </table:table-cell>
          <table:table-cell office:value-type="float" office:value="-0.042273" calcext:value-type="float">
            <text:p>-0.042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7901" calcext:value-type="float">
            <text:p>47901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371]-[.AB37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936" calcext:value-type="float">
            <text:p>31936</text:p>
          </table:table-cell>
          <table:table-cell office:value-type="float" office:value="-0.347727" calcext:value-type="float">
            <text:p>-0.347727</text:p>
          </table:table-cell>
          <table:table-cell office:value-type="float" office:value="-0.012266" calcext:value-type="float">
            <text:p>-0.012266</text:p>
          </table:table-cell>
          <table:table-cell table:number-columns-repeated="9"/>
          <table:table-cell office:value-type="float" office:value="32174" calcext:value-type="float">
            <text:p>32174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2"/>
          <table:table-cell office:value-type="float" office:value="23066" calcext:value-type="float">
            <text:p>23066</text:p>
          </table:table-cell>
          <table:table-cell office:value-type="float" office:value="-0.042273" calcext:value-type="float">
            <text:p>-0.042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8004" calcext:value-type="float">
            <text:p>48004</text:p>
          </table:table-cell>
          <table:table-cell office:value-type="float" office:value="349.473663" calcext:value-type="float">
            <text:p>349.473663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AB372]-[.AB37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913" calcext:value-type="float">
            <text:p>31913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9"/>
          <table:table-cell office:value-type="float" office:value="32197" calcext:value-type="float">
            <text:p>32197</text:p>
          </table:table-cell>
          <table:table-cell office:value-type="float" office:value="0.044545" calcext:value-type="float">
            <text:p>0.04454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2"/>
          <table:table-cell office:value-type="float" office:value="28867" calcext:value-type="float">
            <text:p>28867</text:p>
          </table:table-cell>
          <table:table-cell office:value-type="float" office:value="-0.083182" calcext:value-type="float">
            <text:p>-0.083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8106" calcext:value-type="float">
            <text:p>48106</text:p>
          </table:table-cell>
          <table:table-cell office:value-type="float" office:value="349.468628" calcext:value-type="float">
            <text:p>349.468628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AB373]-[.AB3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-0.222727" calcext:value-type="float">
            <text:p>-0.222727</text:p>
          </table:table-cell>
          <table:table-cell office:value-type="float" office:value="-0.007856" calcext:value-type="float">
            <text:p>-0.007856</text:p>
          </table:table-cell>
          <table:table-cell table:number-columns-repeated="9"/>
          <table:table-cell office:value-type="float" office:value="32219" calcext:value-type="float">
            <text:p>32219</text:p>
          </table:table-cell>
          <table:table-cell office:value-type="float" office:value="0.053182" calcext:value-type="float">
            <text:p>0.05318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31938" calcext:value-type="float">
            <text:p>31938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209" calcext:value-type="float">
            <text:p>48209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374]-[.AB37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868" calcext:value-type="float">
            <text:p>31868</text:p>
          </table:table-cell>
          <table:table-cell office:value-type="float" office:value="-0.290909" calcext:value-type="float">
            <text:p>-0.290909</text:p>
          </table:table-cell>
          <table:table-cell office:value-type="float" office:value="-0.010262" calcext:value-type="float">
            <text:p>-0.010262</text:p>
          </table:table-cell>
          <table:table-cell table:number-columns-repeated="9"/>
          <table:table-cell office:value-type="float" office:value="32242" calcext:value-type="float">
            <text:p>32242</text:p>
          </table:table-cell>
          <table:table-cell office:value-type="float" office:value="0.094091" calcext:value-type="float">
            <text:p>0.094091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2"/>
          <table:table-cell office:value-type="float" office:value="35350" calcext:value-type="float">
            <text:p>35350</text:p>
          </table:table-cell>
          <table:table-cell office:value-type="float" office:value="0.07" calcext:value-type="float">
            <text:p>0.07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311" calcext:value-type="float">
            <text:p>48311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AB375]-[.AB37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845" calcext:value-type="float">
            <text:p>31845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9"/>
          <table:table-cell office:value-type="float" office:value="32265" calcext:value-type="float">
            <text:p>32265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2"/>
          <table:table-cell office:value-type="float" office:value="27456" calcext:value-type="float">
            <text:p>27456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413" calcext:value-type="float">
            <text:p>48413</text:p>
          </table:table-cell>
          <table:table-cell office:value-type="float" office:value="349.481354" calcext:value-type="float">
            <text:p>349.481354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AB376]-[.AB37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822" calcext:value-type="float">
            <text:p>31822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9"/>
          <table:table-cell office:value-type="float" office:value="32288" calcext:value-type="float">
            <text:p>32288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2"/>
          <table:table-cell office:value-type="float" office:value="24431" calcext:value-type="float">
            <text:p>24431</text:p>
          </table:table-cell>
          <table:table-cell office:value-type="float" office:value="0.031364" calcext:value-type="float">
            <text:p>0.031364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516" calcext:value-type="float">
            <text:p>48516</text:p>
          </table:table-cell>
          <table:table-cell office:value-type="float" office:value="349.485901" calcext:value-type="float">
            <text:p>349.485901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AB377]-[.AB37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799" calcext:value-type="float">
            <text:p>31799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9"/>
          <table:table-cell office:value-type="float" office:value="32310" calcext:value-type="float">
            <text:p>32310</text:p>
          </table:table-cell>
          <table:table-cell office:value-type="float" office:value="-0.023182" calcext:value-type="float">
            <text:p>-0.023182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2"/>
          <table:table-cell office:value-type="float" office:value="33234" calcext:value-type="float">
            <text:p>33234</text:p>
          </table:table-cell>
          <table:table-cell office:value-type="float" office:value="-0.005455" calcext:value-type="float">
            <text:p>-0.005455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618" calcext:value-type="float">
            <text:p>48618</text:p>
          </table:table-cell>
          <table:table-cell office:value-type="float" office:value="349.453644" calcext:value-type="float">
            <text:p>349.45364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AB378]-[.AB37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777" calcext:value-type="float">
            <text:p>31777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9"/>
          <table:table-cell office:value-type="float" office:value="32333" calcext:value-type="float">
            <text:p>32333</text:p>
          </table:table-cell>
          <table:table-cell office:value-type="float" office:value="-0.076364" calcext:value-type="float">
            <text:p>-0.076364</text:p>
          </table:table-cell>
          <table:table-cell office:value-type="float" office:value="-0.263636" calcext:value-type="float">
            <text:p>-0.263636</text:p>
          </table:table-cell>
          <table:table-cell office:value-type="float" office:value="-0.0093" calcext:value-type="float">
            <text:p>-0.0093</text:p>
          </table:table-cell>
          <table:table-cell table:number-columns-repeated="2"/>
          <table:table-cell office:value-type="float" office:value="29936" calcext:value-type="float">
            <text:p>29936</text:p>
          </table:table-cell>
          <table:table-cell office:value-type="float" office:value="-0.012273" calcext:value-type="float">
            <text:p>-0.012273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720" calcext:value-type="float">
            <text:p>48720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AB379]-[.AB37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754" calcext:value-type="float">
            <text:p>31754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9"/>
          <table:table-cell office:value-type="float" office:value="32356" calcext:value-type="float">
            <text:p>32356</text:p>
          </table:table-cell>
          <table:table-cell office:value-type="float" office:value="-0.082273" calcext:value-type="float">
            <text:p>-0.082273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2"/>
          <table:table-cell office:value-type="float" office:value="23430" calcext:value-type="float">
            <text:p>23430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823" calcext:value-type="float">
            <text:p>48823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AB380]-[.AB37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731" calcext:value-type="float">
            <text:p>31731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9"/>
          <table:table-cell office:value-type="float" office:value="32379" calcext:value-type="float">
            <text:p>32379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010262" calcext:value-type="float">
            <text:p>0.010262</text:p>
          </table:table-cell>
          <table:table-cell table:number-columns-repeated="2"/>
          <table:table-cell office:value-type="float" office:value="21155" calcext:value-type="float">
            <text:p>2115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8925" calcext:value-type="float">
            <text:p>48925</text:p>
          </table:table-cell>
          <table:table-cell office:value-type="float" office:value="349.484528" calcext:value-type="float">
            <text:p>349.484528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AB381]-[.AB38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708" calcext:value-type="float">
            <text:p>31708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9"/>
          <table:table-cell office:value-type="float" office:value="32401" calcext:value-type="float">
            <text:p>32401</text:p>
          </table:table-cell>
          <table:table-cell office:value-type="float" office:value="0.057273" calcext:value-type="float">
            <text:p>0.057273</text:p>
          </table:table-cell>
          <table:table-cell office:value-type="float" office:value="0.334091" calcext:value-type="float">
            <text:p>0.334091</text:p>
          </table:table-cell>
          <table:table-cell office:value-type="float" office:value="0.011785" calcext:value-type="float">
            <text:p>0.011785</text:p>
          </table:table-cell>
          <table:table-cell table:number-columns-repeated="2"/>
          <table:table-cell office:value-type="float" office:value="22406" calcext:value-type="float">
            <text:p>22406</text:p>
          </table:table-cell>
          <table:table-cell office:value-type="float" office:value="-0.148182" calcext:value-type="float">
            <text:p>-0.148182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5"/>
          <table:table-cell office:value-type="float" office:value="49028" calcext:value-type="float">
            <text:p>49028</text:p>
          </table:table-cell>
          <table:table-cell office:value-type="float" office:value="349.476379" calcext:value-type="float">
            <text:p>349.476379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AB382]-[.AB38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686" calcext:value-type="float">
            <text:p>31686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9"/>
          <table:table-cell office:value-type="float" office:value="32424" calcext:value-type="float">
            <text:p>32424</text:p>
          </table:table-cell>
          <table:table-cell office:value-type="float" office:value="0.117273" calcext:value-type="float">
            <text:p>0.117273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2"/>
          <table:table-cell office:value-type="float" office:value="35099" calcext:value-type="float">
            <text:p>35099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5"/>
          <table:table-cell office:value-type="float" office:value="49130" calcext:value-type="float">
            <text:p>49130</text:p>
          </table:table-cell>
          <table:table-cell office:value-type="float" office:value="349.517731" calcext:value-type="float">
            <text:p>349.517731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AB383]-[.AB38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663" calcext:value-type="float">
            <text:p>31663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9"/>
          <table:table-cell office:value-type="float" office:value="32447" calcext:value-type="float">
            <text:p>32447</text:p>
          </table:table-cell>
          <table:table-cell office:value-type="float" office:value="0.129091" calcext:value-type="float">
            <text:p>0.129091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2"/>
          <table:table-cell office:value-type="float" office:value="18585" calcext:value-type="float">
            <text:p>18585</text:p>
          </table:table-cell>
          <table:table-cell office:value-type="float" office:value="0.042273" calcext:value-type="float">
            <text:p>0.042273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5"/>
          <table:table-cell office:value-type="float" office:value="49232" calcext:value-type="float">
            <text:p>49232</text:p>
          </table:table-cell>
          <table:table-cell office:value-type="float" office:value="349.523621" calcext:value-type="float">
            <text:p>349.523621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AB384]-[.AB38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640" calcext:value-type="float">
            <text:p>31640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9"/>
          <table:table-cell office:value-type="float" office:value="32470" calcext:value-type="float">
            <text:p>32470</text:p>
          </table:table-cell>
          <table:table-cell office:value-type="float" office:value="0.16" calcext:value-type="float">
            <text:p>0.16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7937" calcext:value-type="float">
            <text:p>0.007937</text:p>
          </table:table-cell>
          <table:table-cell table:number-columns-repeated="2"/>
          <table:table-cell office:value-type="float" office:value="29890" calcext:value-type="float">
            <text:p>29890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5"/>
          <table:table-cell office:value-type="float" office:value="49335" calcext:value-type="float">
            <text:p>49335</text:p>
          </table:table-cell>
          <table:table-cell office:value-type="float" office:value="349.505463" calcext:value-type="float">
            <text:p>349.505463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AB385]-[.AB38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617" calcext:value-type="float">
            <text:p>31617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9"/>
          <table:table-cell office:value-type="float" office:value="32492" calcext:value-type="float">
            <text:p>32492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007696" calcext:value-type="float">
            <text:p>0.007696</text:p>
          </table:table-cell>
          <table:table-cell table:number-columns-repeated="2"/>
          <table:table-cell office:value-type="float" office:value="32734" calcext:value-type="float">
            <text:p>32734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5"/>
          <table:table-cell office:value-type="float" office:value="49437" calcext:value-type="float">
            <text:p>49437</text:p>
          </table:table-cell>
          <table:table-cell office:value-type="float" office:value="349.494995" calcext:value-type="float">
            <text:p>349.494995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AB386]-[.AB38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595" calcext:value-type="float">
            <text:p>31595</text:p>
          </table:table-cell>
          <table:table-cell office:value-type="float" office:value="-0.288636" calcext:value-type="float">
            <text:p>-0.288636</text:p>
          </table:table-cell>
          <table:table-cell office:value-type="float" office:value="-0.010181" calcext:value-type="float">
            <text:p>-0.010181</text:p>
          </table:table-cell>
          <table:table-cell table:number-columns-repeated="9"/>
          <table:table-cell office:value-type="float" office:value="32515" calcext:value-type="float">
            <text:p>32515</text:p>
          </table:table-cell>
          <table:table-cell office:value-type="float" office:value="0.105455" calcext:value-type="float">
            <text:p>0.105455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32165" calcext:value-type="float">
            <text:p>32165</text:p>
          </table:table-cell>
          <table:table-cell office:value-type="float" office:value="-0.023182" calcext:value-type="float">
            <text:p>-0.023182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5"/>
          <table:table-cell office:value-type="float" office:value="49539" calcext:value-type="float">
            <text:p>49539</text:p>
          </table:table-cell>
          <table:table-cell office:value-type="float" office:value="349.481384" calcext:value-type="float">
            <text:p>349.481384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AB387]-[.AB38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572" calcext:value-type="float">
            <text:p>31572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32538" calcext:value-type="float">
            <text:p>32538</text:p>
          </table:table-cell>
          <table:table-cell office:value-type="float" office:value="0.089091" calcext:value-type="float">
            <text:p>0.089091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2"/>
          <table:table-cell office:value-type="float" office:value="31119" calcext:value-type="float">
            <text:p>3111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5"/>
          <table:table-cell office:value-type="float" office:value="49642" calcext:value-type="float">
            <text:p>49642</text:p>
          </table:table-cell>
          <table:table-cell office:value-type="float" office:value="349.470428" calcext:value-type="float">
            <text:p>349.470428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AB388]-[.AB38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549" calcext:value-type="float">
            <text:p>31549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9"/>
          <table:table-cell office:value-type="float" office:value="32561" calcext:value-type="float">
            <text:p>32561</text:p>
          </table:table-cell>
          <table:table-cell office:value-type="float" office:value="0.129091" calcext:value-type="float">
            <text:p>0.129091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17220" calcext:value-type="float">
            <text:p>17220</text:p>
          </table:table-cell>
          <table:table-cell office:value-type="float" office:value="-0.057727" calcext:value-type="float">
            <text:p>-0.057727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5"/>
          <table:table-cell office:value-type="float" office:value="49744" calcext:value-type="float">
            <text:p>49744</text:p>
          </table:table-cell>
          <table:table-cell office:value-type="float" office:value="349.43454" calcext:value-type="float">
            <text:p>349.4345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389]-[.AB38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526" calcext:value-type="float">
            <text:p>31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32584" calcext:value-type="float">
            <text:p>32584</text:p>
          </table:table-cell>
          <table:table-cell office:value-type="float" office:value="0.09" calcext:value-type="float">
            <text:p>0.09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2"/>
          <table:table-cell office:value-type="float" office:value="35850" calcext:value-type="float">
            <text:p>35850</text:p>
          </table:table-cell>
          <table:table-cell office:value-type="float" office:value="-0.075909" calcext:value-type="float">
            <text:p>-0.075909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5"/>
          <table:table-cell office:value-type="float" office:value="49847" calcext:value-type="float">
            <text:p>49847</text:p>
          </table:table-cell>
          <table:table-cell office:value-type="float" office:value="349.409973" calcext:value-type="float">
            <text:p>349.40997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390]-[.AB38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504" calcext:value-type="float">
            <text:p>31504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9"/>
          <table:table-cell office:value-type="float" office:value="32606" calcext:value-type="float">
            <text:p>32606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25341" calcext:value-type="float">
            <text:p>25341</text:p>
          </table:table-cell>
          <table:table-cell office:value-type="float" office:value="-0.158182" calcext:value-type="float">
            <text:p>-0.158182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5"/>
          <table:table-cell office:value-type="float" office:value="49949" calcext:value-type="float">
            <text:p>49949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AB391]-[.AB39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481" calcext:value-type="float">
            <text:p>31481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9"/>
          <table:table-cell office:value-type="float" office:value="32629" calcext:value-type="float">
            <text:p>32629</text:p>
          </table:table-cell>
          <table:table-cell office:value-type="float" office:value="0.073636" calcext:value-type="float">
            <text:p>0.073636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006894" calcext:value-type="float">
            <text:p>0.006894</text:p>
          </table:table-cell>
          <table:table-cell table:number-columns-repeated="2"/>
          <table:table-cell office:value-type="float" office:value="24158" calcext:value-type="float">
            <text:p>24158</text:p>
          </table:table-cell>
          <table:table-cell office:value-type="float" office:value="0.039545" calcext:value-type="float">
            <text:p>0.039545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5"/>
          <table:table-cell office:value-type="float" office:value="50051" calcext:value-type="float">
            <text:p>50051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AB392]-[.AB39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458" calcext:value-type="float">
            <text:p>31458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9"/>
          <table:table-cell office:value-type="float" office:value="32652" calcext:value-type="float">
            <text:p>32652</text:p>
          </table:table-cell>
          <table:table-cell office:value-type="float" office:value="0.133636" calcext:value-type="float">
            <text:p>0.133636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0.013148" calcext:value-type="float">
            <text:p>0.013148</text:p>
          </table:table-cell>
          <table:table-cell table:number-columns-repeated="2"/>
          <table:table-cell office:value-type="float" office:value="31528" calcext:value-type="float">
            <text:p>31528</text:p>
          </table:table-cell>
          <table:table-cell office:value-type="float" office:value="-0.007727" calcext:value-type="float">
            <text:p>-0.007727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5"/>
          <table:table-cell office:value-type="float" office:value="50154" calcext:value-type="float">
            <text:p>50154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AB393]-[.AB39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9"/>
          <table:table-cell office:value-type="float" office:value="32675" calcext:value-type="float">
            <text:p>32675</text:p>
          </table:table-cell>
          <table:table-cell office:value-type="float" office:value="0.120909" calcext:value-type="float">
            <text:p>0.120909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2"/>
          <table:table-cell office:value-type="float" office:value="31073" calcext:value-type="float">
            <text:p>31073</text:p>
          </table:table-cell>
          <table:table-cell office:value-type="float" office:value="-0.073636" calcext:value-type="float">
            <text:p>-0.073636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5"/>
          <table:table-cell office:value-type="float" office:value="50256" calcext:value-type="float">
            <text:p>50256</text:p>
          </table:table-cell>
          <table:table-cell office:value-type="float" office:value="349.446381" calcext:value-type="float">
            <text:p>349.44638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AB394]-[.AB39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9"/>
          <table:table-cell office:value-type="float" office:value="32697" calcext:value-type="float">
            <text:p>32697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197727" calcext:value-type="float">
            <text:p>0.197727</text:p>
          </table:table-cell>
          <table:table-cell office:value-type="float" office:value="0.006975" calcext:value-type="float">
            <text:p>0.006975</text:p>
          </table:table-cell>
          <table:table-cell table:number-columns-repeated="2"/>
          <table:table-cell office:value-type="float" office:value="27365" calcext:value-type="float">
            <text:p>27365</text:p>
          </table:table-cell>
          <table:table-cell office:value-type="float" office:value="-0.083636" calcext:value-type="float">
            <text:p>-0.083636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5"/>
          <table:table-cell office:value-type="float" office:value="50359" calcext:value-type="float">
            <text:p>50359</text:p>
          </table:table-cell>
          <table:table-cell office:value-type="float" office:value="349.478668" calcext:value-type="float">
            <text:p>349.478668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AB395]-[.AB39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390" calcext:value-type="float">
            <text:p>31390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9"/>
          <table:table-cell office:value-type="float" office:value="32720" calcext:value-type="float">
            <text:p>32720</text:p>
          </table:table-cell>
          <table:table-cell office:value-type="float" office:value="0.137727" calcext:value-type="float">
            <text:p>0.137727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2"/>
          <table:table-cell office:value-type="float" office:value="28685" calcext:value-type="float">
            <text:p>28685</text:p>
          </table:table-cell>
          <table:table-cell office:value-type="float" office:value="0.129091" calcext:value-type="float">
            <text:p>0.129091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5"/>
          <table:table-cell office:value-type="float" office:value="50461" calcext:value-type="float">
            <text:p>50461</text:p>
          </table:table-cell>
          <table:table-cell office:value-type="float" office:value="349.506409" calcext:value-type="float">
            <text:p>349.506409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AB396]-[.AB39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367" calcext:value-type="float">
            <text:p>31367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9"/>
          <table:table-cell office:value-type="float" office:value="32743" calcext:value-type="float">
            <text:p>32743</text:p>
          </table:table-cell>
          <table:table-cell office:value-type="float" office:value="0.131818" calcext:value-type="float">
            <text:p>0.131818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005852" calcext:value-type="float">
            <text:p>0.005852</text:p>
          </table:table-cell>
          <table:table-cell table:number-columns-repeated="2"/>
          <table:table-cell office:value-type="float" office:value="24545" calcext:value-type="float">
            <text:p>24545</text:p>
          </table:table-cell>
          <table:table-cell office:value-type="float" office:value="0.026818" calcext:value-type="float">
            <text:p>0.026818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5"/>
          <table:table-cell office:value-type="float" office:value="50563" calcext:value-type="float">
            <text:p>50563</text:p>
          </table:table-cell>
          <table:table-cell office:value-type="float" office:value="349.506409" calcext:value-type="float">
            <text:p>349.50640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AB397]-[.AB39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9"/>
          <table:table-cell office:value-type="float" office:value="32766" calcext:value-type="float">
            <text:p>32766</text:p>
          </table:table-cell>
          <table:table-cell office:value-type="float" office:value="0.080909" calcext:value-type="float">
            <text:p>0.080909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2"/>
          <table:table-cell office:value-type="float" office:value="18335" calcext:value-type="float">
            <text:p>18335</text:p>
          </table:table-cell>
          <table:table-cell office:value-type="float" office:value="0.017273" calcext:value-type="float">
            <text:p>0.017273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5"/>
          <table:table-cell office:value-type="float" office:value="50666" calcext:value-type="float">
            <text:p>50666</text:p>
          </table:table-cell>
          <table:table-cell office:value-type="float" office:value="349.485931" calcext:value-type="float">
            <text:p>349.485931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AB398]-[.AB39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9"/>
          <table:table-cell office:value-type="float" office:value="32788" calcext:value-type="float">
            <text:p>32788</text:p>
          </table:table-cell>
          <table:table-cell office:value-type="float" office:value="0.107727" calcext:value-type="float">
            <text:p>0.107727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02325" calcext:value-type="float">
            <text:p>0.002325</text:p>
          </table:table-cell>
          <table:table-cell table:number-columns-repeated="2"/>
          <table:table-cell office:value-type="float" office:value="18266" calcext:value-type="float">
            <text:p>1826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5"/>
          <table:table-cell office:value-type="float" office:value="50768" calcext:value-type="float">
            <text:p>50768</text:p>
          </table:table-cell>
          <table:table-cell office:value-type="float" office:value="349.477722" calcext:value-type="float">
            <text:p>349.47772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399]-[.AB39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9"/>
          <table:table-cell office:value-type="float" office:value="32811" calcext:value-type="float">
            <text:p>32811</text:p>
          </table:table-cell>
          <table:table-cell office:value-type="float" office:value="0.11" calcext:value-type="float">
            <text:p>0.11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2"/>
          <table:table-cell office:value-type="float" office:value="31005" calcext:value-type="float">
            <text:p>310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5"/>
          <table:table-cell office:value-type="float" office:value="50870" calcext:value-type="float">
            <text:p>50870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400]-[.AB39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276" calcext:value-type="float">
            <text:p>31276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9"/>
          <table:table-cell office:value-type="float" office:value="32834" calcext:value-type="float">
            <text:p>32834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17948" calcext:value-type="float">
            <text:p>17948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5"/>
          <table:table-cell office:value-type="float" office:value="50973" calcext:value-type="float">
            <text:p>50973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401]-[.AB40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253" calcext:value-type="float">
            <text:p>31253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497" calcext:value-type="float">
            <text:p>-0.00497</text:p>
          </table:table-cell>
          <table:table-cell table:number-columns-repeated="9"/>
          <table:table-cell office:value-type="float" office:value="32857" calcext:value-type="float">
            <text:p>32857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2"/>
          <table:table-cell office:value-type="float" office:value="18539" calcext:value-type="float">
            <text:p>18539</text:p>
          </table:table-cell>
          <table:table-cell office:value-type="float" office:value="0.150909" calcext:value-type="float">
            <text:p>0.150909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075" calcext:value-type="float">
            <text:p>5107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AB402]-[.AB40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231" calcext:value-type="float">
            <text:p>31231</text:p>
          </table:table-cell>
          <table:table-cell office:value-type="float" office:value="-0.290909" calcext:value-type="float">
            <text:p>-0.290909</text:p>
          </table:table-cell>
          <table:table-cell office:value-type="float" office:value="-0.010262" calcext:value-type="float">
            <text:p>-0.010262</text:p>
          </table:table-cell>
          <table:table-cell table:number-columns-repeated="9"/>
          <table:table-cell office:value-type="float" office:value="32879" calcext:value-type="float">
            <text:p>32879</text:p>
          </table:table-cell>
          <table:table-cell office:value-type="float" office:value="0.049091" calcext:value-type="float">
            <text:p>0.049091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23999" calcext:value-type="float">
            <text:p>23999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178" calcext:value-type="float">
            <text:p>51178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403]-[.AB40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208" calcext:value-type="float">
            <text:p>31208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9"/>
          <table:table-cell office:value-type="float" office:value="32902" calcext:value-type="float">
            <text:p>329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2"/>
          <table:table-cell office:value-type="float" office:value="28366" calcext:value-type="float">
            <text:p>28366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280" calcext:value-type="float">
            <text:p>51280</text:p>
          </table:table-cell>
          <table:table-cell office:value-type="float" office:value="349.46228" calcext:value-type="float">
            <text:p>349.46228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AB404]-[.AB40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185" calcext:value-type="float">
            <text:p>31185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9"/>
          <table:table-cell office:value-type="float" office:value="32925" calcext:value-type="float">
            <text:p>32925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2"/>
          <table:table-cell office:value-type="float" office:value="25636" calcext:value-type="float">
            <text:p>25636</text:p>
          </table:table-cell>
          <table:table-cell office:value-type="float" office:value="-0.033636" calcext:value-type="float">
            <text:p>-0.033636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382" calcext:value-type="float">
            <text:p>51382</text:p>
          </table:table-cell>
          <table:table-cell office:value-type="float" office:value="349.489563" calcext:value-type="float">
            <text:p>349.489563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AB405]-[.AB40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9"/>
          <table:table-cell office:value-type="float" office:value="32948" calcext:value-type="float">
            <text:p>32948</text:p>
          </table:table-cell>
          <table:table-cell office:value-type="float" office:value="-0.021364" calcext:value-type="float">
            <text:p>-0.021364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2"/>
          <table:table-cell office:value-type="float" office:value="17197" calcext:value-type="float">
            <text:p>17197</text:p>
          </table:table-cell>
          <table:table-cell office:value-type="float" office:value="-0.042727" calcext:value-type="float">
            <text:p>-0.042727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485" calcext:value-type="float">
            <text:p>51485</text:p>
          </table:table-cell>
          <table:table-cell office:value-type="float" office:value="349.493652" calcext:value-type="float">
            <text:p>349.49365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406]-[.AB40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140" calcext:value-type="float">
            <text:p>31140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9"/>
          <table:table-cell office:value-type="float" office:value="32970" calcext:value-type="float">
            <text:p>32970</text:p>
          </table:table-cell>
          <table:table-cell office:value-type="float" office:value="0.035455" calcext:value-type="float">
            <text:p>0.035455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2"/>
          <table:table-cell office:value-type="float" office:value="23612" calcext:value-type="float">
            <text:p>23612</text:p>
          </table:table-cell>
          <table:table-cell office:value-type="float" office:value="-0.068636" calcext:value-type="float">
            <text:p>-0.068636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587" calcext:value-type="float">
            <text:p>51587</text:p>
          </table:table-cell>
          <table:table-cell office:value-type="float" office:value="349.490417" calcext:value-type="float">
            <text:p>349.490417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AB407]-[.AB40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9"/>
          <table:table-cell office:value-type="float" office:value="32993" calcext:value-type="float">
            <text:p>32993</text:p>
          </table:table-cell>
          <table:table-cell office:value-type="float" office:value="0.083636" calcext:value-type="float">
            <text:p>0.083636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007295" calcext:value-type="float">
            <text:p>0.007295</text:p>
          </table:table-cell>
          <table:table-cell table:number-columns-repeated="2"/>
          <table:table-cell office:value-type="float" office:value="17152" calcext:value-type="float">
            <text:p>17152</text:p>
          </table:table-cell>
          <table:table-cell office:value-type="float" office:value="-0.085455" calcext:value-type="float">
            <text:p>-0.085455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689" calcext:value-type="float">
            <text:p>51689</text:p>
          </table:table-cell>
          <table:table-cell office:value-type="float" office:value="349.453613" calcext:value-type="float">
            <text:p>349.45361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408]-[.AB4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094" calcext:value-type="float">
            <text:p>31094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9"/>
          <table:table-cell office:value-type="float" office:value="33016" calcext:value-type="float">
            <text:p>33016</text:p>
          </table:table-cell>
          <table:table-cell office:value-type="float" office:value="0.045909" calcext:value-type="float">
            <text:p>0.045909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2"/>
          <table:table-cell office:value-type="float" office:value="22452" calcext:value-type="float">
            <text:p>22452</text:p>
          </table:table-cell>
          <table:table-cell office:value-type="float" office:value="-0.105909" calcext:value-type="float">
            <text:p>-0.105909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792" calcext:value-type="float">
            <text:p>51792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409]-[.AB40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071" calcext:value-type="float">
            <text:p>31071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9"/>
          <table:table-cell office:value-type="float" office:value="33039" calcext:value-type="float">
            <text:p>33039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2"/>
          <table:table-cell office:value-type="float" office:value="25363" calcext:value-type="float">
            <text:p>25363</text:p>
          </table:table-cell>
          <table:table-cell office:value-type="float" office:value="-0.128182" calcext:value-type="float">
            <text:p>-0.128182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5"/>
          <table:table-cell office:value-type="float" office:value="51894" calcext:value-type="float">
            <text:p>51894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AB410]-[.AB40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049" calcext:value-type="float">
            <text:p>31049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9"/>
          <table:table-cell office:value-type="float" office:value="33061" calcext:value-type="float">
            <text:p>33061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number-columns-repeated="2"/>
          <table:table-cell office:value-type="float" office:value="32324" calcext:value-type="float">
            <text:p>32324</text:p>
          </table:table-cell>
          <table:table-cell office:value-type="float" office:value="0.102727" calcext:value-type="float">
            <text:p>0.102727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5"/>
          <table:table-cell office:value-type="float" office:value="51997" calcext:value-type="float">
            <text:p>51997</text:p>
          </table:table-cell>
          <table:table-cell office:value-type="float" office:value="349.451813" calcext:value-type="float">
            <text:p>349.451813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AB411]-[.AB41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33084" calcext:value-type="float">
            <text:p>3308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97727" calcext:value-type="float">
            <text:p>-0.297727</text:p>
          </table:table-cell>
          <table:table-cell office:value-type="float" office:value="-0.010502" calcext:value-type="float">
            <text:p>-0.010502</text:p>
          </table:table-cell>
          <table:table-cell table:number-columns-repeated="2"/>
          <table:table-cell office:value-type="float" office:value="23794" calcext:value-type="float">
            <text:p>23794</text:p>
          </table:table-cell>
          <table:table-cell office:value-type="float" office:value="0.04" calcext:value-type="float">
            <text:p>0.04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5"/>
          <table:table-cell office:value-type="float" office:value="52099" calcext:value-type="float">
            <text:p>52099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AB412]-[.AB41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003" calcext:value-type="float">
            <text:p>31003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9"/>
          <table:table-cell office:value-type="float" office:value="33107" calcext:value-type="float">
            <text:p>33107</text:p>
          </table:table-cell>
          <table:table-cell office:value-type="float" office:value="-0.107727" calcext:value-type="float">
            <text:p>-0.107727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2"/>
          <table:table-cell office:value-type="float" office:value="27843" calcext:value-type="float">
            <text:p>27843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5"/>
          <table:table-cell office:value-type="float" office:value="52201" calcext:value-type="float">
            <text:p>52201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413]-[.AB4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980" calcext:value-type="float">
            <text:p>30980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9"/>
          <table:table-cell office:value-type="float" office:value="33130" calcext:value-type="float">
            <text:p>33130</text:p>
          </table:table-cell>
          <table:table-cell office:value-type="float" office:value="-0.053636" calcext:value-type="float">
            <text:p>-0.053636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2"/>
          <table:table-cell office:value-type="float" office:value="30800" calcext:value-type="float">
            <text:p>30800</text:p>
          </table:table-cell>
          <table:table-cell office:value-type="float" office:value="-0.008182" calcext:value-type="float">
            <text:p>-0.008182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5"/>
          <table:table-cell office:value-type="float" office:value="52304" calcext:value-type="float">
            <text:p>52304</text:p>
          </table:table-cell>
          <table:table-cell office:value-type="float" office:value="349.482269" calcext:value-type="float">
            <text:p>349.48226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414]-[.AB41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958" calcext:value-type="float">
            <text:p>30958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9"/>
          <table:table-cell office:value-type="float" office:value="33152" calcext:value-type="float">
            <text:p>33152</text:p>
          </table:table-cell>
          <table:table-cell office:value-type="float" office:value="-0.024091" calcext:value-type="float">
            <text:p>-0.024091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29663" calcext:value-type="float">
            <text:p>29663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5"/>
          <table:table-cell office:value-type="float" office:value="52406" calcext:value-type="float">
            <text:p>52406</text:p>
          </table:table-cell>
          <table:table-cell office:value-type="float" office:value="349.455017" calcext:value-type="float">
            <text:p>349.45501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AB415]-[.AB41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935" calcext:value-type="float">
            <text:p>30935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9"/>
          <table:table-cell office:value-type="float" office:value="33175" calcext:value-type="float">
            <text:p>33175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number-columns-repeated="2"/>
          <table:table-cell office:value-type="float" office:value="34508" calcext:value-type="float">
            <text:p>34508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5"/>
          <table:table-cell office:value-type="float" office:value="52508" calcext:value-type="float">
            <text:p>52508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416]-[.AB41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912" calcext:value-type="float">
            <text:p>30912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9"/>
          <table:table-cell office:value-type="float" office:value="33198" calcext:value-type="float">
            <text:p>33198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2"/>
          <table:table-cell office:value-type="float" office:value="29322" calcext:value-type="float">
            <text:p>29322</text:p>
          </table:table-cell>
          <table:table-cell office:value-type="float" office:value="-0.053636" calcext:value-type="float">
            <text:p>-0.053636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5"/>
          <table:table-cell office:value-type="float" office:value="52611" calcext:value-type="float">
            <text:p>52611</text:p>
          </table:table-cell>
          <table:table-cell office:value-type="float" office:value="349.429077" calcext:value-type="float">
            <text:p>349.429077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AB417]-[.AB41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889" calcext:value-type="float">
            <text:p>30889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9"/>
          <table:table-cell office:value-type="float" office:value="33221" calcext:value-type="float">
            <text:p>33221</text:p>
          </table:table-cell>
          <table:table-cell office:value-type="float" office:value="0.029091" calcext:value-type="float">
            <text:p>0.029091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31687" calcext:value-type="float">
            <text:p>31687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5"/>
          <table:table-cell office:value-type="float" office:value="52713" calcext:value-type="float">
            <text:p>52713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AB418]-[.AB41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867" calcext:value-type="float">
            <text:p>30867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1443" calcext:value-type="float">
            <text:p>-0.001443</text:p>
          </table:table-cell>
          <table:table-cell table:number-columns-repeated="9"/>
          <table:table-cell office:value-type="float" office:value="33243" calcext:value-type="float">
            <text:p>33243</text:p>
          </table:table-cell>
          <table:table-cell office:value-type="float" office:value="-0.006364" calcext:value-type="float">
            <text:p>-0.00636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2"/>
          <table:table-cell office:value-type="float" office:value="34917" calcext:value-type="float">
            <text:p>34917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5"/>
          <table:table-cell office:value-type="float" office:value="52816" calcext:value-type="float">
            <text:p>52816</text:p>
          </table:table-cell>
          <table:table-cell office:value-type="float" office:value="349.454071" calcext:value-type="float">
            <text:p>349.454071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AB419]-[.AB41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844" calcext:value-type="float">
            <text:p>30844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9"/>
          <table:table-cell office:value-type="float" office:value="33266" calcext:value-type="float">
            <text:p>3326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28935" calcext:value-type="float">
            <text:p>28935</text:p>
          </table:table-cell>
          <table:table-cell office:value-type="float" office:value="-0.006364" calcext:value-type="float">
            <text:p>-0.006364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5"/>
          <table:table-cell office:value-type="float" office:value="52918" calcext:value-type="float">
            <text:p>52918</text:p>
          </table:table-cell>
          <table:table-cell office:value-type="float" office:value="349.47226" calcext:value-type="float">
            <text:p>349.47226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AB420]-[.AB41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821" calcext:value-type="float">
            <text:p>30821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9"/>
          <table:table-cell office:value-type="float" office:value="33289" calcext:value-type="float">
            <text:p>33289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32643" calcext:value-type="float">
            <text:p>32643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5"/>
          <table:table-cell office:value-type="float" office:value="53020" calcext:value-type="float">
            <text:p>53020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421]-[.AB42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98" calcext:value-type="float">
            <text:p>30798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9"/>
          <table:table-cell office:value-type="float" office:value="33312" calcext:value-type="float">
            <text:p>33312</text:p>
          </table:table-cell>
          <table:table-cell office:value-type="float" office:value="0.092273" calcext:value-type="float">
            <text:p>0.092273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008337" calcext:value-type="float">
            <text:p>0.008337</text:p>
          </table:table-cell>
          <table:table-cell table:number-columns-repeated="2"/>
          <table:table-cell office:value-type="float" office:value="32438" calcext:value-type="float">
            <text:p>32438</text:p>
          </table:table-cell>
          <table:table-cell office:value-type="float" office:value="-0.037273" calcext:value-type="float">
            <text:p>-0.037273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5"/>
          <table:table-cell office:value-type="float" office:value="53123" calcext:value-type="float">
            <text:p>53123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AB422]-[.AB42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776" calcext:value-type="float">
            <text:p>30776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9"/>
          <table:table-cell office:value-type="float" office:value="33334" calcext:value-type="float">
            <text:p>33334</text:p>
          </table:table-cell>
          <table:table-cell office:value-type="float" office:value="0.089545" calcext:value-type="float">
            <text:p>0.089545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2"/>
          <table:table-cell office:value-type="float" office:value="26524" calcext:value-type="float">
            <text:p>26524</text:p>
          </table:table-cell>
          <table:table-cell office:value-type="float" office:value="-0.078182" calcext:value-type="float">
            <text:p>-0.078182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5"/>
          <table:table-cell office:value-type="float" office:value="53225" calcext:value-type="float">
            <text:p>53225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423]-[.AB42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53" calcext:value-type="float">
            <text:p>30753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9"/>
          <table:table-cell office:value-type="float" office:value="33357" calcext:value-type="float">
            <text:p>33357</text:p>
          </table:table-cell>
          <table:table-cell office:value-type="float" office:value="0.064091" calcext:value-type="float">
            <text:p>0.064091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2"/>
          <table:table-cell office:value-type="float" office:value="19472" calcext:value-type="float">
            <text:p>19472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5"/>
          <table:table-cell office:value-type="float" office:value="53327" calcext:value-type="float">
            <text:p>53327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AB424]-[.AB42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30" calcext:value-type="float">
            <text:p>30730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9"/>
          <table:table-cell office:value-type="float" office:value="33380" calcext:value-type="float">
            <text:p>33380</text:p>
          </table:table-cell>
          <table:table-cell office:value-type="float" office:value="0.096364" calcext:value-type="float">
            <text:p>0.096364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30254" calcext:value-type="float">
            <text:p>30254</text:p>
          </table:table-cell>
          <table:table-cell office:value-type="float" office:value="0.030455" calcext:value-type="float">
            <text:p>0.030455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5"/>
          <table:table-cell office:value-type="float" office:value="53430" calcext:value-type="float">
            <text:p>53430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AB425]-[.AB42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9"/>
          <table:table-cell office:value-type="float" office:value="33403" calcext:value-type="float">
            <text:p>33403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2"/>
          <table:table-cell office:value-type="float" office:value="21974" calcext:value-type="float">
            <text:p>21974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5"/>
          <table:table-cell office:value-type="float" office:value="53532" calcext:value-type="float">
            <text:p>53532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426]-[.AB42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685" calcext:value-type="float">
            <text:p>30685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9"/>
          <table:table-cell office:value-type="float" office:value="33425" calcext:value-type="float">
            <text:p>33425</text:p>
          </table:table-cell>
          <table:table-cell office:value-type="float" office:value="0" calcext:value-type="float">
            <text:p>0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2"/>
          <table:table-cell office:value-type="float" office:value="34940" calcext:value-type="float">
            <text:p>34940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5"/>
          <table:table-cell office:value-type="float" office:value="53635" calcext:value-type="float">
            <text:p>53635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427]-[.AB42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662" calcext:value-type="float">
            <text:p>30662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9"/>
          <table:table-cell office:value-type="float" office:value="33448" calcext:value-type="float">
            <text:p>33448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008257" calcext:value-type="float">
            <text:p>0.008257</text:p>
          </table:table-cell>
          <table:table-cell table:number-columns-repeated="2"/>
          <table:table-cell office:value-type="float" office:value="22952" calcext:value-type="float">
            <text:p>22952</text:p>
          </table:table-cell>
          <table:table-cell office:value-type="float" office:value="-0.071818" calcext:value-type="float">
            <text:p>-0.071818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5"/>
          <table:table-cell office:value-type="float" office:value="53737" calcext:value-type="float">
            <text:p>53737</text:p>
          </table:table-cell>
          <table:table-cell office:value-type="float" office:value="349.4245" calcext:value-type="float">
            <text:p>349.4245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428]-[.AB4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639" calcext:value-type="float">
            <text:p>30639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9"/>
          <table:table-cell office:value-type="float" office:value="33471" calcext:value-type="float">
            <text:p>33471</text:p>
          </table:table-cell>
          <table:table-cell office:value-type="float" office:value="0.040455" calcext:value-type="float">
            <text:p>0.04045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2"/>
          <table:table-cell office:value-type="float" office:value="20973" calcext:value-type="float">
            <text:p>20973</text:p>
          </table:table-cell>
          <table:table-cell office:value-type="float" office:value="-0.103636" calcext:value-type="float">
            <text:p>-0.103636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5"/>
          <table:table-cell office:value-type="float" office:value="53839" calcext:value-type="float">
            <text:p>53839</text:p>
          </table:table-cell>
          <table:table-cell office:value-type="float" office:value="349.429047" calcext:value-type="float">
            <text:p>349.429047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AB429]-[.AB4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616" calcext:value-type="float">
            <text:p>306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9"/>
          <table:table-cell office:value-type="float" office:value="33494" calcext:value-type="float">
            <text:p>33494</text:p>
          </table:table-cell>
          <table:table-cell office:value-type="float" office:value="0.04" calcext:value-type="float">
            <text:p>0.04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2"/>
          <table:table-cell office:value-type="float" office:value="21587" calcext:value-type="float">
            <text:p>21587</text:p>
          </table:table-cell>
          <table:table-cell office:value-type="float" office:value="0.071364" calcext:value-type="float">
            <text:p>0.071364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3942" calcext:value-type="float">
            <text:p>53942</text:p>
          </table:table-cell>
          <table:table-cell office:value-type="float" office:value="349.455902" calcext:value-type="float">
            <text:p>349.455902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AB430]-[.AB42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594" calcext:value-type="float">
            <text:p>30594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9"/>
          <table:table-cell office:value-type="float" office:value="33516" calcext:value-type="float">
            <text:p>33516</text:p>
          </table:table-cell>
          <table:table-cell office:value-type="float" office:value="0.058636" calcext:value-type="float">
            <text:p>0.058636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2"/>
          <table:table-cell office:value-type="float" office:value="28207" calcext:value-type="float">
            <text:p>28207</text:p>
          </table:table-cell>
          <table:table-cell office:value-type="float" office:value="0.069545" calcext:value-type="float">
            <text:p>0.069545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044" calcext:value-type="float">
            <text:p>54044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AB431]-[.AB43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571" calcext:value-type="float">
            <text:p>30571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9"/>
          <table:table-cell office:value-type="float" office:value="33539" calcext:value-type="float">
            <text:p>33539</text:p>
          </table:table-cell>
          <table:table-cell office:value-type="float" office:value="0.073182" calcext:value-type="float">
            <text:p>0.073182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2"/>
          <table:table-cell office:value-type="float" office:value="34713" calcext:value-type="float">
            <text:p>34713</text:p>
          </table:table-cell>
          <table:table-cell office:value-type="float" office:value="0.065455" calcext:value-type="float">
            <text:p>0.065455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146" calcext:value-type="float">
            <text:p>54146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432]-[.AB43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548" calcext:value-type="float">
            <text:p>30548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9"/>
          <table:table-cell office:value-type="float" office:value="33562" calcext:value-type="float">
            <text:p>33562</text:p>
          </table:table-cell>
          <table:table-cell office:value-type="float" office:value="0.028182" calcext:value-type="float">
            <text:p>0.028182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2"/>
          <table:table-cell office:value-type="float" office:value="20177" calcext:value-type="float">
            <text:p>20177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249" calcext:value-type="float">
            <text:p>5424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AB433]-[.AB43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525" calcext:value-type="float">
            <text:p>30525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9"/>
          <table:table-cell office:value-type="float" office:value="33585" calcext:value-type="float">
            <text:p>33585</text:p>
          </table:table-cell>
          <table:table-cell office:value-type="float" office:value="0.029091" calcext:value-type="float">
            <text:p>0.02909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2"/>
          <table:table-cell office:value-type="float" office:value="28958" calcext:value-type="float">
            <text:p>28958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351" calcext:value-type="float">
            <text:p>54351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AB434]-[.AB43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503" calcext:value-type="float">
            <text:p>30503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008097" calcext:value-type="float">
            <text:p>0.008097</text:p>
          </table:table-cell>
          <table:table-cell table:number-columns-repeated="9"/>
          <table:table-cell office:value-type="float" office:value="33607" calcext:value-type="float">
            <text:p>33607</text:p>
          </table:table-cell>
          <table:table-cell office:value-type="float" office:value="0.061818" calcext:value-type="float">
            <text:p>0.061818</text:p>
          </table:table-cell>
          <table:table-cell office:value-type="float" office:value="0.318182" calcext:value-type="float">
            <text:p>0.318182</text:p>
          </table:table-cell>
          <table:table-cell office:value-type="float" office:value="0.011224" calcext:value-type="float">
            <text:p>0.011224</text:p>
          </table:table-cell>
          <table:table-cell table:number-columns-repeated="2"/>
          <table:table-cell office:value-type="float" office:value="31756" calcext:value-type="float">
            <text:p>31756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454" calcext:value-type="float">
            <text:p>54454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8.954559" calcext:value-type="float">
            <text:p>348.954559</text:p>
          </table:table-cell>
          <table:table-cell office:value-type="float" office:value="12.309023" calcext:value-type="float">
            <text:p>12.309023</text:p>
          </table:table-cell>
          <table:table-cell table:formula="of:=[.AB435]-[.AB43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480" calcext:value-type="float">
            <text:p>30480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9"/>
          <table:table-cell office:value-type="float" office:value="33630" calcext:value-type="float">
            <text:p>33630</text:p>
          </table:table-cell>
          <table:table-cell office:value-type="float" office:value="0.064091" calcext:value-type="float">
            <text:p>0.064091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2"/>
          <table:table-cell office:value-type="float" office:value="33621" calcext:value-type="float">
            <text:p>33621</text:p>
          </table:table-cell>
          <table:table-cell office:value-type="float" office:value="-0.011818" calcext:value-type="float">
            <text:p>-0.011818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556" calcext:value-type="float">
            <text:p>54556</text:p>
          </table:table-cell>
          <table:table-cell office:value-type="float" office:value="349.487732" calcext:value-type="float">
            <text:p>349.487732</text:p>
          </table:table-cell>
          <table:table-cell office:value-type="float" office:value="350.21817" calcext:value-type="float">
            <text:p>350.21817</text:p>
          </table:table-cell>
          <table:table-cell office:value-type="float" office:value="12.353596" calcext:value-type="float">
            <text:p>12.353596</text:p>
          </table:table-cell>
          <table:table-cell table:formula="of:=[.AB436]-[.AB43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457" calcext:value-type="float">
            <text:p>30457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number-columns-repeated="9"/>
          <table:table-cell office:value-type="float" office:value="33653" calcext:value-type="float">
            <text:p>33653</text:p>
          </table:table-cell>
          <table:table-cell office:value-type="float" office:value="0.041818" calcext:value-type="float">
            <text:p>0.041818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497" calcext:value-type="float">
            <text:p>-0.00497</text:p>
          </table:table-cell>
          <table:table-cell table:number-columns-repeated="2"/>
          <table:table-cell office:value-type="float" office:value="22702" calcext:value-type="float">
            <text:p>22702</text:p>
          </table:table-cell>
          <table:table-cell office:value-type="float" office:value="-0.062727" calcext:value-type="float">
            <text:p>-0.062727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658" calcext:value-type="float">
            <text:p>54658</text:p>
          </table:table-cell>
          <table:table-cell office:value-type="float" office:value="349.442719" calcext:value-type="float">
            <text:p>349.442719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AB437]-[.AB4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434" calcext:value-type="float">
            <text:p>30434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9"/>
          <table:table-cell office:value-type="float" office:value="33676" calcext:value-type="float">
            <text:p>33676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-0.181818" calcext:value-type="float">
            <text:p>-0.181818</text:p>
          </table:table-cell>
          <table:table-cell office:value-type="float" office:value="-0.006413" calcext:value-type="float">
            <text:p>-0.006413</text:p>
          </table:table-cell>
          <table:table-cell table:number-columns-repeated="2"/>
          <table:table-cell office:value-type="float" office:value="33985" calcext:value-type="float">
            <text:p>33985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761" calcext:value-type="float">
            <text:p>54761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AB438]-[.AB43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412" calcext:value-type="float">
            <text:p>30412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9"/>
          <table:table-cell office:value-type="float" office:value="33698" calcext:value-type="float">
            <text:p>33698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2"/>
          <table:table-cell office:value-type="float" office:value="20632" calcext:value-type="float">
            <text:p>20632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5"/>
          <table:table-cell office:value-type="float" office:value="54863" calcext:value-type="float">
            <text:p>54863</text:p>
          </table:table-cell>
          <table:table-cell office:value-type="float" office:value="349.440887" calcext:value-type="float">
            <text:p>349.440887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AB439]-[.AB43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389" calcext:value-type="float">
            <text:p>30389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9"/>
          <table:table-cell office:value-type="float" office:value="33721" calcext:value-type="float">
            <text:p>33721</text:p>
          </table:table-cell>
          <table:table-cell office:value-type="float" office:value="-0.104091" calcext:value-type="float">
            <text:p>-0.104091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2"/>
          <table:table-cell office:value-type="float" office:value="24704" calcext:value-type="float">
            <text:p>24704</text:p>
          </table:table-cell>
          <table:table-cell office:value-type="float" office:value="0.086818" calcext:value-type="float">
            <text:p>0.08681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5"/>
          <table:table-cell office:value-type="float" office:value="54965" calcext:value-type="float">
            <text:p>54965</text:p>
          </table:table-cell>
          <table:table-cell office:value-type="float" office:value="349.547241" calcext:value-type="float">
            <text:p>349.547241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AB440]-[.AB43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366" calcext:value-type="float">
            <text:p>30366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number-columns-repeated="9"/>
          <table:table-cell office:value-type="float" office:value="33744" calcext:value-type="float">
            <text:p>33744</text:p>
          </table:table-cell>
          <table:table-cell office:value-type="float" office:value="-0.138182" calcext:value-type="float">
            <text:p>-0.138182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2"/>
          <table:table-cell office:value-type="float" office:value="34326" calcext:value-type="float">
            <text:p>34326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5"/>
          <table:table-cell office:value-type="float" office:value="55068" calcext:value-type="float">
            <text:p>55068</text:p>
          </table:table-cell>
          <table:table-cell office:value-type="float" office:value="349.413147" calcext:value-type="float">
            <text:p>349.413147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AB441]-[.AB44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9"/>
          <table:table-cell office:value-type="float" office:value="33767" calcext:value-type="float">
            <text:p>33767</text:p>
          </table:table-cell>
          <table:table-cell office:value-type="float" office:value="-0.146364" calcext:value-type="float">
            <text:p>-0.146364</text:p>
          </table:table-cell>
          <table:table-cell office:value-type="float" office:value="-0.181818" calcext:value-type="float">
            <text:p>-0.181818</text:p>
          </table:table-cell>
          <table:table-cell office:value-type="float" office:value="-0.006413" calcext:value-type="float">
            <text:p>-0.006413</text:p>
          </table:table-cell>
          <table:table-cell table:number-columns-repeated="2"/>
          <table:table-cell office:value-type="float" office:value="17538" calcext:value-type="float">
            <text:p>17538</text:p>
          </table:table-cell>
          <table:table-cell office:value-type="float" office:value="0.021818" calcext:value-type="float">
            <text:p>0.02181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5"/>
          <table:table-cell office:value-type="float" office:value="55170" calcext:value-type="float">
            <text:p>55170</text:p>
          </table:table-cell>
          <table:table-cell office:value-type="float" office:value="349.486816" calcext:value-type="float">
            <text:p>349.486816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AB442]-[.AB44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007856" calcext:value-type="float">
            <text:p>0.007856</text:p>
          </table:table-cell>
          <table:table-cell table:number-columns-repeated="9"/>
          <table:table-cell office:value-type="float" office:value="33789" calcext:value-type="float">
            <text:p>33789</text:p>
          </table:table-cell>
          <table:table-cell office:value-type="float" office:value="-0.093636" calcext:value-type="float">
            <text:p>-0.093636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2"/>
          <table:table-cell office:value-type="float" office:value="30391" calcext:value-type="float">
            <text:p>30391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5"/>
          <table:table-cell office:value-type="float" office:value="55273" calcext:value-type="float">
            <text:p>55273</text:p>
          </table:table-cell>
          <table:table-cell office:value-type="float" office:value="349.532288" calcext:value-type="float">
            <text:p>349.532288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AB443]-[.AB44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298" calcext:value-type="float">
            <text:p>30298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9"/>
          <table:table-cell office:value-type="float" office:value="33812" calcext:value-type="float">
            <text:p>33812</text:p>
          </table:table-cell>
          <table:table-cell office:value-type="float" office:value="-0.103182" calcext:value-type="float">
            <text:p>-0.103182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2"/>
          <table:table-cell office:value-type="float" office:value="21337" calcext:value-type="float">
            <text:p>21337</text:p>
          </table:table-cell>
          <table:table-cell office:value-type="float" office:value="0.073636" calcext:value-type="float">
            <text:p>0.073636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5"/>
          <table:table-cell office:value-type="float" office:value="55375" calcext:value-type="float">
            <text:p>55375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444]-[.AB44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275" calcext:value-type="float">
            <text:p>30275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9"/>
          <table:table-cell office:value-type="float" office:value="33835" calcext:value-type="float">
            <text:p>33835</text:p>
          </table:table-cell>
          <table:table-cell office:value-type="float" office:value="-0.084545" calcext:value-type="float">
            <text:p>-0.084545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2"/>
          <table:table-cell office:value-type="float" office:value="30937" calcext:value-type="float">
            <text:p>30937</text:p>
          </table:table-cell>
          <table:table-cell office:value-type="float" office:value="-0.011818" calcext:value-type="float">
            <text:p>-0.011818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5"/>
          <table:table-cell office:value-type="float" office:value="55477" calcext:value-type="float">
            <text:p>55477</text:p>
          </table:table-cell>
          <table:table-cell office:value-type="float" office:value="349.498627" calcext:value-type="float">
            <text:p>349.49862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445]-[.AB44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252" calcext:value-type="float">
            <text:p>3025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9"/>
          <table:table-cell office:value-type="float" office:value="33858" calcext:value-type="float">
            <text:p>33858</text:p>
          </table:table-cell>
          <table:table-cell office:value-type="float" office:value="-0.031364" calcext:value-type="float">
            <text:p>-0.031364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33257" calcext:value-type="float">
            <text:p>33257</text:p>
          </table:table-cell>
          <table:table-cell table:number-columns-repeated="2"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5"/>
          <table:table-cell office:value-type="float" office:value="55580" calcext:value-type="float">
            <text:p>55580</text:p>
          </table:table-cell>
          <table:table-cell office:value-type="float" office:value="349.469543" calcext:value-type="float">
            <text:p>349.46954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446]-[.AB44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230" calcext:value-type="float">
            <text:p>30230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1443" calcext:value-type="float">
            <text:p>-0.001443</text:p>
          </table:table-cell>
          <table:table-cell table:number-columns-repeated="9"/>
          <table:table-cell office:value-type="float" office:value="33880" calcext:value-type="float">
            <text:p>33880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18721" calcext:value-type="float">
            <text:p>18721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5"/>
          <table:table-cell office:value-type="float" office:value="55682" calcext:value-type="float">
            <text:p>55682</text:p>
          </table:table-cell>
          <table:table-cell office:value-type="float" office:value="349.444092" calcext:value-type="float">
            <text:p>349.44409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447]-[.AB44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207" calcext:value-type="float">
            <text:p>30207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9"/>
          <table:table-cell office:value-type="float" office:value="33903" calcext:value-type="float">
            <text:p>33903</text:p>
          </table:table-cell>
          <table:table-cell office:value-type="float" office:value="-0.051818" calcext:value-type="float">
            <text:p>-0.051818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2"/>
          <table:table-cell office:value-type="float" office:value="28070" calcext:value-type="float">
            <text:p>28070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5"/>
          <table:table-cell office:value-type="float" office:value="55785" calcext:value-type="float">
            <text:p>55785</text:p>
          </table:table-cell>
          <table:table-cell office:value-type="float" office:value="349.433197" calcext:value-type="float">
            <text:p>349.433197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AB448]-[.AB44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184" calcext:value-type="float">
            <text:p>3018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9"/>
          <table:table-cell office:value-type="float" office:value="33926" calcext:value-type="float">
            <text:p>33926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35668" calcext:value-type="float">
            <text:p>35668</text:p>
          </table:table-cell>
          <table:table-cell office:value-type="float" office:value="-0.003636" calcext:value-type="float">
            <text:p>-0.003636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5"/>
          <table:table-cell office:value-type="float" office:value="55887" calcext:value-type="float">
            <text:p>55887</text:p>
          </table:table-cell>
          <table:table-cell office:value-type="float" office:value="349.432709" calcext:value-type="float">
            <text:p>349.43270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AB449]-[.AB44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161" calcext:value-type="float">
            <text:p>3016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9"/>
          <table:table-cell office:value-type="float" office:value="33949" calcext:value-type="float">
            <text:p>33949</text:p>
          </table:table-cell>
          <table:table-cell office:value-type="float" office:value="0.037273" calcext:value-type="float">
            <text:p>0.037273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004169" calcext:value-type="float">
            <text:p>0.004169</text:p>
          </table:table-cell>
          <table:table-cell table:number-columns-repeated="2"/>
          <table:table-cell office:value-type="float" office:value="32779" calcext:value-type="float">
            <text:p>32779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5"/>
          <table:table-cell office:value-type="float" office:value="55989" calcext:value-type="float">
            <text:p>55989</text:p>
          </table:table-cell>
          <table:table-cell office:value-type="float" office:value="349.455475" calcext:value-type="float">
            <text:p>349.455475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AB450]-[.AB44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139" calcext:value-type="float">
            <text:p>30139</text:p>
          </table:table-cell>
          <table:table-cell office:value-type="float" office:value="-0.279545" calcext:value-type="float">
            <text:p>-0.279545</text:p>
          </table:table-cell>
          <table:table-cell office:value-type="float" office:value="-0.009861" calcext:value-type="float">
            <text:p>-0.009861</text:p>
          </table:table-cell>
          <table:table-cell table:number-columns-repeated="9"/>
          <table:table-cell office:value-type="float" office:value="33971" calcext:value-type="float">
            <text:p>33971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2"/>
          <table:table-cell office:value-type="float" office:value="30732" calcext:value-type="float">
            <text:p>30732</text:p>
          </table:table-cell>
          <table:table-cell office:value-type="float" office:value="-0.076364" calcext:value-type="float">
            <text:p>-0.076364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5"/>
          <table:table-cell office:value-type="float" office:value="56092" calcext:value-type="float">
            <text:p>56092</text:p>
          </table:table-cell>
          <table:table-cell office:value-type="float" office:value="349.470886" calcext:value-type="float">
            <text:p>349.470886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AB451]-[.AB45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116" calcext:value-type="float">
            <text:p>30116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9"/>
          <table:table-cell office:value-type="float" office:value="33994" calcext:value-type="float">
            <text:p>33994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2"/>
          <table:table-cell office:value-type="float" office:value="29390" calcext:value-type="float">
            <text:p>29390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5"/>
          <table:table-cell office:value-type="float" office:value="56194" calcext:value-type="float">
            <text:p>56194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AB452]-[.AB45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093" calcext:value-type="float">
            <text:p>3009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9"/>
          <table:table-cell office:value-type="float" office:value="34017" calcext:value-type="float">
            <text:p>34017</text:p>
          </table:table-cell>
          <table:table-cell office:value-type="float" office:value="0.064091" calcext:value-type="float">
            <text:p>0.064091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20791" calcext:value-type="float">
            <text:p>20791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5"/>
          <table:table-cell office:value-type="float" office:value="56296" calcext:value-type="float">
            <text:p>56296</text:p>
          </table:table-cell>
          <table:table-cell office:value-type="float" office:value="349.426361" calcext:value-type="float">
            <text:p>349.426361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AB453]-[.AB4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9"/>
          <table:table-cell office:value-type="float" office:value="34040" calcext:value-type="float">
            <text:p>34040</text:p>
          </table:table-cell>
          <table:table-cell office:value-type="float" office:value="0.036818" calcext:value-type="float">
            <text:p>0.036818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2"/>
          <table:table-cell office:value-type="float" office:value="35008" calcext:value-type="float">
            <text:p>35008</text:p>
          </table:table-cell>
          <table:table-cell office:value-type="float" office:value="-0.016818" calcext:value-type="float">
            <text:p>-0.016818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5"/>
          <table:table-cell office:value-type="float" office:value="56399" calcext:value-type="float">
            <text:p>5639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AB454]-[.AB45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9"/>
          <table:table-cell office:value-type="float" office:value="34062" calcext:value-type="float">
            <text:p>34062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010101" calcext:value-type="float">
            <text:p>0.010101</text:p>
          </table:table-cell>
          <table:table-cell table:number-columns-repeated="2"/>
          <table:table-cell office:value-type="float" office:value="17379" calcext:value-type="float">
            <text:p>17379</text:p>
          </table:table-cell>
          <table:table-cell office:value-type="float" office:value="-0.031364" calcext:value-type="float">
            <text:p>-0.031364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5"/>
          <table:table-cell office:value-type="float" office:value="56501" calcext:value-type="float">
            <text:p>56501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455]-[.AB45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9"/>
          <table:table-cell office:value-type="float" office:value="34085" calcext:value-type="float">
            <text:p>34085</text:p>
          </table:table-cell>
          <table:table-cell office:value-type="float" office:value="0.053182" calcext:value-type="float">
            <text:p>0.053182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2"/>
          <table:table-cell office:value-type="float" office:value="26114" calcext:value-type="float">
            <text:p>26114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5"/>
          <table:table-cell office:value-type="float" office:value="56604" calcext:value-type="float">
            <text:p>56604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456]-[.AB45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4249" calcext:value-type="float">
            <text:p>-0.004249</text:p>
          </table:table-cell>
          <table:table-cell table:number-columns-repeated="9"/>
          <table:table-cell office:value-type="float" office:value="34108" calcext:value-type="float">
            <text:p>34108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252273" calcext:value-type="float">
            <text:p>0.252273</text:p>
          </table:table-cell>
          <table:table-cell office:value-type="float" office:value="0.008899" calcext:value-type="float">
            <text:p>0.008899</text:p>
          </table:table-cell>
          <table:table-cell table:number-columns-repeated="2"/>
          <table:table-cell office:value-type="float" office:value="19654" calcext:value-type="float">
            <text:p>19654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5"/>
          <table:table-cell office:value-type="float" office:value="56706" calcext:value-type="float">
            <text:p>56706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AB457]-[.AB4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979" calcext:value-type="float">
            <text:p>29979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9"/>
          <table:table-cell office:value-type="float" office:value="34131" calcext:value-type="float">
            <text:p>34131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22634" calcext:value-type="float">
            <text:p>22634</text:p>
          </table:table-cell>
          <table:table-cell office:value-type="float" office:value="-0.078182" calcext:value-type="float">
            <text:p>-0.078182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5"/>
          <table:table-cell office:value-type="float" office:value="56808" calcext:value-type="float">
            <text:p>56808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458]-[.AB45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957" calcext:value-type="float">
            <text:p>29957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9"/>
          <table:table-cell office:value-type="float" office:value="34153" calcext:value-type="float">
            <text:p>34153</text:p>
          </table:table-cell>
          <table:table-cell table:number-columns-repeated="2"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2"/>
          <table:table-cell office:value-type="float" office:value="26615" calcext:value-type="float">
            <text:p>26615</text:p>
          </table:table-cell>
          <table:table-cell office:value-type="float" office:value="0.007273" calcext:value-type="float">
            <text:p>0.007273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5"/>
          <table:table-cell office:value-type="float" office:value="56911" calcext:value-type="float">
            <text:p>56911</text:p>
          </table:table-cell>
          <table:table-cell office:value-type="float" office:value="349.376343" calcext:value-type="float">
            <text:p>349.376343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459]-[.AB45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934" calcext:value-type="float">
            <text:p>29934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9"/>
          <table:table-cell office:value-type="float" office:value="34176" calcext:value-type="float">
            <text:p>3417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28798" calcext:value-type="float">
            <text:p>28798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5"/>
          <table:table-cell office:value-type="float" office:value="57013" calcext:value-type="float">
            <text:p>57013</text:p>
          </table:table-cell>
          <table:table-cell office:value-type="float" office:value="349.393616" calcext:value-type="float">
            <text:p>349.393616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460]-[.AB45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9"/>
          <table:table-cell office:value-type="float" office:value="34199" calcext:value-type="float">
            <text:p>34199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131818" calcext:value-type="float">
            <text:p>0.131818</text:p>
          </table:table-cell>
          <table:table-cell office:value-type="float" office:value="0.00465" calcext:value-type="float">
            <text:p>0.00465</text:p>
          </table:table-cell>
          <table:table-cell table:number-columns-repeated="2"/>
          <table:table-cell office:value-type="float" office:value="27479" calcext:value-type="float">
            <text:p>27479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5"/>
          <table:table-cell office:value-type="float" office:value="57115" calcext:value-type="float">
            <text:p>57115</text:p>
          </table:table-cell>
          <table:table-cell office:value-type="float" office:value="349.433167" calcext:value-type="float">
            <text:p>349.433167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AB461]-[.AB46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888" calcext:value-type="float">
            <text:p>29888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34222" calcext:value-type="float">
            <text:p>34222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2"/>
          <table:table-cell office:value-type="float" office:value="33689" calcext:value-type="float">
            <text:p>33689</text:p>
          </table:table-cell>
          <table:table-cell office:value-type="float" office:value="0.022273" calcext:value-type="float">
            <text:p>0.022273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5"/>
          <table:table-cell office:value-type="float" office:value="57218" calcext:value-type="float">
            <text:p>57218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AB462]-[.AB46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866" calcext:value-type="float">
            <text:p>29866</text:p>
          </table:table-cell>
          <table:table-cell office:value-type="float" office:value="-0.279545" calcext:value-type="float">
            <text:p>-0.279545</text:p>
          </table:table-cell>
          <table:table-cell office:value-type="float" office:value="-0.009861" calcext:value-type="float">
            <text:p>-0.009861</text:p>
          </table:table-cell>
          <table:table-cell table:number-columns-repeated="9"/>
          <table:table-cell office:value-type="float" office:value="34244" calcext:value-type="float">
            <text:p>34244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2"/>
          <table:table-cell office:value-type="float" office:value="34394" calcext:value-type="float">
            <text:p>34394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5"/>
          <table:table-cell office:value-type="float" office:value="57320" calcext:value-type="float">
            <text:p>57320</text:p>
          </table:table-cell>
          <table:table-cell office:value-type="float" office:value="349.48819" calcext:value-type="float">
            <text:p>349.48819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AB463]-[.AB46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843" calcext:value-type="float">
            <text:p>29843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9"/>
          <table:table-cell office:value-type="float" office:value="34267" calcext:value-type="float">
            <text:p>34267</text:p>
          </table:table-cell>
          <table:table-cell office:value-type="float" office:value="0.092273" calcext:value-type="float">
            <text:p>0.092273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004249" calcext:value-type="float">
            <text:p>0.004249</text:p>
          </table:table-cell>
          <table:table-cell table:number-columns-repeated="2"/>
          <table:table-cell office:value-type="float" office:value="25978" calcext:value-type="float">
            <text:p>25978</text:p>
          </table:table-cell>
          <table:table-cell office:value-type="float" office:value="-0.007273" calcext:value-type="float">
            <text:p>-0.007273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5"/>
          <table:table-cell office:value-type="float" office:value="57423" calcext:value-type="float">
            <text:p>57423</text:p>
          </table:table-cell>
          <table:table-cell office:value-type="float" office:value="349.498627" calcext:value-type="float">
            <text:p>349.498627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AB464]-[.AB46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820" calcext:value-type="float">
            <text:p>29820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9"/>
          <table:table-cell office:value-type="float" office:value="34290" calcext:value-type="float">
            <text:p>34290</text:p>
          </table:table-cell>
          <table:table-cell office:value-type="float" office:value="0.080455" calcext:value-type="float">
            <text:p>0.080455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2"/>
          <table:table-cell office:value-type="float" office:value="26956" calcext:value-type="float">
            <text:p>26956</text:p>
          </table:table-cell>
          <table:table-cell office:value-type="float" office:value="-0.026818" calcext:value-type="float">
            <text:p>-0.026818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5"/>
          <table:table-cell office:value-type="float" office:value="57525" calcext:value-type="float">
            <text:p>57525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465]-[.AB46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797" calcext:value-type="float">
            <text:p>29797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34313" calcext:value-type="float">
            <text:p>34313</text:p>
          </table:table-cell>
          <table:table-cell office:value-type="float" office:value="0.064091" calcext:value-type="float">
            <text:p>0.06409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2"/>
          <table:table-cell office:value-type="float" office:value="29708" calcext:value-type="float">
            <text:p>29708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5"/>
          <table:table-cell office:value-type="float" office:value="57627" calcext:value-type="float">
            <text:p>57627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AB466]-[.AB46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775" calcext:value-type="float">
            <text:p>29775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9"/>
          <table:table-cell office:value-type="float" office:value="34336" calcext:value-type="float">
            <text:p>34336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013308" calcext:value-type="float">
            <text:p>0.013308</text:p>
          </table:table-cell>
          <table:table-cell table:number-columns-repeated="2"/>
          <table:table-cell office:value-type="float" office:value="31414" calcext:value-type="float">
            <text:p>31414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5"/>
          <table:table-cell office:value-type="float" office:value="57730" calcext:value-type="float">
            <text:p>57730</text:p>
          </table:table-cell>
          <table:table-cell office:value-type="float" office:value="349.467255" calcext:value-type="float">
            <text:p>349.467255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AB467]-[.AB46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752" calcext:value-type="float">
            <text:p>29752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34358" calcext:value-type="float">
            <text:p>34358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8498" calcext:value-type="float">
            <text:p>0.008498</text:p>
          </table:table-cell>
          <table:table-cell table:number-columns-repeated="2"/>
          <table:table-cell office:value-type="float" office:value="32529" calcext:value-type="float">
            <text:p>32529</text:p>
          </table:table-cell>
          <table:table-cell office:value-type="float" office:value="-0.006364" calcext:value-type="float">
            <text:p>-0.006364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1443" calcext:value-type="float">
            <text:p>-0.001443</text:p>
          </table:table-cell>
          <table:table-cell table:number-columns-repeated="5"/>
          <table:table-cell office:value-type="float" office:value="57832" calcext:value-type="float">
            <text:p>57832</text:p>
          </table:table-cell>
          <table:table-cell office:value-type="float" office:value="349.457306" calcext:value-type="float">
            <text:p>349.457306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468]-[.AB46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729" calcext:value-type="float">
            <text:p>29729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9"/>
          <table:table-cell office:value-type="float" office:value="34381" calcext:value-type="float">
            <text:p>34381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2"/>
          <table:table-cell office:value-type="float" office:value="31801" calcext:value-type="float">
            <text:p>31801</text:p>
          </table:table-cell>
          <table:table-cell office:value-type="float" office:value="-0.080455" calcext:value-type="float">
            <text:p>-0.080455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1443" calcext:value-type="float">
            <text:p>-0.001443</text:p>
          </table:table-cell>
          <table:table-cell table:number-columns-repeated="5"/>
          <table:table-cell office:value-type="float" office:value="57934" calcext:value-type="float">
            <text:p>57934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AB469]-[.AB46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706" calcext:value-type="float">
            <text:p>297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34404" calcext:value-type="float">
            <text:p>34404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2"/>
          <table:table-cell office:value-type="float" office:value="17698" calcext:value-type="float">
            <text:p>17698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5"/>
          <table:table-cell office:value-type="float" office:value="58037" calcext:value-type="float">
            <text:p>58037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AB470]-[.AB46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684" calcext:value-type="float">
            <text:p>29684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9"/>
          <table:table-cell office:value-type="float" office:value="34427" calcext:value-type="float">
            <text:p>34427</text:p>
          </table:table-cell>
          <table:table-cell office:value-type="float" office:value="0.092273" calcext:value-type="float">
            <text:p>0.092273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2"/>
          <table:table-cell office:value-type="float" office:value="29276" calcext:value-type="float">
            <text:p>29276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5"/>
          <table:table-cell office:value-type="float" office:value="58139" calcext:value-type="float">
            <text:p>58139</text:p>
          </table:table-cell>
          <table:table-cell office:value-type="float" office:value="349.462738" calcext:value-type="float">
            <text:p>349.462738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471]-[.AB47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661" calcext:value-type="float">
            <text:p>29661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9"/>
          <table:table-cell office:value-type="float" office:value="34449" calcext:value-type="float">
            <text:p>3444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number-columns-repeated="2"/>
          <table:table-cell office:value-type="float" office:value="33393" calcext:value-type="float">
            <text:p>33393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5"/>
          <table:table-cell office:value-type="float" office:value="58242" calcext:value-type="float">
            <text:p>58242</text:p>
          </table:table-cell>
          <table:table-cell office:value-type="float" office:value="349.470917" calcext:value-type="float">
            <text:p>349.47091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AB472]-[.AB47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638" calcext:value-type="float">
            <text:p>29638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34472" calcext:value-type="float">
            <text:p>34472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2"/>
          <table:table-cell office:value-type="float" office:value="35236" calcext:value-type="float">
            <text:p>35236</text:p>
          </table:table-cell>
          <table:table-cell office:value-type="float" office:value="-0.041364" calcext:value-type="float">
            <text:p>-0.041364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5"/>
          <table:table-cell office:value-type="float" office:value="58344" calcext:value-type="float">
            <text:p>5834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473]-[.AB4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615" calcext:value-type="float">
            <text:p>2961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9"/>
          <table:table-cell office:value-type="float" office:value="34495" calcext:value-type="float">
            <text:p>34495</text:p>
          </table:table-cell>
          <table:table-cell office:value-type="float" office:value="-0.067727" calcext:value-type="float">
            <text:p>-0.067727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2"/>
          <table:table-cell office:value-type="float" office:value="31050" calcext:value-type="float">
            <text:p>31050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5"/>
          <table:table-cell office:value-type="float" office:value="58446" calcext:value-type="float">
            <text:p>58446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AB474]-[.AB47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593" calcext:value-type="float">
            <text:p>29593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9"/>
          <table:table-cell office:value-type="float" office:value="34518" calcext:value-type="float">
            <text:p>34518</text:p>
          </table:table-cell>
          <table:table-cell office:value-type="float" office:value="0.023182" calcext:value-type="float">
            <text:p>0.0231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11464" calcext:value-type="float">
            <text:p>0.011464</text:p>
          </table:table-cell>
          <table:table-cell table:number-columns-repeated="2"/>
          <table:table-cell office:value-type="float" office:value="18812" calcext:value-type="float">
            <text:p>18812</text:p>
          </table:table-cell>
          <table:table-cell office:value-type="float" office:value="-0.074545" calcext:value-type="float">
            <text:p>-0.074545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5"/>
          <table:table-cell office:value-type="float" office:value="58549" calcext:value-type="float">
            <text:p>58549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AB475]-[.AB47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570" calcext:value-type="float">
            <text:p>29570</text:p>
          </table:table-cell>
          <table:table-cell office:value-type="float" office:value="-0.390909" calcext:value-type="float">
            <text:p>-0.390909</text:p>
          </table:table-cell>
          <table:table-cell office:value-type="float" office:value="-0.013789" calcext:value-type="float">
            <text:p>-0.013789</text:p>
          </table:table-cell>
          <table:table-cell table:number-columns-repeated="9"/>
          <table:table-cell office:value-type="float" office:value="34540" calcext:value-type="float">
            <text:p>34540</text:p>
          </table:table-cell>
          <table:table-cell office:value-type="float" office:value="0.063182" calcext:value-type="float">
            <text:p>0.063182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2"/>
          <table:table-cell office:value-type="float" office:value="22293" calcext:value-type="float">
            <text:p>22293</text:p>
          </table:table-cell>
          <table:table-cell office:value-type="float" office:value="-0.095909" calcext:value-type="float">
            <text:p>-0.095909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5"/>
          <table:table-cell office:value-type="float" office:value="58651" calcext:value-type="float">
            <text:p>58651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476]-[.AB47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547" calcext:value-type="float">
            <text:p>29547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34563" calcext:value-type="float">
            <text:p>34563</text:p>
          </table:table-cell>
          <table:table-cell office:value-type="float" office:value="0.035" calcext:value-type="float">
            <text:p>0.03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097" calcext:value-type="float">
            <text:p>-0.0097</text:p>
          </table:table-cell>
          <table:table-cell table:number-columns-repeated="2"/>
          <table:table-cell office:value-type="float" office:value="19813" calcext:value-type="float">
            <text:p>198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5"/>
          <table:table-cell office:value-type="float" office:value="58753" calcext:value-type="float">
            <text:p>58753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AB477]-[.AB47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524" calcext:value-type="float">
            <text:p>29524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9"/>
          <table:table-cell office:value-type="float" office:value="34586" calcext:value-type="float">
            <text:p>34586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2"/>
          <table:table-cell office:value-type="float" office:value="27070" calcext:value-type="float">
            <text:p>27070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8856" calcext:value-type="float">
            <text:p>58856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AB478]-[.AB47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502" calcext:value-type="float">
            <text:p>29502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9"/>
          <table:table-cell office:value-type="float" office:value="34609" calcext:value-type="float">
            <text:p>34609</text:p>
          </table:table-cell>
          <table:table-cell office:value-type="float" office:value="0.066364" calcext:value-type="float">
            <text:p>0.066364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2"/>
          <table:table-cell office:value-type="float" office:value="30277" calcext:value-type="float">
            <text:p>30277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8958" calcext:value-type="float">
            <text:p>5895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479]-[.AB47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479" calcext:value-type="float">
            <text:p>29479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9"/>
          <table:table-cell office:value-type="float" office:value="34631" calcext:value-type="float">
            <text:p>34631</text:p>
          </table:table-cell>
          <table:table-cell office:value-type="float" office:value="0.032727" calcext:value-type="float">
            <text:p>0.032727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17584" calcext:value-type="float">
            <text:p>17584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9061" calcext:value-type="float">
            <text:p>59061</text:p>
          </table:table-cell>
          <table:table-cell office:value-type="float" office:value="349.450439" calcext:value-type="float">
            <text:p>349.450439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AB480]-[.AB47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456" calcext:value-type="float">
            <text:p>29456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9"/>
          <table:table-cell office:value-type="float" office:value="34654" calcext:value-type="float">
            <text:p>34654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17561" calcext:value-type="float">
            <text:p>17561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9163" calcext:value-type="float">
            <text:p>59163</text:p>
          </table:table-cell>
          <table:table-cell office:value-type="float" office:value="349.445892" calcext:value-type="float">
            <text:p>349.44589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AB481]-[.AB48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433" calcext:value-type="float">
            <text:p>29433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9"/>
          <table:table-cell office:value-type="float" office:value="34677" calcext:value-type="float">
            <text:p>34677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31551" calcext:value-type="float">
            <text:p>31551</text:p>
          </table:table-cell>
          <table:table-cell office:value-type="float" office:value="-0.030455" calcext:value-type="float">
            <text:p>-0.030455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9265" calcext:value-type="float">
            <text:p>59265</text:p>
          </table:table-cell>
          <table:table-cell office:value-type="float" office:value="349.464081" calcext:value-type="float">
            <text:p>349.46408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482]-[.AB48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411" calcext:value-type="float">
            <text:p>29411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4700" calcext:value-type="float">
            <text:p>34700</text:p>
          </table:table-cell>
          <table:table-cell office:value-type="float" office:value="0.073182" calcext:value-type="float">
            <text:p>0.073182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006574" calcext:value-type="float">
            <text:p>0.006574</text:p>
          </table:table-cell>
          <table:table-cell table:number-columns-repeated="2"/>
          <table:table-cell office:value-type="float" office:value="21087" calcext:value-type="float">
            <text:p>21087</text:p>
          </table:table-cell>
          <table:table-cell office:value-type="float" office:value="-0.050455" calcext:value-type="float">
            <text:p>-0.050455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9368" calcext:value-type="float">
            <text:p>59368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AB483]-[.AB48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388" calcext:value-type="float">
            <text:p>29388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7375" calcext:value-type="float">
            <text:p>-0.007375</text:p>
          </table:table-cell>
          <table:table-cell table:number-columns-repeated="9"/>
          <table:table-cell office:value-type="float" office:value="34722" calcext:value-type="float">
            <text:p>3472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2"/>
          <table:table-cell office:value-type="float" office:value="30482" calcext:value-type="float">
            <text:p>30482</text:p>
          </table:table-cell>
          <table:table-cell office:value-type="float" office:value="-0.051818" calcext:value-type="float">
            <text:p>-0.051818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9470" calcext:value-type="float">
            <text:p>59470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484]-[.AB48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365" calcext:value-type="float">
            <text:p>29365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number-columns-repeated="9"/>
          <table:table-cell office:value-type="float" office:value="34745" calcext:value-type="float">
            <text:p>34745</text:p>
          </table:table-cell>
          <table:table-cell office:value-type="float" office:value="0.051364" calcext:value-type="float">
            <text:p>0.051364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17174" calcext:value-type="float">
            <text:p>17174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9573" calcext:value-type="float">
            <text:p>59573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485]-[.AB48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342" calcext:value-type="float">
            <text:p>29342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9"/>
          <table:table-cell office:value-type="float" office:value="34768" calcext:value-type="float">
            <text:p>34768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31392" calcext:value-type="float">
            <text:p>31392</text:p>
          </table:table-cell>
          <table:table-cell office:value-type="float" office:value="-0.092273" calcext:value-type="float">
            <text:p>-0.092273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5"/>
          <table:table-cell office:value-type="float" office:value="59675" calcext:value-type="float">
            <text:p>59675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AB486]-[.AB48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320" calcext:value-type="float">
            <text:p>29320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9"/>
          <table:table-cell office:value-type="float" office:value="34791" calcext:value-type="float">
            <text:p>34791</text:p>
          </table:table-cell>
          <table:table-cell office:value-type="float" office:value="0.112727" calcext:value-type="float">
            <text:p>0.112727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2"/>
          <table:table-cell office:value-type="float" office:value="32301" calcext:value-type="float">
            <text:p>32301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5"/>
          <table:table-cell office:value-type="float" office:value="59777" calcext:value-type="float">
            <text:p>59777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AB487]-[.AB48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297" calcext:value-type="float">
            <text:p>29297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9"/>
          <table:table-cell office:value-type="float" office:value="34813" calcext:value-type="float">
            <text:p>34813</text:p>
          </table:table-cell>
          <table:table-cell office:value-type="float" office:value="0.058636" calcext:value-type="float">
            <text:p>0.058636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2"/>
          <table:table-cell office:value-type="float" office:value="35327" calcext:value-type="float">
            <text:p>35327</text:p>
          </table:table-cell>
          <table:table-cell office:value-type="float" office:value="0.061818" calcext:value-type="float">
            <text:p>0.06181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5"/>
          <table:table-cell office:value-type="float" office:value="59880" calcext:value-type="float">
            <text:p>59880</text:p>
          </table:table-cell>
          <table:table-cell office:value-type="float" office:value="349.394562" calcext:value-type="float">
            <text:p>349.394562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AB488]-[.AB48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274" calcext:value-type="float">
            <text:p>29274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9"/>
          <table:table-cell office:value-type="float" office:value="34836" calcext:value-type="float">
            <text:p>34836</text:p>
          </table:table-cell>
          <table:table-cell office:value-type="float" office:value="0.083182" calcext:value-type="float">
            <text:p>0.083182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007856" calcext:value-type="float">
            <text:p>0.007856</text:p>
          </table:table-cell>
          <table:table-cell table:number-columns-repeated="2"/>
          <table:table-cell office:value-type="float" office:value="23862" calcext:value-type="float">
            <text:p>23862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5"/>
          <table:table-cell office:value-type="float" office:value="59982" calcext:value-type="float">
            <text:p>59982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489]-[.AB48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251" calcext:value-type="float">
            <text:p>29251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9"/>
          <table:table-cell office:value-type="float" office:value="34859" calcext:value-type="float">
            <text:p>34859</text:p>
          </table:table-cell>
          <table:table-cell office:value-type="float" office:value="0.111818" calcext:value-type="float">
            <text:p>0.111818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26342" calcext:value-type="float">
            <text:p>26342</text:p>
          </table:table-cell>
          <table:table-cell office:value-type="float" office:value="-0.056364" calcext:value-type="float">
            <text:p>-0.05636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5"/>
          <table:table-cell office:value-type="float" office:value="60084" calcext:value-type="float">
            <text:p>60084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AB490]-[.AB48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229" calcext:value-type="float">
            <text:p>29229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9"/>
          <table:table-cell office:value-type="float" office:value="34882" calcext:value-type="float">
            <text:p>34882</text:p>
          </table:table-cell>
          <table:table-cell office:value-type="float" office:value="0.144545" calcext:value-type="float">
            <text:p>0.144545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25750" calcext:value-type="float">
            <text:p>25750</text:p>
          </table:table-cell>
          <table:table-cell office:value-type="float" office:value="-0.127727" calcext:value-type="float">
            <text:p>-0.12772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5"/>
          <table:table-cell office:value-type="float" office:value="60187" calcext:value-type="float">
            <text:p>6018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491]-[.AB49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206" calcext:value-type="float">
            <text:p>29206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9"/>
          <table:table-cell office:value-type="float" office:value="34904" calcext:value-type="float">
            <text:p>34904</text:p>
          </table:table-cell>
          <table:table-cell office:value-type="float" office:value="0.130455" calcext:value-type="float">
            <text:p>0.130455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2"/>
          <table:table-cell office:value-type="float" office:value="30664" calcext:value-type="float">
            <text:p>30664</text:p>
          </table:table-cell>
          <table:table-cell office:value-type="float" office:value="0.099091" calcext:value-type="float">
            <text:p>0.099091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0289" calcext:value-type="float">
            <text:p>60289</text:p>
          </table:table-cell>
          <table:table-cell office:value-type="float" office:value="349.438171" calcext:value-type="float">
            <text:p>349.43817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492]-[.AB49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9"/>
          <table:table-cell office:value-type="float" office:value="34927" calcext:value-type="float">
            <text:p>34927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2"/>
          <table:table-cell office:value-type="float" office:value="33712" calcext:value-type="float">
            <text:p>33712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0391" calcext:value-type="float">
            <text:p>60391</text:p>
          </table:table-cell>
          <table:table-cell office:value-type="float" office:value="349.42276" calcext:value-type="float">
            <text:p>349.4227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493]-[.AB49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160" calcext:value-type="float">
            <text:p>29160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9"/>
          <table:table-cell office:value-type="float" office:value="34950" calcext:value-type="float">
            <text:p>34950</text:p>
          </table:table-cell>
          <table:table-cell office:value-type="float" office:value="0.175" calcext:value-type="float">
            <text:p>0.175</text:p>
          </table:table-cell>
          <table:table-cell office:value-type="float" office:value="0.261364" calcext:value-type="float">
            <text:p>0.261364</text:p>
          </table:table-cell>
          <table:table-cell office:value-type="float" office:value="0.009219" calcext:value-type="float">
            <text:p>0.009219</text:p>
          </table:table-cell>
          <table:table-cell table:number-columns-repeated="2"/>
          <table:table-cell office:value-type="float" office:value="25955" calcext:value-type="float">
            <text:p>25955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0494" calcext:value-type="float">
            <text:p>60494</text:p>
          </table:table-cell>
          <table:table-cell office:value-type="float" office:value="349.430023" calcext:value-type="float">
            <text:p>349.43002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494]-[.AB49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9"/>
          <table:table-cell office:value-type="float" office:value="34973" calcext:value-type="float">
            <text:p>34973</text:p>
          </table:table-cell>
          <table:table-cell office:value-type="float" office:value="0.18" calcext:value-type="float">
            <text:p>0.18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007295" calcext:value-type="float">
            <text:p>0.007295</text:p>
          </table:table-cell>
          <table:table-cell table:number-columns-repeated="2"/>
          <table:table-cell office:value-type="float" office:value="26137" calcext:value-type="float">
            <text:p>26137</text:p>
          </table:table-cell>
          <table:table-cell office:value-type="float" office:value="-0.028636" calcext:value-type="float">
            <text:p>-0.028636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0596" calcext:value-type="float">
            <text:p>60596</text:p>
          </table:table-cell>
          <table:table-cell office:value-type="float" office:value="349.372284" calcext:value-type="float">
            <text:p>349.372284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AB495]-[.AB49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115" calcext:value-type="float">
            <text:p>29115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4995" calcext:value-type="float">
            <text:p>34995</text:p>
          </table:table-cell>
          <table:table-cell office:value-type="float" office:value="0.176818" calcext:value-type="float">
            <text:p>0.1768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2"/>
          <table:table-cell office:value-type="float" office:value="28093" calcext:value-type="float">
            <text:p>28093</text:p>
          </table:table-cell>
          <table:table-cell office:value-type="float" office:value="-0.030909" calcext:value-type="float">
            <text:p>-0.030909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0699" calcext:value-type="float">
            <text:p>60699</text:p>
          </table:table-cell>
          <table:table-cell office:value-type="float" office:value="349.393219" calcext:value-type="float">
            <text:p>349.393219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AB496]-[.AB49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092" calcext:value-type="float">
            <text:p>29092</text:p>
          </table:table-cell>
          <table:table-cell office:value-type="float" office:value="0.131818" calcext:value-type="float">
            <text:p>0.131818</text:p>
          </table:table-cell>
          <table:table-cell office:value-type="float" office:value="0.00465" calcext:value-type="float">
            <text:p>0.00465</text:p>
          </table:table-cell>
          <table:table-cell table:number-columns-repeated="9"/>
          <table:table-cell office:value-type="float" office:value="35018" calcext:value-type="float">
            <text:p>35018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006253" calcext:value-type="float">
            <text:p>0.006253</text:p>
          </table:table-cell>
          <table:table-cell table:number-columns-repeated="2"/>
          <table:table-cell office:value-type="float" office:value="30140" calcext:value-type="float">
            <text:p>30140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0801" calcext:value-type="float">
            <text:p>6080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497]-[.AB49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069" calcext:value-type="float">
            <text:p>29069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9"/>
          <table:table-cell office:value-type="float" office:value="35041" calcext:value-type="float">
            <text:p>35041</text:p>
          </table:table-cell>
          <table:table-cell office:value-type="float" office:value="0.132727" calcext:value-type="float">
            <text:p>0.132727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2"/>
          <table:table-cell office:value-type="float" office:value="26546" calcext:value-type="float">
            <text:p>26546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0903" calcext:value-type="float">
            <text:p>60903</text:p>
          </table:table-cell>
          <table:table-cell office:value-type="float" office:value="349.381836" calcext:value-type="float">
            <text:p>349.381836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498]-[.AB49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047" calcext:value-type="float">
            <text:p>29047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35064" calcext:value-type="float">
            <text:p>35064</text:p>
          </table:table-cell>
          <table:table-cell office:value-type="float" office:value="0.150909" calcext:value-type="float">
            <text:p>0.150909</text:p>
          </table:table-cell>
          <table:table-cell office:value-type="float" office:value="0.352273" calcext:value-type="float">
            <text:p>0.352273</text:p>
          </table:table-cell>
          <table:table-cell office:value-type="float" office:value="0.012426" calcext:value-type="float">
            <text:p>0.012426</text:p>
          </table:table-cell>
          <table:table-cell table:number-columns-repeated="2"/>
          <table:table-cell office:value-type="float" office:value="25796" calcext:value-type="float">
            <text:p>25796</text:p>
          </table:table-cell>
          <table:table-cell office:value-type="float" office:value="-0.076818" calcext:value-type="float">
            <text:p>-0.076818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1006" calcext:value-type="float">
            <text:p>61006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499]-[.AB49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024" calcext:value-type="float">
            <text:p>29024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9"/>
          <table:table-cell office:value-type="float" office:value="35086" calcext:value-type="float">
            <text:p>35086</text:p>
          </table:table-cell>
          <table:table-cell office:value-type="float" office:value="0.1" calcext:value-type="float">
            <text:p>0.1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2"/>
          <table:table-cell office:value-type="float" office:value="29549" calcext:value-type="float">
            <text:p>29549</text:p>
          </table:table-cell>
          <table:table-cell office:value-type="float" office:value="-0.083182" calcext:value-type="float">
            <text:p>-0.083182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1108" calcext:value-type="float">
            <text:p>61108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500]-[.AB49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9"/>
          <table:table-cell office:value-type="float" office:value="35109" calcext:value-type="float">
            <text:p>35109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2"/>
          <table:table-cell office:value-type="float" office:value="21428" calcext:value-type="float">
            <text:p>214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5"/>
          <table:table-cell office:value-type="float" office:value="61210" calcext:value-type="float">
            <text:p>61210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AB501]-[.AB50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978" calcext:value-type="float">
            <text:p>28978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9"/>
          <table:table-cell office:value-type="float" office:value="35132" calcext:value-type="float">
            <text:p>35132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2"/>
          <table:table-cell office:value-type="float" office:value="20769" calcext:value-type="float">
            <text:p>20769</text:p>
          </table:table-cell>
          <table:table-cell office:value-type="float" office:value="0.124091" calcext:value-type="float">
            <text:p>0.124091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5"/>
          <table:table-cell office:value-type="float" office:value="61313" calcext:value-type="float">
            <text:p>6131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AB502]-[.AB50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956" calcext:value-type="float">
            <text:p>28956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9"/>
          <table:table-cell office:value-type="float" office:value="35155" calcext:value-type="float">
            <text:p>35155</text:p>
          </table:table-cell>
          <table:table-cell office:value-type="float" office:value="-0.007273" calcext:value-type="float">
            <text:p>-0.007273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2"/>
          <table:table-cell office:value-type="float" office:value="20518" calcext:value-type="float">
            <text:p>20518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5"/>
          <table:table-cell office:value-type="float" office:value="61415" calcext:value-type="float">
            <text:p>61415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AB503]-[.AB50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933" calcext:value-type="float">
            <text:p>28933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006975" calcext:value-type="float">
            <text:p>-0.006975</text:p>
          </table:table-cell>
          <table:table-cell table:number-columns-repeated="9"/>
          <table:table-cell office:value-type="float" office:value="35177" calcext:value-type="float">
            <text:p>35177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2"/>
          <table:table-cell office:value-type="float" office:value="26091" calcext:value-type="float">
            <text:p>26091</text:p>
          </table:table-cell>
          <table:table-cell office:value-type="float" office:value="-0.012727" calcext:value-type="float">
            <text:p>-0.012727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5"/>
          <table:table-cell office:value-type="float" office:value="61518" calcext:value-type="float">
            <text:p>61518</text:p>
          </table:table-cell>
          <table:table-cell office:value-type="float" office:value="349.440887" calcext:value-type="float">
            <text:p>349.44088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AB504]-[.AB50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910" calcext:value-type="float">
            <text:p>28910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number-columns-repeated="9"/>
          <table:table-cell office:value-type="float" office:value="35200" calcext:value-type="float">
            <text:p>35200</text:p>
          </table:table-cell>
          <table:table-cell office:value-type="float" office:value="-0.113182" calcext:value-type="float">
            <text:p>-0.113182</text:p>
          </table:table-cell>
          <table:table-cell office:value-type="float" office:value="-0.306818" calcext:value-type="float">
            <text:p>-0.306818</text:p>
          </table:table-cell>
          <table:table-cell office:value-type="float" office:value="-0.010823" calcext:value-type="float">
            <text:p>-0.010823</text:p>
          </table:table-cell>
          <table:table-cell table:number-columns-repeated="2"/>
          <table:table-cell office:value-type="float" office:value="17493" calcext:value-type="float">
            <text:p>17493</text:p>
          </table:table-cell>
          <table:table-cell office:value-type="float" office:value="-0.037727" calcext:value-type="float">
            <text:p>-0.037727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5"/>
          <table:table-cell office:value-type="float" office:value="61620" calcext:value-type="float">
            <text:p>61620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AB505]-[.AB50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887" calcext:value-type="float">
            <text:p>28887</text:p>
          </table:table-cell>
          <table:table-cell office:value-type="float" office:value="-0.313636" calcext:value-type="float">
            <text:p>-0.313636</text:p>
          </table:table-cell>
          <table:table-cell office:value-type="float" office:value="-0.011063" calcext:value-type="float">
            <text:p>-0.011063</text:p>
          </table:table-cell>
          <table:table-cell table:number-columns-repeated="9"/>
          <table:table-cell office:value-type="float" office:value="35223" calcext:value-type="float">
            <text:p>35223</text:p>
          </table:table-cell>
          <table:table-cell office:value-type="float" office:value="-0.082273" calcext:value-type="float">
            <text:p>-0.082273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2"/>
          <table:table-cell office:value-type="float" office:value="34485" calcext:value-type="float">
            <text:p>34485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5"/>
          <table:table-cell office:value-type="float" office:value="61722" calcext:value-type="float">
            <text:p>61722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AB506]-[.AB5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865" calcext:value-type="float">
            <text:p>28865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9"/>
          <table:table-cell office:value-type="float" office:value="35246" calcext:value-type="float">
            <text:p>35246</text:p>
          </table:table-cell>
          <table:table-cell office:value-type="float" office:value="-0.065455" calcext:value-type="float">
            <text:p>-0.065455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25568" calcext:value-type="float">
            <text:p>25568</text:p>
          </table:table-cell>
          <table:table-cell office:value-type="float" office:value="-0.083636" calcext:value-type="float">
            <text:p>-0.083636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5"/>
          <table:table-cell office:value-type="float" office:value="61825" calcext:value-type="float">
            <text:p>6182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507]-[.AB50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842" calcext:value-type="float">
            <text:p>28842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9"/>
          <table:table-cell office:value-type="float" office:value="35268" calcext:value-type="float">
            <text:p>35268</text:p>
          </table:table-cell>
          <table:table-cell table:number-columns-repeated="2"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2"/>
          <table:table-cell office:value-type="float" office:value="28730" calcext:value-type="float">
            <text:p>28730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5"/>
          <table:table-cell office:value-type="float" office:value="61927" calcext:value-type="float">
            <text:p>61927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AB508]-[.AB5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819" calcext:value-type="float">
            <text:p>28819</text:p>
          </table:table-cell>
          <table:table-cell office:value-type="float" office:value="-0.388636" calcext:value-type="float">
            <text:p>-0.388636</text:p>
          </table:table-cell>
          <table:table-cell office:value-type="float" office:value="-0.013709" calcext:value-type="float">
            <text:p>-0.013709</text:p>
          </table:table-cell>
          <table:table-cell table:number-columns-repeated="9"/>
          <table:table-cell office:value-type="float" office:value="35291" calcext:value-type="float">
            <text:p>35291</text:p>
          </table:table-cell>
          <table:table-cell office:value-type="float" office:value="-0.067273" calcext:value-type="float">
            <text:p>-0.067273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2"/>
          <table:table-cell office:value-type="float" office:value="18608" calcext:value-type="float">
            <text:p>18608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5"/>
          <table:table-cell office:value-type="float" office:value="62030" calcext:value-type="float">
            <text:p>62030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509]-[.AB50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796" calcext:value-type="float">
            <text:p>28796</text:p>
          </table:table-cell>
          <table:table-cell office:value-type="float" office:value="-0.202273" calcext:value-type="float">
            <text:p>-0.202273</text:p>
          </table:table-cell>
          <table:table-cell office:value-type="float" office:value="-0.007135" calcext:value-type="float">
            <text:p>-0.007135</text:p>
          </table:table-cell>
          <table:table-cell table:number-columns-repeated="9"/>
          <table:table-cell office:value-type="float" office:value="35314" calcext:value-type="float">
            <text:p>35314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27547" calcext:value-type="float">
            <text:p>27547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5"/>
          <table:table-cell office:value-type="float" office:value="62132" calcext:value-type="float">
            <text:p>62132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AB510]-[.AB50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774" calcext:value-type="float">
            <text:p>28774</text:p>
          </table:table-cell>
          <table:table-cell office:value-type="float" office:value="-0.254545" calcext:value-type="float">
            <text:p>-0.254545</text:p>
          </table:table-cell>
          <table:table-cell office:value-type="float" office:value="-0.008979" calcext:value-type="float">
            <text:p>-0.008979</text:p>
          </table:table-cell>
          <table:table-cell table:number-columns-repeated="9"/>
          <table:table-cell office:value-type="float" office:value="35337" calcext:value-type="float">
            <text:p>35337</text:p>
          </table:table-cell>
          <table:table-cell office:value-type="float" office:value="0.015455" calcext:value-type="float">
            <text:p>0.015455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17971" calcext:value-type="float">
            <text:p>17971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5"/>
          <table:table-cell office:value-type="float" office:value="62234" calcext:value-type="float">
            <text:p>62234</text:p>
          </table:table-cell>
          <table:table-cell office:value-type="float" office:value="349.430481" calcext:value-type="float">
            <text:p>349.430481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AB511]-[.AB5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751" calcext:value-type="float">
            <text:p>28751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35359" calcext:value-type="float">
            <text:p>35359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2"/>
          <table:table-cell office:value-type="float" office:value="27434" calcext:value-type="float">
            <text:p>27434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5"/>
          <table:table-cell office:value-type="float" office:value="62337" calcext:value-type="float">
            <text:p>6233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512]-[.AB51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728" calcext:value-type="float">
            <text:p>28728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9"/>
          <table:table-cell office:value-type="float" office:value="35382" calcext:value-type="float">
            <text:p>35382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35600" calcext:value-type="float">
            <text:p>35600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5"/>
          <table:table-cell office:value-type="float" office:value="62439" calcext:value-type="float">
            <text:p>62439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513]-[.AB5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705" calcext:value-type="float">
            <text:p>28705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9"/>
          <table:table-cell office:value-type="float" office:value="35405" calcext:value-type="float">
            <text:p>35405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388636" calcext:value-type="float">
            <text:p>0.388636</text:p>
          </table:table-cell>
          <table:table-cell office:value-type="float" office:value="0.013709" calcext:value-type="float">
            <text:p>0.013709</text:p>
          </table:table-cell>
          <table:table-cell table:number-columns-repeated="2"/>
          <table:table-cell office:value-type="float" office:value="18858" calcext:value-type="float">
            <text:p>18858</text:p>
          </table:table-cell>
          <table:table-cell office:value-type="float" office:value="-0.073182" calcext:value-type="float">
            <text:p>-0.073182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5"/>
          <table:table-cell office:value-type="float" office:value="62541" calcext:value-type="float">
            <text:p>62541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AB514]-[.AB5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683" calcext:value-type="float">
            <text:p>28683</text:p>
          </table:table-cell>
          <table:table-cell office:value-type="float" office:value="-0.231818" calcext:value-type="float">
            <text:p>-0.231818</text:p>
          </table:table-cell>
          <table:table-cell office:value-type="float" office:value="-0.008177" calcext:value-type="float">
            <text:p>-0.008177</text:p>
          </table:table-cell>
          <table:table-cell table:number-columns-repeated="9"/>
          <table:table-cell office:value-type="float" office:value="35428" calcext:value-type="float">
            <text:p>35428</text:p>
          </table:table-cell>
          <table:table-cell office:value-type="float" office:value="0.188182" calcext:value-type="float">
            <text:p>0.188182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007696" calcext:value-type="float">
            <text:p>0.007696</text:p>
          </table:table-cell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float" office:value="0.022273" calcext:value-type="float">
            <text:p>0.022273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2165" calcext:value-type="float">
            <text:p>-0.002165</text:p>
          </table:table-cell>
          <table:table-cell table:number-columns-repeated="5"/>
          <table:table-cell office:value-type="float" office:value="62644" calcext:value-type="float">
            <text:p>6264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AB515]-[.AB51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660" calcext:value-type="float">
            <text:p>28660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9"/>
          <table:table-cell office:value-type="float" office:value="35450" calcext:value-type="float">
            <text:p>35450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7375" calcext:value-type="float">
            <text:p>-0.007375</text:p>
          </table:table-cell>
          <table:table-cell table:number-columns-repeated="2"/>
          <table:table-cell office:value-type="float" office:value="35463" calcext:value-type="float">
            <text:p>35463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2165" calcext:value-type="float">
            <text:p>-0.002165</text:p>
          </table:table-cell>
          <table:table-cell table:number-columns-repeated="5"/>
          <table:table-cell office:value-type="float" office:value="62746" calcext:value-type="float">
            <text:p>62746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AB516]-[.AB51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637" calcext:value-type="float">
            <text:p>28637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9"/>
          <table:table-cell office:value-type="float" office:value="35473" calcext:value-type="float">
            <text:p>35473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2"/>
          <table:table-cell office:value-type="float" office:value="18880" calcext:value-type="float">
            <text:p>18880</text:p>
          </table:table-cell>
          <table:table-cell office:value-type="float" office:value="-0.048182" calcext:value-type="float">
            <text:p>-0.048182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2165" calcext:value-type="float">
            <text:p>-0.002165</text:p>
          </table:table-cell>
          <table:table-cell table:number-columns-repeated="5"/>
          <table:table-cell office:value-type="float" office:value="62849" calcext:value-type="float">
            <text:p>62849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AB517]-[.AB51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614" calcext:value-type="float">
            <text:p>2861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9"/>
          <table:table-cell office:value-type="float" office:value="35496" calcext:value-type="float">
            <text:p>35496</text:p>
          </table:table-cell>
          <table:table-cell office:value-type="float" office:value="0.079091" calcext:value-type="float">
            <text:p>0.079091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24454" calcext:value-type="float">
            <text:p>24454</text:p>
          </table:table-cell>
          <table:table-cell office:value-type="float" office:value="-0.000909" calcext:value-type="float">
            <text:p>-0.000909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5"/>
          <table:table-cell office:value-type="float" office:value="62951" calcext:value-type="float">
            <text:p>62951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518]-[.AB51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592" calcext:value-type="float">
            <text:p>28592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9"/>
          <table:table-cell office:value-type="float" office:value="35519" calcext:value-type="float">
            <text:p>35519</text:p>
          </table:table-cell>
          <table:table-cell office:value-type="float" office:value="0.007273" calcext:value-type="float">
            <text:p>0.007273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2"/>
          <table:table-cell office:value-type="float" office:value="32552" calcext:value-type="float">
            <text:p>32552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5"/>
          <table:table-cell office:value-type="float" office:value="63053" calcext:value-type="float">
            <text:p>6305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AB519]-[.AB51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569" calcext:value-type="float">
            <text:p>28569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9"/>
          <table:table-cell office:value-type="float" office:value="35541" calcext:value-type="float">
            <text:p>35541</text:p>
          </table:table-cell>
          <table:table-cell office:value-type="float" office:value="-0.038182" calcext:value-type="float">
            <text:p>-0.038182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2"/>
          <table:table-cell office:value-type="float" office:value="24727" calcext:value-type="float">
            <text:p>24727</text:p>
          </table:table-cell>
          <table:table-cell office:value-type="float" office:value="0.107727" calcext:value-type="float">
            <text:p>0.107727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5"/>
          <table:table-cell office:value-type="float" office:value="63156" calcext:value-type="float">
            <text:p>6315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AB520]-[.AB51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546" calcext:value-type="float">
            <text:p>28546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-0.006574" calcext:value-type="float">
            <text:p>-0.006574</text:p>
          </table:table-cell>
          <table:table-cell table:number-columns-repeated="9"/>
          <table:table-cell office:value-type="float" office:value="35564" calcext:value-type="float">
            <text:p>35564</text:p>
          </table:table-cell>
          <table:table-cell office:value-type="float" office:value="0.034545" calcext:value-type="float">
            <text:p>0.034545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2"/>
          <table:table-cell office:value-type="float" office:value="33052" calcext:value-type="float">
            <text:p>33052</text:p>
          </table:table-cell>
          <table:table-cell office:value-type="float" office:value="-0.014091" calcext:value-type="float">
            <text:p>-0.014091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5"/>
          <table:table-cell office:value-type="float" office:value="63258" calcext:value-type="float">
            <text:p>63258</text:p>
          </table:table-cell>
          <table:table-cell office:value-type="float" office:value="349.430481" calcext:value-type="float">
            <text:p>349.43048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521]-[.AB52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523" calcext:value-type="float">
            <text:p>28523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9"/>
          <table:table-cell office:value-type="float" office:value="35587" calcext:value-type="float">
            <text:p>35587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2"/>
          <table:table-cell office:value-type="float" office:value="19950" calcext:value-type="float">
            <text:p>19950</text:p>
          </table:table-cell>
          <table:table-cell office:value-type="float" office:value="-0.047273" calcext:value-type="float">
            <text:p>-0.047273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5"/>
          <table:table-cell office:value-type="float" office:value="63360" calcext:value-type="float">
            <text:p>63360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AB522]-[.AB52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501" calcext:value-type="float">
            <text:p>28501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9"/>
          <table:table-cell office:value-type="float" office:value="35610" calcext:value-type="float">
            <text:p>35610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2"/>
          <table:table-cell office:value-type="float" office:value="35873" calcext:value-type="float">
            <text:p>35873</text:p>
          </table:table-cell>
          <table:table-cell office:value-type="float" office:value="-0.091818" calcext:value-type="float">
            <text:p>-0.091818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5"/>
          <table:table-cell office:value-type="float" office:value="63463" calcext:value-type="float">
            <text:p>63463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AB523]-[.AB52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478" calcext:value-type="float">
            <text:p>28478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005852" calcext:value-type="float">
            <text:p>0.005852</text:p>
          </table:table-cell>
          <table:table-cell table:number-columns-repeated="9"/>
          <table:table-cell office:value-type="float" office:value="35632" calcext:value-type="float">
            <text:p>35632</text:p>
          </table:table-cell>
          <table:table-cell office:value-type="float" office:value="0.115455" calcext:value-type="float">
            <text:p>0.1154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2"/>
          <table:table-cell office:value-type="float" office:value="26933" calcext:value-type="float">
            <text:p>26933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5"/>
          <table:table-cell office:value-type="float" office:value="63565" calcext:value-type="float">
            <text:p>63565</text:p>
          </table:table-cell>
          <table:table-cell office:value-type="float" office:value="349.443665" calcext:value-type="float">
            <text:p>349.44366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524]-[.AB52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455" calcext:value-type="float">
            <text:p>28455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9"/>
          <table:table-cell office:value-type="float" office:value="35655" calcext:value-type="float">
            <text:p>35655</text:p>
          </table:table-cell>
          <table:table-cell office:value-type="float" office:value="0.126818" calcext:value-type="float">
            <text:p>0.126818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2"/>
          <table:table-cell office:value-type="float" office:value="31301" calcext:value-type="float">
            <text:p>31301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5"/>
          <table:table-cell office:value-type="float" office:value="63668" calcext:value-type="float">
            <text:p>63668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525]-[.AB52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432" calcext:value-type="float">
            <text:p>28432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9"/>
          <table:table-cell office:value-type="float" office:value="35678" calcext:value-type="float">
            <text:p>35678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19722" calcext:value-type="float">
            <text:p>1972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5"/>
          <table:table-cell office:value-type="float" office:value="63770" calcext:value-type="float">
            <text:p>63770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526]-[.AB52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float" office:value="-0.304545" calcext:value-type="float">
            <text:p>-0.304545</text:p>
          </table:table-cell>
          <table:table-cell office:value-type="float" office:value="-0.010743" calcext:value-type="float">
            <text:p>-0.010743</text:p>
          </table:table-cell>
          <table:table-cell table:number-columns-repeated="9"/>
          <table:table-cell office:value-type="float" office:value="35701" calcext:value-type="float">
            <text:p>35701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35623" calcext:value-type="float">
            <text:p>35623</text:p>
          </table:table-cell>
          <table:table-cell office:value-type="float" office:value="0.017273" calcext:value-type="float">
            <text:p>0.017273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3872" calcext:value-type="float">
            <text:p>63872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AB527]-[.AB52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9"/>
          <table:table-cell office:value-type="float" office:value="35723" calcext:value-type="float">
            <text:p>35723</text:p>
          </table:table-cell>
          <table:table-cell office:value-type="float" office:value="0.094091" calcext:value-type="float">
            <text:p>0.094091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19267" calcext:value-type="float">
            <text:p>19267</text:p>
          </table:table-cell>
          <table:table-cell office:value-type="float" office:value="-0.008636" calcext:value-type="float">
            <text:p>-0.008636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3975" calcext:value-type="float">
            <text:p>63975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528]-[.AB52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364" calcext:value-type="float">
            <text:p>28364</text:p>
          </table:table-cell>
          <table:table-cell office:value-type="float" office:value="0.313636" calcext:value-type="float">
            <text:p>0.313636</text:p>
          </table:table-cell>
          <table:table-cell office:value-type="float" office:value="0.011063" calcext:value-type="float">
            <text:p>0.011063</text:p>
          </table:table-cell>
          <table:table-cell table:number-columns-repeated="9"/>
          <table:table-cell office:value-type="float" office:value="35746" calcext:value-type="float">
            <text:p>35746</text:p>
          </table:table-cell>
          <table:table-cell office:value-type="float" office:value="0.070909" calcext:value-type="float">
            <text:p>0.070909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2"/>
          <table:table-cell office:value-type="float" office:value="31346" calcext:value-type="float">
            <text:p>31346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4077" calcext:value-type="float">
            <text:p>64077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AB529]-[.AB5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341" calcext:value-type="float">
            <text:p>2834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9"/>
          <table:table-cell office:value-type="float" office:value="35769" calcext:value-type="float">
            <text:p>35769</text:p>
          </table:table-cell>
          <table:table-cell office:value-type="float" office:value="0.099545" calcext:value-type="float">
            <text:p>0.099545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19677" calcext:value-type="float">
            <text:p>19677</text:p>
          </table:table-cell>
          <table:table-cell office:value-type="float" office:value="-0.044545" calcext:value-type="float">
            <text:p>-0.044545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4179" calcext:value-type="float">
            <text:p>64179</text:p>
          </table:table-cell>
          <table:table-cell office:value-type="float" office:value="349.460449" calcext:value-type="float">
            <text:p>349.46044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530]-[.AB5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319" calcext:value-type="float">
            <text:p>28319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9"/>
          <table:table-cell office:value-type="float" office:value="35792" calcext:value-type="float">
            <text:p>35792</text:p>
          </table:table-cell>
          <table:table-cell office:value-type="float" office:value="0.130455" calcext:value-type="float">
            <text:p>0.130455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2"/>
          <table:table-cell office:value-type="float" office:value="23385" calcext:value-type="float">
            <text:p>23385</text:p>
          </table:table-cell>
          <table:table-cell office:value-type="float" office:value="-0.063182" calcext:value-type="float">
            <text:p>-0.063182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4282" calcext:value-type="float">
            <text:p>64282</text:p>
          </table:table-cell>
          <table:table-cell office:value-type="float" office:value="349.428619" calcext:value-type="float">
            <text:p>349.428619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AB531]-[.AB53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296" calcext:value-type="float">
            <text:p>28296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9"/>
          <table:table-cell office:value-type="float" office:value="35814" calcext:value-type="float">
            <text:p>35814</text:p>
          </table:table-cell>
          <table:table-cell office:value-type="float" office:value="0.192273" calcext:value-type="float">
            <text:p>0.192273</text:p>
          </table:table-cell>
          <table:table-cell office:value-type="float" office:value="0.5" calcext:value-type="float">
            <text:p>0.5</text:p>
          </table:table-cell>
          <table:table-cell office:value-type="float" office:value="0.017637" calcext:value-type="float">
            <text:p>0.017637</text:p>
          </table:table-cell>
          <table:table-cell table:number-columns-repeated="2"/>
          <table:table-cell office:value-type="float" office:value="23566" calcext:value-type="float">
            <text:p>23566</text:p>
          </table:table-cell>
          <table:table-cell office:value-type="float" office:value="-0.069545" calcext:value-type="float">
            <text:p>-0.069545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4384" calcext:value-type="float">
            <text:p>64384</text:p>
          </table:table-cell>
          <table:table-cell office:value-type="float" office:value="349.399963" calcext:value-type="float">
            <text:p>349.39996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AB532]-[.AB53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273" calcext:value-type="float">
            <text:p>28273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9"/>
          <table:table-cell office:value-type="float" office:value="35837" calcext:value-type="float">
            <text:p>35837</text:p>
          </table:table-cell>
          <table:table-cell office:value-type="float" office:value="0.193636" calcext:value-type="float">
            <text:p>0.193636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2"/>
          <table:table-cell office:value-type="float" office:value="25682" calcext:value-type="float">
            <text:p>25682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4487" calcext:value-type="float">
            <text:p>64487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533]-[.AB53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9"/>
          <table:table-cell office:value-type="float" office:value="35860" calcext:value-type="float">
            <text:p>35860</text:p>
          </table:table-cell>
          <table:table-cell office:value-type="float" office:value="0.159545" calcext:value-type="float">
            <text:p>0.159545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2"/>
          <table:table-cell office:value-type="float" office:value="23203" calcext:value-type="float">
            <text:p>23203</text:p>
          </table:table-cell>
          <table:table-cell office:value-type="float" office:value="-0.079091" calcext:value-type="float">
            <text:p>-0.079091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5"/>
          <table:table-cell office:value-type="float" office:value="64589" calcext:value-type="float">
            <text:p>64589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AB534]-[.AB53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228" calcext:value-type="float">
            <text:p>28228</text:p>
          </table:table-cell>
          <table:table-cell office:value-type="float" office:value="-0.261364" calcext:value-type="float">
            <text:p>-0.261364</text:p>
          </table:table-cell>
          <table:table-cell office:value-type="float" office:value="-0.009219" calcext:value-type="float">
            <text:p>-0.009219</text:p>
          </table:table-cell>
          <table:table-cell table:number-columns-repeated="9"/>
          <table:table-cell office:value-type="float" office:value="35883" calcext:value-type="float">
            <text:p>35883</text:p>
          </table:table-cell>
          <table:table-cell office:value-type="float" office:value="0.143636" calcext:value-type="float">
            <text:p>0.143636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2"/>
          <table:table-cell office:value-type="float" office:value="29867" calcext:value-type="float">
            <text:p>29867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5"/>
          <table:table-cell office:value-type="float" office:value="64691" calcext:value-type="float">
            <text:p>64691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535]-[.AB53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205" calcext:value-type="float">
            <text:p>28205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8257" calcext:value-type="float">
            <text:p>-0.008257</text:p>
          </table:table-cell>
          <table:table-cell table:number-columns-repeated="9"/>
          <table:table-cell office:value-type="float" office:value="35905" calcext:value-type="float">
            <text:p>3590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006494" calcext:value-type="float">
            <text:p>0.006494</text:p>
          </table:table-cell>
          <table:table-cell table:number-columns-repeated="2"/>
          <table:table-cell office:value-type="float" office:value="19563" calcext:value-type="float">
            <text:p>19563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5"/>
          <table:table-cell office:value-type="float" office:value="64794" calcext:value-type="float">
            <text:p>64794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AB536]-[.AB53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182" calcext:value-type="float">
            <text:p>28182</text:p>
          </table:table-cell>
          <table:table-cell office:value-type="float" office:value="-0.236364" calcext:value-type="float">
            <text:p>-0.236364</text:p>
          </table:table-cell>
          <table:table-cell office:value-type="float" office:value="-0.008337" calcext:value-type="float">
            <text:p>-0.008337</text:p>
          </table:table-cell>
          <table:table-cell table:number-columns-repeated="9"/>
          <table:table-cell office:value-type="float" office:value="35928" calcext:value-type="float">
            <text:p>35928</text:p>
          </table:table-cell>
          <table:table-cell office:value-type="float" office:value="0.066818" calcext:value-type="float">
            <text:p>0.066818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2"/>
          <table:table-cell office:value-type="float" office:value="27593" calcext:value-type="float">
            <text:p>2759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5"/>
          <table:table-cell office:value-type="float" office:value="64896" calcext:value-type="float">
            <text:p>64896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AB537]-[.AB5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159" calcext:value-type="float">
            <text:p>28159</text:p>
          </table:table-cell>
          <table:table-cell office:value-type="float" office:value="-0.404545" calcext:value-type="float">
            <text:p>-0.404545</text:p>
          </table:table-cell>
          <table:table-cell office:value-type="float" office:value="-0.01427" calcext:value-type="float">
            <text:p>-0.01427</text:p>
          </table:table-cell>
          <table:table-cell table:number-columns-repeated="9"/>
          <table:table-cell office:value-type="float" office:value="35951" calcext:value-type="float">
            <text:p>35951</text:p>
          </table:table-cell>
          <table:table-cell office:value-type="float" office:value="0.047273" calcext:value-type="float">
            <text:p>0.047273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2"/>
          <table:table-cell office:value-type="float" office:value="29094" calcext:value-type="float">
            <text:p>29094</text:p>
          </table:table-cell>
          <table:table-cell office:value-type="float" office:value="-0.078182" calcext:value-type="float">
            <text:p>-0.078182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5"/>
          <table:table-cell office:value-type="float" office:value="64998" calcext:value-type="float">
            <text:p>64998</text:p>
          </table:table-cell>
          <table:table-cell office:value-type="float" office:value="349.428162" calcext:value-type="float">
            <text:p>349.428162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AB538]-[.AB53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137" calcext:value-type="float">
            <text:p>28137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9"/>
          <table:table-cell office:value-type="float" office:value="35974" calcext:value-type="float">
            <text:p>35974</text:p>
          </table:table-cell>
          <table:table-cell office:value-type="float" office:value="0.103182" calcext:value-type="float">
            <text:p>0.103182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19859" calcext:value-type="float">
            <text:p>19859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5"/>
          <table:table-cell office:value-type="float" office:value="65101" calcext:value-type="float">
            <text:p>65101</text:p>
          </table:table-cell>
          <table:table-cell office:value-type="float" office:value="349.439117" calcext:value-type="float">
            <text:p>349.43911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AB539]-[.AB53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9"/>
          <table:table-cell office:value-type="float" office:value="35997" calcext:value-type="float">
            <text:p>35997</text:p>
          </table:table-cell>
          <table:table-cell office:value-type="float" office:value="0.110909" calcext:value-type="float">
            <text:p>0.110909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2"/>
          <table:table-cell office:value-type="float" office:value="22179" calcext:value-type="float">
            <text:p>22179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5"/>
          <table:table-cell office:value-type="float" office:value="65203" calcext:value-type="float">
            <text:p>65203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540]-[.AB53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091" calcext:value-type="float">
            <text:p>28091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9"/>
          <table:table-cell office:value-type="float" office:value="36019" calcext:value-type="float">
            <text:p>36019</text:p>
          </table:table-cell>
          <table:table-cell office:value-type="float" office:value="0.128636" calcext:value-type="float">
            <text:p>0.128636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0962" calcext:value-type="float">
            <text:p>0.00962</text:p>
          </table:table-cell>
          <table:table-cell table:number-columns-repeated="2"/>
          <table:table-cell office:value-type="float" office:value="29299" calcext:value-type="float">
            <text:p>29299</text:p>
          </table:table-cell>
          <table:table-cell office:value-type="float" office:value="-0.023636" calcext:value-type="float">
            <text:p>-0.02363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5"/>
          <table:table-cell office:value-type="float" office:value="65306" calcext:value-type="float">
            <text:p>65306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541]-[.AB54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068" calcext:value-type="float">
            <text:p>28068</text:p>
          </table:table-cell>
          <table:table-cell office:value-type="float" office:value="-0.254545" calcext:value-type="float">
            <text:p>-0.254545</text:p>
          </table:table-cell>
          <table:table-cell office:value-type="float" office:value="-0.008979" calcext:value-type="float">
            <text:p>-0.008979</text:p>
          </table:table-cell>
          <table:table-cell table:number-columns-repeated="9"/>
          <table:table-cell office:value-type="float" office:value="36042" calcext:value-type="float">
            <text:p>36042</text:p>
          </table:table-cell>
          <table:table-cell office:value-type="float" office:value="0.168636" calcext:value-type="float">
            <text:p>0.168636</text:p>
          </table:table-cell>
          <table:table-cell office:value-type="float" office:value="0.340909" calcext:value-type="float">
            <text:p>0.340909</text:p>
          </table:table-cell>
          <table:table-cell office:value-type="float" office:value="0.012025" calcext:value-type="float">
            <text:p>0.012025</text:p>
          </table:table-cell>
          <table:table-cell table:number-columns-repeated="2"/>
          <table:table-cell office:value-type="float" office:value="21838" calcext:value-type="float">
            <text:p>2183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5"/>
          <table:table-cell office:value-type="float" office:value="65408" calcext:value-type="float">
            <text:p>65408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AB542]-[.AB54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046" calcext:value-type="float">
            <text:p>28046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9"/>
          <table:table-cell office:value-type="float" office:value="36065" calcext:value-type="float">
            <text:p>36065</text:p>
          </table:table-cell>
          <table:table-cell office:value-type="float" office:value="0.208636" calcext:value-type="float">
            <text:p>0.208636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2"/>
          <table:table-cell office:value-type="float" office:value="34963" calcext:value-type="float">
            <text:p>34963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5"/>
          <table:table-cell office:value-type="float" office:value="65510" calcext:value-type="float">
            <text:p>65510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543]-[.AB54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023" calcext:value-type="float">
            <text:p>28023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9"/>
          <table:table-cell office:value-type="float" office:value="36088" calcext:value-type="float">
            <text:p>36088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17652" calcext:value-type="float">
            <text:p>17652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5"/>
          <table:table-cell office:value-type="float" office:value="65613" calcext:value-type="float">
            <text:p>65613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AB544]-[.AB54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9"/>
          <table:table-cell office:value-type="float" office:value="36110" calcext:value-type="float">
            <text:p>36110</text:p>
          </table:table-cell>
          <table:table-cell office:value-type="float" office:value="0.181364" calcext:value-type="float">
            <text:p>0.181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544" calcext:value-type="float">
            <text:p>2354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5"/>
          <table:table-cell office:value-type="float" office:value="65715" calcext:value-type="float">
            <text:p>65715</text:p>
          </table:table-cell>
          <table:table-cell office:value-type="float" office:value="349.406372" calcext:value-type="float">
            <text:p>349.40637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545]-[.AB54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977" calcext:value-type="float">
            <text:p>27977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9"/>
          <table:table-cell office:value-type="float" office:value="36133" calcext:value-type="float">
            <text:p>36133</text:p>
          </table:table-cell>
          <table:table-cell office:value-type="float" office:value="0.129091" calcext:value-type="float">
            <text:p>0.129091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2"/>
          <table:table-cell office:value-type="float" office:value="34349" calcext:value-type="float">
            <text:p>34349</text:p>
          </table:table-cell>
          <table:table-cell office:value-type="float" office:value="0.053182" calcext:value-type="float">
            <text:p>0.053182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5"/>
          <table:table-cell office:value-type="float" office:value="65817" calcext:value-type="float">
            <text:p>6581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546]-[.AB54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955" calcext:value-type="float">
            <text:p>27955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0.004329" calcext:value-type="float">
            <text:p>0.004329</text:p>
          </table:table-cell>
          <table:table-cell table:number-columns-repeated="9"/>
          <table:table-cell office:value-type="float" office:value="36156" calcext:value-type="float">
            <text:p>36156</text:p>
          </table:table-cell>
          <table:table-cell office:value-type="float" office:value="0.055909" calcext:value-type="float">
            <text:p>0.055909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2"/>
          <table:table-cell office:value-type="float" office:value="20154" calcext:value-type="float">
            <text:p>20154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5"/>
          <table:table-cell office:value-type="float" office:value="65920" calcext:value-type="float">
            <text:p>65920</text:p>
          </table:table-cell>
          <table:table-cell office:value-type="float" office:value="349.38678" calcext:value-type="float">
            <text:p>349.3867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AB547]-[.AB54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932" calcext:value-type="float">
            <text:p>27932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9"/>
          <table:table-cell office:value-type="float" office:value="36179" calcext:value-type="float">
            <text:p>3617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28480" calcext:value-type="float">
            <text:p>28480</text:p>
          </table:table-cell>
          <table:table-cell office:value-type="float" office:value="-0.021818" calcext:value-type="float">
            <text:p>-0.021818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5"/>
          <table:table-cell office:value-type="float" office:value="66022" calcext:value-type="float">
            <text:p>66022</text:p>
          </table:table-cell>
          <table:table-cell office:value-type="float" office:value="349.371796" calcext:value-type="float">
            <text:p>349.37179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AB548]-[.AB54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909" calcext:value-type="float">
            <text:p>27909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36201" calcext:value-type="float">
            <text:p>36201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29071" calcext:value-type="float">
            <text:p>29071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5"/>
          <table:table-cell office:value-type="float" office:value="66125" calcext:value-type="float">
            <text:p>66125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AB549]-[.AB54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9"/>
          <table:table-cell office:value-type="float" office:value="36224" calcext:value-type="float">
            <text:p>36224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18039" calcext:value-type="float">
            <text:p>18039</text:p>
          </table:table-cell>
          <table:table-cell office:value-type="float" office:value="0.029091" calcext:value-type="float">
            <text:p>0.029091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5"/>
          <table:table-cell office:value-type="float" office:value="66227" calcext:value-type="float">
            <text:p>66227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550]-[.AB54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864" calcext:value-type="float">
            <text:p>27864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9"/>
          <table:table-cell office:value-type="float" office:value="36247" calcext:value-type="float">
            <text:p>36247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2"/>
          <table:table-cell office:value-type="float" office:value="33211" calcext:value-type="float">
            <text:p>332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5"/>
          <table:table-cell office:value-type="float" office:value="66329" calcext:value-type="float">
            <text:p>6632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551]-[.AB55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9"/>
          <table:table-cell office:value-type="float" office:value="36270" calcext:value-type="float">
            <text:p>36270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2"/>
          <table:table-cell office:value-type="float" office:value="23475" calcext:value-type="float">
            <text:p>23475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5"/>
          <table:table-cell office:value-type="float" office:value="66432" calcext:value-type="float">
            <text:p>66432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AB552]-[.AB55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818" calcext:value-type="float">
            <text:p>27818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9"/>
          <table:table-cell office:value-type="float" office:value="36292" calcext:value-type="float">
            <text:p>36292</text:p>
          </table:table-cell>
          <table:table-cell office:value-type="float" office:value="0.055455" calcext:value-type="float">
            <text:p>0.055455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2"/>
          <table:table-cell office:value-type="float" office:value="31505" calcext:value-type="float">
            <text:p>31505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5"/>
          <table:table-cell office:value-type="float" office:value="66534" calcext:value-type="float">
            <text:p>66534</text:p>
          </table:table-cell>
          <table:table-cell office:value-type="float" office:value="349.357239" calcext:value-type="float">
            <text:p>349.35723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553]-[.AB5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795" calcext:value-type="float">
            <text:p>2779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097" calcext:value-type="float">
            <text:p>-0.0097</text:p>
          </table:table-cell>
          <table:table-cell table:number-columns-repeated="9"/>
          <table:table-cell office:value-type="float" office:value="36315" calcext:value-type="float">
            <text:p>36315</text:p>
          </table:table-cell>
          <table:table-cell office:value-type="float" office:value="0.076818" calcext:value-type="float">
            <text:p>0.076818</text:p>
          </table:table-cell>
          <table:table-cell office:value-type="float" office:value="0.2" calcext:value-type="float">
            <text:p>0.2</text:p>
          </table:table-cell>
          <table:table-cell office:value-type="float" office:value="0.007055" calcext:value-type="float">
            <text:p>0.007055</text:p>
          </table:table-cell>
          <table:table-cell table:number-columns-repeated="2"/>
          <table:table-cell office:value-type="float" office:value="29731" calcext:value-type="float">
            <text:p>29731</text:p>
          </table:table-cell>
          <table:table-cell office:value-type="float" office:value="-0.049091" calcext:value-type="float">
            <text:p>-0.049091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5"/>
          <table:table-cell office:value-type="float" office:value="66637" calcext:value-type="float">
            <text:p>6663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AB554]-[.AB55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773" calcext:value-type="float">
            <text:p>27773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9"/>
          <table:table-cell office:value-type="float" office:value="36338" calcext:value-type="float">
            <text:p>36338</text:p>
          </table:table-cell>
          <table:table-cell office:value-type="float" office:value="0.058636" calcext:value-type="float">
            <text:p>0.058636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20860" calcext:value-type="float">
            <text:p>20860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5"/>
          <table:table-cell office:value-type="float" office:value="66739" calcext:value-type="float">
            <text:p>66739</text:p>
          </table:table-cell>
          <table:table-cell office:value-type="float" office:value="349.358185" calcext:value-type="float">
            <text:p>349.35818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555]-[.AB55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-0.286364" calcext:value-type="float">
            <text:p>-0.286364</text:p>
          </table:table-cell>
          <table:table-cell office:value-type="float" office:value="-0.010101" calcext:value-type="float">
            <text:p>-0.010101</text:p>
          </table:table-cell>
          <table:table-cell table:number-columns-repeated="9"/>
          <table:table-cell office:value-type="float" office:value="36361" calcext:value-type="float">
            <text:p>36361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254545" calcext:value-type="float">
            <text:p>0.254545</text:p>
          </table:table-cell>
          <table:table-cell office:value-type="float" office:value="0.008979" calcext:value-type="float">
            <text:p>0.008979</text:p>
          </table:table-cell>
          <table:table-cell table:number-columns-repeated="2"/>
          <table:table-cell office:value-type="float" office:value="24112" calcext:value-type="float">
            <text:p>24112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5"/>
          <table:table-cell office:value-type="float" office:value="66841" calcext:value-type="float">
            <text:p>66841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AB556]-[.AB55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727" calcext:value-type="float">
            <text:p>2772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9"/>
          <table:table-cell office:value-type="float" office:value="36383" calcext:value-type="float">
            <text:p>36383</text:p>
          </table:table-cell>
          <table:table-cell office:value-type="float" office:value="0.155455" calcext:value-type="float">
            <text:p>0.155455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006494" calcext:value-type="float">
            <text:p>0.006494</text:p>
          </table:table-cell>
          <table:table-cell table:number-columns-repeated="2"/>
          <table:table-cell office:value-type="float" office:value="23885" calcext:value-type="float">
            <text:p>23885</text:p>
          </table:table-cell>
          <table:table-cell office:value-type="float" office:value="-0.003636" calcext:value-type="float">
            <text:p>-0.003636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5"/>
          <table:table-cell office:value-type="float" office:value="66944" calcext:value-type="float">
            <text:p>66944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557]-[.AB55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704" calcext:value-type="float">
            <text:p>27704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9"/>
          <table:table-cell office:value-type="float" office:value="36406" calcext:value-type="float">
            <text:p>36406</text:p>
          </table:table-cell>
          <table:table-cell office:value-type="float" office:value="0.184545" calcext:value-type="float">
            <text:p>0.184545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007295" calcext:value-type="float">
            <text:p>0.007295</text:p>
          </table:table-cell>
          <table:table-cell table:number-columns-repeated="2"/>
          <table:table-cell office:value-type="float" office:value="28525" calcext:value-type="float">
            <text:p>2852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5"/>
          <table:table-cell office:value-type="float" office:value="67046" calcext:value-type="float">
            <text:p>67046</text:p>
          </table:table-cell>
          <table:table-cell office:value-type="float" office:value="349.349121" calcext:value-type="float">
            <text:p>349.34912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558]-[.AB55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682" calcext:value-type="float">
            <text:p>27682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9"/>
          <table:table-cell office:value-type="float" office:value="36429" calcext:value-type="float">
            <text:p>36429</text:p>
          </table:table-cell>
          <table:table-cell office:value-type="float" office:value="0.166364" calcext:value-type="float">
            <text:p>0.166364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2"/>
          <table:table-cell office:value-type="float" office:value="30413" calcext:value-type="float">
            <text:p>30413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5"/>
          <table:table-cell office:value-type="float" office:value="67148" calcext:value-type="float">
            <text:p>6714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559]-[.AB55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659" calcext:value-type="float">
            <text:p>27659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9"/>
          <table:table-cell office:value-type="float" office:value="36452" calcext:value-type="float">
            <text:p>36452</text:p>
          </table:table-cell>
          <table:table-cell office:value-type="float" office:value="0.187273" calcext:value-type="float">
            <text:p>0.187273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32142" calcext:value-type="float">
            <text:p>32142</text:p>
          </table:table-cell>
          <table:table-cell office:value-type="float" office:value="-0.043636" calcext:value-type="float">
            <text:p>-0.043636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5"/>
          <table:table-cell office:value-type="float" office:value="67251" calcext:value-type="float">
            <text:p>67251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AB560]-[.AB55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636" calcext:value-type="float">
            <text:p>27636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8257" calcext:value-type="float">
            <text:p>-0.008257</text:p>
          </table:table-cell>
          <table:table-cell table:number-columns-repeated="9"/>
          <table:table-cell office:value-type="float" office:value="36474" calcext:value-type="float">
            <text:p>36474</text:p>
          </table:table-cell>
          <table:table-cell office:value-type="float" office:value="0.144091" calcext:value-type="float">
            <text:p>0.144091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28844" calcext:value-type="float">
            <text:p>28844</text:p>
          </table:table-cell>
          <table:table-cell office:value-type="float" office:value="-0.075455" calcext:value-type="float">
            <text:p>-0.075455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5"/>
          <table:table-cell office:value-type="float" office:value="67353" calcext:value-type="float">
            <text:p>67353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AB561]-[.AB56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613" calcext:value-type="float">
            <text:p>27613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9"/>
          <table:table-cell office:value-type="float" office:value="36497" calcext:value-type="float">
            <text:p>36497</text:p>
          </table:table-cell>
          <table:table-cell office:value-type="float" office:value="0.14" calcext:value-type="float">
            <text:p>0.14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005772" calcext:value-type="float">
            <text:p>0.005772</text:p>
          </table:table-cell>
          <table:table-cell table:number-columns-repeated="2"/>
          <table:table-cell office:value-type="float" office:value="29504" calcext:value-type="float">
            <text:p>29504</text:p>
          </table:table-cell>
          <table:table-cell office:value-type="float" office:value="-0.092727" calcext:value-type="float">
            <text:p>-0.092727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5"/>
          <table:table-cell office:value-type="float" office:value="67456" calcext:value-type="float">
            <text:p>67456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562]-[.AB56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591" calcext:value-type="float">
            <text:p>27591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9"/>
          <table:table-cell office:value-type="float" office:value="36520" calcext:value-type="float">
            <text:p>36520</text:p>
          </table:table-cell>
          <table:table-cell office:value-type="float" office:value="0.125455" calcext:value-type="float">
            <text:p>0.125455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29845" calcext:value-type="float">
            <text:p>29845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5"/>
          <table:table-cell office:value-type="float" office:value="67558" calcext:value-type="float">
            <text:p>67558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AB563]-[.AB56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568" calcext:value-type="float">
            <text:p>27568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9"/>
          <table:table-cell office:value-type="float" office:value="36543" calcext:value-type="float">
            <text:p>36543</text:p>
          </table:table-cell>
          <table:table-cell office:value-type="float" office:value="0.155" calcext:value-type="float">
            <text:p>0.155</text:p>
          </table:table-cell>
          <table:table-cell office:value-type="float" office:value="0.256818" calcext:value-type="float">
            <text:p>0.256818</text:p>
          </table:table-cell>
          <table:table-cell office:value-type="float" office:value="0.009059" calcext:value-type="float">
            <text:p>0.009059</text:p>
          </table:table-cell>
          <table:table-cell table:number-columns-repeated="2"/>
          <table:table-cell office:value-type="float" office:value="33803" calcext:value-type="float">
            <text:p>33803</text:p>
          </table:table-cell>
          <table:table-cell office:value-type="float" office:value="0.033182" calcext:value-type="float">
            <text:p>0.033182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5"/>
          <table:table-cell office:value-type="float" office:value="67660" calcext:value-type="float">
            <text:p>67660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564]-[.AB56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545" calcext:value-type="float">
            <text:p>27545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36565" calcext:value-type="float">
            <text:p>36565</text:p>
          </table:table-cell>
          <table:table-cell office:value-type="float" office:value="0.119091" calcext:value-type="float">
            <text:p>0.119091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28548" calcext:value-type="float">
            <text:p>2854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5"/>
          <table:table-cell office:value-type="float" office:value="67763" calcext:value-type="float">
            <text:p>67763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565]-[.AB56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523" calcext:value-type="float">
            <text:p>27523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9"/>
          <table:table-cell office:value-type="float" office:value="36588" calcext:value-type="float">
            <text:p>36588</text:p>
          </table:table-cell>
          <table:table-cell office:value-type="float" office:value="0.136818" calcext:value-type="float">
            <text:p>0.136818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20314" calcext:value-type="float">
            <text:p>20314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5"/>
          <table:table-cell office:value-type="float" office:value="67865" calcext:value-type="float">
            <text:p>67865</text:p>
          </table:table-cell>
          <table:table-cell office:value-type="float" office:value="349.384949" calcext:value-type="float">
            <text:p>349.38494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566]-[.AB56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-0.265909" calcext:value-type="float">
            <text:p>-0.265909</text:p>
          </table:table-cell>
          <table:table-cell office:value-type="float" office:value="-0.00938" calcext:value-type="float">
            <text:p>-0.00938</text:p>
          </table:table-cell>
          <table:table-cell table:number-columns-repeated="9"/>
          <table:table-cell office:value-type="float" office:value="36611" calcext:value-type="float">
            <text:p>36611</text:p>
          </table:table-cell>
          <table:table-cell office:value-type="float" office:value="0.107273" calcext:value-type="float">
            <text:p>0.107273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2"/>
          <table:table-cell office:value-type="float" office:value="30982" calcext:value-type="float">
            <text:p>30982</text:p>
          </table:table-cell>
          <table:table-cell office:value-type="float" office:value="-0.066818" calcext:value-type="float">
            <text:p>-0.066818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5"/>
          <table:table-cell office:value-type="float" office:value="67967" calcext:value-type="float">
            <text:p>67967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AB567]-[.AB56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477" calcext:value-type="float">
            <text:p>27477</text:p>
          </table:table-cell>
          <table:table-cell office:value-type="float" office:value="-0.318182" calcext:value-type="float">
            <text:p>-0.318182</text:p>
          </table:table-cell>
          <table:table-cell office:value-type="float" office:value="-0.011224" calcext:value-type="float">
            <text:p>-0.011224</text:p>
          </table:table-cell>
          <table:table-cell table:number-columns-repeated="9"/>
          <table:table-cell office:value-type="float" office:value="36634" calcext:value-type="float">
            <text:p>36634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-0.254545" calcext:value-type="float">
            <text:p>-0.254545</text:p>
          </table:table-cell>
          <table:table-cell office:value-type="float" office:value="-0.008979" calcext:value-type="float">
            <text:p>-0.008979</text:p>
          </table:table-cell>
          <table:table-cell table:number-columns-repeated="2"/>
          <table:table-cell office:value-type="float" office:value="29595" calcext:value-type="float">
            <text:p>29595</text:p>
          </table:table-cell>
          <table:table-cell office:value-type="float" office:value="-0.081364" calcext:value-type="float">
            <text:p>-0.081364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5"/>
          <table:table-cell office:value-type="float" office:value="68070" calcext:value-type="float">
            <text:p>68070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AB568]-[.AB56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454" calcext:value-type="float">
            <text:p>27454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9"/>
          <table:table-cell office:value-type="float" office:value="36656" calcext:value-type="float">
            <text:p>36656</text:p>
          </table:table-cell>
          <table:table-cell office:value-type="float" office:value="-0.049545" calcext:value-type="float">
            <text:p>-0.049545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2"/>
          <table:table-cell office:value-type="float" office:value="26819" calcext:value-type="float">
            <text:p>26819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5"/>
          <table:table-cell office:value-type="float" office:value="68172" calcext:value-type="float">
            <text:p>68172</text:p>
          </table:table-cell>
          <table:table-cell office:value-type="float" office:value="349.371765" calcext:value-type="float">
            <text:p>349.371765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AB569]-[.AB56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432" calcext:value-type="float">
            <text:p>27432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36679" calcext:value-type="float">
            <text:p>36679</text:p>
          </table:table-cell>
          <table:table-cell office:value-type="float" office:value="-0.019545" calcext:value-type="float">
            <text:p>-0.019545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2"/>
          <table:table-cell office:value-type="float" office:value="27866" calcext:value-type="float">
            <text:p>27866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5"/>
          <table:table-cell office:value-type="float" office:value="68275" calcext:value-type="float">
            <text:p>68275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AB570]-[.AB56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409" calcext:value-type="float">
            <text:p>27409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9"/>
          <table:table-cell office:value-type="float" office:value="36702" calcext:value-type="float">
            <text:p>36702</text:p>
          </table:table-cell>
          <table:table-cell office:value-type="float" office:value="-0.041364" calcext:value-type="float">
            <text:p>-0.041364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2"/>
          <table:table-cell office:value-type="float" office:value="19608" calcext:value-type="float">
            <text:p>19608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5"/>
          <table:table-cell office:value-type="float" office:value="68377" calcext:value-type="float">
            <text:p>68377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AB571]-[.AB57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386" calcext:value-type="float">
            <text:p>27386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886" calcext:value-type="float">
            <text:p>-0.002886</text:p>
          </table:table-cell>
          <table:table-cell table:number-columns-repeated="9"/>
          <table:table-cell office:value-type="float" office:value="36725" calcext:value-type="float">
            <text:p>36725</text:p>
          </table:table-cell>
          <table:table-cell office:value-type="float" office:value="-0.029091" calcext:value-type="float">
            <text:p>-0.029091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30322" calcext:value-type="float">
            <text:p>30322</text:p>
          </table:table-cell>
          <table:table-cell office:value-type="float" office:value="-0.051364" calcext:value-type="float">
            <text:p>-0.051364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5"/>
          <table:table-cell office:value-type="float" office:value="68479" calcext:value-type="float">
            <text:p>6847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AB572]-[.AB57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363" calcext:value-type="float">
            <text:p>27363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9"/>
          <table:table-cell office:value-type="float" office:value="36747" calcext:value-type="float">
            <text:p>36747</text:p>
          </table:table-cell>
          <table:table-cell office:value-type="float" office:value="0.050909" calcext:value-type="float">
            <text:p>0.050909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2"/>
          <table:table-cell office:value-type="float" office:value="24135" calcext:value-type="float">
            <text:p>24135</text:p>
          </table:table-cell>
          <table:table-cell office:value-type="float" office:value="0.063182" calcext:value-type="float">
            <text:p>0.063182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5"/>
          <table:table-cell office:value-type="float" office:value="68582" calcext:value-type="float">
            <text:p>68582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573]-[.AB57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341" calcext:value-type="float">
            <text:p>27341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9"/>
          <table:table-cell office:value-type="float" office:value="36770" calcext:value-type="float">
            <text:p>36770</text:p>
          </table:table-cell>
          <table:table-cell office:value-type="float" office:value="0.106364" calcext:value-type="float">
            <text:p>0.106364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2"/>
          <table:table-cell office:value-type="float" office:value="32188" calcext:value-type="float">
            <text:p>32188</text:p>
          </table:table-cell>
          <table:table-cell office:value-type="float" office:value="-0.045909" calcext:value-type="float">
            <text:p>-0.045909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5"/>
          <table:table-cell office:value-type="float" office:value="68684" calcext:value-type="float">
            <text:p>6868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574]-[.AB57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318" calcext:value-type="float">
            <text:p>27318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9"/>
          <table:table-cell office:value-type="float" office:value="36793" calcext:value-type="float">
            <text:p>36793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2"/>
          <table:table-cell office:value-type="float" office:value="32916" calcext:value-type="float">
            <text:p>32916</text:p>
          </table:table-cell>
          <table:table-cell office:value-type="float" office:value="-0.021364" calcext:value-type="float">
            <text:p>-0.021364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5"/>
          <table:table-cell office:value-type="float" office:value="68786" calcext:value-type="float">
            <text:p>68786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AB575]-[.AB57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295" calcext:value-type="float">
            <text:p>27295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9"/>
          <table:table-cell office:value-type="float" office:value="36816" calcext:value-type="float">
            <text:p>36816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2"/>
          <table:table-cell office:value-type="float" office:value="23248" calcext:value-type="float">
            <text:p>23248</text:p>
          </table:table-cell>
          <table:table-cell office:value-type="float" office:value="-0.138182" calcext:value-type="float">
            <text:p>-0.138182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5"/>
          <table:table-cell office:value-type="float" office:value="68889" calcext:value-type="float">
            <text:p>68889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AB576]-[.AB57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9"/>
          <table:table-cell office:value-type="float" office:value="36838" calcext:value-type="float">
            <text:p>36838</text:p>
          </table:table-cell>
          <table:table-cell office:value-type="float" office:value="0.087273" calcext:value-type="float">
            <text:p>0.087273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20837" calcext:value-type="float">
            <text:p>20837</text:p>
          </table:table-cell>
          <table:table-cell office:value-type="float" office:value="-0.021364" calcext:value-type="float">
            <text:p>-0.021364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5"/>
          <table:table-cell office:value-type="float" office:value="68991" calcext:value-type="float">
            <text:p>68991</text:p>
          </table:table-cell>
          <table:table-cell office:value-type="float" office:value="349.384583" calcext:value-type="float">
            <text:p>349.38458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577]-[.AB57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9"/>
          <table:table-cell office:value-type="float" office:value="36861" calcext:value-type="float">
            <text:p>36861</text:p>
          </table:table-cell>
          <table:table-cell office:value-type="float" office:value="0.087727" calcext:value-type="float">
            <text:p>0.087727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2"/>
          <table:table-cell office:value-type="float" office:value="19426" calcext:value-type="float">
            <text:p>19426</text:p>
          </table:table-cell>
          <table:table-cell office:value-type="float" office:value="-0.085455" calcext:value-type="float">
            <text:p>-0.085455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5"/>
          <table:table-cell office:value-type="float" office:value="69094" calcext:value-type="float">
            <text:p>69094</text:p>
          </table:table-cell>
          <table:table-cell office:value-type="float" office:value="349.403656" calcext:value-type="float">
            <text:p>349.403656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AB578]-[.AB57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227" calcext:value-type="float">
            <text:p>27227</text:p>
          </table:table-cell>
          <table:table-cell office:value-type="float" office:value="-0.256818" calcext:value-type="float">
            <text:p>-0.256818</text:p>
          </table:table-cell>
          <table:table-cell office:value-type="float" office:value="-0.009059" calcext:value-type="float">
            <text:p>-0.009059</text:p>
          </table:table-cell>
          <table:table-cell table:number-columns-repeated="9"/>
          <table:table-cell office:value-type="float" office:value="36884" calcext:value-type="float">
            <text:p>36884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20996" calcext:value-type="float">
            <text:p>20996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5"/>
          <table:table-cell office:value-type="float" office:value="69196" calcext:value-type="float">
            <text:p>69196</text:p>
          </table:table-cell>
          <table:table-cell office:value-type="float" office:value="349.383667" calcext:value-type="float">
            <text:p>349.38366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579]-[.AB57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204" calcext:value-type="float">
            <text:p>27204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9"/>
          <table:table-cell office:value-type="float" office:value="36907" calcext:value-type="float">
            <text:p>36907</text:p>
          </table:table-cell>
          <table:table-cell office:value-type="float" office:value="0.107727" calcext:value-type="float">
            <text:p>0.107727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5"/>
          <table:table-cell office:value-type="float" office:value="69298" calcext:value-type="float">
            <text:p>69298</text:p>
          </table:table-cell>
          <table:table-cell office:value-type="float" office:value="349.341858" calcext:value-type="float">
            <text:p>349.34185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AB580]-[.AB57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181" calcext:value-type="float">
            <text:p>27181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2165" calcext:value-type="float">
            <text:p>-0.002165</text:p>
          </table:table-cell>
          <table:table-cell table:number-columns-repeated="9"/>
          <table:table-cell office:value-type="float" office:value="36929" calcext:value-type="float">
            <text:p>36929</text:p>
          </table:table-cell>
          <table:table-cell office:value-type="float" office:value="0.124545" calcext:value-type="float">
            <text:p>0.124545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04008" calcext:value-type="float">
            <text:p>0.004008</text:p>
          </table:table-cell>
          <table:table-cell table:number-columns-repeated="2"/>
          <table:table-cell office:value-type="float" office:value="33757" calcext:value-type="float">
            <text:p>33757</text:p>
          </table:table-cell>
          <table:table-cell office:value-type="float" office:value="-0.000909" calcext:value-type="float">
            <text:p>-0.000909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5"/>
          <table:table-cell office:value-type="float" office:value="69401" calcext:value-type="float">
            <text:p>69401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581]-[.AB58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159" calcext:value-type="float">
            <text:p>27159</text:p>
          </table:table-cell>
          <table:table-cell office:value-type="float" office:value="-0.334091" calcext:value-type="float">
            <text:p>-0.334091</text:p>
          </table:table-cell>
          <table:table-cell office:value-type="float" office:value="-0.011785" calcext:value-type="float">
            <text:p>-0.011785</text:p>
          </table:table-cell>
          <table:table-cell table:number-columns-repeated="9"/>
          <table:table-cell office:value-type="float" office:value="36952" calcext:value-type="float">
            <text:p>36952</text:p>
          </table:table-cell>
          <table:table-cell office:value-type="float" office:value="0.091818" calcext:value-type="float">
            <text:p>0.091818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2"/>
          <table:table-cell office:value-type="float" office:value="33962" calcext:value-type="float">
            <text:p>33962</text:p>
          </table:table-cell>
          <table:table-cell office:value-type="float" office:value="-0.034545" calcext:value-type="float">
            <text:p>-0.034545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5"/>
          <table:table-cell office:value-type="float" office:value="69503" calcext:value-type="float">
            <text:p>69503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AB582]-[.AB58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float" office:value="-0.413636" calcext:value-type="float">
            <text:p>-0.413636</text:p>
          </table:table-cell>
          <table:table-cell office:value-type="float" office:value="-0.014591" calcext:value-type="float">
            <text:p>-0.014591</text:p>
          </table:table-cell>
          <table:table-cell table:number-columns-repeated="9"/>
          <table:table-cell office:value-type="float" office:value="36975" calcext:value-type="float">
            <text:p>36975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2"/>
          <table:table-cell office:value-type="float" office:value="23043" calcext:value-type="float">
            <text:p>23043</text:p>
          </table:table-cell>
          <table:table-cell office:value-type="float" office:value="-0.046364" calcext:value-type="float">
            <text:p>-0.046364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5"/>
          <table:table-cell office:value-type="float" office:value="69605" calcext:value-type="float">
            <text:p>69605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583]-[.AB58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113" calcext:value-type="float">
            <text:p>27113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9"/>
          <table:table-cell office:value-type="float" office:value="36998" calcext:value-type="float">
            <text:p>36998</text:p>
          </table:table-cell>
          <table:table-cell office:value-type="float" office:value="0.041364" calcext:value-type="float">
            <text:p>0.041364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2"/>
          <table:table-cell office:value-type="float" office:value="24954" calcext:value-type="float">
            <text:p>24954</text:p>
          </table:table-cell>
          <table:table-cell office:value-type="float" office:value="-0.060455" calcext:value-type="float">
            <text:p>-0.060455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5"/>
          <table:table-cell office:value-type="float" office:value="69708" calcext:value-type="float">
            <text:p>69708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AB584]-[.AB58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090" calcext:value-type="float">
            <text:p>27090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9"/>
          <table:table-cell office:value-type="float" office:value="37020" calcext:value-type="float">
            <text:p>37020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2"/>
          <table:table-cell office:value-type="float" office:value="35736" calcext:value-type="float">
            <text:p>3573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5"/>
          <table:table-cell office:value-type="float" office:value="69810" calcext:value-type="float">
            <text:p>69810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585]-[.AB58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068" calcext:value-type="float">
            <text:p>2706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9"/>
          <table:table-cell office:value-type="float" office:value="37043" calcext:value-type="float">
            <text:p>37043</text:p>
          </table:table-cell>
          <table:table-cell office:value-type="float" office:value="0.033636" calcext:value-type="float">
            <text:p>0.033636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2"/>
          <table:table-cell office:value-type="float" office:value="23271" calcext:value-type="float">
            <text:p>23271</text:p>
          </table:table-cell>
          <table:table-cell office:value-type="float" office:value="-0.123636" calcext:value-type="float">
            <text:p>-0.123636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5"/>
          <table:table-cell office:value-type="float" office:value="69913" calcext:value-type="float">
            <text:p>69913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AB586]-[.AB58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045" calcext:value-type="float">
            <text:p>27045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9"/>
          <table:table-cell office:value-type="float" office:value="37066" calcext:value-type="float">
            <text:p>37066</text:p>
          </table:table-cell>
          <table:table-cell office:value-type="float" office:value="0.074545" calcext:value-type="float">
            <text:p>0.07454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19153" calcext:value-type="float">
            <text:p>19153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5"/>
          <table:table-cell office:value-type="float" office:value="70015" calcext:value-type="float">
            <text:p>7001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AB587]-[.AB58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022" calcext:value-type="float">
            <text:p>27022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9"/>
          <table:table-cell office:value-type="float" office:value="37089" calcext:value-type="float">
            <text:p>37089</text:p>
          </table:table-cell>
          <table:table-cell office:value-type="float" office:value="0.087727" calcext:value-type="float">
            <text:p>0.087727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005131" calcext:value-type="float">
            <text:p>0.005131</text:p>
          </table:table-cell>
          <table:table-cell table:number-columns-repeated="2"/>
          <table:table-cell office:value-type="float" office:value="33166" calcext:value-type="float">
            <text:p>33166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5"/>
          <table:table-cell office:value-type="float" office:value="70117" calcext:value-type="float">
            <text:p>70117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588]-[.AB58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999" calcext:value-type="float">
            <text:p>26999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number-columns-repeated="9"/>
          <table:table-cell office:value-type="float" office:value="37111" calcext:value-type="float">
            <text:p>37111</text:p>
          </table:table-cell>
          <table:table-cell office:value-type="float" office:value="0.071818" calcext:value-type="float">
            <text:p>0.071818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2"/>
          <table:table-cell office:value-type="float" office:value="32620" calcext:value-type="float">
            <text:p>32620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5"/>
          <table:table-cell office:value-type="float" office:value="70220" calcext:value-type="float">
            <text:p>70220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AB589]-[.AB58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977" calcext:value-type="float">
            <text:p>26977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9"/>
          <table:table-cell office:value-type="float" office:value="37134" calcext:value-type="float">
            <text:p>37134</text:p>
          </table:table-cell>
          <table:table-cell office:value-type="float" office:value="0.073182" calcext:value-type="float">
            <text:p>0.073182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2"/>
          <table:table-cell office:value-type="float" office:value="34781" calcext:value-type="float">
            <text:p>34781</text:p>
          </table:table-cell>
          <table:table-cell office:value-type="float" office:value="-0.019091" calcext:value-type="float">
            <text:p>-0.019091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5"/>
          <table:table-cell office:value-type="float" office:value="70322" calcext:value-type="float">
            <text:p>70322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590]-[.AB58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954" calcext:value-type="float">
            <text:p>26954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9"/>
          <table:table-cell office:value-type="float" office:value="37157" calcext:value-type="float">
            <text:p>37157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2"/>
          <table:table-cell office:value-type="float" office:value="25409" calcext:value-type="float">
            <text:p>25409</text:p>
          </table:table-cell>
          <table:table-cell office:value-type="float" office:value="-0.091364" calcext:value-type="float">
            <text:p>-0.091364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5"/>
          <table:table-cell office:value-type="float" office:value="70424" calcext:value-type="float">
            <text:p>70424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591]-[.AB59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931" calcext:value-type="float">
            <text:p>2693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9"/>
          <table:table-cell office:value-type="float" office:value="37180" calcext:value-type="float">
            <text:p>37180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2"/>
          <table:table-cell office:value-type="float" office:value="22588" calcext:value-type="float">
            <text:p>22588</text:p>
          </table:table-cell>
          <table:table-cell office:value-type="float" office:value="-0.114091" calcext:value-type="float">
            <text:p>-0.114091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5"/>
          <table:table-cell office:value-type="float" office:value="70527" calcext:value-type="float">
            <text:p>70527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AB592]-[.AB59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908" calcext:value-type="float">
            <text:p>269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9"/>
          <table:table-cell office:value-type="float" office:value="37202" calcext:value-type="float">
            <text:p>37202</text:p>
          </table:table-cell>
          <table:table-cell office:value-type="float" office:value="0.05" calcext:value-type="float">
            <text:p>0.05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21451" calcext:value-type="float">
            <text:p>21451</text:p>
          </table:table-cell>
          <table:table-cell office:value-type="float" office:value="-0.139545" calcext:value-type="float">
            <text:p>-0.139545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5"/>
          <table:table-cell office:value-type="float" office:value="70629" calcext:value-type="float">
            <text:p>70629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AB593]-[.AB59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886" calcext:value-type="float">
            <text:p>26886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9"/>
          <table:table-cell office:value-type="float" office:value="37225" calcext:value-type="float">
            <text:p>37225</text:p>
          </table:table-cell>
          <table:table-cell office:value-type="float" office:value="0.058182" calcext:value-type="float">
            <text:p>0.058182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2"/>
          <table:table-cell office:value-type="float" office:value="25136" calcext:value-type="float">
            <text:p>25136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0732" calcext:value-type="float">
            <text:p>70732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AB594]-[.AB59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-0.245455" calcext:value-type="float">
            <text:p>-0.245455</text:p>
          </table:table-cell>
          <table:table-cell office:value-type="float" office:value="-0.008658" calcext:value-type="float">
            <text:p>-0.008658</text:p>
          </table:table-cell>
          <table:table-cell table:number-columns-repeated="9"/>
          <table:table-cell office:value-type="float" office:value="37248" calcext:value-type="float">
            <text:p>37248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007937" calcext:value-type="float">
            <text:p>-0.007937</text:p>
          </table:table-cell>
          <table:table-cell table:number-columns-repeated="2"/>
          <table:table-cell office:value-type="float" office:value="24021" calcext:value-type="float">
            <text:p>24021</text:p>
          </table:table-cell>
          <table:table-cell office:value-type="float" office:value="0.03" calcext:value-type="float">
            <text:p>0.03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0834" calcext:value-type="float">
            <text:p>70834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AB595]-[.AB59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9"/>
          <table:table-cell office:value-type="float" office:value="37271" calcext:value-type="float">
            <text:p>37271</text:p>
          </table:table-cell>
          <table:table-cell office:value-type="float" office:value="-0.079091" calcext:value-type="float">
            <text:p>-0.079091</text:p>
          </table:table-cell>
          <table:table-cell office:value-type="float" office:value="-0.193182" calcext:value-type="float">
            <text:p>-0.193182</text:p>
          </table:table-cell>
          <table:table-cell office:value-type="float" office:value="-0.006814" calcext:value-type="float">
            <text:p>-0.006814</text:p>
          </table:table-cell>
          <table:table-cell table:number-columns-repeated="2"/>
          <table:table-cell office:value-type="float" office:value="27820" calcext:value-type="float">
            <text:p>27820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0936" calcext:value-type="float">
            <text:p>70936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AB596]-[.AB59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817" calcext:value-type="float">
            <text:p>26817</text:p>
          </table:table-cell>
          <table:table-cell office:value-type="float" office:value="-0.245455" calcext:value-type="float">
            <text:p>-0.245455</text:p>
          </table:table-cell>
          <table:table-cell office:value-type="float" office:value="-0.008658" calcext:value-type="float">
            <text:p>-0.008658</text:p>
          </table:table-cell>
          <table:table-cell table:number-columns-repeated="9"/>
          <table:table-cell office:value-type="float" office:value="37293" calcext:value-type="float">
            <text:p>37293</text:p>
          </table:table-cell>
          <table:table-cell office:value-type="float" office:value="-0.079091" calcext:value-type="float">
            <text:p>-0.079091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2"/>
          <table:table-cell office:value-type="float" office:value="27502" calcext:value-type="float">
            <text:p>27502</text:p>
          </table:table-cell>
          <table:table-cell office:value-type="float" office:value="-0.025909" calcext:value-type="float">
            <text:p>-0.025909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1039" calcext:value-type="float">
            <text:p>71039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597]-[.AB59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795" calcext:value-type="float">
            <text:p>2679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097" calcext:value-type="float">
            <text:p>-0.0097</text:p>
          </table:table-cell>
          <table:table-cell table:number-columns-repeated="9"/>
          <table:table-cell office:value-type="float" office:value="37316" calcext:value-type="float">
            <text:p>373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2"/>
          <table:table-cell office:value-type="float" office:value="28412" calcext:value-type="float">
            <text:p>28412</text:p>
          </table:table-cell>
          <table:table-cell office:value-type="float" office:value="-0.033636" calcext:value-type="float">
            <text:p>-0.033636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1141" calcext:value-type="float">
            <text:p>71141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AB598]-[.AB59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772" calcext:value-type="float">
            <text:p>26772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9"/>
          <table:table-cell office:value-type="float" office:value="37339" calcext:value-type="float">
            <text:p>37339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2"/>
          <table:table-cell office:value-type="float" office:value="22475" calcext:value-type="float">
            <text:p>22475</text:p>
          </table:table-cell>
          <table:table-cell office:value-type="float" office:value="-0.044545" calcext:value-type="float">
            <text:p>-0.044545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1244" calcext:value-type="float">
            <text:p>71244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AB599]-[.AB59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749" calcext:value-type="float">
            <text:p>26749</text:p>
          </table:table-cell>
          <table:table-cell office:value-type="float" office:value="-0.304545" calcext:value-type="float">
            <text:p>-0.304545</text:p>
          </table:table-cell>
          <table:table-cell office:value-type="float" office:value="-0.010743" calcext:value-type="float">
            <text:p>-0.010743</text:p>
          </table:table-cell>
          <table:table-cell table:number-columns-repeated="9"/>
          <table:table-cell office:value-type="float" office:value="37362" calcext:value-type="float">
            <text:p>37362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18130" calcext:value-type="float">
            <text:p>18130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1346" calcext:value-type="float">
            <text:p>71346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AB600]-[.AB59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726" calcext:value-type="float">
            <text:p>26726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9"/>
          <table:table-cell office:value-type="float" office:value="37384" calcext:value-type="float">
            <text:p>37384</text:p>
          </table:table-cell>
          <table:table-cell office:value-type="float" office:value="0.08" calcext:value-type="float">
            <text:p>0.08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00497" calcext:value-type="float">
            <text:p>0.00497</text:p>
          </table:table-cell>
          <table:table-cell table:number-columns-repeated="2"/>
          <table:table-cell office:value-type="float" office:value="22930" calcext:value-type="float">
            <text:p>22930</text:p>
          </table:table-cell>
          <table:table-cell office:value-type="float" office:value="-0.090455" calcext:value-type="float">
            <text:p>-0.090455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5"/>
          <table:table-cell office:value-type="float" office:value="71448" calcext:value-type="float">
            <text:p>71448</text:p>
          </table:table-cell>
          <table:table-cell office:value-type="float" office:value="349.401825" calcext:value-type="float">
            <text:p>349.40182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601]-[.AB60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704" calcext:value-type="float">
            <text:p>26704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9"/>
          <table:table-cell office:value-type="float" office:value="37407" calcext:value-type="float">
            <text:p>37407</text:p>
          </table:table-cell>
          <table:table-cell office:value-type="float" office:value="0.045909" calcext:value-type="float">
            <text:p>0.04590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2"/>
          <table:table-cell office:value-type="float" office:value="19131" calcext:value-type="float">
            <text:p>19131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1551" calcext:value-type="float">
            <text:p>71551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AB602]-[.AB60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681" calcext:value-type="float">
            <text:p>26681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9"/>
          <table:table-cell office:value-type="float" office:value="37430" calcext:value-type="float">
            <text:p>37430</text:p>
          </table:table-cell>
          <table:table-cell table:number-columns-repeated="2" office:value-type="float" office:value="0.031818" calcext:value-type="float">
            <text:p>0.031818</text:p>
          </table:table-cell>
          <table:table-cell office:value-type="float" office:value="0.001122" calcext:value-type="float">
            <text:p>0.001122</text:p>
          </table:table-cell>
          <table:table-cell table:number-columns-repeated="2"/>
          <table:table-cell office:value-type="float" office:value="35441" calcext:value-type="float">
            <text:p>35441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1653" calcext:value-type="float">
            <text:p>7165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603]-[.AB60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658" calcext:value-type="float">
            <text:p>26658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9"/>
          <table:table-cell office:value-type="float" office:value="37453" calcext:value-type="float">
            <text:p>37453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363" calcext:value-type="float">
            <text:p>-0.001363</text:p>
          </table:table-cell>
          <table:table-cell table:number-columns-repeated="2"/>
          <table:table-cell office:value-type="float" office:value="28321" calcext:value-type="float">
            <text:p>28321</text:p>
          </table:table-cell>
          <table:table-cell office:value-type="float" office:value="-0.035455" calcext:value-type="float">
            <text:p>-0.035455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1755" calcext:value-type="float">
            <text:p>71755</text:p>
          </table:table-cell>
          <table:table-cell office:value-type="float" office:value="349.409973" calcext:value-type="float">
            <text:p>349.409973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AB604]-[.AB60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635" calcext:value-type="float">
            <text:p>26635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-0.006574" calcext:value-type="float">
            <text:p>-0.006574</text:p>
          </table:table-cell>
          <table:table-cell table:number-columns-repeated="9"/>
          <table:table-cell office:value-type="float" office:value="37475" calcext:value-type="float">
            <text:p>37475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008257" calcext:value-type="float">
            <text:p>0.008257</text:p>
          </table:table-cell>
          <table:table-cell table:number-columns-repeated="2"/>
          <table:table-cell office:value-type="float" office:value="26273" calcext:value-type="float">
            <text:p>26273</text:p>
          </table:table-cell>
          <table:table-cell office:value-type="float" office:value="-0.041818" calcext:value-type="float">
            <text:p>-0.041818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1858" calcext:value-type="float">
            <text:p>71858</text:p>
          </table:table-cell>
          <table:table-cell office:value-type="float" office:value="349.397247" calcext:value-type="float">
            <text:p>349.39724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605]-[.AB60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float" office:value="-0.309091" calcext:value-type="float">
            <text:p>-0.309091</text:p>
          </table:table-cell>
          <table:table-cell office:value-type="float" office:value="-0.010903" calcext:value-type="float">
            <text:p>-0.010903</text:p>
          </table:table-cell>
          <table:table-cell table:number-columns-repeated="9"/>
          <table:table-cell office:value-type="float" office:value="37498" calcext:value-type="float">
            <text:p>37498</text:p>
          </table:table-cell>
          <table:table-cell office:value-type="float" office:value="0.062727" calcext:value-type="float">
            <text:p>0.062727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008337" calcext:value-type="float">
            <text:p>0.008337</text:p>
          </table:table-cell>
          <table:table-cell table:number-columns-repeated="2"/>
          <table:table-cell office:value-type="float" office:value="30345" calcext:value-type="float">
            <text:p>30345</text:p>
          </table:table-cell>
          <table:table-cell office:value-type="float" office:value="-0.050455" calcext:value-type="float">
            <text:p>-0.050455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1960" calcext:value-type="float">
            <text:p>71960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606]-[.AB6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9"/>
          <table:table-cell office:value-type="float" office:value="37521" calcext:value-type="float">
            <text:p>37521</text:p>
          </table:table-cell>
          <table:table-cell office:value-type="float" office:value="0.128636" calcext:value-type="float">
            <text:p>0.128636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6333" calcext:value-type="float">
            <text:p>0.006333</text:p>
          </table:table-cell>
          <table:table-cell table:number-columns-repeated="2"/>
          <table:table-cell office:value-type="float" office:value="32097" calcext:value-type="float">
            <text:p>32097</text:p>
          </table:table-cell>
          <table:table-cell office:value-type="float" office:value="-0.054091" calcext:value-type="float">
            <text:p>-0.054091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2063" calcext:value-type="float">
            <text:p>72063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AB607]-[.AB60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567" calcext:value-type="float">
            <text:p>26567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9"/>
          <table:table-cell office:value-type="float" office:value="37544" calcext:value-type="float">
            <text:p>37544</text:p>
          </table:table-cell>
          <table:table-cell office:value-type="float" office:value="0.074545" calcext:value-type="float">
            <text:p>0.074545</text:p>
          </table:table-cell>
          <table:table-cell office:value-type="float" office:value="-0.238636" calcext:value-type="float">
            <text:p>-0.238636</text:p>
          </table:table-cell>
          <table:table-cell office:value-type="float" office:value="-0.008418" calcext:value-type="float">
            <text:p>-0.008418</text:p>
          </table:table-cell>
          <table:table-cell table:number-columns-repeated="2"/>
          <table:table-cell office:value-type="float" office:value="17334" calcext:value-type="float">
            <text:p>17334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2165" calcext:value-type="float">
            <text:p>72165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AB608]-[.AB6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544" calcext:value-type="float">
            <text:p>26544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9"/>
          <table:table-cell office:value-type="float" office:value="37567" calcext:value-type="float">
            <text:p>37567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2"/>
          <table:table-cell office:value-type="float" office:value="27638" calcext:value-type="float">
            <text:p>27638</text:p>
          </table:table-cell>
          <table:table-cell office:value-type="float" office:value="-0.110909" calcext:value-type="float">
            <text:p>-0.110909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5"/>
          <table:table-cell office:value-type="float" office:value="72267" calcext:value-type="float">
            <text:p>72267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AB609]-[.AB60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9"/>
          <table:table-cell office:value-type="float" office:value="37589" calcext:value-type="float">
            <text:p>37589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2"/>
          <table:table-cell office:value-type="float" office:value="18949" calcext:value-type="float">
            <text:p>18949</text:p>
          </table:table-cell>
          <table:table-cell office:value-type="float" office:value="-0.058636" calcext:value-type="float">
            <text:p>-0.058636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5"/>
          <table:table-cell office:value-type="float" office:value="72370" calcext:value-type="float">
            <text:p>72370</text:p>
          </table:table-cell>
          <table:table-cell office:value-type="float" office:value="349.317749" calcext:value-type="float">
            <text:p>349.317749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AB610]-[.AB60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499" calcext:value-type="float">
            <text:p>26499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9"/>
          <table:table-cell office:value-type="float" office:value="37612" calcext:value-type="float">
            <text:p>37612</text:p>
          </table:table-cell>
          <table:table-cell office:value-type="float" office:value="-0.029091" calcext:value-type="float">
            <text:p>-0.029091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19222" calcext:value-type="float">
            <text:p>19222</text:p>
          </table:table-cell>
          <table:table-cell office:value-type="float" office:value="-0.073182" calcext:value-type="float">
            <text:p>-0.073182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5"/>
          <table:table-cell office:value-type="float" office:value="72472" calcext:value-type="float">
            <text:p>72472</text:p>
          </table:table-cell>
          <table:table-cell office:value-type="float" office:value="349.305023" calcext:value-type="float">
            <text:p>349.30502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AB611]-[.AB6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476" calcext:value-type="float">
            <text:p>26476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9"/>
          <table:table-cell office:value-type="float" office:value="37635" calcext:value-type="float">
            <text:p>37635</text:p>
          </table:table-cell>
          <table:table-cell office:value-type="float" office:value="-0.046364" calcext:value-type="float">
            <text:p>-0.046364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27934" calcext:value-type="float">
            <text:p>27934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5"/>
          <table:table-cell office:value-type="float" office:value="72574" calcext:value-type="float">
            <text:p>72574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612]-[.AB61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453" calcext:value-type="float">
            <text:p>26453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9"/>
          <table:table-cell office:value-type="float" office:value="37658" calcext:value-type="float">
            <text:p>37658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2"/>
          <table:table-cell office:value-type="float" office:value="22884" calcext:value-type="float">
            <text:p>22884</text:p>
          </table:table-cell>
          <table:table-cell office:value-type="float" office:value="-0.111818" calcext:value-type="float">
            <text:p>-0.111818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5"/>
          <table:table-cell office:value-type="float" office:value="72677" calcext:value-type="float">
            <text:p>72677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613]-[.AB61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9"/>
          <table:table-cell office:value-type="float" office:value="37680" calcext:value-type="float">
            <text:p>37680</text:p>
          </table:table-cell>
          <table:table-cell office:value-type="float" office:value="0.023636" calcext:value-type="float">
            <text:p>0.023636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2"/>
          <table:table-cell office:value-type="float" office:value="24886" calcext:value-type="float">
            <text:p>24886</text:p>
          </table:table-cell>
          <table:table-cell office:value-type="float" office:value="0.142273" calcext:value-type="float">
            <text:p>0.142273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2779" calcext:value-type="float">
            <text:p>72779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AB614]-[.AB6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408" calcext:value-type="float">
            <text:p>26408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9"/>
          <table:table-cell office:value-type="float" office:value="37703" calcext:value-type="float">
            <text:p>37703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2"/>
          <table:table-cell office:value-type="float" office:value="28230" calcext:value-type="float">
            <text:p>28230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2882" calcext:value-type="float">
            <text:p>72882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615]-[.AB61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9"/>
          <table:table-cell office:value-type="float" office:value="37726" calcext:value-type="float">
            <text:p>37726</text:p>
          </table:table-cell>
          <table:table-cell office:value-type="float" office:value="0.06" calcext:value-type="float">
            <text:p>0.06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2"/>
          <table:table-cell office:value-type="float" office:value="30231" calcext:value-type="float">
            <text:p>30231</text:p>
          </table:table-cell>
          <table:table-cell office:value-type="float" office:value="0.024091" calcext:value-type="float">
            <text:p>0.024091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2984" calcext:value-type="float">
            <text:p>72984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AB616]-[.AB61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9"/>
          <table:table-cell office:value-type="float" office:value="37749" calcext:value-type="float">
            <text:p>37749</text:p>
          </table:table-cell>
          <table:table-cell office:value-type="float" office:value="0.097273" calcext:value-type="float">
            <text:p>0.097273</text:p>
          </table:table-cell>
          <table:table-cell office:value-type="float" office:value="0.279545" calcext:value-type="float">
            <text:p>0.279545</text:p>
          </table:table-cell>
          <table:table-cell office:value-type="float" office:value="0.009861" calcext:value-type="float">
            <text:p>0.009861</text:p>
          </table:table-cell>
          <table:table-cell table:number-columns-repeated="2"/>
          <table:table-cell office:value-type="float" office:value="19335" calcext:value-type="float">
            <text:p>19335</text:p>
          </table:table-cell>
          <table:table-cell office:value-type="float" office:value="-0.005909" calcext:value-type="float">
            <text:p>-0.005909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3086" calcext:value-type="float">
            <text:p>73086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617]-[.AB61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340" calcext:value-type="float">
            <text:p>26340</text:p>
          </table:table-cell>
          <table:table-cell office:value-type="float" office:value="-0.263636" calcext:value-type="float">
            <text:p>-0.263636</text:p>
          </table:table-cell>
          <table:table-cell office:value-type="float" office:value="-0.0093" calcext:value-type="float">
            <text:p>-0.0093</text:p>
          </table:table-cell>
          <table:table-cell table:number-columns-repeated="9"/>
          <table:table-cell office:value-type="float" office:value="37771" calcext:value-type="float">
            <text:p>37771</text:p>
          </table:table-cell>
          <table:table-cell office:value-type="float" office:value="0.065455" calcext:value-type="float">
            <text:p>0.065455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2"/>
          <table:table-cell office:value-type="float" office:value="27729" calcext:value-type="float">
            <text:p>27729</text:p>
          </table:table-cell>
          <table:table-cell office:value-type="float" office:value="-0.044091" calcext:value-type="float">
            <text:p>-0.044091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3189" calcext:value-type="float">
            <text:p>73189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AB618]-[.AB61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317" calcext:value-type="float">
            <text:p>26317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37794" calcext:value-type="float">
            <text:p>37794</text:p>
          </table:table-cell>
          <table:table-cell office:value-type="float" office:value="0.131818" calcext:value-type="float">
            <text:p>0.131818</text:p>
          </table:table-cell>
          <table:table-cell office:value-type="float" office:value="0.259091" calcext:value-type="float">
            <text:p>0.259091</text:p>
          </table:table-cell>
          <table:table-cell office:value-type="float" office:value="0.009139" calcext:value-type="float">
            <text:p>0.009139</text:p>
          </table:table-cell>
          <table:table-cell table:number-columns-repeated="2"/>
          <table:table-cell office:value-type="float" office:value="20359" calcext:value-type="float">
            <text:p>20359</text:p>
          </table:table-cell>
          <table:table-cell office:value-type="float" office:value="-0.051364" calcext:value-type="float">
            <text:p>-0.051364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3291" calcext:value-type="float">
            <text:p>73291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619]-[.AB61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294" calcext:value-type="float">
            <text:p>26294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9"/>
          <table:table-cell office:value-type="float" office:value="37817" calcext:value-type="float">
            <text:p>37817</text:p>
          </table:table-cell>
          <table:table-cell office:value-type="float" office:value="0.082727" calcext:value-type="float">
            <text:p>0.082727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2"/>
          <table:table-cell office:value-type="float" office:value="27706" calcext:value-type="float">
            <text:p>27706</text:p>
          </table:table-cell>
          <table:table-cell office:value-type="float" office:value="-0.054091" calcext:value-type="float">
            <text:p>-0.054091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3393" calcext:value-type="float">
            <text:p>73393</text:p>
          </table:table-cell>
          <table:table-cell office:value-type="float" office:value="349.32724" calcext:value-type="float">
            <text:p>349.32724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620]-[.AB61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271" calcext:value-type="float">
            <text:p>26271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9"/>
          <table:table-cell office:value-type="float" office:value="37840" calcext:value-type="float">
            <text:p>37840</text:p>
          </table:table-cell>
          <table:table-cell office:value-type="float" office:value="0.12" calcext:value-type="float">
            <text:p>0.12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2"/>
          <table:table-cell office:value-type="float" office:value="32051" calcext:value-type="float">
            <text:p>32051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5"/>
          <table:table-cell office:value-type="float" office:value="73496" calcext:value-type="float">
            <text:p>73496</text:p>
          </table:table-cell>
          <table:table-cell office:value-type="float" office:value="349.344055" calcext:value-type="float">
            <text:p>349.34405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621]-[.AB62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249" calcext:value-type="float">
            <text:p>26249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9"/>
          <table:table-cell office:value-type="float" office:value="37862" calcext:value-type="float">
            <text:p>37862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0.013148" calcext:value-type="float">
            <text:p>0.013148</text:p>
          </table:table-cell>
          <table:table-cell table:number-columns-repeated="2"/>
          <table:table-cell office:value-type="float" office:value="21678" calcext:value-type="float">
            <text:p>21678</text:p>
          </table:table-cell>
          <table:table-cell office:value-type="float" office:value="0.036818" calcext:value-type="float">
            <text:p>0.036818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3598" calcext:value-type="float">
            <text:p>73598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622]-[.AB62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226" calcext:value-type="float">
            <text:p>26226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number-columns-repeated="9"/>
          <table:table-cell office:value-type="float" office:value="37885" calcext:value-type="float">
            <text:p>37885</text:p>
          </table:table-cell>
          <table:table-cell office:value-type="float" office:value="0.186818" calcext:value-type="float">
            <text:p>0.186818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32006" calcext:value-type="float">
            <text:p>32006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3701" calcext:value-type="float">
            <text:p>73701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AB623]-[.AB62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203" calcext:value-type="float">
            <text:p>26203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number-columns-repeated="9"/>
          <table:table-cell office:value-type="float" office:value="37908" calcext:value-type="float">
            <text:p>37908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2"/>
          <table:table-cell office:value-type="float" office:value="22020" calcext:value-type="float">
            <text:p>22020</text:p>
          </table:table-cell>
          <table:table-cell office:value-type="float" office:value="-0.030909" calcext:value-type="float">
            <text:p>-0.030909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3803" calcext:value-type="float">
            <text:p>7380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AB624]-[.AB62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180" calcext:value-type="float">
            <text:p>26180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9"/>
          <table:table-cell office:value-type="float" office:value="37931" calcext:value-type="float">
            <text:p>37931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2"/>
          <table:table-cell office:value-type="float" office:value="23316" calcext:value-type="float">
            <text:p>23316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3905" calcext:value-type="float">
            <text:p>73905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625]-[.AB62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158" calcext:value-type="float">
            <text:p>26158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005692" calcext:value-type="float">
            <text:p>0.005692</text:p>
          </table:table-cell>
          <table:table-cell table:number-columns-repeated="9"/>
          <table:table-cell office:value-type="float" office:value="37953" calcext:value-type="float">
            <text:p>37953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2"/>
          <table:table-cell office:value-type="float" office:value="24272" calcext:value-type="float">
            <text:p>24272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4008" calcext:value-type="float">
            <text:p>7400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AB626]-[.AB62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135" calcext:value-type="float">
            <text:p>26135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9"/>
          <table:table-cell office:value-type="float" office:value="37976" calcext:value-type="float">
            <text:p>3797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2405" calcext:value-type="float">
            <text:p>0.002405</text:p>
          </table:table-cell>
          <table:table-cell table:number-columns-repeated="2"/>
          <table:table-cell office:value-type="float" office:value="33075" calcext:value-type="float">
            <text:p>33075</text:p>
          </table:table-cell>
          <table:table-cell office:value-type="float" office:value="-0.067273" calcext:value-type="float">
            <text:p>-0.067273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4110" calcext:value-type="float">
            <text:p>74110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AB627]-[.AB62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-0.265909" calcext:value-type="float">
            <text:p>-0.265909</text:p>
          </table:table-cell>
          <table:table-cell office:value-type="float" office:value="-0.00938" calcext:value-type="float">
            <text:p>-0.00938</text:p>
          </table:table-cell>
          <table:table-cell table:number-columns-repeated="9"/>
          <table:table-cell office:value-type="float" office:value="37999" calcext:value-type="float">
            <text:p>37999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2"/>
          <table:table-cell office:value-type="float" office:value="31369" calcext:value-type="float">
            <text:p>31369</text:p>
          </table:table-cell>
          <table:table-cell office:value-type="float" office:value="-0.082727" calcext:value-type="float">
            <text:p>-0.082727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4213" calcext:value-type="float">
            <text:p>74213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628]-[.AB62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089" calcext:value-type="float">
            <text:p>26089</text:p>
          </table:table-cell>
          <table:table-cell office:value-type="float" office:value="-0.240909" calcext:value-type="float">
            <text:p>-0.240909</text:p>
          </table:table-cell>
          <table:table-cell office:value-type="float" office:value="-0.008498" calcext:value-type="float">
            <text:p>-0.008498</text:p>
          </table:table-cell>
          <table:table-cell table:number-columns-repeated="9"/>
          <table:table-cell office:value-type="float" office:value="38022" calcext:value-type="float">
            <text:p>38022</text:p>
          </table:table-cell>
          <table:table-cell office:value-type="float" office:value="0.022273" calcext:value-type="float">
            <text:p>0.022273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2"/>
          <table:table-cell office:value-type="float" office:value="21883" calcext:value-type="float">
            <text:p>21883</text:p>
          </table:table-cell>
          <table:table-cell office:value-type="float" office:value="-0.093636" calcext:value-type="float">
            <text:p>-0.093636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5"/>
          <table:table-cell office:value-type="float" office:value="74315" calcext:value-type="float">
            <text:p>74315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AB629]-[.AB6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067" calcext:value-type="float">
            <text:p>26067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8044" calcext:value-type="float">
            <text:p>38044</text:p>
          </table:table-cell>
          <table:table-cell office:value-type="float" office:value="-0.016818" calcext:value-type="float">
            <text:p>-0.016818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2"/>
          <table:table-cell office:value-type="float" office:value="30686" calcext:value-type="float">
            <text:p>30686</text:p>
          </table:table-cell>
          <table:table-cell office:value-type="float" office:value="0.074091" calcext:value-type="float">
            <text:p>0.074091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4417" calcext:value-type="float">
            <text:p>74417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AB630]-[.AB6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044" calcext:value-type="float">
            <text:p>26044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9"/>
          <table:table-cell office:value-type="float" office:value="38067" calcext:value-type="float">
            <text:p>38067</text:p>
          </table:table-cell>
          <table:table-cell office:value-type="float" office:value="-0.003636" calcext:value-type="float">
            <text:p>-0.003636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2"/>
          <table:table-cell office:value-type="float" office:value="26433" calcext:value-type="float">
            <text:p>26433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4520" calcext:value-type="float">
            <text:p>74520</text:p>
          </table:table-cell>
          <table:table-cell office:value-type="float" office:value="349.396393" calcext:value-type="float">
            <text:p>349.39639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AB631]-[.AB63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021" calcext:value-type="float">
            <text:p>26021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38090" calcext:value-type="float">
            <text:p>38090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2"/>
          <table:table-cell office:value-type="float" office:value="23976" calcext:value-type="float">
            <text:p>23976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4622" calcext:value-type="float">
            <text:p>74622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AB632]-[.AB63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998" calcext:value-type="float">
            <text:p>25998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9"/>
          <table:table-cell office:value-type="float" office:value="38113" calcext:value-type="float">
            <text:p>38113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2"/>
          <table:table-cell office:value-type="float" office:value="33894" calcext:value-type="float">
            <text:p>33894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4724" calcext:value-type="float">
            <text:p>74724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633]-[.AB63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976" calcext:value-type="float">
            <text:p>25976</text:p>
          </table:table-cell>
          <table:table-cell office:value-type="float" office:value="-0.331818" calcext:value-type="float">
            <text:p>-0.331818</text:p>
          </table:table-cell>
          <table:table-cell office:value-type="float" office:value="-0.011705" calcext:value-type="float">
            <text:p>-0.011705</text:p>
          </table:table-cell>
          <table:table-cell table:number-columns-repeated="9"/>
          <table:table-cell office:value-type="float" office:value="38135" calcext:value-type="float">
            <text:p>38135</text:p>
          </table:table-cell>
          <table:table-cell office:value-type="float" office:value="0" calcext:value-type="float">
            <text:p>0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2"/>
          <table:table-cell office:value-type="float" office:value="21542" calcext:value-type="float">
            <text:p>21542</text:p>
          </table:table-cell>
          <table:table-cell office:value-type="float" office:value="-0.010909" calcext:value-type="float">
            <text:p>-0.010909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4827" calcext:value-type="float">
            <text:p>74827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AB634]-[.AB63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953" calcext:value-type="float">
            <text:p>25953</text:p>
          </table:table-cell>
          <table:table-cell office:value-type="float" office:value="-0.297727" calcext:value-type="float">
            <text:p>-0.297727</text:p>
          </table:table-cell>
          <table:table-cell office:value-type="float" office:value="-0.010502" calcext:value-type="float">
            <text:p>-0.010502</text:p>
          </table:table-cell>
          <table:table-cell table:number-columns-repeated="9"/>
          <table:table-cell office:value-type="float" office:value="38158" calcext:value-type="float">
            <text:p>38158</text:p>
          </table:table-cell>
          <table:table-cell office:value-type="float" office:value="0.032727" calcext:value-type="float">
            <text:p>0.03272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23908" calcext:value-type="float">
            <text:p>23908</text:p>
          </table:table-cell>
          <table:table-cell office:value-type="float" office:value="-0.023182" calcext:value-type="float">
            <text:p>-0.023182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4929" calcext:value-type="float">
            <text:p>74929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AB635]-[.AB63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9"/>
          <table:table-cell office:value-type="float" office:value="38181" calcext:value-type="float">
            <text:p>381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270455" calcext:value-type="float">
            <text:p>0.270455</text:p>
          </table:table-cell>
          <table:table-cell office:value-type="float" office:value="0.00954" calcext:value-type="float">
            <text:p>0.00954</text:p>
          </table:table-cell>
          <table:table-cell table:number-columns-repeated="2"/>
          <table:table-cell office:value-type="float" office:value="30118" calcext:value-type="float">
            <text:p>30118</text:p>
          </table:table-cell>
          <table:table-cell office:value-type="float" office:value="-0.030909" calcext:value-type="float">
            <text:p>-0.030909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032" calcext:value-type="float">
            <text:p>75032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AB636]-[.AB63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907" calcext:value-type="float">
            <text:p>25907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9"/>
          <table:table-cell office:value-type="float" office:value="38204" calcext:value-type="float">
            <text:p>38204</text:p>
          </table:table-cell>
          <table:table-cell office:value-type="float" office:value="0.071818" calcext:value-type="float">
            <text:p>0.071818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23021" calcext:value-type="float">
            <text:p>23021</text:p>
          </table:table-cell>
          <table:table-cell office:value-type="float" office:value="-0.047273" calcext:value-type="float">
            <text:p>-0.047273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134" calcext:value-type="float">
            <text:p>7513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AB637]-[.AB6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38226" calcext:value-type="float">
            <text:p>38226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2"/>
          <table:table-cell office:value-type="float" office:value="28821" calcext:value-type="float">
            <text:p>2882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236" calcext:value-type="float">
            <text:p>75236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AB638]-[.AB63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862" calcext:value-type="float">
            <text:p>25862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9"/>
          <table:table-cell office:value-type="float" office:value="38249" calcext:value-type="float">
            <text:p>38249</text:p>
          </table:table-cell>
          <table:table-cell office:value-type="float" office:value="0.089091" calcext:value-type="float">
            <text:p>0.089091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002565" calcext:value-type="float">
            <text:p>0.002565</text:p>
          </table:table-cell>
          <table:table-cell table:number-columns-repeated="2"/>
          <table:table-cell office:value-type="float" office:value="18175" calcext:value-type="float">
            <text:p>18175</text:p>
          </table:table-cell>
          <table:table-cell office:value-type="float" office:value="-0.074545" calcext:value-type="float">
            <text:p>-0.074545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339" calcext:value-type="float">
            <text:p>75339</text:p>
          </table:table-cell>
          <table:table-cell office:value-type="float" office:value="349.412262" calcext:value-type="float">
            <text:p>349.41226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AB639]-[.AB63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9"/>
          <table:table-cell office:value-type="float" office:value="38272" calcext:value-type="float">
            <text:p>38272</text:p>
          </table:table-cell>
          <table:table-cell office:value-type="float" office:value="0.1" calcext:value-type="float">
            <text:p>0.1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2"/>
          <table:table-cell office:value-type="float" office:value="25227" calcext:value-type="float">
            <text:p>25227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441" calcext:value-type="float">
            <text:p>75441</text:p>
          </table:table-cell>
          <table:table-cell office:value-type="float" office:value="349.397766" calcext:value-type="float">
            <text:p>349.39776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AB640]-[.AB63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816" calcext:value-type="float">
            <text:p>25816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9"/>
          <table:table-cell office:value-type="float" office:value="38295" calcext:value-type="float">
            <text:p>38295</text:p>
          </table:table-cell>
          <table:table-cell office:value-type="float" office:value="0.074545" calcext:value-type="float">
            <text:p>0.074545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22839" calcext:value-type="float">
            <text:p>22839</text:p>
          </table:table-cell>
          <table:table-cell office:value-type="float" office:value="-0.099545" calcext:value-type="float">
            <text:p>-0.099545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543" calcext:value-type="float">
            <text:p>75543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AB641]-[.AB64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794" calcext:value-type="float">
            <text:p>25794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9"/>
          <table:table-cell office:value-type="float" office:value="38317" calcext:value-type="float">
            <text:p>38317</text:p>
          </table:table-cell>
          <table:table-cell office:value-type="float" office:value="0.114091" calcext:value-type="float">
            <text:p>0.114091</text:p>
          </table:table-cell>
          <table:table-cell office:value-type="float" office:value="0.284091" calcext:value-type="float">
            <text:p>0.284091</text:p>
          </table:table-cell>
          <table:table-cell office:value-type="float" office:value="0.010021" calcext:value-type="float">
            <text:p>0.010021</text:p>
          </table:table-cell>
          <table:table-cell table:number-columns-repeated="2"/>
          <table:table-cell office:value-type="float" office:value="27911" calcext:value-type="float">
            <text:p>27911</text:p>
          </table:table-cell>
          <table:table-cell office:value-type="float" office:value="-0.101364" calcext:value-type="float">
            <text:p>-0.101364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646" calcext:value-type="float">
            <text:p>75646</text:p>
          </table:table-cell>
          <table:table-cell office:value-type="float" office:value="349.381836" calcext:value-type="float">
            <text:p>349.381836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AB642]-[.AB64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771" calcext:value-type="float">
            <text:p>25771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9"/>
          <table:table-cell office:value-type="float" office:value="38340" calcext:value-type="float">
            <text:p>38340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2"/>
          <table:table-cell office:value-type="float" office:value="25727" calcext:value-type="float">
            <text:p>25727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5"/>
          <table:table-cell office:value-type="float" office:value="75748" calcext:value-type="float">
            <text:p>75748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AB643]-[.AB64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748" calcext:value-type="float">
            <text:p>25748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9"/>
          <table:table-cell office:value-type="float" office:value="38363" calcext:value-type="float">
            <text:p>38363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-0.005852" calcext:value-type="float">
            <text:p>-0.005852</text:p>
          </table:table-cell>
          <table:table-cell table:number-columns-repeated="2"/>
          <table:table-cell office:value-type="float" office:value="18926" calcext:value-type="float">
            <text:p>18926</text:p>
          </table:table-cell>
          <table:table-cell office:value-type="float" office:value="-0.024545" calcext:value-type="float">
            <text:p>-0.024545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4089" calcext:value-type="float">
            <text:p>-0.004089</text:p>
          </table:table-cell>
          <table:table-cell table:number-columns-repeated="5"/>
          <table:table-cell office:value-type="float" office:value="75851" calcext:value-type="float">
            <text:p>75851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644]-[.AB64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725" calcext:value-type="float">
            <text:p>25725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006894" calcext:value-type="float">
            <text:p>0.006894</text:p>
          </table:table-cell>
          <table:table-cell table:number-columns-repeated="9"/>
          <table:table-cell office:value-type="float" office:value="38386" calcext:value-type="float">
            <text:p>38386</text:p>
          </table:table-cell>
          <table:table-cell office:value-type="float" office:value="0.101818" calcext:value-type="float">
            <text:p>0.101818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0.006494" calcext:value-type="float">
            <text:p>0.006494</text:p>
          </table:table-cell>
          <table:table-cell table:number-columns-repeated="2"/>
          <table:table-cell office:value-type="float" office:value="32893" calcext:value-type="float">
            <text:p>3289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4089" calcext:value-type="float">
            <text:p>-0.004089</text:p>
          </table:table-cell>
          <table:table-cell table:number-columns-repeated="5"/>
          <table:table-cell office:value-type="float" office:value="75953" calcext:value-type="float">
            <text:p>75953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AB645]-[.AB64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703" calcext:value-type="float">
            <text:p>2570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9"/>
          <table:table-cell office:value-type="float" office:value="38408" calcext:value-type="float">
            <text:p>38408</text:p>
          </table:table-cell>
          <table:table-cell office:value-type="float" office:value="0.088182" calcext:value-type="float">
            <text:p>0.0881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35145" calcext:value-type="float">
            <text:p>35145</text:p>
          </table:table-cell>
          <table:table-cell office:value-type="float" office:value="0.099091" calcext:value-type="float">
            <text:p>0.099091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5"/>
          <table:table-cell office:value-type="float" office:value="76055" calcext:value-type="float">
            <text:p>76055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646]-[.AB64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680" calcext:value-type="float">
            <text:p>25680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9"/>
          <table:table-cell office:value-type="float" office:value="38431" calcext:value-type="float">
            <text:p>38431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2"/>
          <table:table-cell office:value-type="float" office:value="34053" calcext:value-type="float">
            <text:p>34053</text:p>
          </table:table-cell>
          <table:table-cell office:value-type="float" office:value="-0.008182" calcext:value-type="float">
            <text:p>-0.008182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5"/>
          <table:table-cell office:value-type="float" office:value="76158" calcext:value-type="float">
            <text:p>76158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647]-[.AB64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657" calcext:value-type="float">
            <text:p>25657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9"/>
          <table:table-cell office:value-type="float" office:value="38454" calcext:value-type="float">
            <text:p>38454</text:p>
          </table:table-cell>
          <table:table-cell office:value-type="float" office:value="-0.079091" calcext:value-type="float">
            <text:p>-0.079091</text:p>
          </table:table-cell>
          <table:table-cell office:value-type="float" office:value="-0.404545" calcext:value-type="float">
            <text:p>-0.404545</text:p>
          </table:table-cell>
          <table:table-cell office:value-type="float" office:value="-0.01427" calcext:value-type="float">
            <text:p>-0.01427</text:p>
          </table:table-cell>
          <table:table-cell table:number-columns-repeated="2"/>
          <table:table-cell office:value-type="float" office:value="24931" calcext:value-type="float">
            <text:p>2493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5"/>
          <table:table-cell office:value-type="float" office:value="76260" calcext:value-type="float">
            <text:p>76260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AB648]-[.AB64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634" calcext:value-type="float">
            <text:p>25634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9"/>
          <table:table-cell office:value-type="float" office:value="38477" calcext:value-type="float">
            <text:p>38477</text:p>
          </table:table-cell>
          <table:table-cell office:value-type="float" office:value="-0.058636" calcext:value-type="float">
            <text:p>-0.058636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2"/>
          <table:table-cell office:value-type="float" office:value="34804" calcext:value-type="float">
            <text:p>34804</text:p>
          </table:table-cell>
          <table:table-cell office:value-type="float" office:value="-0.046818" calcext:value-type="float">
            <text:p>-0.046818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4169" calcext:value-type="float">
            <text:p>-0.004169</text:p>
          </table:table-cell>
          <table:table-cell table:number-columns-repeated="5"/>
          <table:table-cell office:value-type="float" office:value="76362" calcext:value-type="float">
            <text:p>76362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649]-[.AB64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612" calcext:value-type="float">
            <text:p>25612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9"/>
          <table:table-cell office:value-type="float" office:value="38499" calcext:value-type="float">
            <text:p>38499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007215" calcext:value-type="float">
            <text:p>0.007215</text:p>
          </table:table-cell>
          <table:table-cell table:number-columns-repeated="2"/>
          <table:table-cell office:value-type="float" office:value="17720" calcext:value-type="float">
            <text:p>17720</text:p>
          </table:table-cell>
          <table:table-cell office:value-type="float" office:value="0.025" calcext:value-type="float">
            <text:p>0.025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4249" calcext:value-type="float">
            <text:p>-0.004249</text:p>
          </table:table-cell>
          <table:table-cell table:number-columns-repeated="5"/>
          <table:table-cell office:value-type="float" office:value="76465" calcext:value-type="float">
            <text:p>76465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AB650]-[.AB64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589" calcext:value-type="float">
            <text:p>25589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9"/>
          <table:table-cell office:value-type="float" office:value="38522" calcext:value-type="float">
            <text:p>3852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2"/>
          <table:table-cell office:value-type="float" office:value="20496" calcext:value-type="float">
            <text:p>20496</text:p>
          </table:table-cell>
          <table:table-cell office:value-type="float" office:value="0.045" calcext:value-type="float">
            <text:p>0.045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5"/>
          <table:table-cell office:value-type="float" office:value="76567" calcext:value-type="float">
            <text:p>76567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AB651]-[.AB65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566" calcext:value-type="float">
            <text:p>25566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9"/>
          <table:table-cell office:value-type="float" office:value="38545" calcext:value-type="float">
            <text:p>38545</text:p>
          </table:table-cell>
          <table:table-cell office:value-type="float" office:value="-0.001364" calcext:value-type="float">
            <text:p>-0.001364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2"/>
          <table:table-cell office:value-type="float" office:value="35714" calcext:value-type="float">
            <text:p>35714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5"/>
          <table:table-cell office:value-type="float" office:value="76670" calcext:value-type="float">
            <text:p>76670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652]-[.AB65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543" calcext:value-type="float">
            <text:p>25543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9"/>
          <table:table-cell office:value-type="float" office:value="38568" calcext:value-type="float">
            <text:p>38568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2"/>
          <table:table-cell office:value-type="float" office:value="26023" calcext:value-type="float">
            <text:p>26023</text:p>
          </table:table-cell>
          <table:table-cell office:value-type="float" office:value="-0.059545" calcext:value-type="float">
            <text:p>-0.05954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number-columns-repeated="5"/>
          <table:table-cell office:value-type="float" office:value="76772" calcext:value-type="float">
            <text:p>76772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AB653]-[.AB6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521" calcext:value-type="float">
            <text:p>25521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005852" calcext:value-type="float">
            <text:p>0.005852</text:p>
          </table:table-cell>
          <table:table-cell table:number-columns-repeated="9"/>
          <table:table-cell office:value-type="float" office:value="38590" calcext:value-type="float">
            <text:p>38590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2"/>
          <table:table-cell office:value-type="float" office:value="22429" calcext:value-type="float">
            <text:p>22429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409" calcext:value-type="float">
            <text:p>-0.004409</text:p>
          </table:table-cell>
          <table:table-cell table:number-columns-repeated="5"/>
          <table:table-cell office:value-type="float" office:value="76874" calcext:value-type="float">
            <text:p>76874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654]-[.AB65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498" calcext:value-type="float">
            <text:p>25498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9"/>
          <table:table-cell office:value-type="float" office:value="38613" calcext:value-type="float">
            <text:p>38613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2"/>
          <table:table-cell office:value-type="float" office:value="17834" calcext:value-type="float">
            <text:p>17834</text:p>
          </table:table-cell>
          <table:table-cell office:value-type="float" office:value="-0.017273" calcext:value-type="float">
            <text:p>-0.017273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5"/>
          <table:table-cell office:value-type="float" office:value="76977" calcext:value-type="float">
            <text:p>76977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655]-[.AB65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475" calcext:value-type="float">
            <text:p>25475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4089" calcext:value-type="float">
            <text:p>-0.004089</text:p>
          </table:table-cell>
          <table:table-cell table:number-columns-repeated="9"/>
          <table:table-cell office:value-type="float" office:value="38636" calcext:value-type="float">
            <text:p>38636</text:p>
          </table:table-cell>
          <table:table-cell office:value-type="float" office:value="0.058182" calcext:value-type="float">
            <text:p>0.058182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2"/>
          <table:table-cell office:value-type="float" office:value="34576" calcext:value-type="float">
            <text:p>34576</text:p>
          </table:table-cell>
          <table:table-cell office:value-type="float" office:value="-0.023636" calcext:value-type="float">
            <text:p>-0.023636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5"/>
          <table:table-cell office:value-type="float" office:value="77079" calcext:value-type="float">
            <text:p>77079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656]-[.AB65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452" calcext:value-type="float">
            <text:p>25452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9"/>
          <table:table-cell office:value-type="float" office:value="38659" calcext:value-type="float">
            <text:p>38659</text:p>
          </table:table-cell>
          <table:table-cell office:value-type="float" office:value="0.041364" calcext:value-type="float">
            <text:p>0.041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386" calcext:value-type="float">
            <text:p>25386</text:p>
          </table:table-cell>
          <table:table-cell office:value-type="float" office:value="-0.110455" calcext:value-type="float">
            <text:p>-0.110455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5"/>
          <table:table-cell office:value-type="float" office:value="77181" calcext:value-type="float">
            <text:p>77181</text:p>
          </table:table-cell>
          <table:table-cell office:value-type="float" office:value="349.388153" calcext:value-type="float">
            <text:p>349.38815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AB657]-[.AB6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430" calcext:value-type="float">
            <text:p>25430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9"/>
          <table:table-cell office:value-type="float" office:value="38681" calcext:value-type="float">
            <text:p>38681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2"/>
          <table:table-cell office:value-type="float" office:value="25523" calcext:value-type="float">
            <text:p>25523</text:p>
          </table:table-cell>
          <table:table-cell office:value-type="float" office:value="-0.137727" calcext:value-type="float">
            <text:p>-0.137727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5"/>
          <table:table-cell office:value-type="float" office:value="77284" calcext:value-type="float">
            <text:p>7728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AB658]-[.AB65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float" office:value="-0.247727" calcext:value-type="float">
            <text:p>-0.247727</text:p>
          </table:table-cell>
          <table:table-cell office:value-type="float" office:value="-0.008738" calcext:value-type="float">
            <text:p>-0.008738</text:p>
          </table:table-cell>
          <table:table-cell table:number-columns-repeated="9"/>
          <table:table-cell office:value-type="float" office:value="38704" calcext:value-type="float">
            <text:p>38704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2"/>
          <table:table-cell office:value-type="float" office:value="21815" calcext:value-type="float">
            <text:p>21815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5"/>
          <table:table-cell office:value-type="float" office:value="77386" calcext:value-type="float">
            <text:p>77386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AB659]-[.AB65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08818" calcext:value-type="float">
            <text:p>-0.008818</text:p>
          </table:table-cell>
          <table:table-cell table:number-columns-repeated="9"/>
          <table:table-cell office:value-type="float" office:value="38727" calcext:value-type="float">
            <text:p>38727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34235" calcext:value-type="float">
            <text:p>34235</text:p>
          </table:table-cell>
          <table:table-cell office:value-type="float" office:value="-0.148182" calcext:value-type="float">
            <text:p>-0.148182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5"/>
          <table:table-cell office:value-type="float" office:value="77489" calcext:value-type="float">
            <text:p>77489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660]-[.AB65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9"/>
          <table:table-cell office:value-type="float" office:value="38750" calcext:value-type="float">
            <text:p>38750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2"/>
          <table:table-cell office:value-type="float" office:value="20245" calcext:value-type="float">
            <text:p>20245</text:p>
          </table:table-cell>
          <table:table-cell office:value-type="float" office:value="-0.042727" calcext:value-type="float">
            <text:p>-0.042727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5"/>
          <table:table-cell office:value-type="float" office:value="77591" calcext:value-type="float">
            <text:p>77591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AB661]-[.AB66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1844" calcext:value-type="float">
            <text:p>-0.001844</text:p>
          </table:table-cell>
          <table:table-cell table:number-columns-repeated="9"/>
          <table:table-cell office:value-type="float" office:value="38772" calcext:value-type="float">
            <text:p>38772</text:p>
          </table:table-cell>
          <table:table-cell office:value-type="float" office:value="0.062273" calcext:value-type="float">
            <text:p>0.062273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2"/>
          <table:table-cell office:value-type="float" office:value="25614" calcext:value-type="float">
            <text:p>25614</text:p>
          </table:table-cell>
          <table:table-cell office:value-type="float" office:value="-0.056364" calcext:value-type="float">
            <text:p>-0.056364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5"/>
          <table:table-cell office:value-type="float" office:value="77693" calcext:value-type="float">
            <text:p>77693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662]-[.AB66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316" calcext:value-type="float">
            <text:p>25316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9"/>
          <table:table-cell office:value-type="float" office:value="38795" calcext:value-type="float">
            <text:p>38795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-0.202273" calcext:value-type="float">
            <text:p>-0.202273</text:p>
          </table:table-cell>
          <table:table-cell office:value-type="float" office:value="-0.007135" calcext:value-type="float">
            <text:p>-0.007135</text:p>
          </table:table-cell>
          <table:table-cell table:number-columns-repeated="2"/>
          <table:table-cell office:value-type="float" office:value="30004" calcext:value-type="float">
            <text:p>30004</text:p>
          </table:table-cell>
          <table:table-cell office:value-type="float" office:value="-0.064091" calcext:value-type="float">
            <text:p>-0.064091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number-columns-repeated="5"/>
          <table:table-cell office:value-type="float" office:value="77796" calcext:value-type="float">
            <text:p>77796</text:p>
          </table:table-cell>
          <table:table-cell office:value-type="float" office:value="349.392761" calcext:value-type="float">
            <text:p>349.39276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663]-[.AB66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9"/>
          <table:table-cell office:value-type="float" office:value="38818" calcext:value-type="float">
            <text:p>38818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008257" calcext:value-type="float">
            <text:p>0.008257</text:p>
          </table:table-cell>
          <table:table-cell table:number-columns-repeated="2"/>
          <table:table-cell office:value-type="float" office:value="34849" calcext:value-type="float">
            <text:p>34849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number-columns-repeated="5"/>
          <table:table-cell office:value-type="float" office:value="77898" calcext:value-type="float">
            <text:p>77898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664]-[.AB66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270" calcext:value-type="float">
            <text:p>25270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3768" calcext:value-type="float">
            <text:p>-0.003768</text:p>
          </table:table-cell>
          <table:table-cell table:number-columns-repeated="9"/>
          <table:table-cell office:value-type="float" office:value="38841" calcext:value-type="float">
            <text:p>38841</text:p>
          </table:table-cell>
          <table:table-cell office:value-type="float" office:value="0.081364" calcext:value-type="float">
            <text:p>0.081364</text:p>
          </table:table-cell>
          <table:table-cell office:value-type="float" office:value="0.347727" calcext:value-type="float">
            <text:p>0.347727</text:p>
          </table:table-cell>
          <table:table-cell office:value-type="float" office:value="0.012266" calcext:value-type="float">
            <text:p>0.012266</text:p>
          </table:table-cell>
          <table:table-cell table:number-columns-repeated="2"/>
          <table:table-cell office:value-type="float" office:value="33917" calcext:value-type="float">
            <text:p>33917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number-columns-repeated="5"/>
          <table:table-cell office:value-type="float" office:value="78001" calcext:value-type="float">
            <text:p>78001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665]-[.AB66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248" calcext:value-type="float">
            <text:p>25248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3848" calcext:value-type="float">
            <text:p>0.003848</text:p>
          </table:table-cell>
          <table:table-cell table:number-columns-repeated="9"/>
          <table:table-cell office:value-type="float" office:value="38863" calcext:value-type="float">
            <text:p>38863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003207" calcext:value-type="float">
            <text:p>0.003207</text:p>
          </table:table-cell>
          <table:table-cell table:number-columns-repeated="2"/>
          <table:table-cell office:value-type="float" office:value="27274" calcext:value-type="float">
            <text:p>27274</text:p>
          </table:table-cell>
          <table:table-cell office:value-type="float" office:value="-0.041364" calcext:value-type="float">
            <text:p>-0.041364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number-columns-repeated="5"/>
          <table:table-cell office:value-type="float" office:value="78103" calcext:value-type="float">
            <text:p>78103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AB666]-[.AB66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9"/>
          <table:table-cell office:value-type="float" office:value="38886" calcext:value-type="float">
            <text:p>38886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7456" calcext:value-type="float">
            <text:p>0.007456</text:p>
          </table:table-cell>
          <table:table-cell table:number-columns-repeated="2"/>
          <table:table-cell office:value-type="float" office:value="18994" calcext:value-type="float">
            <text:p>18994</text:p>
          </table:table-cell>
          <table:table-cell office:value-type="float" office:value="-0.107273" calcext:value-type="float">
            <text:p>-0.107273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number-columns-repeated="5"/>
          <table:table-cell office:value-type="float" office:value="78205" calcext:value-type="float">
            <text:p>78205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AB667]-[.AB66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202" calcext:value-type="float">
            <text:p>2520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9"/>
          <table:table-cell office:value-type="float" office:value="38909" calcext:value-type="float">
            <text:p>38909</text:p>
          </table:table-cell>
          <table:table-cell office:value-type="float" office:value="0.175909" calcext:value-type="float">
            <text:p>0.175909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22611" calcext:value-type="float">
            <text:p>22611</text:p>
          </table:table-cell>
          <table:table-cell office:value-type="float" office:value="-0.101364" calcext:value-type="float">
            <text:p>-0.101364</text:p>
          </table:table-cell>
          <table:table-cell office:value-type="float" office:value="-0.136364" calcext:value-type="float">
            <text:p>-0.136364</text:p>
          </table:table-cell>
          <table:table-cell office:value-type="float" office:value="-0.00481" calcext:value-type="float">
            <text:p>-0.00481</text:p>
          </table:table-cell>
          <table:table-cell table:number-columns-repeated="5"/>
          <table:table-cell office:value-type="float" office:value="78308" calcext:value-type="float">
            <text:p>78308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AB668]-[.AB66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179" calcext:value-type="float">
            <text:p>25179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38932" calcext:value-type="float">
            <text:p>38932</text:p>
          </table:table-cell>
          <table:table-cell office:value-type="float" office:value="0.138182" calcext:value-type="float">
            <text:p>0.138182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2"/>
          <table:table-cell office:value-type="float" office:value="33371" calcext:value-type="float">
            <text:p>33371</text:p>
          </table:table-cell>
          <table:table-cell office:value-type="float" office:value="0.041364" calcext:value-type="float">
            <text:p>0.041364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5"/>
          <table:table-cell office:value-type="float" office:value="78410" calcext:value-type="float">
            <text:p>78410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AB669]-[.AB66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157" calcext:value-type="float">
            <text:p>25157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9"/>
          <table:table-cell office:value-type="float" office:value="38954" calcext:value-type="float">
            <text:p>38954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006253" calcext:value-type="float">
            <text:p>0.006253</text:p>
          </table:table-cell>
          <table:table-cell table:number-columns-repeated="2"/>
          <table:table-cell office:value-type="float" office:value="25432" calcext:value-type="float">
            <text:p>25432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5"/>
          <table:table-cell office:value-type="float" office:value="78512" calcext:value-type="float">
            <text:p>78512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AB670]-[.AB66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1122" calcext:value-type="float">
            <text:p>-0.001122</text:p>
          </table:table-cell>
          <table:table-cell table:number-columns-repeated="9"/>
          <table:table-cell office:value-type="float" office:value="38977" calcext:value-type="float">
            <text:p>38977</text:p>
          </table:table-cell>
          <table:table-cell office:value-type="float" office:value="0.1" calcext:value-type="float">
            <text:p>0.1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2"/>
          <table:table-cell office:value-type="float" office:value="20882" calcext:value-type="float">
            <text:p>20882</text:p>
          </table:table-cell>
          <table:table-cell office:value-type="float" office:value="-0.103182" calcext:value-type="float">
            <text:p>-0.103182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5"/>
          <table:table-cell office:value-type="float" office:value="78615" calcext:value-type="float">
            <text:p>78615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671]-[.AB67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111" calcext:value-type="float">
            <text:p>25111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9"/>
          <table:table-cell office:value-type="float" office:value="39000" calcext:value-type="float">
            <text:p>39000</text:p>
          </table:table-cell>
          <table:table-cell office:value-type="float" office:value="0.094091" calcext:value-type="float">
            <text:p>0.094091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6413" calcext:value-type="float">
            <text:p>0.006413</text:p>
          </table:table-cell>
          <table:table-cell table:number-columns-repeated="2"/>
          <table:table-cell office:value-type="float" office:value="18789" calcext:value-type="float">
            <text:p>1878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497" calcext:value-type="float">
            <text:p>-0.00497</text:p>
          </table:table-cell>
          <table:table-cell table:number-columns-repeated="5"/>
          <table:table-cell office:value-type="float" office:value="78717" calcext:value-type="float">
            <text:p>78717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AB672]-[.AB67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02485" calcext:value-type="float">
            <text:p>0.002485</text:p>
          </table:table-cell>
          <table:table-cell table:number-columns-repeated="9"/>
          <table:table-cell office:value-type="float" office:value="39023" calcext:value-type="float">
            <text:p>390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65" calcext:value-type="float">
            <text:p>0.65</text:p>
          </table:table-cell>
          <table:table-cell office:value-type="float" office:value="0.022928" calcext:value-type="float">
            <text:p>0.022928</text:p>
          </table:table-cell>
          <table:table-cell table:number-columns-repeated="2"/>
          <table:table-cell office:value-type="float" office:value="22679" calcext:value-type="float">
            <text:p>22679</text:p>
          </table:table-cell>
          <table:table-cell office:value-type="float" office:value="-0.078182" calcext:value-type="float">
            <text:p>-0.078182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497" calcext:value-type="float">
            <text:p>-0.00497</text:p>
          </table:table-cell>
          <table:table-cell table:number-columns-repeated="5"/>
          <table:table-cell office:value-type="float" office:value="78820" calcext:value-type="float">
            <text:p>78820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AB673]-[.AB67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066" calcext:value-type="float">
            <text:p>25066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9"/>
          <table:table-cell office:value-type="float" office:value="39045" calcext:value-type="float">
            <text:p>39045</text:p>
          </table:table-cell>
          <table:table-cell office:value-type="float" office:value="0.231818" calcext:value-type="float">
            <text:p>0.231818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2"/>
          <table:table-cell office:value-type="float" office:value="22202" calcext:value-type="float">
            <text:p>22202</text:p>
          </table:table-cell>
          <table:table-cell office:value-type="float" office:value="0.041818" calcext:value-type="float">
            <text:p>0.041818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5"/>
          <table:table-cell office:value-type="float" office:value="78922" calcext:value-type="float">
            <text:p>78922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AB674]-[.AB67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43" calcext:value-type="float">
            <text:p>25043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245" calcext:value-type="float">
            <text:p>-0.002245</text:p>
          </table:table-cell>
          <table:table-cell table:number-columns-repeated="9"/>
          <table:table-cell office:value-type="float" office:value="39068" calcext:value-type="float">
            <text:p>39068</text:p>
          </table:table-cell>
          <table:table-cell office:value-type="float" office:value="0.190455" calcext:value-type="float">
            <text:p>0.19045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2"/>
          <table:table-cell office:value-type="float" office:value="26069" calcext:value-type="float">
            <text:p>26069</text:p>
          </table:table-cell>
          <table:table-cell office:value-type="float" office:value="-0.009545" calcext:value-type="float">
            <text:p>-0.009545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5"/>
          <table:table-cell office:value-type="float" office:value="79024" calcext:value-type="float">
            <text:p>79024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AB675]-[.AB67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float" office:value="-0.231818" calcext:value-type="float">
            <text:p>-0.231818</text:p>
          </table:table-cell>
          <table:table-cell office:value-type="float" office:value="-0.008177" calcext:value-type="float">
            <text:p>-0.008177</text:p>
          </table:table-cell>
          <table:table-cell table:number-columns-repeated="9"/>
          <table:table-cell office:value-type="float" office:value="39091" calcext:value-type="float">
            <text:p>39091</text:p>
          </table:table-cell>
          <table:table-cell office:value-type="float" office:value="0.191364" calcext:value-type="float">
            <text:p>0.19136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20268" calcext:value-type="float">
            <text:p>20268</text:p>
          </table:table-cell>
          <table:table-cell office:value-type="float" office:value="-0.055455" calcext:value-type="float">
            <text:p>-0.055455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5"/>
          <table:table-cell office:value-type="float" office:value="79127" calcext:value-type="float">
            <text:p>79127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AB676]-[.AB67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997" calcext:value-type="float">
            <text:p>24997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9"/>
          <table:table-cell office:value-type="float" office:value="39114" calcext:value-type="float">
            <text:p>39114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2"/>
          <table:table-cell office:value-type="float" office:value="32461" calcext:value-type="float">
            <text:p>32461</text:p>
          </table:table-cell>
          <table:table-cell office:value-type="float" office:value="-0.068636" calcext:value-type="float">
            <text:p>-0.068636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5"/>
          <table:table-cell office:value-type="float" office:value="79229" calcext:value-type="float">
            <text:p>79229</text:p>
          </table:table-cell>
          <table:table-cell office:value-type="float" office:value="349.444061" calcext:value-type="float">
            <text:p>349.44406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AB677]-[.AB67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975" calcext:value-type="float">
            <text:p>24975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9"/>
          <table:table-cell office:value-type="float" office:value="39136" calcext:value-type="float">
            <text:p>39136</text:p>
          </table:table-cell>
          <table:table-cell office:value-type="float" office:value="0.062273" calcext:value-type="float">
            <text:p>0.0622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2"/>
          <table:table-cell office:value-type="float" office:value="27320" calcext:value-type="float">
            <text:p>27320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5"/>
          <table:table-cell office:value-type="float" office:value="79331" calcext:value-type="float">
            <text:p>79331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AB678]-[.AB67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952" calcext:value-type="float">
            <text:p>24952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9"/>
          <table:table-cell office:value-type="float" office:value="39159" calcext:value-type="float">
            <text:p>391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29458" calcext:value-type="float">
            <text:p>29458</text:p>
          </table:table-cell>
          <table:table-cell office:value-type="float" office:value="-0.148636" calcext:value-type="float">
            <text:p>-0.148636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5"/>
          <table:table-cell office:value-type="float" office:value="79434" calcext:value-type="float">
            <text:p>79434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679]-[.AB67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929" calcext:value-type="float">
            <text:p>24929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9"/>
          <table:table-cell office:value-type="float" office:value="39182" calcext:value-type="float">
            <text:p>39182</text:p>
          </table:table-cell>
          <table:table-cell office:value-type="float" office:value="0.080909" calcext:value-type="float">
            <text:p>0.080909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2"/>
          <table:table-cell office:value-type="float" office:value="30891" calcext:value-type="float">
            <text:p>30891</text:p>
          </table:table-cell>
          <table:table-cell office:value-type="float" office:value="0.083636" calcext:value-type="float">
            <text:p>0.083636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5"/>
          <table:table-cell office:value-type="float" office:value="79536" calcext:value-type="float">
            <text:p>79536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680]-[.AB67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906" calcext:value-type="float">
            <text:p>24906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9"/>
          <table:table-cell office:value-type="float" office:value="39205" calcext:value-type="float">
            <text:p>39205</text:p>
          </table:table-cell>
          <table:table-cell office:value-type="float" office:value="0.062273" calcext:value-type="float">
            <text:p>0.062273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2"/>
          <table:table-cell office:value-type="float" office:value="19176" calcext:value-type="float">
            <text:p>19176</text:p>
          </table:table-cell>
          <table:table-cell office:value-type="float" office:value="0.033636" calcext:value-type="float">
            <text:p>0.033636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5"/>
          <table:table-cell office:value-type="float" office:value="79639" calcext:value-type="float">
            <text:p>79639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AB681]-[.AB68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884" calcext:value-type="float">
            <text:p>24884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9"/>
          <table:table-cell office:value-type="float" office:value="39227" calcext:value-type="float">
            <text:p>39227</text:p>
          </table:table-cell>
          <table:table-cell office:value-type="float" office:value="0.038182" calcext:value-type="float">
            <text:p>0.038182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2"/>
          <table:table-cell office:value-type="float" office:value="17857" calcext:value-type="float">
            <text:p>17857</text:p>
          </table:table-cell>
          <table:table-cell office:value-type="float" office:value="-0.010455" calcext:value-type="float">
            <text:p>-0.010455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5"/>
          <table:table-cell office:value-type="float" office:value="79741" calcext:value-type="float">
            <text:p>79741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AB682]-[.AB68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861" calcext:value-type="float">
            <text:p>2486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646" calcext:value-type="float">
            <text:p>0.002646</text:p>
          </table:table-cell>
          <table:table-cell table:number-columns-repeated="9"/>
          <table:table-cell office:value-type="float" office:value="39250" calcext:value-type="float">
            <text:p>39250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2"/>
          <table:table-cell office:value-type="float" office:value="23726" calcext:value-type="float">
            <text:p>23726</text:p>
          </table:table-cell>
          <table:table-cell office:value-type="float" office:value="-0.066818" calcext:value-type="float">
            <text:p>-0.066818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5"/>
          <table:table-cell office:value-type="float" office:value="79843" calcext:value-type="float">
            <text:p>79843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AB683]-[.AB68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838" calcext:value-type="float">
            <text:p>24838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9"/>
          <table:table-cell office:value-type="float" office:value="39273" calcext:value-type="float">
            <text:p>39273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2"/>
          <table:table-cell office:value-type="float" office:value="34735" calcext:value-type="float">
            <text:p>34735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5"/>
          <table:table-cell office:value-type="float" office:value="79946" calcext:value-type="float">
            <text:p>79946</text:p>
          </table:table-cell>
          <table:table-cell office:value-type="float" office:value="349.368225" calcext:value-type="float">
            <text:p>349.36822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684]-[.AB68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815" calcext:value-type="float">
            <text:p>24815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9"/>
          <table:table-cell office:value-type="float" office:value="39296" calcext:value-type="float">
            <text:p>39296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481" calcext:value-type="float">
            <text:p>0.000481</text:p>
          </table:table-cell>
          <table:table-cell table:number-columns-repeated="2"/>
          <table:table-cell office:value-type="float" office:value="28980" calcext:value-type="float">
            <text:p>28980</text:p>
          </table:table-cell>
          <table:table-cell office:value-type="float" office:value="-0.023636" calcext:value-type="float">
            <text:p>-0.023636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5"/>
          <table:table-cell office:value-type="float" office:value="80048" calcext:value-type="float">
            <text:p>80048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685]-[.AB68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793" calcext:value-type="float">
            <text:p>24793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9"/>
          <table:table-cell office:value-type="float" office:value="39319" calcext:value-type="float">
            <text:p>39319</text:p>
          </table:table-cell>
          <table:table-cell office:value-type="float" office:value="0.108182" calcext:value-type="float">
            <text:p>0.1081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97" calcext:value-type="float">
            <text:p>0.0097</text:p>
          </table:table-cell>
          <table:table-cell table:number-columns-repeated="2"/>
          <table:table-cell office:value-type="float" office:value="17402" calcext:value-type="float">
            <text:p>17402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5"/>
          <table:table-cell office:value-type="float" office:value="80150" calcext:value-type="float">
            <text:p>80150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AB686]-[.AB68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770" calcext:value-type="float">
            <text:p>24770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3447" calcext:value-type="float">
            <text:p>-0.003447</text:p>
          </table:table-cell>
          <table:table-cell table:number-columns-repeated="9"/>
          <table:table-cell office:value-type="float" office:value="39341" calcext:value-type="float">
            <text:p>39341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2"/>
          <table:table-cell office:value-type="float" office:value="22861" calcext:value-type="float">
            <text:p>22861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5"/>
          <table:table-cell office:value-type="float" office:value="80253" calcext:value-type="float">
            <text:p>80253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AB687]-[.AB68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float" office:value="-0.240909" calcext:value-type="float">
            <text:p>-0.240909</text:p>
          </table:table-cell>
          <table:table-cell office:value-type="float" office:value="-0.008498" calcext:value-type="float">
            <text:p>-0.008498</text:p>
          </table:table-cell>
          <table:table-cell table:number-columns-repeated="9"/>
          <table:table-cell office:value-type="float" office:value="39364" calcext:value-type="float">
            <text:p>39364</text:p>
          </table:table-cell>
          <table:table-cell office:value-type="float" office:value="0.149545" calcext:value-type="float">
            <text:p>0.149545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21405" calcext:value-type="float">
            <text:p>21405</text:p>
          </table:table-cell>
          <table:table-cell office:value-type="float" office:value="-0.099545" calcext:value-type="float">
            <text:p>-0.099545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5"/>
          <table:table-cell office:value-type="float" office:value="80355" calcext:value-type="float">
            <text:p>8035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688]-[.AB68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9"/>
          <table:table-cell office:value-type="float" office:value="39387" calcext:value-type="float">
            <text:p>39387</text:p>
          </table:table-cell>
          <table:table-cell office:value-type="float" office:value="0.156364" calcext:value-type="float">
            <text:p>0.156364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2"/>
          <table:table-cell office:value-type="float" office:value="22520" calcext:value-type="float">
            <text:p>22520</text:p>
          </table:table-cell>
          <table:table-cell office:value-type="float" office:value="-0.117727" calcext:value-type="float">
            <text:p>-0.117727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5"/>
          <table:table-cell office:value-type="float" office:value="80458" calcext:value-type="float">
            <text:p>80458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AB689]-[.AB68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702" calcext:value-type="float">
            <text:p>24702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9"/>
          <table:table-cell office:value-type="float" office:value="39410" calcext:value-type="float">
            <text:p>39410</text:p>
          </table:table-cell>
          <table:table-cell office:value-type="float" office:value="0.155455" calcext:value-type="float">
            <text:p>0.155455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00321" calcext:value-type="float">
            <text:p>0.000321</text:p>
          </table:table-cell>
          <table:table-cell table:number-columns-repeated="2"/>
          <table:table-cell office:value-type="float" office:value="26637" calcext:value-type="float">
            <text:p>26637</text:p>
          </table:table-cell>
          <table:table-cell office:value-type="float" office:value="-0.019091" calcext:value-type="float">
            <text:p>-0.01909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5"/>
          <table:table-cell office:value-type="float" office:value="80560" calcext:value-type="float">
            <text:p>80560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AB690]-[.AB68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679" calcext:value-type="float">
            <text:p>24679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9"/>
          <table:table-cell office:value-type="float" office:value="39432" calcext:value-type="float">
            <text:p>39432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-0.284091" calcext:value-type="float">
            <text:p>-0.284091</text:p>
          </table:table-cell>
          <table:table-cell office:value-type="float" office:value="-0.010021" calcext:value-type="float">
            <text:p>-0.010021</text:p>
          </table:table-cell>
          <table:table-cell table:number-columns-repeated="2"/>
          <table:table-cell office:value-type="float" office:value="17243" calcext:value-type="float">
            <text:p>17243</text:p>
          </table:table-cell>
          <table:table-cell office:value-type="float" office:value="-0.046364" calcext:value-type="float">
            <text:p>-0.04636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5"/>
          <table:table-cell office:value-type="float" office:value="80662" calcext:value-type="float">
            <text:p>80662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AB691]-[.AB69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number-columns-repeated="9"/>
          <table:table-cell office:value-type="float" office:value="39455" calcext:value-type="float">
            <text:p>39455</text:p>
          </table:table-cell>
          <table:table-cell office:value-type="float" office:value="-0.001364" calcext:value-type="float">
            <text:p>-0.001364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2"/>
          <table:table-cell office:value-type="float" office:value="29026" calcext:value-type="float">
            <text:p>29026</text:p>
          </table:table-cell>
          <table:table-cell office:value-type="float" office:value="-0.049545" calcext:value-type="float">
            <text:p>-0.04954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5"/>
          <table:table-cell office:value-type="float" office:value="80765" calcext:value-type="float">
            <text:p>80765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692]-[.AB69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633" calcext:value-type="float">
            <text:p>24633</text:p>
          </table:table-cell>
          <table:table-cell office:value-type="float" office:value="-0.215909" calcext:value-type="float">
            <text:p>-0.215909</text:p>
          </table:table-cell>
          <table:table-cell office:value-type="float" office:value="-0.007616" calcext:value-type="float">
            <text:p>-0.007616</text:p>
          </table:table-cell>
          <table:table-cell table:number-columns-repeated="9"/>
          <table:table-cell office:value-type="float" office:value="39478" calcext:value-type="float">
            <text:p>39478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007295" calcext:value-type="float">
            <text:p>0.007295</text:p>
          </table:table-cell>
          <table:table-cell table:number-columns-repeated="2"/>
          <table:table-cell office:value-type="float" office:value="27297" calcext:value-type="float">
            <text:p>27297</text:p>
          </table:table-cell>
          <table:table-cell office:value-type="float" office:value="-0.076818" calcext:value-type="float">
            <text:p>-0.076818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5"/>
          <table:table-cell office:value-type="float" office:value="80867" calcext:value-type="float">
            <text:p>8086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693]-[.AB69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611" calcext:value-type="float">
            <text:p>24611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497" calcext:value-type="float">
            <text:p>-0.00497</text:p>
          </table:table-cell>
          <table:table-cell table:number-columns-repeated="9"/>
          <table:table-cell office:value-type="float" office:value="39501" calcext:value-type="float">
            <text:p>39501</text:p>
          </table:table-cell>
          <table:table-cell office:value-type="float" office:value="0.022273" calcext:value-type="float">
            <text:p>0.022273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2"/>
          <table:table-cell office:value-type="float" office:value="18403" calcext:value-type="float">
            <text:p>18403</text:p>
          </table:table-cell>
          <table:table-cell office:value-type="float" office:value="-0.107273" calcext:value-type="float">
            <text:p>-0.107273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5"/>
          <table:table-cell office:value-type="float" office:value="80969" calcext:value-type="float">
            <text:p>80969</text:p>
          </table:table-cell>
          <table:table-cell office:value-type="float" office:value="349.399567" calcext:value-type="float">
            <text:p>349.39956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694]-[.AB69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588" calcext:value-type="float">
            <text:p>24588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9"/>
          <table:table-cell office:value-type="float" office:value="39523" calcext:value-type="float">
            <text:p>39523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2" calcext:value-type="float">
            <text:p>0.2</text:p>
          </table:table-cell>
          <table:table-cell office:value-type="float" office:value="0.007055" calcext:value-type="float">
            <text:p>0.007055</text:p>
          </table:table-cell>
          <table:table-cell table:number-columns-repeated="2"/>
          <table:table-cell office:value-type="float" office:value="21997" calcext:value-type="float">
            <text:p>21997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5"/>
          <table:table-cell office:value-type="float" office:value="81072" calcext:value-type="float">
            <text:p>81072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695]-[.AB69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9"/>
          <table:table-cell office:value-type="float" office:value="39546" calcext:value-type="float">
            <text:p>39546</text:p>
          </table:table-cell>
          <table:table-cell office:value-type="float" office:value="0.116364" calcext:value-type="float">
            <text:p>0.116364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21724" calcext:value-type="float">
            <text:p>21724</text:p>
          </table:table-cell>
          <table:table-cell office:value-type="float" office:value="-0.030909" calcext:value-type="float">
            <text:p>-0.030909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5"/>
          <table:table-cell office:value-type="float" office:value="81174" calcext:value-type="float">
            <text:p>81174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696]-[.AB69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005692" calcext:value-type="float">
            <text:p>0.005692</text:p>
          </table:table-cell>
          <table:table-cell table:number-columns-repeated="9"/>
          <table:table-cell office:value-type="float" office:value="39569" calcext:value-type="float">
            <text:p>39569</text:p>
          </table:table-cell>
          <table:table-cell office:value-type="float" office:value="0.137273" calcext:value-type="float">
            <text:p>0.137273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5211" calcext:value-type="float">
            <text:p>0.005211</text:p>
          </table:table-cell>
          <table:table-cell table:number-columns-repeated="2"/>
          <table:table-cell office:value-type="float" office:value="21110" calcext:value-type="float">
            <text:p>21110</text:p>
          </table:table-cell>
          <table:table-cell office:value-type="float" office:value="-0.062273" calcext:value-type="float">
            <text:p>-0.062273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5"/>
          <table:table-cell office:value-type="float" office:value="81277" calcext:value-type="float">
            <text:p>81277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AB697]-[.AB69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520" calcext:value-type="float">
            <text:p>24520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9"/>
          <table:table-cell office:value-type="float" office:value="39592" calcext:value-type="float">
            <text:p>39592</text:p>
          </table:table-cell>
          <table:table-cell office:value-type="float" office:value="0.140455" calcext:value-type="float">
            <text:p>0.140455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007856" calcext:value-type="float">
            <text:p>0.007856</text:p>
          </table:table-cell>
          <table:table-cell table:number-columns-repeated="2"/>
          <table:table-cell office:value-type="float" office:value="22566" calcext:value-type="float">
            <text:p>22566</text:p>
          </table:table-cell>
          <table:table-cell office:value-type="float" office:value="-0.114545" calcext:value-type="float">
            <text:p>-0.114545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5"/>
          <table:table-cell office:value-type="float" office:value="81379" calcext:value-type="float">
            <text:p>81379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AB698]-[.AB69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497" calcext:value-type="float">
            <text:p>24497</text:p>
          </table:table-cell>
          <table:table-cell office:value-type="float" office:value="-0.202273" calcext:value-type="float">
            <text:p>-0.202273</text:p>
          </table:table-cell>
          <table:table-cell office:value-type="float" office:value="-0.007135" calcext:value-type="float">
            <text:p>-0.007135</text:p>
          </table:table-cell>
          <table:table-cell table:number-columns-repeated="9"/>
          <table:table-cell office:value-type="float" office:value="39614" calcext:value-type="float">
            <text:p>39614</text:p>
          </table:table-cell>
          <table:table-cell office:value-type="float" office:value="0.130909" calcext:value-type="float">
            <text:p>0.130909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2"/>
          <table:table-cell office:value-type="float" office:value="24977" calcext:value-type="float">
            <text:p>24977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5"/>
          <table:table-cell office:value-type="float" office:value="81481" calcext:value-type="float">
            <text:p>8148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AB699]-[.AB69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474" calcext:value-type="float">
            <text:p>24474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561" calcext:value-type="float">
            <text:p>-0.000561</text:p>
          </table:table-cell>
          <table:table-cell table:number-columns-repeated="9"/>
          <table:table-cell office:value-type="float" office:value="39637" calcext:value-type="float">
            <text:p>39637</text:p>
          </table:table-cell>
          <table:table-cell office:value-type="float" office:value="0.092273" calcext:value-type="float">
            <text:p>0.092273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2"/>
          <table:table-cell office:value-type="float" office:value="24909" calcext:value-type="float">
            <text:p>24909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5"/>
          <table:table-cell office:value-type="float" office:value="81584" calcext:value-type="float">
            <text:p>81584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AB700]-[.AB69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9"/>
          <table:table-cell office:value-type="float" office:value="39660" calcext:value-type="float">
            <text:p>39660</text:p>
          </table:table-cell>
          <table:table-cell office:value-type="float" office:value="0.113182" calcext:value-type="float">
            <text:p>0.113182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2"/>
          <table:table-cell office:value-type="float" office:value="31983" calcext:value-type="float">
            <text:p>31983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5"/>
          <table:table-cell office:value-type="float" office:value="81686" calcext:value-type="float">
            <text:p>81686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AB701]-[.AB70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9"/>
          <table:table-cell office:value-type="float" office:value="39683" calcext:value-type="float">
            <text:p>39683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086364" calcext:value-type="float">
            <text:p>0.086364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26251" calcext:value-type="float">
            <text:p>26251</text:p>
          </table:table-cell>
          <table:table-cell office:value-type="float" office:value="-0.069545" calcext:value-type="float">
            <text:p>-0.069545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5"/>
          <table:table-cell office:value-type="float" office:value="81788" calcext:value-type="float">
            <text:p>81788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AB702]-[.AB70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406" calcext:value-type="float">
            <text:p>24406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9"/>
          <table:table-cell office:value-type="float" office:value="39705" calcext:value-type="float">
            <text:p>39705</text:p>
          </table:table-cell>
          <table:table-cell office:value-type="float" office:value="-0.007273" calcext:value-type="float">
            <text:p>-0.007273</text:p>
          </table:table-cell>
          <table:table-cell office:value-type="float" office:value="-0.318182" calcext:value-type="float">
            <text:p>-0.318182</text:p>
          </table:table-cell>
          <table:table-cell office:value-type="float" office:value="-0.011224" calcext:value-type="float">
            <text:p>-0.011224</text:p>
          </table:table-cell>
          <table:table-cell table:number-columns-repeated="2"/>
          <table:table-cell office:value-type="float" office:value="35805" calcext:value-type="float">
            <text:p>35805</text:p>
          </table:table-cell>
          <table:table-cell office:value-type="float" office:value="-0.072273" calcext:value-type="float">
            <text:p>-0.072273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5"/>
          <table:table-cell office:value-type="float" office:value="81891" calcext:value-type="float">
            <text:p>81891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AB703]-[.AB70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383" calcext:value-type="float">
            <text:p>24383</text:p>
          </table:table-cell>
          <table:table-cell office:value-type="float" office:value="-0.309091" calcext:value-type="float">
            <text:p>-0.309091</text:p>
          </table:table-cell>
          <table:table-cell office:value-type="float" office:value="-0.010903" calcext:value-type="float">
            <text:p>-0.010903</text:p>
          </table:table-cell>
          <table:table-cell table:number-columns-repeated="9"/>
          <table:table-cell office:value-type="float" office:value="39728" calcext:value-type="float">
            <text:p>39728</text:p>
          </table:table-cell>
          <table:table-cell office:value-type="float" office:value="-0.081364" calcext:value-type="float">
            <text:p>-0.081364</text:p>
          </table:table-cell>
          <table:table-cell office:value-type="float" office:value="-0.281818" calcext:value-type="float">
            <text:p>-0.281818</text:p>
          </table:table-cell>
          <table:table-cell office:value-type="float" office:value="-0.009941" calcext:value-type="float">
            <text:p>-0.009941</text:p>
          </table:table-cell>
          <table:table-cell table:number-columns-repeated="2"/>
          <table:table-cell office:value-type="float" office:value="19017" calcext:value-type="float">
            <text:p>19017</text:p>
          </table:table-cell>
          <table:table-cell office:value-type="float" office:value="-0.148636" calcext:value-type="float">
            <text:p>-0.148636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5"/>
          <table:table-cell office:value-type="float" office:value="81993" calcext:value-type="float">
            <text:p>81993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AB704]-[.AB70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360" calcext:value-type="float">
            <text:p>24360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465" calcext:value-type="float">
            <text:p>-0.00465</text:p>
          </table:table-cell>
          <table:table-cell table:number-columns-repeated="9"/>
          <table:table-cell office:value-type="float" office:value="39751" calcext:value-type="float">
            <text:p>39751</text:p>
          </table:table-cell>
          <table:table-cell office:value-type="float" office:value="-0.096818" calcext:value-type="float">
            <text:p>-0.096818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2"/>
          <table:table-cell office:value-type="float" office:value="20063" calcext:value-type="float">
            <text:p>20063</text:p>
          </table:table-cell>
          <table:table-cell office:value-type="float" office:value="0.065455" calcext:value-type="float">
            <text:p>0.065455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5"/>
          <table:table-cell office:value-type="float" office:value="82096" calcext:value-type="float">
            <text:p>82096</text:p>
          </table:table-cell>
          <table:table-cell office:value-type="float" office:value="349.350891" calcext:value-type="float">
            <text:p>349.35089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AB705]-[.AB70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338" calcext:value-type="float">
            <text:p>24338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9"/>
          <table:table-cell office:value-type="float" office:value="39774" calcext:value-type="float">
            <text:p>39774</text:p>
          </table:table-cell>
          <table:table-cell office:value-type="float" office:value="-0.097273" calcext:value-type="float">
            <text:p>-0.097273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2"/>
          <table:table-cell office:value-type="float" office:value="24408" calcext:value-type="float">
            <text:p>24408</text:p>
          </table:table-cell>
          <table:table-cell office:value-type="float" office:value="0.063182" calcext:value-type="float">
            <text:p>0.063182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5"/>
          <table:table-cell office:value-type="float" office:value="82198" calcext:value-type="float">
            <text:p>82198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AB706]-[.AB7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9"/>
          <table:table-cell office:value-type="float" office:value="39796" calcext:value-type="float">
            <text:p>39796</text:p>
          </table:table-cell>
          <table:table-cell office:value-type="float" office:value="-0.076364" calcext:value-type="float">
            <text:p>-0.076364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19699" calcext:value-type="float">
            <text:p>19699</text:p>
          </table:table-cell>
          <table:table-cell office:value-type="float" office:value="-0.024091" calcext:value-type="float">
            <text:p>-0.024091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5"/>
          <table:table-cell office:value-type="float" office:value="82300" calcext:value-type="float">
            <text:p>82300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707]-[.AB70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292" calcext:value-type="float">
            <text:p>24292</text:p>
          </table:table-cell>
          <table:table-cell office:value-type="float" office:value="-0.277273" calcext:value-type="float">
            <text:p>-0.277273</text:p>
          </table:table-cell>
          <table:table-cell office:value-type="float" office:value="-0.009781" calcext:value-type="float">
            <text:p>-0.009781</text:p>
          </table:table-cell>
          <table:table-cell table:number-columns-repeated="9"/>
          <table:table-cell office:value-type="float" office:value="39819" calcext:value-type="float">
            <text:p>39819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29686" calcext:value-type="float">
            <text:p>29686</text:p>
          </table:table-cell>
          <table:table-cell office:value-type="float" office:value="-0.074091" calcext:value-type="float">
            <text:p>-0.074091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5"/>
          <table:table-cell office:value-type="float" office:value="82403" calcext:value-type="float">
            <text:p>82403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AB708]-[.AB70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269" calcext:value-type="float">
            <text:p>24269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9"/>
          <table:table-cell office:value-type="float" office:value="39842" calcext:value-type="float">
            <text:p>39842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2"/>
          <table:table-cell office:value-type="float" office:value="27615" calcext:value-type="float">
            <text:p>27615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5"/>
          <table:table-cell office:value-type="float" office:value="82505" calcext:value-type="float">
            <text:p>82505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AB709]-[.AB70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float" office:value="-0.211364" calcext:value-type="float">
            <text:p>-0.211364</text:p>
          </table:table-cell>
          <table:table-cell office:value-type="float" office:value="-0.007456" calcext:value-type="float">
            <text:p>-0.007456</text:p>
          </table:table-cell>
          <table:table-cell table:number-columns-repeated="9"/>
          <table:table-cell office:value-type="float" office:value="39865" calcext:value-type="float">
            <text:p>39865</text:p>
          </table:table-cell>
          <table:table-cell office:value-type="float" office:value="0.083182" calcext:value-type="float">
            <text:p>0.083182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29617" calcext:value-type="float">
            <text:p>29617</text:p>
          </table:table-cell>
          <table:table-cell office:value-type="float" office:value="-0.096364" calcext:value-type="float">
            <text:p>-0.096364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5"/>
          <table:table-cell office:value-type="float" office:value="82608" calcext:value-type="float">
            <text:p>82608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710]-[.AB70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9"/>
          <table:table-cell office:value-type="float" office:value="39887" calcext:value-type="float">
            <text:p>39887</text:p>
          </table:table-cell>
          <table:table-cell office:value-type="float" office:value="0.101818" calcext:value-type="float">
            <text:p>0.101818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2"/>
          <table:table-cell office:value-type="float" office:value="28707" calcext:value-type="float">
            <text:p>28707</text:p>
          </table:table-cell>
          <table:table-cell office:value-type="float" office:value="0.059545" calcext:value-type="float">
            <text:p>0.059545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5"/>
          <table:table-cell office:value-type="float" office:value="82710" calcext:value-type="float">
            <text:p>82710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AB711]-[.AB7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201" calcext:value-type="float">
            <text:p>24201</text:p>
          </table:table-cell>
          <table:table-cell office:value-type="float" office:value="0.370455" calcext:value-type="float">
            <text:p>0.370455</text:p>
          </table:table-cell>
          <table:table-cell office:value-type="float" office:value="0.013067" calcext:value-type="float">
            <text:p>0.013067</text:p>
          </table:table-cell>
          <table:table-cell table:number-columns-repeated="9"/>
          <table:table-cell office:value-type="float" office:value="39910" calcext:value-type="float">
            <text:p>39910</text:p>
          </table:table-cell>
          <table:table-cell office:value-type="float" office:value="0.109545" calcext:value-type="float">
            <text:p>0.109545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008097" calcext:value-type="float">
            <text:p>0.008097</text:p>
          </table:table-cell>
          <table:table-cell table:number-columns-repeated="2"/>
          <table:table-cell office:value-type="float" office:value="35691" calcext:value-type="float">
            <text:p>35691</text:p>
          </table:table-cell>
          <table:table-cell office:value-type="float" office:value="-0.051818" calcext:value-type="float">
            <text:p>-0.051818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5"/>
          <table:table-cell office:value-type="float" office:value="82812" calcext:value-type="float">
            <text:p>8281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AB712]-[.AB71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178" calcext:value-type="float">
            <text:p>24178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4008" calcext:value-type="float">
            <text:p>-0.004008</text:p>
          </table:table-cell>
          <table:table-cell table:number-columns-repeated="9"/>
          <table:table-cell office:value-type="float" office:value="39933" calcext:value-type="float">
            <text:p>39933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2"/>
          <table:table-cell office:value-type="float" office:value="27570" calcext:value-type="float">
            <text:p>27570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5"/>
          <table:table-cell office:value-type="float" office:value="82915" calcext:value-type="float">
            <text:p>82915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AB713]-[.AB71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03367" calcext:value-type="float">
            <text:p>0.003367</text:p>
          </table:table-cell>
          <table:table-cell table:number-columns-repeated="9"/>
          <table:table-cell office:value-type="float" office:value="39956" calcext:value-type="float">
            <text:p>3995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01363" calcext:value-type="float">
            <text:p>0.001363</text:p>
          </table:table-cell>
          <table:table-cell table:number-columns-repeated="2"/>
          <table:table-cell office:value-type="float" office:value="18221" calcext:value-type="float">
            <text:p>18221</text:p>
          </table:table-cell>
          <table:table-cell office:value-type="float" office:value="-0.121818" calcext:value-type="float">
            <text:p>-0.121818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5"/>
          <table:table-cell office:value-type="float" office:value="83017" calcext:value-type="float">
            <text:p>83017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AB714]-[.AB7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9"/>
          <table:table-cell office:value-type="float" office:value="39978" calcext:value-type="float">
            <text:p>39978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2"/>
          <table:table-cell office:value-type="float" office:value="18312" calcext:value-type="float">
            <text:p>18312</text:p>
          </table:table-cell>
          <table:table-cell office:value-type="float" office:value="-0.012727" calcext:value-type="float">
            <text:p>-0.012727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5772" calcext:value-type="float">
            <text:p>-0.005772</text:p>
          </table:table-cell>
          <table:table-cell table:number-columns-repeated="5"/>
          <table:table-cell office:value-type="float" office:value="83119" calcext:value-type="float">
            <text:p>83119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AB715]-[.AB71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0.313636" calcext:value-type="float">
            <text:p>0.313636</text:p>
          </table:table-cell>
          <table:table-cell office:value-type="float" office:value="0.011063" calcext:value-type="float">
            <text:p>0.011063</text:p>
          </table:table-cell>
          <table:table-cell table:number-columns-repeated="9"/>
          <table:table-cell office:value-type="float" office:value="40001" calcext:value-type="float">
            <text:p>40001</text:p>
          </table:table-cell>
          <table:table-cell office:value-type="float" office:value="0.085455" calcext:value-type="float">
            <text:p>0.085455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2"/>
          <table:table-cell office:value-type="float" office:value="19927" calcext:value-type="float">
            <text:p>19927</text:p>
          </table:table-cell>
          <table:table-cell office:value-type="float" office:value="-0.023636" calcext:value-type="float">
            <text:p>-0.023636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5772" calcext:value-type="float">
            <text:p>-0.005772</text:p>
          </table:table-cell>
          <table:table-cell table:number-columns-repeated="5"/>
          <table:table-cell office:value-type="float" office:value="83222" calcext:value-type="float">
            <text:p>83222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AB716]-[.AB71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087" calcext:value-type="float">
            <text:p>24087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9"/>
          <table:table-cell office:value-type="float" office:value="40024" calcext:value-type="float">
            <text:p>40024</text:p>
          </table:table-cell>
          <table:table-cell office:value-type="float" office:value="0.075455" calcext:value-type="float">
            <text:p>0.075455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6333" calcext:value-type="float">
            <text:p>0.006333</text:p>
          </table:table-cell>
          <table:table-cell table:number-columns-repeated="2"/>
          <table:table-cell office:value-type="float" office:value="27115" calcext:value-type="float">
            <text:p>27115</text:p>
          </table:table-cell>
          <table:table-cell office:value-type="float" office:value="-0.032273" calcext:value-type="float">
            <text:p>-0.032273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5772" calcext:value-type="float">
            <text:p>-0.005772</text:p>
          </table:table-cell>
          <table:table-cell table:number-columns-repeated="5"/>
          <table:table-cell office:value-type="float" office:value="83324" calcext:value-type="float">
            <text:p>83324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AB717]-[.AB71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float" office:value="-0.315909" calcext:value-type="float">
            <text:p>-0.315909</text:p>
          </table:table-cell>
          <table:table-cell office:value-type="float" office:value="-0.011143" calcext:value-type="float">
            <text:p>-0.011143</text:p>
          </table:table-cell>
          <table:table-cell table:number-columns-repeated="9"/>
          <table:table-cell office:value-type="float" office:value="40047" calcext:value-type="float">
            <text:p>40047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2"/>
          <table:table-cell office:value-type="float" office:value="31323" calcext:value-type="float">
            <text:p>31323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5772" calcext:value-type="float">
            <text:p>-0.005772</text:p>
          </table:table-cell>
          <table:table-cell table:number-columns-repeated="5"/>
          <table:table-cell office:value-type="float" office:value="83427" calcext:value-type="float">
            <text:p>83427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AB718]-[.AB71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042" calcext:value-type="float">
            <text:p>2404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008" calcext:value-type="float">
            <text:p>8E-05</text:p>
          </table:table-cell>
          <table:table-cell table:number-columns-repeated="9"/>
          <table:table-cell office:value-type="float" office:value="40069" calcext:value-type="float">
            <text:p>40069</text:p>
          </table:table-cell>
          <table:table-cell office:value-type="float" office:value="0.080455" calcext:value-type="float">
            <text:p>0.080455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2"/>
          <table:table-cell office:value-type="float" office:value="25250" calcext:value-type="float">
            <text:p>25250</text:p>
          </table:table-cell>
          <table:table-cell office:value-type="float" office:value="-0.097273" calcext:value-type="float">
            <text:p>-0.097273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5772" calcext:value-type="float">
            <text:p>-0.005772</text:p>
          </table:table-cell>
          <table:table-cell table:number-columns-repeated="5"/>
          <table:table-cell office:value-type="float" office:value="83529" calcext:value-type="float">
            <text:p>83529</text:p>
          </table:table-cell>
          <table:table-cell office:value-type="float" office:value="349.298157" calcext:value-type="float">
            <text:p>349.29815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AB719]-[.AB71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019" calcext:value-type="float">
            <text:p>24019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9"/>
          <table:table-cell office:value-type="float" office:value="40092" calcext:value-type="float">
            <text:p>40092</text:p>
          </table:table-cell>
          <table:table-cell office:value-type="float" office:value="0.069091" calcext:value-type="float">
            <text:p>0.069091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0241" calcext:value-type="float">
            <text:p>-0.000241</text:p>
          </table:table-cell>
          <table:table-cell table:number-columns-repeated="2"/>
          <table:table-cell office:value-type="float" office:value="21701" calcext:value-type="float">
            <text:p>21701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-0.005852" calcext:value-type="float">
            <text:p>-0.005852</text:p>
          </table:table-cell>
          <table:table-cell table:number-columns-repeated="5"/>
          <table:table-cell office:value-type="float" office:value="83631" calcext:value-type="float">
            <text:p>83631</text:p>
          </table:table-cell>
          <table:table-cell office:value-type="float" office:value="349.264526" calcext:value-type="float">
            <text:p>349.26452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AB720]-[.AB71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764" calcext:value-type="float">
            <text:p>-0.001764</text:p>
          </table:table-cell>
          <table:table-cell table:number-columns-repeated="9"/>
          <table:table-cell office:value-type="float" office:value="40115" calcext:value-type="float">
            <text:p>40115</text:p>
          </table:table-cell>
          <table:table-cell office:value-type="float" office:value="0.091364" calcext:value-type="float">
            <text:p>0.091364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005692" calcext:value-type="float">
            <text:p>0.005692</text:p>
          </table:table-cell>
          <table:table-cell table:number-columns-repeated="2"/>
          <table:table-cell office:value-type="float" office:value="22725" calcext:value-type="float">
            <text:p>22725</text:p>
          </table:table-cell>
          <table:table-cell office:value-type="float" office:value="-0.068636" calcext:value-type="float">
            <text:p>-0.068636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-0.005852" calcext:value-type="float">
            <text:p>-0.005852</text:p>
          </table:table-cell>
          <table:table-cell table:number-columns-repeated="5"/>
          <table:table-cell office:value-type="float" office:value="83734" calcext:value-type="float">
            <text:p>83734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721]-[.AB72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016755" calcext:value-type="float">
            <text:p>-0.016755</text:p>
          </table:table-cell>
          <table:table-cell table:number-columns-repeated="9"/>
          <table:table-cell office:value-type="float" office:value="40138" calcext:value-type="float">
            <text:p>40138</text:p>
          </table:table-cell>
          <table:table-cell office:value-type="float" office:value="0.081364" calcext:value-type="float">
            <text:p>0.081364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00457" calcext:value-type="float">
            <text:p>0.00457</text:p>
          </table:table-cell>
          <table:table-cell table:number-columns-repeated="2"/>
          <table:table-cell office:value-type="float" office:value="23680" calcext:value-type="float">
            <text:p>23680</text:p>
          </table:table-cell>
          <table:table-cell office:value-type="float" office:value="-0.105909" calcext:value-type="float">
            <text:p>-0.105909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-0.005852" calcext:value-type="float">
            <text:p>-0.005852</text:p>
          </table:table-cell>
          <table:table-cell table:number-columns-repeated="5"/>
          <table:table-cell office:value-type="float" office:value="83836" calcext:value-type="float">
            <text:p>8383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722]-[.AB72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951" calcext:value-type="float">
            <text:p>23951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9"/>
          <table:table-cell office:value-type="float" office:value="40160" calcext:value-type="float">
            <text:p>40160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2"/>
          <table:table-cell office:value-type="float" office:value="20814" calcext:value-type="float">
            <text:p>20814</text:p>
          </table:table-cell>
          <table:table-cell office:value-type="float" office:value="0.015455" calcext:value-type="float">
            <text:p>0.015455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005932" calcext:value-type="float">
            <text:p>-0.005932</text:p>
          </table:table-cell>
          <table:table-cell table:number-columns-repeated="5"/>
          <table:table-cell office:value-type="float" office:value="83938" calcext:value-type="float">
            <text:p>83938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AB723]-[.AB72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928" calcext:value-type="float">
            <text:p>23928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005692" calcext:value-type="float">
            <text:p>0.005692</text:p>
          </table:table-cell>
          <table:table-cell table:number-columns-repeated="9"/>
          <table:table-cell office:value-type="float" office:value="40183" calcext:value-type="float">
            <text:p>40183</text:p>
          </table:table-cell>
          <table:table-cell office:value-type="float" office:value="0.117273" calcext:value-type="float">
            <text:p>0.117273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007215" calcext:value-type="float">
            <text:p>0.007215</text:p>
          </table:table-cell>
          <table:table-cell table:number-columns-repeated="2"/>
          <table:table-cell office:value-type="float" office:value="25454" calcext:value-type="float">
            <text:p>25454</text:p>
          </table:table-cell>
          <table:table-cell office:value-type="float" office:value="-0.109545" calcext:value-type="float">
            <text:p>-0.109545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005932" calcext:value-type="float">
            <text:p>-0.005932</text:p>
          </table:table-cell>
          <table:table-cell table:number-columns-repeated="5"/>
          <table:table-cell office:value-type="float" office:value="84041" calcext:value-type="float">
            <text:p>84041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AB724]-[.AB72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905" calcext:value-type="float">
            <text:p>23905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1443" calcext:value-type="float">
            <text:p>-0.001443</text:p>
          </table:table-cell>
          <table:table-cell table:number-columns-repeated="9"/>
          <table:table-cell office:value-type="float" office:value="40206" calcext:value-type="float">
            <text:p>40206</text:p>
          </table:table-cell>
          <table:table-cell office:value-type="float" office:value="0.112727" calcext:value-type="float">
            <text:p>0.112727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2"/>
          <table:table-cell office:value-type="float" office:value="23157" calcext:value-type="float">
            <text:p>23157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5"/>
          <table:table-cell office:value-type="float" office:value="84143" calcext:value-type="float">
            <text:p>84143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AB725]-[.AB72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883" calcext:value-type="float">
            <text:p>23883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9"/>
          <table:table-cell office:value-type="float" office:value="40229" calcext:value-type="float">
            <text:p>40229</text:p>
          </table:table-cell>
          <table:table-cell office:value-type="float" office:value="0.058182" calcext:value-type="float">
            <text:p>0.058182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2"/>
          <table:table-cell office:value-type="float" office:value="31483" calcext:value-type="float">
            <text:p>31483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5"/>
          <table:table-cell office:value-type="float" office:value="84246" calcext:value-type="float">
            <text:p>84246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AB726]-[.AB72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860" calcext:value-type="float">
            <text:p>23860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9"/>
          <table:table-cell office:value-type="float" office:value="40251" calcext:value-type="float">
            <text:p>40251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24613" calcext:value-type="float">
            <text:p>2461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5"/>
          <table:table-cell office:value-type="float" office:value="84348" calcext:value-type="float">
            <text:p>84348</text:p>
          </table:table-cell>
          <table:table-cell office:value-type="float" office:value="349.300873" calcext:value-type="float">
            <text:p>349.30087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AB727]-[.AB72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837" calcext:value-type="float">
            <text:p>23837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9"/>
          <table:table-cell office:value-type="float" office:value="40274" calcext:value-type="float">
            <text:p>4027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2"/>
          <table:table-cell office:value-type="float" office:value="30095" calcext:value-type="float">
            <text:p>30095</text:p>
          </table:table-cell>
          <table:table-cell office:value-type="float" office:value="-0.034545" calcext:value-type="float">
            <text:p>-0.034545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5"/>
          <table:table-cell office:value-type="float" office:value="84450" calcext:value-type="float">
            <text:p>84450</text:p>
          </table:table-cell>
          <table:table-cell office:value-type="float" office:value="349.276794" calcext:value-type="float">
            <text:p>349.27679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AB728]-[.AB7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3928" calcext:value-type="float">
            <text:p>-0.003928</text:p>
          </table:table-cell>
          <table:table-cell table:number-columns-repeated="9"/>
          <table:table-cell office:value-type="float" office:value="40297" calcext:value-type="float">
            <text:p>40297</text:p>
          </table:table-cell>
          <table:table-cell office:value-type="float" office:value="-0.084545" calcext:value-type="float">
            <text:p>-0.084545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005932" calcext:value-type="float">
            <text:p>-0.005932</text:p>
          </table:table-cell>
          <table:table-cell table:number-columns-repeated="2"/>
          <table:table-cell office:value-type="float" office:value="17356" calcext:value-type="float">
            <text:p>1735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5"/>
          <table:table-cell office:value-type="float" office:value="84553" calcext:value-type="float">
            <text:p>84553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AB729]-[.AB72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792" calcext:value-type="float">
            <text:p>23792</text:p>
          </table:table-cell>
          <table:table-cell office:value-type="float" office:value="-0.136364" calcext:value-type="float">
            <text:p>-0.136364</text:p>
          </table:table-cell>
          <table:table-cell office:value-type="float" office:value="-0.00481" calcext:value-type="float">
            <text:p>-0.00481</text:p>
          </table:table-cell>
          <table:table-cell table:number-columns-repeated="9"/>
          <table:table-cell office:value-type="float" office:value="40320" calcext:value-type="float">
            <text:p>40320</text:p>
          </table:table-cell>
          <table:table-cell office:value-type="float" office:value="-0.114545" calcext:value-type="float">
            <text:p>-0.114545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number-columns-repeated="5"/>
          <table:table-cell office:value-type="float" office:value="84655" calcext:value-type="float">
            <text:p>84655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AB730]-[.AB7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769" calcext:value-type="float">
            <text:p>23769</text:p>
          </table:table-cell>
          <table:table-cell office:value-type="float" office:value="-0.340909" calcext:value-type="float">
            <text:p>-0.340909</text:p>
          </table:table-cell>
          <table:table-cell office:value-type="float" office:value="-0.012025" calcext:value-type="float">
            <text:p>-0.012025</text:p>
          </table:table-cell>
          <table:table-cell table:number-columns-repeated="9"/>
          <table:table-cell office:value-type="float" office:value="40342" calcext:value-type="float">
            <text:p>40342</text:p>
          </table:table-cell>
          <table:table-cell office:value-type="float" office:value="-0.037273" calcext:value-type="float">
            <text:p>-0.0372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97" calcext:value-type="float">
            <text:p>0.0097</text:p>
          </table:table-cell>
          <table:table-cell table:number-columns-repeated="2"/>
          <table:table-cell office:value-type="float" office:value="17470" calcext:value-type="float">
            <text:p>17470</text:p>
          </table:table-cell>
          <table:table-cell office:value-type="float" office:value="-0.033182" calcext:value-type="float">
            <text:p>-0.033182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number-columns-repeated="5"/>
          <table:table-cell office:value-type="float" office:value="84757" calcext:value-type="float">
            <text:p>84757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731]-[.AB73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746" calcext:value-type="float">
            <text:p>23746</text:p>
          </table:table-cell>
          <table:table-cell office:value-type="float" office:value="-0.413636" calcext:value-type="float">
            <text:p>-0.413636</text:p>
          </table:table-cell>
          <table:table-cell office:value-type="float" office:value="-0.014591" calcext:value-type="float">
            <text:p>-0.014591</text:p>
          </table:table-cell>
          <table:table-cell table:number-columns-repeated="9"/>
          <table:table-cell office:value-type="float" office:value="40365" calcext:value-type="float">
            <text:p>40365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2"/>
          <table:table-cell office:value-type="float" office:value="33575" calcext:value-type="float">
            <text:p>33575</text:p>
          </table:table-cell>
          <table:table-cell office:value-type="float" office:value="-0.067273" calcext:value-type="float">
            <text:p>-0.067273</text:p>
          </table:table-cell>
          <table:table-cell office:value-type="float" office:value="-0.172727" calcext:value-type="float">
            <text:p>-0.172727</text:p>
          </table:table-cell>
          <table:table-cell office:value-type="float" office:value="-0.006093" calcext:value-type="float">
            <text:p>-0.006093</text:p>
          </table:table-cell>
          <table:table-cell table:number-columns-repeated="5"/>
          <table:table-cell office:value-type="float" office:value="84860" calcext:value-type="float">
            <text:p>84860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732]-[.AB73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9"/>
          <table:table-cell office:value-type="float" office:value="40388" calcext:value-type="float">
            <text:p>40388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2"/>
          <table:table-cell office:value-type="float" office:value="34121" calcext:value-type="float">
            <text:p>3412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06173" calcext:value-type="float">
            <text:p>-0.006173</text:p>
          </table:table-cell>
          <table:table-cell table:number-columns-repeated="5"/>
          <table:table-cell office:value-type="float" office:value="84962" calcext:value-type="float">
            <text:p>84962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AB733]-[.AB73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701" calcext:value-type="float">
            <text:p>23701</text:p>
          </table:table-cell>
          <table:table-cell office:value-type="float" office:value="0.252273" calcext:value-type="float">
            <text:p>0.252273</text:p>
          </table:table-cell>
          <table:table-cell office:value-type="float" office:value="0.008899" calcext:value-type="float">
            <text:p>0.008899</text:p>
          </table:table-cell>
          <table:table-cell table:number-columns-repeated="9"/>
          <table:table-cell office:value-type="float" office:value="40411" calcext:value-type="float">
            <text:p>40411</text:p>
          </table:table-cell>
          <table:table-cell office:value-type="float" office:value="0.096364" calcext:value-type="float">
            <text:p>0.096364</text:p>
          </table:table-cell>
          <table:table-cell office:value-type="float" office:value="0.254545" calcext:value-type="float">
            <text:p>0.254545</text:p>
          </table:table-cell>
          <table:table-cell office:value-type="float" office:value="0.008979" calcext:value-type="float">
            <text:p>0.008979</text:p>
          </table:table-cell>
          <table:table-cell table:number-columns-repeated="2"/>
          <table:table-cell office:value-type="float" office:value="21860" calcext:value-type="float">
            <text:p>21860</text:p>
          </table:table-cell>
          <table:table-cell office:value-type="float" office:value="-0.114091" calcext:value-type="float">
            <text:p>-0.114091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06173" calcext:value-type="float">
            <text:p>-0.006173</text:p>
          </table:table-cell>
          <table:table-cell table:number-columns-repeated="5"/>
          <table:table-cell office:value-type="float" office:value="85065" calcext:value-type="float">
            <text:p>85065</text:p>
          </table:table-cell>
          <table:table-cell office:value-type="float" office:value="349.335876" calcext:value-type="float">
            <text:p>349.33587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734]-[.AB73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678" calcext:value-type="float">
            <text:p>23678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01122" calcext:value-type="float">
            <text:p>0.001122</text:p>
          </table:table-cell>
          <table:table-cell table:number-columns-repeated="9"/>
          <table:table-cell office:value-type="float" office:value="40433" calcext:value-type="float">
            <text:p>4043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2"/>
          <table:table-cell office:value-type="float" office:value="28252" calcext:value-type="float">
            <text:p>28252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5"/>
          <table:table-cell office:value-type="float" office:value="85167" calcext:value-type="float">
            <text:p>85167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AB735]-[.AB73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655" calcext:value-type="float">
            <text:p>2365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2565" calcext:value-type="float">
            <text:p>-0.002565</text:p>
          </table:table-cell>
          <table:table-cell table:number-columns-repeated="9"/>
          <table:table-cell office:value-type="float" office:value="40456" calcext:value-type="float">
            <text:p>40456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641" calcext:value-type="float">
            <text:p>0.000641</text:p>
          </table:table-cell>
          <table:table-cell table:number-columns-repeated="2"/>
          <table:table-cell office:value-type="float" office:value="32210" calcext:value-type="float">
            <text:p>32210</text:p>
          </table:table-cell>
          <table:table-cell office:value-type="float" office:value="-0.060455" calcext:value-type="float">
            <text:p>-0.060455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5"/>
          <table:table-cell office:value-type="float" office:value="85269" calcext:value-type="float">
            <text:p>85269</text:p>
          </table:table-cell>
          <table:table-cell office:value-type="float" office:value="349.371796" calcext:value-type="float">
            <text:p>349.37179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AB736]-[.AB73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9"/>
          <table:table-cell office:value-type="float" office:value="40479" calcext:value-type="float">
            <text:p>40479</text:p>
          </table:table-cell>
          <table:table-cell office:value-type="float" office:value="0.077727" calcext:value-type="float">
            <text:p>0.077727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2"/>
          <table:table-cell office:value-type="float" office:value="20951" calcext:value-type="float">
            <text:p>20951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5"/>
          <table:table-cell office:value-type="float" office:value="85372" calcext:value-type="float">
            <text:p>85372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AB737]-[.AB73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9"/>
          <table:table-cell office:value-type="float" office:value="40502" calcext:value-type="float">
            <text:p>40502</text:p>
          </table:table-cell>
          <table:table-cell office:value-type="float" office:value="0.059545" calcext:value-type="float">
            <text:p>0.059545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2"/>
          <table:table-cell office:value-type="float" office:value="21474" calcext:value-type="float">
            <text:p>21474</text:p>
          </table:table-cell>
          <table:table-cell office:value-type="float" office:value="-0.135909" calcext:value-type="float">
            <text:p>-0.135909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6253" calcext:value-type="float">
            <text:p>-0.006253</text:p>
          </table:table-cell>
          <table:table-cell table:number-columns-repeated="5"/>
          <table:table-cell office:value-type="float" office:value="85474" calcext:value-type="float">
            <text:p>85474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AB738]-[.AB73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587" calcext:value-type="float">
            <text:p>23587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number-columns-repeated="9"/>
          <table:table-cell office:value-type="float" office:value="40524" calcext:value-type="float">
            <text:p>40524</text:p>
          </table:table-cell>
          <table:table-cell office:value-type="float" office:value="-0.030455" calcext:value-type="float">
            <text:p>-0.030455</text:p>
          </table:table-cell>
          <table:table-cell office:value-type="float" office:value="-0.195455" calcext:value-type="float">
            <text:p>-0.195455</text:p>
          </table:table-cell>
          <table:table-cell office:value-type="float" office:value="-0.006894" calcext:value-type="float">
            <text:p>-0.006894</text:p>
          </table:table-cell>
          <table:table-cell table:number-columns-repeated="2"/>
          <table:table-cell office:value-type="float" office:value="17743" calcext:value-type="float">
            <text:p>17743</text:p>
          </table:table-cell>
          <table:table-cell office:value-type="float" office:value="-0.032727" calcext:value-type="float">
            <text:p>-0.032727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5"/>
          <table:table-cell office:value-type="float" office:value="85576" calcext:value-type="float">
            <text:p>85576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AB739]-[.AB73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564" calcext:value-type="float">
            <text:p>23564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5532" calcext:value-type="float">
            <text:p>-0.005532</text:p>
          </table:table-cell>
          <table:table-cell table:number-columns-repeated="9"/>
          <table:table-cell office:value-type="float" office:value="40547" calcext:value-type="float">
            <text:p>40547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29049" calcext:value-type="float">
            <text:p>29049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5"/>
          <table:table-cell office:value-type="float" office:value="85679" calcext:value-type="float">
            <text:p>85679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AB740]-[.AB73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float" office:value="-0.4" calcext:value-type="float">
            <text:p>-0.4</text:p>
          </table:table-cell>
          <table:table-cell office:value-type="float" office:value="-0.01411" calcext:value-type="float">
            <text:p>-0.01411</text:p>
          </table:table-cell>
          <table:table-cell table:number-columns-repeated="9"/>
          <table:table-cell office:value-type="float" office:value="40570" calcext:value-type="float">
            <text:p>40570</text:p>
          </table:table-cell>
          <table:table-cell office:value-type="float" office:value="0.064545" calcext:value-type="float">
            <text:p>0.064545</text:p>
          </table:table-cell>
          <table:table-cell office:value-type="float" office:value="0.352273" calcext:value-type="float">
            <text:p>0.352273</text:p>
          </table:table-cell>
          <table:table-cell office:value-type="float" office:value="0.012426" calcext:value-type="float">
            <text:p>0.012426</text:p>
          </table:table-cell>
          <table:table-cell table:number-columns-repeated="2"/>
          <table:table-cell office:value-type="float" office:value="22247" calcext:value-type="float">
            <text:p>22247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5"/>
          <table:table-cell office:value-type="float" office:value="85781" calcext:value-type="float">
            <text:p>85781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AB741]-[.AB74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519" calcext:value-type="float">
            <text:p>23519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9"/>
          <table:table-cell office:value-type="float" office:value="40593" calcext:value-type="float">
            <text:p>40593</text:p>
          </table:table-cell>
          <table:table-cell office:value-type="float" office:value="0.050455" calcext:value-type="float">
            <text:p>0.050455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2"/>
          <table:table-cell office:value-type="float" office:value="29344" calcext:value-type="float">
            <text:p>29344</text:p>
          </table:table-cell>
          <table:table-cell office:value-type="float" office:value="-0.106364" calcext:value-type="float">
            <text:p>-0.106364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006333" calcext:value-type="float">
            <text:p>-0.006333</text:p>
          </table:table-cell>
          <table:table-cell table:number-columns-repeated="5"/>
          <table:table-cell office:value-type="float" office:value="85884" calcext:value-type="float">
            <text:p>85884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AB742]-[.AB74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496" calcext:value-type="float">
            <text:p>23496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9"/>
          <table:table-cell office:value-type="float" office:value="40615" calcext:value-type="float">
            <text:p>40615</text:p>
          </table:table-cell>
          <table:table-cell office:value-type="float" office:value="0.089545" calcext:value-type="float">
            <text:p>0.089545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2"/>
          <table:table-cell office:value-type="float" office:value="28776" calcext:value-type="float">
            <text:p>28776</text:p>
          </table:table-cell>
          <table:table-cell office:value-type="float" office:value="-0.074545" calcext:value-type="float">
            <text:p>-0.074545</text:p>
          </table:table-cell>
          <table:table-cell office:value-type="float" office:value="-0.181818" calcext:value-type="float">
            <text:p>-0.181818</text:p>
          </table:table-cell>
          <table:table-cell office:value-type="float" office:value="-0.006413" calcext:value-type="float">
            <text:p>-0.006413</text:p>
          </table:table-cell>
          <table:table-cell table:number-columns-repeated="5"/>
          <table:table-cell office:value-type="float" office:value="85986" calcext:value-type="float">
            <text:p>85986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AB743]-[.AB74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473" calcext:value-type="float">
            <text:p>23473</text:p>
          </table:table-cell>
          <table:table-cell office:value-type="float" office:value="-0.181818" calcext:value-type="float">
            <text:p>-0.181818</text:p>
          </table:table-cell>
          <table:table-cell office:value-type="float" office:value="-0.006413" calcext:value-type="float">
            <text:p>-0.006413</text:p>
          </table:table-cell>
          <table:table-cell table:number-columns-repeated="9"/>
          <table:table-cell office:value-type="float" office:value="40638" calcext:value-type="float">
            <text:p>40638</text:p>
          </table:table-cell>
          <table:table-cell office:value-type="float" office:value="0.133636" calcext:value-type="float">
            <text:p>0.1336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82" calcext:value-type="float">
            <text:p>0.000882</text:p>
          </table:table-cell>
          <table:table-cell table:number-columns-repeated="2"/>
          <table:table-cell office:value-type="float" office:value="19745" calcext:value-type="float">
            <text:p>19745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181818" calcext:value-type="float">
            <text:p>-0.181818</text:p>
          </table:table-cell>
          <table:table-cell office:value-type="float" office:value="-0.006413" calcext:value-type="float">
            <text:p>-0.006413</text:p>
          </table:table-cell>
          <table:table-cell table:number-columns-repeated="5"/>
          <table:table-cell office:value-type="float" office:value="86088" calcext:value-type="float">
            <text:p>86088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AB744]-[.AB74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007937" calcext:value-type="float">
            <text:p>-0.007937</text:p>
          </table:table-cell>
          <table:table-cell table:number-columns-repeated="9"/>
          <table:table-cell office:value-type="float" office:value="40661" calcext:value-type="float">
            <text:p>40661</text:p>
          </table:table-cell>
          <table:table-cell office:value-type="float" office:value="0.095" calcext:value-type="float">
            <text:p>0.095</text:p>
          </table:table-cell>
          <table:table-cell office:value-type="float" office:value="-0.138636" calcext:value-type="float">
            <text:p>-0.138636</text:p>
          </table:table-cell>
          <table:table-cell office:value-type="float" office:value="-0.00489" calcext:value-type="float">
            <text:p>-0.00489</text:p>
          </table:table-cell>
          <table:table-cell table:number-columns-repeated="2"/>
          <table:table-cell office:value-type="float" office:value="25659" calcext:value-type="float">
            <text:p>25659</text:p>
          </table:table-cell>
          <table:table-cell office:value-type="float" office:value="-0.074091" calcext:value-type="float">
            <text:p>-0.074091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number-columns-repeated="5"/>
          <table:table-cell office:value-type="float" office:value="86191" calcext:value-type="float">
            <text:p>86191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AB745]-[.AB74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428" calcext:value-type="float">
            <text:p>23428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367" calcext:value-type="float">
            <text:p>-0.003367</text:p>
          </table:table-cell>
          <table:table-cell table:number-columns-repeated="9"/>
          <table:table-cell office:value-type="float" office:value="40684" calcext:value-type="float">
            <text:p>40684</text:p>
          </table:table-cell>
          <table:table-cell office:value-type="float" office:value="-0.006364" calcext:value-type="float">
            <text:p>-0.006364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5451" calcext:value-type="float">
            <text:p>-0.005451</text:p>
          </table:table-cell>
          <table:table-cell table:number-columns-repeated="2"/>
          <table:table-cell office:value-type="float" office:value="19495" calcext:value-type="float">
            <text:p>19495</text:p>
          </table:table-cell>
          <table:table-cell office:value-type="float" office:value="-0.117273" calcext:value-type="float">
            <text:p>-0.117273</text:p>
          </table:table-cell>
          <table:table-cell office:value-type="float" office:value="-0.184091" calcext:value-type="float">
            <text:p>-0.184091</text:p>
          </table:table-cell>
          <table:table-cell office:value-type="float" office:value="-0.006494" calcext:value-type="float">
            <text:p>-0.006494</text:p>
          </table:table-cell>
          <table:table-cell table:number-columns-repeated="5"/>
          <table:table-cell office:value-type="float" office:value="86293" calcext:value-type="float">
            <text:p>86293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AB746]-[.AB74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405" calcext:value-type="float">
            <text:p>23405</text:p>
          </table:table-cell>
          <table:table-cell office:value-type="float" office:value="-0.220455" calcext:value-type="float">
            <text:p>-0.220455</text:p>
          </table:table-cell>
          <table:table-cell office:value-type="float" office:value="-0.007776" calcext:value-type="float">
            <text:p>-0.007776</text:p>
          </table:table-cell>
          <table:table-cell table:number-columns-repeated="9"/>
          <table:table-cell office:value-type="float" office:value="40706" calcext:value-type="float">
            <text:p>40706</text:p>
          </table:table-cell>
          <table:table-cell office:value-type="float" office:value="-0.055455" calcext:value-type="float">
            <text:p>-0.055455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2"/>
          <table:table-cell office:value-type="float" office:value="18767" calcext:value-type="float">
            <text:p>18767</text:p>
          </table:table-cell>
          <table:table-cell office:value-type="float" office:value="-0.001364" calcext:value-type="float">
            <text:p>-0.001364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-0.006574" calcext:value-type="float">
            <text:p>-0.006574</text:p>
          </table:table-cell>
          <table:table-cell table:number-columns-repeated="5"/>
          <table:table-cell office:value-type="float" office:value="86396" calcext:value-type="float">
            <text:p>86396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747]-[.AB74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9"/>
          <table:table-cell office:value-type="float" office:value="40729" calcext:value-type="float">
            <text:p>40729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3287" calcext:value-type="float">
            <text:p>-0.003287</text:p>
          </table:table-cell>
          <table:table-cell table:number-columns-repeated="2"/>
          <table:table-cell office:value-type="float" office:value="27888" calcext:value-type="float">
            <text:p>2788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-0.006574" calcext:value-type="float">
            <text:p>-0.006574</text:p>
          </table:table-cell>
          <table:table-cell table:number-columns-repeated="5"/>
          <table:table-cell office:value-type="float" office:value="86498" calcext:value-type="float">
            <text:p>86498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748]-[.AB74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359" calcext:value-type="float">
            <text:p>23359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3127" calcext:value-type="float">
            <text:p>-0.003127</text:p>
          </table:table-cell>
          <table:table-cell table:number-columns-repeated="9"/>
          <table:table-cell office:value-type="float" office:value="40752" calcext:value-type="float">
            <text:p>40752</text:p>
          </table:table-cell>
          <table:table-cell office:value-type="float" office:value="-0.084545" calcext:value-type="float">
            <text:p>-0.0845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2"/>
          <table:table-cell office:value-type="float" office:value="32802" calcext:value-type="float">
            <text:p>32802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-0.006574" calcext:value-type="float">
            <text:p>-0.006574</text:p>
          </table:table-cell>
          <table:table-cell table:number-columns-repeated="5"/>
          <table:table-cell office:value-type="float" office:value="86600" calcext:value-type="float">
            <text:p>86600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AB749]-[.AB74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337" calcext:value-type="float">
            <text:p>23337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-0.005211" calcext:value-type="float">
            <text:p>-0.005211</text:p>
          </table:table-cell>
          <table:table-cell table:number-columns-repeated="9"/>
          <table:table-cell office:value-type="float" office:value="40775" calcext:value-type="float">
            <text:p>4077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2"/>
          <table:table-cell office:value-type="float" office:value="28048" calcext:value-type="float">
            <text:p>28048</text:p>
          </table:table-cell>
          <table:table-cell office:value-type="float" office:value="0.01" calcext:value-type="float">
            <text:p>0.01</text:p>
          </table:table-cell>
          <table:table-cell office:value-type="float" office:value="-0.188636" calcext:value-type="float">
            <text:p>-0.188636</text:p>
          </table:table-cell>
          <table:table-cell office:value-type="float" office:value="-0.006654" calcext:value-type="float">
            <text:p>-0.006654</text:p>
          </table:table-cell>
          <table:table-cell table:number-columns-repeated="5"/>
          <table:table-cell office:value-type="float" office:value="86703" calcext:value-type="float">
            <text:p>86703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750]-[.AB74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314" calcext:value-type="float">
            <text:p>23314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40797" calcext:value-type="float">
            <text:p>40797</text:p>
          </table:table-cell>
          <table:table-cell office:value-type="float" office:value="0.032727" calcext:value-type="float">
            <text:p>0.032727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24226" calcext:value-type="float">
            <text:p>24226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-0.188636" calcext:value-type="float">
            <text:p>-0.188636</text:p>
          </table:table-cell>
          <table:table-cell office:value-type="float" office:value="-0.006654" calcext:value-type="float">
            <text:p>-0.006654</text:p>
          </table:table-cell>
          <table:table-cell table:number-columns-repeated="5"/>
          <table:table-cell office:value-type="float" office:value="86805" calcext:value-type="float">
            <text:p>86805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AB751]-[.AB75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9"/>
          <table:table-cell office:value-type="float" office:value="40820" calcext:value-type="float">
            <text:p>40820</text:p>
          </table:table-cell>
          <table:table-cell office:value-type="float" office:value="0.069091" calcext:value-type="float">
            <text:p>0.069091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00722" calcext:value-type="float">
            <text:p>0.000722</text:p>
          </table:table-cell>
          <table:table-cell table:number-columns-repeated="2"/>
          <table:table-cell office:value-type="float" office:value="23657" calcext:value-type="float">
            <text:p>23657</text:p>
          </table:table-cell>
          <table:table-cell office:value-type="float" office:value="-0.086818" calcext:value-type="float">
            <text:p>-0.086818</text:p>
          </table:table-cell>
          <table:table-cell office:value-type="float" office:value="-0.188636" calcext:value-type="float">
            <text:p>-0.188636</text:p>
          </table:table-cell>
          <table:table-cell office:value-type="float" office:value="-0.006654" calcext:value-type="float">
            <text:p>-0.006654</text:p>
          </table:table-cell>
          <table:table-cell table:number-columns-repeated="5"/>
          <table:table-cell office:value-type="float" office:value="86907" calcext:value-type="float">
            <text:p>86907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AB752]-[.AB75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268" calcext:value-type="float">
            <text:p>23268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9"/>
          <table:table-cell office:value-type="float" office:value="40843" calcext:value-type="float">
            <text:p>40843</text:p>
          </table:table-cell>
          <table:table-cell office:value-type="float" office:value="0.096818" calcext:value-type="float">
            <text:p>0.096818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001603" calcext:value-type="float">
            <text:p>0.001603</text:p>
          </table:table-cell>
          <table:table-cell table:number-columns-repeated="2"/>
          <table:table-cell office:value-type="float" office:value="17925" calcext:value-type="float">
            <text:p>17925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188636" calcext:value-type="float">
            <text:p>-0.188636</text:p>
          </table:table-cell>
          <table:table-cell office:value-type="float" office:value="-0.006654" calcext:value-type="float">
            <text:p>-0.006654</text:p>
          </table:table-cell>
          <table:table-cell table:number-columns-repeated="5"/>
          <table:table-cell office:value-type="float" office:value="87010" calcext:value-type="float">
            <text:p>87010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AB753]-[.AB75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246" calcext:value-type="float">
            <text:p>23246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9"/>
          <table:table-cell office:value-type="float" office:value="40866" calcext:value-type="float">
            <text:p>40866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-0.295455" calcext:value-type="float">
            <text:p>-0.295455</text:p>
          </table:table-cell>
          <table:table-cell office:value-type="float" office:value="-0.010422" calcext:value-type="float">
            <text:p>-0.010422</text:p>
          </table:table-cell>
          <table:table-cell table:number-columns-repeated="2"/>
          <table:table-cell office:value-type="float" office:value="26182" calcext:value-type="float">
            <text:p>26182</text:p>
          </table:table-cell>
          <table:table-cell office:value-type="float" office:value="-0.114545" calcext:value-type="float">
            <text:p>-0.114545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5"/>
          <table:table-cell office:value-type="float" office:value="87112" calcext:value-type="float">
            <text:p>87112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AB754]-[.AB75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223" calcext:value-type="float">
            <text:p>23223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9"/>
          <table:table-cell office:value-type="float" office:value="40888" calcext:value-type="float">
            <text:p>40888</text:p>
          </table:table-cell>
          <table:table-cell office:value-type="float" office:value="-0.060909" calcext:value-type="float">
            <text:p>-0.060909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7375" calcext:value-type="float">
            <text:p>-0.007375</text:p>
          </table:table-cell>
          <table:table-cell table:number-columns-repeated="2"/>
          <table:table-cell office:value-type="float" office:value="32711" calcext:value-type="float">
            <text:p>32711</text:p>
          </table:table-cell>
          <table:table-cell office:value-type="float" office:value="-0.116818" calcext:value-type="float">
            <text:p>-0.116818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5"/>
          <table:table-cell office:value-type="float" office:value="87215" calcext:value-type="float">
            <text:p>87215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AB755]-[.AB75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3046" calcext:value-type="float">
            <text:p>-0.003046</text:p>
          </table:table-cell>
          <table:table-cell table:number-columns-repeated="9"/>
          <table:table-cell office:value-type="float" office:value="40911" calcext:value-type="float">
            <text:p>40911</text:p>
          </table:table-cell>
          <table:table-cell office:value-type="float" office:value="-0.069091" calcext:value-type="float">
            <text:p>-0.069091</text:p>
          </table:table-cell>
          <table:table-cell office:value-type="float" office:value="0.093182" calcext:value-type="float">
            <text:p>0.093182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34167" calcext:value-type="float">
            <text:p>34167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-0.193182" calcext:value-type="float">
            <text:p>-0.193182</text:p>
          </table:table-cell>
          <table:table-cell office:value-type="float" office:value="-0.006814" calcext:value-type="float">
            <text:p>-0.006814</text:p>
          </table:table-cell>
          <table:table-cell table:number-columns-repeated="5"/>
          <table:table-cell office:value-type="float" office:value="87317" calcext:value-type="float">
            <text:p>87317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AB756]-[.AB75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177" calcext:value-type="float">
            <text:p>231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9"/>
          <table:table-cell office:value-type="float" office:value="40934" calcext:value-type="float">
            <text:p>40934</text:p>
          </table:table-cell>
          <table:table-cell office:value-type="float" office:value="-0.031364" calcext:value-type="float">
            <text:p>-0.031364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007375" calcext:value-type="float">
            <text:p>0.007375</text:p>
          </table:table-cell>
          <table:table-cell table:number-columns-repeated="2"/>
          <table:table-cell office:value-type="float" office:value="21360" calcext:value-type="float">
            <text:p>21360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-0.195455" calcext:value-type="float">
            <text:p>-0.195455</text:p>
          </table:table-cell>
          <table:table-cell office:value-type="float" office:value="-0.006894" calcext:value-type="float">
            <text:p>-0.006894</text:p>
          </table:table-cell>
          <table:table-cell table:number-columns-repeated="5"/>
          <table:table-cell office:value-type="float" office:value="87419" calcext:value-type="float">
            <text:p>87419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AB757]-[.AB7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155" calcext:value-type="float">
            <text:p>23155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9"/>
          <table:table-cell office:value-type="float" office:value="40957" calcext:value-type="float">
            <text:p>40957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7937" calcext:value-type="float">
            <text:p>0.007937</text:p>
          </table:table-cell>
          <table:table-cell table:number-columns-repeated="2"/>
          <table:table-cell office:value-type="float" office:value="25295" calcext:value-type="float">
            <text:p>25295</text:p>
          </table:table-cell>
          <table:table-cell office:value-type="float" office:value="-0.128636" calcext:value-type="float">
            <text:p>-0.128636</text:p>
          </table:table-cell>
          <table:table-cell office:value-type="float" office:value="-0.195455" calcext:value-type="float">
            <text:p>-0.195455</text:p>
          </table:table-cell>
          <table:table-cell office:value-type="float" office:value="-0.006894" calcext:value-type="float">
            <text:p>-0.006894</text:p>
          </table:table-cell>
          <table:table-cell table:number-columns-repeated="5"/>
          <table:table-cell office:value-type="float" office:value="87522" calcext:value-type="float">
            <text:p>87522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AB758]-[.AB75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float" office:value="-0.279545" calcext:value-type="float">
            <text:p>-0.279545</text:p>
          </table:table-cell>
          <table:table-cell office:value-type="float" office:value="-0.009861" calcext:value-type="float">
            <text:p>-0.009861</text:p>
          </table:table-cell>
          <table:table-cell table:number-columns-repeated="9"/>
          <table:table-cell office:value-type="float" office:value="40979" calcext:value-type="float">
            <text:p>40979</text:p>
          </table:table-cell>
          <table:table-cell office:value-type="float" office:value="0.146818" calcext:value-type="float">
            <text:p>0.146818</text:p>
          </table:table-cell>
          <table:table-cell office:value-type="float" office:value="0.415909" calcext:value-type="float">
            <text:p>0.415909</text:p>
          </table:table-cell>
          <table:table-cell office:value-type="float" office:value="0.014671" calcext:value-type="float">
            <text:p>0.014671</text:p>
          </table:table-cell>
          <table:table-cell table:number-columns-repeated="2"/>
          <table:table-cell office:value-type="float" office:value="31710" calcext:value-type="float">
            <text:p>31710</text:p>
          </table:table-cell>
          <table:table-cell office:value-type="float" office:value="0.041818" calcext:value-type="float">
            <text:p>0.041818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006975" calcext:value-type="float">
            <text:p>-0.006975</text:p>
          </table:table-cell>
          <table:table-cell table:number-columns-repeated="5"/>
          <table:table-cell office:value-type="float" office:value="87624" calcext:value-type="float">
            <text:p>87624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759]-[.AB75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109" calcext:value-type="float">
            <text:p>23109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16" calcext:value-type="float">
            <text:p>0.00016</text:p>
          </table:table-cell>
          <table:table-cell table:number-columns-repeated="9"/>
          <table:table-cell office:value-type="float" office:value="41002" calcext:value-type="float">
            <text:p>41002</text:p>
          </table:table-cell>
          <table:table-cell office:value-type="float" office:value="0.204091" calcext:value-type="float">
            <text:p>0.204091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35213" calcext:value-type="float">
            <text:p>35213</text:p>
          </table:table-cell>
          <table:table-cell office:value-type="float" office:value="0.020909" calcext:value-type="float">
            <text:p>0.020909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006975" calcext:value-type="float">
            <text:p>-0.006975</text:p>
          </table:table-cell>
          <table:table-cell table:number-columns-repeated="5"/>
          <table:table-cell office:value-type="float" office:value="87726" calcext:value-type="float">
            <text:p>87726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AB760]-[.AB75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086" calcext:value-type="float">
            <text:p>23086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527" calcext:value-type="float">
            <text:p>-0.003527</text:p>
          </table:table-cell>
          <table:table-cell table:number-columns-repeated="9"/>
          <table:table-cell office:value-type="float" office:value="41025" calcext:value-type="float">
            <text:p>41025</text:p>
          </table:table-cell>
          <table:table-cell office:value-type="float" office:value="0.220455" calcext:value-type="float">
            <text:p>0.2204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2"/>
          <table:table-cell office:value-type="float" office:value="27252" calcext:value-type="float">
            <text:p>2725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006975" calcext:value-type="float">
            <text:p>-0.006975</text:p>
          </table:table-cell>
          <table:table-cell table:number-columns-repeated="5"/>
          <table:table-cell office:value-type="float" office:value="87829" calcext:value-type="float">
            <text:p>87829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AB761]-[.AB76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064" calcext:value-type="float">
            <text:p>23064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9"/>
          <table:table-cell office:value-type="float" office:value="41048" calcext:value-type="float">
            <text:p>41048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2"/>
          <table:table-cell office:value-type="float" office:value="27092" calcext:value-type="float">
            <text:p>27092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5"/>
          <table:table-cell office:value-type="float" office:value="87931" calcext:value-type="float">
            <text:p>87931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AB762]-[.AB76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3848" calcext:value-type="float">
            <text:p>-0.003848</text:p>
          </table:table-cell>
          <table:table-cell table:number-columns-repeated="9"/>
          <table:table-cell office:value-type="float" office:value="41070" calcext:value-type="float">
            <text:p>41070</text:p>
          </table:table-cell>
          <table:table-cell office:value-type="float" office:value="0.164091" calcext:value-type="float">
            <text:p>0.164091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0802" calcext:value-type="float">
            <text:p>-0.000802</text:p>
          </table:table-cell>
          <table:table-cell table:number-columns-repeated="2"/>
          <table:table-cell office:value-type="float" office:value="23362" calcext:value-type="float">
            <text:p>23362</text:p>
          </table:table-cell>
          <table:table-cell office:value-type="float" office:value="-0.068636" calcext:value-type="float">
            <text:p>-0.068636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5"/>
          <table:table-cell office:value-type="float" office:value="88034" calcext:value-type="float">
            <text:p>8803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AB763]-[.AB76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018" calcext:value-type="float">
            <text:p>23018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5051" calcext:value-type="float">
            <text:p>-0.005051</text:p>
          </table:table-cell>
          <table:table-cell table:number-columns-repeated="9"/>
          <table:table-cell office:value-type="float" office:value="41093" calcext:value-type="float">
            <text:p>41093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0.243182" calcext:value-type="float">
            <text:p>0.243182</text:p>
          </table:table-cell>
          <table:table-cell office:value-type="float" office:value="0.008578" calcext:value-type="float">
            <text:p>0.008578</text:p>
          </table:table-cell>
          <table:table-cell table:number-columns-repeated="2"/>
          <table:table-cell office:value-type="float" office:value="22497" calcext:value-type="float">
            <text:p>22497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5"/>
          <table:table-cell office:value-type="float" office:value="88136" calcext:value-type="float">
            <text:p>8813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AB764]-[.AB76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95" calcext:value-type="float">
            <text:p>22995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9"/>
          <table:table-cell office:value-type="float" office:value="41116" calcext:value-type="float">
            <text:p>41116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34212" calcext:value-type="float">
            <text:p>34212</text:p>
          </table:table-cell>
          <table:table-cell office:value-type="float" office:value="-0.157727" calcext:value-type="float">
            <text:p>-0.157727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5"/>
          <table:table-cell office:value-type="float" office:value="88238" calcext:value-type="float">
            <text:p>88238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AB765]-[.AB76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73" calcext:value-type="float">
            <text:p>22973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number-columns-repeated="9"/>
          <table:table-cell office:value-type="float" office:value="41139" calcext:value-type="float">
            <text:p>41139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2"/>
          <table:table-cell office:value-type="float" office:value="25932" calcext:value-type="float">
            <text:p>25932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-0.202273" calcext:value-type="float">
            <text:p>-0.202273</text:p>
          </table:table-cell>
          <table:table-cell office:value-type="float" office:value="-0.007135" calcext:value-type="float">
            <text:p>-0.007135</text:p>
          </table:table-cell>
          <table:table-cell table:number-columns-repeated="5"/>
          <table:table-cell office:value-type="float" office:value="88341" calcext:value-type="float">
            <text:p>88341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AB766]-[.AB76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950" calcext:value-type="float">
            <text:p>22950</text:p>
          </table:table-cell>
          <table:table-cell office:value-type="float" office:value="-0.188636" calcext:value-type="float">
            <text:p>-0.188636</text:p>
          </table:table-cell>
          <table:table-cell office:value-type="float" office:value="-0.006654" calcext:value-type="float">
            <text:p>-0.006654</text:p>
          </table:table-cell>
          <table:table-cell table:number-columns-repeated="9"/>
          <table:table-cell office:value-type="float" office:value="41161" calcext:value-type="float">
            <text:p>41161</text:p>
          </table:table-cell>
          <table:table-cell office:value-type="float" office:value="0.077727" calcext:value-type="float">
            <text:p>0.077727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042" calcext:value-type="float">
            <text:p>0.001042</text:p>
          </table:table-cell>
          <table:table-cell table:number-columns-repeated="2"/>
          <table:table-cell office:value-type="float" office:value="21383" calcext:value-type="float">
            <text:p>21383</text:p>
          </table:table-cell>
          <table:table-cell office:value-type="float" office:value="-0.056364" calcext:value-type="float">
            <text:p>-0.056364</text:p>
          </table:table-cell>
          <table:table-cell office:value-type="float" office:value="-0.202273" calcext:value-type="float">
            <text:p>-0.202273</text:p>
          </table:table-cell>
          <table:table-cell office:value-type="float" office:value="-0.007135" calcext:value-type="float">
            <text:p>-0.007135</text:p>
          </table:table-cell>
          <table:table-cell table:number-columns-repeated="5"/>
          <table:table-cell office:value-type="float" office:value="88443" calcext:value-type="float">
            <text:p>8844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AB767]-[.AB76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27" calcext:value-type="float">
            <text:p>22927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9"/>
          <table:table-cell office:value-type="float" office:value="41184" calcext:value-type="float">
            <text:p>41184</text:p>
          </table:table-cell>
          <table:table-cell office:value-type="float" office:value="0.126818" calcext:value-type="float">
            <text:p>0.126818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007856" calcext:value-type="float">
            <text:p>0.007856</text:p>
          </table:table-cell>
          <table:table-cell table:number-columns-repeated="2"/>
          <table:table-cell office:value-type="float" office:value="32984" calcext:value-type="float">
            <text:p>32984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5"/>
          <table:table-cell office:value-type="float" office:value="88545" calcext:value-type="float">
            <text:p>88545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AB768]-[.AB76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04" calcext:value-type="float">
            <text:p>22904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4329" calcext:value-type="float">
            <text:p>-0.004329</text:p>
          </table:table-cell>
          <table:table-cell table:number-columns-repeated="9"/>
          <table:table-cell office:value-type="float" office:value="41207" calcext:value-type="float">
            <text:p>41207</text:p>
          </table:table-cell>
          <table:table-cell office:value-type="float" office:value="0.112727" calcext:value-type="float">
            <text:p>0.112727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2"/>
          <table:table-cell office:value-type="float" office:value="26888" calcext:value-type="float">
            <text:p>26888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5"/>
          <table:table-cell office:value-type="float" office:value="88648" calcext:value-type="float">
            <text:p>8864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AB769]-[.AB76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5291" calcext:value-type="float">
            <text:p>-0.005291</text:p>
          </table:table-cell>
          <table:table-cell table:number-columns-repeated="9"/>
          <table:table-cell office:value-type="float" office:value="41230" calcext:value-type="float">
            <text:p>41230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28116" calcext:value-type="float">
            <text:p>28116</text:p>
          </table:table-cell>
          <table:table-cell office:value-type="float" office:value="-0.092727" calcext:value-type="float">
            <text:p>-0.092727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5"/>
          <table:table-cell office:value-type="float" office:value="88750" calcext:value-type="float">
            <text:p>88750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AB770]-[.AB76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859" calcext:value-type="float">
            <text:p>22859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010101" calcext:value-type="float">
            <text:p>0.010101</text:p>
          </table:table-cell>
          <table:table-cell table:number-columns-repeated="9"/>
          <table:table-cell office:value-type="float" office:value="41252" calcext:value-type="float">
            <text:p>41252</text:p>
          </table:table-cell>
          <table:table-cell office:value-type="float" office:value="0.09" calcext:value-type="float">
            <text:p>0.09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3207" calcext:value-type="float">
            <text:p>-0.003207</text:p>
          </table:table-cell>
          <table:table-cell table:number-columns-repeated="2"/>
          <table:table-cell office:value-type="float" office:value="18653" calcext:value-type="float">
            <text:p>1865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06818" calcext:value-type="float">
            <text:p>-0.206818</text:p>
          </table:table-cell>
          <table:table-cell office:value-type="float" office:value="-0.007295" calcext:value-type="float">
            <text:p>-0.007295</text:p>
          </table:table-cell>
          <table:table-cell table:number-columns-repeated="5"/>
          <table:table-cell office:value-type="float" office:value="88853" calcext:value-type="float">
            <text:p>88853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AB771]-[.AB77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836" calcext:value-type="float">
            <text:p>22836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9"/>
          <table:table-cell office:value-type="float" office:value="41275" calcext:value-type="float">
            <text:p>412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007215" calcext:value-type="float">
            <text:p>0.007215</text:p>
          </table:table-cell>
          <table:table-cell table:number-columns-repeated="2"/>
          <table:table-cell office:value-type="float" office:value="17129" calcext:value-type="float">
            <text:p>17129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206818" calcext:value-type="float">
            <text:p>-0.206818</text:p>
          </table:table-cell>
          <table:table-cell office:value-type="float" office:value="-0.007295" calcext:value-type="float">
            <text:p>-0.007295</text:p>
          </table:table-cell>
          <table:table-cell table:number-columns-repeated="5"/>
          <table:table-cell office:value-type="float" office:value="88955" calcext:value-type="float">
            <text:p>88955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AB772]-[.AB77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814" calcext:value-type="float">
            <text:p>22814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9"/>
          <table:table-cell office:value-type="float" office:value="41298" calcext:value-type="float">
            <text:p>41298</text:p>
          </table:table-cell>
          <table:table-cell office:value-type="float" office:value="0.126364" calcext:value-type="float">
            <text:p>0.126364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0.008097" calcext:value-type="float">
            <text:p>0.008097</text:p>
          </table:table-cell>
          <table:table-cell table:number-columns-repeated="2"/>
          <table:table-cell office:value-type="float" office:value="17083" calcext:value-type="float">
            <text:p>17083</text:p>
          </table:table-cell>
          <table:table-cell office:value-type="float" office:value="-0.099545" calcext:value-type="float">
            <text:p>-0.099545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7375" calcext:value-type="float">
            <text:p>-0.007375</text:p>
          </table:table-cell>
          <table:table-cell table:number-columns-repeated="5"/>
          <table:table-cell office:value-type="float" office:value="89057" calcext:value-type="float">
            <text:p>89057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AB773]-[.AB7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791" calcext:value-type="float">
            <text:p>22791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-0.005131" calcext:value-type="float">
            <text:p>-0.005131</text:p>
          </table:table-cell>
          <table:table-cell table:number-columns-repeated="9"/>
          <table:table-cell office:value-type="float" office:value="41321" calcext:value-type="float">
            <text:p>41321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2"/>
          <table:table-cell office:value-type="float" office:value="25318" calcext:value-type="float">
            <text:p>25318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7375" calcext:value-type="float">
            <text:p>-0.007375</text:p>
          </table:table-cell>
          <table:table-cell table:number-columns-repeated="5"/>
          <table:table-cell office:value-type="float" office:value="89160" calcext:value-type="float">
            <text:p>89160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774]-[.AB77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768" calcext:value-type="float">
            <text:p>22768</text:p>
          </table:table-cell>
          <table:table-cell office:value-type="float" office:value="-0.136364" calcext:value-type="float">
            <text:p>-0.136364</text:p>
          </table:table-cell>
          <table:table-cell office:value-type="float" office:value="-0.00481" calcext:value-type="float">
            <text:p>-0.00481</text:p>
          </table:table-cell>
          <table:table-cell table:number-columns-repeated="9"/>
          <table:table-cell office:value-type="float" office:value="41344" calcext:value-type="float">
            <text:p>41344</text:p>
          </table:table-cell>
          <table:table-cell office:value-type="float" office:value="0.097273" calcext:value-type="float">
            <text:p>0.097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1778" calcext:value-type="float">
            <text:p>31778</text:p>
          </table:table-cell>
          <table:table-cell office:value-type="float" office:value="-0.075909" calcext:value-type="float">
            <text:p>-0.075909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number-columns-repeated="5"/>
          <table:table-cell office:value-type="float" office:value="89262" calcext:value-type="float">
            <text:p>89262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AB775]-[.AB77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9"/>
          <table:table-cell office:value-type="float" office:value="41366" calcext:value-type="float">
            <text:p>41366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22816" calcext:value-type="float">
            <text:p>2281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number-columns-repeated="5"/>
          <table:table-cell office:value-type="float" office:value="89365" calcext:value-type="float">
            <text:p>89365</text:p>
          </table:table-cell>
          <table:table-cell office:value-type="float" office:value="349.372711" calcext:value-type="float">
            <text:p>349.37271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776]-[.AB77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723" calcext:value-type="float">
            <text:p>22723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9"/>
          <table:table-cell office:value-type="float" office:value="41389" calcext:value-type="float">
            <text:p>41389</text:p>
          </table:table-cell>
          <table:table-cell office:value-type="float" office:value="0.066364" calcext:value-type="float">
            <text:p>0.066364</text:p>
          </table:table-cell>
          <table:table-cell office:value-type="float" office:value="-0.168182" calcext:value-type="float">
            <text:p>-0.168182</text:p>
          </table:table-cell>
          <table:table-cell office:value-type="float" office:value="-0.005932" calcext:value-type="float">
            <text:p>-0.005932</text:p>
          </table:table-cell>
          <table:table-cell table:number-columns-repeated="2"/>
          <table:table-cell office:value-type="float" office:value="21769" calcext:value-type="float">
            <text:p>21769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213636" calcext:value-type="float">
            <text:p>-0.213636</text:p>
          </table:table-cell>
          <table:table-cell office:value-type="float" office:value="-0.007536" calcext:value-type="float">
            <text:p>-0.007536</text:p>
          </table:table-cell>
          <table:table-cell table:number-columns-repeated="5"/>
          <table:table-cell office:value-type="float" office:value="89467" calcext:value-type="float">
            <text:p>89467</text:p>
          </table:table-cell>
          <table:table-cell office:value-type="float" office:value="349.336334" calcext:value-type="float">
            <text:p>349.33633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AB777]-[.AB77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6013" calcext:value-type="float">
            <text:p>-0.006013</text:p>
          </table:table-cell>
          <table:table-cell table:number-columns-repeated="9"/>
          <table:table-cell office:value-type="float" office:value="41412" calcext:value-type="float">
            <text:p>41412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2"/>
          <table:table-cell office:value-type="float" office:value="21132" calcext:value-type="float">
            <text:p>21132</text:p>
          </table:table-cell>
          <table:table-cell office:value-type="float" office:value="-0.061818" calcext:value-type="float">
            <text:p>-0.061818</text:p>
          </table:table-cell>
          <table:table-cell office:value-type="float" office:value="-0.215909" calcext:value-type="float">
            <text:p>-0.215909</text:p>
          </table:table-cell>
          <table:table-cell office:value-type="float" office:value="-0.007616" calcext:value-type="float">
            <text:p>-0.007616</text:p>
          </table:table-cell>
          <table:table-cell table:number-columns-repeated="5"/>
          <table:table-cell office:value-type="float" office:value="89569" calcext:value-type="float">
            <text:p>89569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AB778]-[.AB77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677" calcext:value-type="float">
            <text:p>22677</text:p>
          </table:table-cell>
          <table:table-cell office:value-type="float" office:value="0.1" calcext:value-type="float">
            <text:p>0.1</text:p>
          </table:table-cell>
          <table:table-cell office:value-type="float" office:value="0.003527" calcext:value-type="float">
            <text:p>0.003527</text:p>
          </table:table-cell>
          <table:table-cell table:number-columns-repeated="9"/>
          <table:table-cell office:value-type="float" office:value="41435" calcext:value-type="float">
            <text:p>41435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008017" calcext:value-type="float">
            <text:p>0.008017</text:p>
          </table:table-cell>
          <table:table-cell table:number-columns-repeated="2"/>
          <table:table-cell office:value-type="float" office:value="25273" calcext:value-type="float">
            <text:p>25273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215909" calcext:value-type="float">
            <text:p>-0.215909</text:p>
          </table:table-cell>
          <table:table-cell office:value-type="float" office:value="-0.007616" calcext:value-type="float">
            <text:p>-0.007616</text:p>
          </table:table-cell>
          <table:table-cell table:number-columns-repeated="5"/>
          <table:table-cell office:value-type="float" office:value="89672" calcext:value-type="float">
            <text:p>89672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779]-[.AB77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684" calcext:value-type="float">
            <text:p>-0.001684</text:p>
          </table:table-cell>
          <table:table-cell table:number-columns-repeated="9"/>
          <table:table-cell office:value-type="float" office:value="41457" calcext:value-type="float">
            <text:p>41457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2"/>
          <table:table-cell office:value-type="float" office:value="29253" calcext:value-type="float">
            <text:p>29253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5"/>
          <table:table-cell office:value-type="float" office:value="89774" calcext:value-type="float">
            <text:p>89774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AB780]-[.AB77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-0.005852" calcext:value-type="float">
            <text:p>-0.005852</text:p>
          </table:table-cell>
          <table:table-cell table:number-columns-repeated="9"/>
          <table:table-cell office:value-type="float" office:value="41480" calcext:value-type="float">
            <text:p>41480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388636" calcext:value-type="float">
            <text:p>0.388636</text:p>
          </table:table-cell>
          <table:table-cell office:value-type="float" office:value="0.013709" calcext:value-type="float">
            <text:p>0.013709</text:p>
          </table:table-cell>
          <table:table-cell table:number-columns-repeated="2"/>
          <table:table-cell office:value-type="float" office:value="31028" calcext:value-type="float">
            <text:p>31028</text:p>
          </table:table-cell>
          <table:table-cell office:value-type="float" office:value="-0.049091" calcext:value-type="float">
            <text:p>-0.049091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5"/>
          <table:table-cell office:value-type="float" office:value="89876" calcext:value-type="float">
            <text:p>89876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781]-[.AB78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609" calcext:value-type="float">
            <text:p>22609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9"/>
          <table:table-cell office:value-type="float" office:value="41503" calcext:value-type="float">
            <text:p>41503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313636" calcext:value-type="float">
            <text:p>0.313636</text:p>
          </table:table-cell>
          <table:table-cell office:value-type="float" office:value="0.011063" calcext:value-type="float">
            <text:p>0.011063</text:p>
          </table:table-cell>
          <table:table-cell table:number-columns-repeated="2"/>
          <table:table-cell office:value-type="float" office:value="21019" calcext:value-type="float">
            <text:p>21019</text:p>
          </table:table-cell>
          <table:table-cell office:value-type="float" office:value="-0.093636" calcext:value-type="float">
            <text:p>-0.093636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7696" calcext:value-type="float">
            <text:p>-0.007696</text:p>
          </table:table-cell>
          <table:table-cell table:number-columns-repeated="5"/>
          <table:table-cell office:value-type="float" office:value="89979" calcext:value-type="float">
            <text:p>89979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AB782]-[.AB78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586" calcext:value-type="float">
            <text:p>22586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0962" calcext:value-type="float">
            <text:p>-0.000962</text:p>
          </table:table-cell>
          <table:table-cell table:number-columns-repeated="9"/>
          <table:table-cell office:value-type="float" office:value="41526" calcext:value-type="float">
            <text:p>41526</text:p>
          </table:table-cell>
          <table:table-cell office:value-type="float" office:value="0.212273" calcext:value-type="float">
            <text:p>0.212273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2"/>
          <table:table-cell office:value-type="float" office:value="25705" calcext:value-type="float">
            <text:p>25705</text:p>
          </table:table-cell>
          <table:table-cell office:value-type="float" office:value="-0.123636" calcext:value-type="float">
            <text:p>-0.123636</text:p>
          </table:table-cell>
          <table:table-cell office:value-type="float" office:value="-0.220455" calcext:value-type="float">
            <text:p>-0.220455</text:p>
          </table:table-cell>
          <table:table-cell office:value-type="float" office:value="-0.007776" calcext:value-type="float">
            <text:p>-0.007776</text:p>
          </table:table-cell>
          <table:table-cell table:number-columns-repeated="5"/>
          <table:table-cell office:value-type="float" office:value="90081" calcext:value-type="float">
            <text:p>9008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AB783]-[.AB78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9"/>
          <table:table-cell office:value-type="float" office:value="41548" calcext:value-type="float">
            <text:p>41548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056818" calcext:value-type="float">
            <text:p>0.056818</text:p>
          </table:table-cell>
          <table:table-cell office:value-type="float" office:value="0.002004" calcext:value-type="float">
            <text:p>0.002004</text:p>
          </table:table-cell>
          <table:table-cell table:number-columns-repeated="2"/>
          <table:table-cell office:value-type="float" office:value="22042" calcext:value-type="float">
            <text:p>22042</text:p>
          </table:table-cell>
          <table:table-cell office:value-type="float" office:value="-0.099091" calcext:value-type="float">
            <text:p>-0.099091</text:p>
          </table:table-cell>
          <table:table-cell office:value-type="float" office:value="-0.222727" calcext:value-type="float">
            <text:p>-0.222727</text:p>
          </table:table-cell>
          <table:table-cell office:value-type="float" office:value="-0.007856" calcext:value-type="float">
            <text:p>-0.007856</text:p>
          </table:table-cell>
          <table:table-cell table:number-columns-repeated="5"/>
          <table:table-cell office:value-type="float" office:value="90184" calcext:value-type="float">
            <text:p>90184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AB784]-[.AB78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0.004008" calcext:value-type="float">
            <text:p>0.004008</text:p>
          </table:table-cell>
          <table:table-cell table:number-columns-repeated="9"/>
          <table:table-cell office:value-type="float" office:value="41571" calcext:value-type="float">
            <text:p>41571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2"/>
          <table:table-cell office:value-type="float" office:value="17265" calcext:value-type="float">
            <text:p>17265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007937" calcext:value-type="float">
            <text:p>-0.007937</text:p>
          </table:table-cell>
          <table:table-cell table:number-columns-repeated="5"/>
          <table:table-cell office:value-type="float" office:value="90286" calcext:value-type="float">
            <text:p>90286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AB785]-[.AB78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518" calcext:value-type="float">
            <text:p>22518</text:p>
          </table:table-cell>
          <table:table-cell office:value-type="float" office:value="-0.245455" calcext:value-type="float">
            <text:p>-0.245455</text:p>
          </table:table-cell>
          <table:table-cell office:value-type="float" office:value="-0.008658" calcext:value-type="float">
            <text:p>-0.008658</text:p>
          </table:table-cell>
          <table:table-cell table:number-columns-repeated="9"/>
          <table:table-cell office:value-type="float" office:value="41594" calcext:value-type="float">
            <text:p>41594</text:p>
          </table:table-cell>
          <table:table-cell office:value-type="float" office:value="0.098636" calcext:value-type="float">
            <text:p>0.098636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2"/>
          <table:table-cell office:value-type="float" office:value="20905" calcext:value-type="float">
            <text:p>20905</text:p>
          </table:table-cell>
          <table:table-cell office:value-type="float" office:value="-0.141818" calcext:value-type="float">
            <text:p>-0.141818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007937" calcext:value-type="float">
            <text:p>-0.007937</text:p>
          </table:table-cell>
          <table:table-cell table:number-columns-repeated="5"/>
          <table:table-cell office:value-type="float" office:value="90388" calcext:value-type="float">
            <text:p>9038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786]-[.AB78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float" office:value="-0.231818" calcext:value-type="float">
            <text:p>-0.231818</text:p>
          </table:table-cell>
          <table:table-cell office:value-type="float" office:value="-0.008177" calcext:value-type="float">
            <text:p>-0.008177</text:p>
          </table:table-cell>
          <table:table-cell table:number-columns-repeated="9"/>
          <table:table-cell office:value-type="float" office:value="41617" calcext:value-type="float">
            <text:p>416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008658" calcext:value-type="float">
            <text:p>0.008658</text:p>
          </table:table-cell>
          <table:table-cell table:number-columns-repeated="2"/>
          <table:table-cell office:value-type="float" office:value="30459" calcext:value-type="float">
            <text:p>30459</text:p>
          </table:table-cell>
          <table:table-cell office:value-type="float" office:value="0" calcext:value-type="float">
            <text:p>0</text:p>
          </table:table-cell>
          <table:table-cell office:value-type="float" office:value="-0.227273" calcext:value-type="float">
            <text:p>-0.227273</text:p>
          </table:table-cell>
          <table:table-cell office:value-type="float" office:value="-0.008017" calcext:value-type="float">
            <text:p>-0.008017</text:p>
          </table:table-cell>
          <table:table-cell table:number-columns-repeated="5"/>
          <table:table-cell office:value-type="float" office:value="90491" calcext:value-type="float">
            <text:p>90491</text:p>
          </table:table-cell>
          <table:table-cell office:value-type="float" office:value="349.350037" calcext:value-type="float">
            <text:p>349.35003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787]-[.AB78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9"/>
          <table:table-cell office:value-type="float" office:value="41639" calcext:value-type="float">
            <text:p>41639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2"/>
          <table:table-cell office:value-type="float" office:value="20609" calcext:value-type="float">
            <text:p>20609</text:p>
          </table:table-cell>
          <table:table-cell office:value-type="float" office:value="-0.083636" calcext:value-type="float">
            <text:p>-0.083636</text:p>
          </table:table-cell>
          <table:table-cell office:value-type="float" office:value="-0.227273" calcext:value-type="float">
            <text:p>-0.227273</text:p>
          </table:table-cell>
          <table:table-cell office:value-type="float" office:value="-0.008017" calcext:value-type="float">
            <text:p>-0.008017</text:p>
          </table:table-cell>
          <table:table-cell table:number-columns-repeated="5"/>
          <table:table-cell office:value-type="float" office:value="90593" calcext:value-type="float">
            <text:p>90593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AB788]-[.AB78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450" calcext:value-type="float">
            <text:p>22450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006734" calcext:value-type="float">
            <text:p>0.006734</text:p>
          </table:table-cell>
          <table:table-cell table:number-columns-repeated="9"/>
          <table:table-cell office:value-type="float" office:value="41662" calcext:value-type="float">
            <text:p>41662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0.005371" calcext:value-type="float">
            <text:p>0.005371</text:p>
          </table:table-cell>
          <table:table-cell table:number-columns-repeated="2"/>
          <table:table-cell office:value-type="float" office:value="27161" calcext:value-type="float">
            <text:p>27161</text:p>
          </table:table-cell>
          <table:table-cell office:value-type="float" office:value="-0.174545" calcext:value-type="float">
            <text:p>-0.174545</text:p>
          </table:table-cell>
          <table:table-cell office:value-type="float" office:value="-0.227273" calcext:value-type="float">
            <text:p>-0.227273</text:p>
          </table:table-cell>
          <table:table-cell office:value-type="float" office:value="-0.008017" calcext:value-type="float">
            <text:p>-0.008017</text:p>
          </table:table-cell>
          <table:table-cell table:number-columns-repeated="5"/>
          <table:table-cell office:value-type="float" office:value="90695" calcext:value-type="float">
            <text:p>90695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AB789]-[.AB78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427" calcext:value-type="float">
            <text:p>22427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203" calcext:value-type="float">
            <text:p>-0.001203</text:p>
          </table:table-cell>
          <table:table-cell table:number-columns-repeated="9"/>
          <table:table-cell office:value-type="float" office:value="41685" calcext:value-type="float">
            <text:p>41685</text:p>
          </table:table-cell>
          <table:table-cell office:value-type="float" office:value="0.144545" calcext:value-type="float">
            <text:p>0.144545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2"/>
          <table:table-cell office:value-type="float" office:value="26797" calcext:value-type="float">
            <text:p>26797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5"/>
          <table:table-cell office:value-type="float" office:value="90798" calcext:value-type="float">
            <text:p>90798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790]-[.AB78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404" calcext:value-type="float">
            <text:p>22404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9"/>
          <table:table-cell office:value-type="float" office:value="41708" calcext:value-type="float">
            <text:p>41708</text:p>
          </table:table-cell>
          <table:table-cell office:value-type="float" office:value="0.142727" calcext:value-type="float">
            <text:p>0.142727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  <table:table-cell office:value-type="float" office:value="18062" calcext:value-type="float">
            <text:p>18062</text:p>
          </table:table-cell>
          <table:table-cell office:value-type="float" office:value="-0.014545" calcext:value-type="float">
            <text:p>-0.014545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5"/>
          <table:table-cell office:value-type="float" office:value="90900" calcext:value-type="float">
            <text:p>90900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AB791]-[.AB79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381" calcext:value-type="float">
            <text:p>22381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62" calcext:value-type="float">
            <text:p>0.000962</text:p>
          </table:table-cell>
          <table:table-cell table:number-columns-repeated="9"/>
          <table:table-cell office:value-type="float" office:value="41730" calcext:value-type="float">
            <text:p>41730</text:p>
          </table:table-cell>
          <table:table-cell office:value-type="float" office:value="0.128182" calcext:value-type="float">
            <text:p>0.128182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2"/>
          <table:table-cell office:value-type="float" office:value="22224" calcext:value-type="float">
            <text:p>22224</text:p>
          </table:table-cell>
          <table:table-cell office:value-type="float" office:value="-0.032273" calcext:value-type="float">
            <text:p>-0.032273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5"/>
          <table:table-cell office:value-type="float" office:value="91003" calcext:value-type="float">
            <text:p>91003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792]-[.AB79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359" calcext:value-type="float">
            <text:p>22359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4489" calcext:value-type="float">
            <text:p>-0.004489</text:p>
          </table:table-cell>
          <table:table-cell table:number-columns-repeated="9"/>
          <table:table-cell office:value-type="float" office:value="41753" calcext:value-type="float">
            <text:p>41753</text:p>
          </table:table-cell>
          <table:table-cell office:value-type="float" office:value="0.118636" calcext:value-type="float">
            <text:p>0.118636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2"/>
          <table:table-cell office:value-type="float" office:value="18971" calcext:value-type="float">
            <text:p>18971</text:p>
          </table:table-cell>
          <table:table-cell office:value-type="float" office:value="-0.092727" calcext:value-type="float">
            <text:p>-0.092727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5"/>
          <table:table-cell office:value-type="float" office:value="91105" calcext:value-type="float">
            <text:p>91105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AB793]-[.AB79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1684" calcext:value-type="float">
            <text:p>0.001684</text:p>
          </table:table-cell>
          <table:table-cell table:number-columns-repeated="9"/>
          <table:table-cell office:value-type="float" office:value="41776" calcext:value-type="float">
            <text:p>4177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473" calcext:value-type="float">
            <text:p>0.00473</text:p>
          </table:table-cell>
          <table:table-cell table:number-columns-repeated="2"/>
          <table:table-cell office:value-type="float" office:value="21747" calcext:value-type="float">
            <text:p>21747</text:p>
          </table:table-cell>
          <table:table-cell office:value-type="float" office:value="-0.117273" calcext:value-type="float">
            <text:p>-0.117273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5"/>
          <table:table-cell office:value-type="float" office:value="91207" calcext:value-type="float">
            <text:p>91207</text:p>
          </table:table-cell>
          <table:table-cell office:value-type="float" office:value="349.34906" calcext:value-type="float">
            <text:p>349.3490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794]-[.AB79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9"/>
          <table:table-cell office:value-type="float" office:value="41799" calcext:value-type="float">
            <text:p>41799</text:p>
          </table:table-cell>
          <table:table-cell office:value-type="float" office:value="0.105909" calcext:value-type="float">
            <text:p>0.105909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2"/>
          <table:table-cell office:value-type="float" office:value="22088" calcext:value-type="float">
            <text:p>22088</text:p>
          </table:table-cell>
          <table:table-cell office:value-type="float" office:value="-0.199091" calcext:value-type="float">
            <text:p>-0.199091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8097" calcext:value-type="float">
            <text:p>-0.008097</text:p>
          </table:table-cell>
          <table:table-cell table:number-columns-repeated="5"/>
          <table:table-cell office:value-type="float" office:value="91310" calcext:value-type="float">
            <text:p>91310</text:p>
          </table:table-cell>
          <table:table-cell office:value-type="float" office:value="349.322693" calcext:value-type="float">
            <text:p>349.32269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AB795]-[.AB79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9"/>
          <table:table-cell office:value-type="float" office:value="41821" calcext:value-type="float">
            <text:p>41821</text:p>
          </table:table-cell>
          <table:table-cell office:value-type="float" office:value="0.126818" calcext:value-type="float">
            <text:p>0.126818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005612" calcext:value-type="float">
            <text:p>0.005612</text:p>
          </table:table-cell>
          <table:table-cell table:number-columns-repeated="2"/>
          <table:table-cell office:value-type="float" office:value="35827" calcext:value-type="float">
            <text:p>35827</text:p>
          </table:table-cell>
          <table:table-cell office:value-type="float" office:value="-0.094091" calcext:value-type="float">
            <text:p>-0.094091</text:p>
          </table:table-cell>
          <table:table-cell office:value-type="float" office:value="-0.231818" calcext:value-type="float">
            <text:p>-0.231818</text:p>
          </table:table-cell>
          <table:table-cell office:value-type="float" office:value="-0.008177" calcext:value-type="float">
            <text:p>-0.008177</text:p>
          </table:table-cell>
          <table:table-cell table:number-columns-repeated="5"/>
          <table:table-cell office:value-type="float" office:value="91412" calcext:value-type="float">
            <text:p>91412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AB796]-[.AB79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268" calcext:value-type="float">
            <text:p>22268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002325" calcext:value-type="float">
            <text:p>-0.002325</text:p>
          </table:table-cell>
          <table:table-cell table:number-columns-repeated="9"/>
          <table:table-cell office:value-type="float" office:value="41844" calcext:value-type="float">
            <text:p>41844</text:p>
          </table:table-cell>
          <table:table-cell office:value-type="float" office:value="0.146364" calcext:value-type="float">
            <text:p>0.146364</text:p>
          </table:table-cell>
          <table:table-cell office:value-type="float" office:value="0.270455" calcext:value-type="float">
            <text:p>0.270455</text:p>
          </table:table-cell>
          <table:table-cell office:value-type="float" office:value="0.00954" calcext:value-type="float">
            <text:p>0.00954</text:p>
          </table:table-cell>
          <table:table-cell table:number-columns-repeated="2"/>
          <table:table-cell office:value-type="float" office:value="18562" calcext:value-type="float">
            <text:p>18562</text:p>
          </table:table-cell>
          <table:table-cell office:value-type="float" office:value="0.051364" calcext:value-type="float">
            <text:p>0.051364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8257" calcext:value-type="float">
            <text:p>-0.008257</text:p>
          </table:table-cell>
          <table:table-cell table:number-columns-repeated="5"/>
          <table:table-cell office:value-type="float" office:value="91514" calcext:value-type="float">
            <text:p>91514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AB797]-[.AB79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726" calcext:value-type="float">
            <text:p>-0.002726</text:p>
          </table:table-cell>
          <table:table-cell table:number-columns-repeated="9"/>
          <table:table-cell office:value-type="float" office:value="41867" calcext:value-type="float">
            <text:p>41867</text:p>
          </table:table-cell>
          <table:table-cell office:value-type="float" office:value="0.148182" calcext:value-type="float">
            <text:p>0.148182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64" calcext:value-type="float">
            <text:p>0.001764</text:p>
          </table:table-cell>
          <table:table-cell table:number-columns-repeated="2"/>
          <table:table-cell office:value-type="float" office:value="32415" calcext:value-type="float">
            <text:p>32415</text:p>
          </table:table-cell>
          <table:table-cell office:value-type="float" office:value="-0.036818" calcext:value-type="float">
            <text:p>-0.036818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8257" calcext:value-type="float">
            <text:p>-0.008257</text:p>
          </table:table-cell>
          <table:table-cell table:number-columns-repeated="5"/>
          <table:table-cell office:value-type="float" office:value="91617" calcext:value-type="float">
            <text:p>91617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AB798]-[.AB79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006574" calcext:value-type="float">
            <text:p>0.006574</text:p>
          </table:table-cell>
          <table:table-cell table:number-columns-repeated="9"/>
          <table:table-cell office:value-type="float" office:value="41890" calcext:value-type="float">
            <text:p>41890</text:p>
          </table:table-cell>
          <table:table-cell office:value-type="float" office:value="0.136818" calcext:value-type="float">
            <text:p>0.136818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  <table:table-cell office:value-type="float" office:value="27138" calcext:value-type="float">
            <text:p>2713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8257" calcext:value-type="float">
            <text:p>-0.008257</text:p>
          </table:table-cell>
          <table:table-cell table:number-columns-repeated="5"/>
          <table:table-cell office:value-type="float" office:value="91719" calcext:value-type="float">
            <text:p>91719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AB799]-[.AB79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199" calcext:value-type="float">
            <text:p>22199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9"/>
          <table:table-cell office:value-type="float" office:value="41912" calcext:value-type="float">
            <text:p>41912</text:p>
          </table:table-cell>
          <table:table-cell office:value-type="float" office:value="0.142273" calcext:value-type="float">
            <text:p>0.142273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5451" calcext:value-type="float">
            <text:p>0.005451</text:p>
          </table:table-cell>
          <table:table-cell table:number-columns-repeated="2"/>
          <table:table-cell office:value-type="float" office:value="29367" calcext:value-type="float">
            <text:p>29367</text:p>
          </table:table-cell>
          <table:table-cell office:value-type="float" office:value="-0.109545" calcext:value-type="float">
            <text:p>-0.109545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8257" calcext:value-type="float">
            <text:p>-0.008257</text:p>
          </table:table-cell>
          <table:table-cell table:number-columns-repeated="5"/>
          <table:table-cell office:value-type="float" office:value="91822" calcext:value-type="float">
            <text:p>9182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AB800]-[.AB79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4489" calcext:value-type="float">
            <text:p>0.004489</text:p>
          </table:table-cell>
          <table:table-cell table:number-columns-repeated="9"/>
          <table:table-cell office:value-type="float" office:value="41935" calcext:value-type="float">
            <text:p>41935</text:p>
          </table:table-cell>
          <table:table-cell office:value-type="float" office:value="0.119091" calcext:value-type="float">
            <text:p>0.119091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523" calcext:value-type="float">
            <text:p>0.001523</text:p>
          </table:table-cell>
          <table:table-cell table:number-columns-repeated="2"/>
          <table:table-cell office:value-type="float" office:value="23498" calcext:value-type="float">
            <text:p>23498</text:p>
          </table:table-cell>
          <table:table-cell office:value-type="float" office:value="-0.042273" calcext:value-type="float">
            <text:p>-0.042273</text:p>
          </table:table-cell>
          <table:table-cell office:value-type="float" office:value="-0.236364" calcext:value-type="float">
            <text:p>-0.236364</text:p>
          </table:table-cell>
          <table:table-cell office:value-type="float" office:value="-0.008337" calcext:value-type="float">
            <text:p>-0.008337</text:p>
          </table:table-cell>
          <table:table-cell table:number-columns-repeated="5"/>
          <table:table-cell office:value-type="float" office:value="91924" calcext:value-type="float">
            <text:p>91924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AB801]-[.AB80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-0.005852" calcext:value-type="float">
            <text:p>-0.005852</text:p>
          </table:table-cell>
          <table:table-cell table:number-columns-repeated="9"/>
          <table:table-cell office:value-type="float" office:value="41958" calcext:value-type="float">
            <text:p>41958</text:p>
          </table:table-cell>
          <table:table-cell office:value-type="float" office:value="0.041818" calcext:value-type="float">
            <text:p>0.041818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4089" calcext:value-type="float">
            <text:p>-0.004089</text:p>
          </table:table-cell>
          <table:table-cell table:number-columns-repeated="2"/>
          <table:table-cell office:value-type="float" office:value="24249" calcext:value-type="float">
            <text:p>24249</text:p>
          </table:table-cell>
          <table:table-cell office:value-type="float" office:value="-0.044545" calcext:value-type="float">
            <text:p>-0.044545</text:p>
          </table:table-cell>
          <table:table-cell office:value-type="float" office:value="-0.236364" calcext:value-type="float">
            <text:p>-0.236364</text:p>
          </table:table-cell>
          <table:table-cell office:value-type="float" office:value="-0.008337" calcext:value-type="float">
            <text:p>-0.008337</text:p>
          </table:table-cell>
          <table:table-cell table:number-columns-repeated="5"/>
          <table:table-cell office:value-type="float" office:value="92026" calcext:value-type="float">
            <text:p>92026</text:p>
          </table:table-cell>
          <table:table-cell office:value-type="float" office:value="349.355408" calcext:value-type="float">
            <text:p>349.35540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AB802]-[.AB80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131" calcext:value-type="float">
            <text:p>22131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9"/>
          <table:table-cell office:value-type="float" office:value="41981" calcext:value-type="float">
            <text:p>41981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0.002084" calcext:value-type="float">
            <text:p>0.002084</text:p>
          </table:table-cell>
          <table:table-cell table:number-columns-repeated="2"/>
          <table:table-cell office:value-type="float" office:value="29526" calcext:value-type="float">
            <text:p>29526</text:p>
          </table:table-cell>
          <table:table-cell office:value-type="float" office:value="-0.067727" calcext:value-type="float">
            <text:p>-0.067727</text:p>
          </table:table-cell>
          <table:table-cell office:value-type="float" office:value="-0.236364" calcext:value-type="float">
            <text:p>-0.236364</text:p>
          </table:table-cell>
          <table:table-cell office:value-type="float" office:value="-0.008337" calcext:value-type="float">
            <text:p>-0.008337</text:p>
          </table:table-cell>
          <table:table-cell table:number-columns-repeated="5"/>
          <table:table-cell office:value-type="float" office:value="92129" calcext:value-type="float">
            <text:p>92129</text:p>
          </table:table-cell>
          <table:table-cell office:value-type="float" office:value="349.356781" calcext:value-type="float">
            <text:p>349.35678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AB803]-[.AB80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108" calcext:value-type="float">
            <text:p>221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6173" calcext:value-type="float">
            <text:p>0.006173</text:p>
          </table:table-cell>
          <table:table-cell table:number-columns-repeated="9"/>
          <table:table-cell office:value-type="float" office:value="42003" calcext:value-type="float">
            <text:p>42003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18153" calcext:value-type="float">
            <text:p>18153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240909" calcext:value-type="float">
            <text:p>-0.240909</text:p>
          </table:table-cell>
          <table:table-cell office:value-type="float" office:value="-0.008498" calcext:value-type="float">
            <text:p>-0.008498</text:p>
          </table:table-cell>
          <table:table-cell table:number-columns-repeated="5"/>
          <table:table-cell office:value-type="float" office:value="92231" calcext:value-type="float">
            <text:p>92231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AB804]-[.AB80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086" calcext:value-type="float">
            <text:p>22086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473" calcext:value-type="float">
            <text:p>-0.00473</text:p>
          </table:table-cell>
          <table:table-cell table:number-columns-repeated="9"/>
          <table:table-cell office:value-type="float" office:value="42026" calcext:value-type="float">
            <text:p>42026</text:p>
          </table:table-cell>
          <table:table-cell office:value-type="float" office:value="0.036818" calcext:value-type="float">
            <text:p>0.036818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0.007135" calcext:value-type="float">
            <text:p>0.007135</text:p>
          </table:table-cell>
          <table:table-cell table:number-columns-repeated="2"/>
          <table:table-cell office:value-type="float" office:value="26160" calcext:value-type="float">
            <text:p>26160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243182" calcext:value-type="float">
            <text:p>-0.243182</text:p>
          </table:table-cell>
          <table:table-cell office:value-type="float" office:value="-0.008578" calcext:value-type="float">
            <text:p>-0.008578</text:p>
          </table:table-cell>
          <table:table-cell table:number-columns-repeated="5"/>
          <table:table-cell office:value-type="float" office:value="92334" calcext:value-type="float">
            <text:p>92334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AB805]-[.AB80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063" calcext:value-type="float">
            <text:p>22063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9"/>
          <table:table-cell office:value-type="float" office:value="42049" calcext:value-type="float">
            <text:p>42049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000641" calcext:value-type="float">
            <text:p>-0.000641</text:p>
          </table:table-cell>
          <table:table-cell table:number-columns-repeated="2"/>
          <table:table-cell office:value-type="float" office:value="22748" calcext:value-type="float">
            <text:p>22748</text:p>
          </table:table-cell>
          <table:table-cell office:value-type="float" office:value="-0.112727" calcext:value-type="float">
            <text:p>-0.112727</text:p>
          </table:table-cell>
          <table:table-cell office:value-type="float" office:value="-0.252273" calcext:value-type="float">
            <text:p>-0.252273</text:p>
          </table:table-cell>
          <table:table-cell office:value-type="float" office:value="-0.008899" calcext:value-type="float">
            <text:p>-0.008899</text:p>
          </table:table-cell>
          <table:table-cell table:number-columns-repeated="5"/>
          <table:table-cell office:value-type="float" office:value="92436" calcext:value-type="float">
            <text:p>92436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AB806]-[.AB8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0321" calcext:value-type="float">
            <text:p>-0.000321</text:p>
          </table:table-cell>
          <table:table-cell table:number-columns-repeated="9"/>
          <table:table-cell office:value-type="float" office:value="42072" calcext:value-type="float">
            <text:p>42072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2"/>
          <table:table-cell office:value-type="float" office:value="19586" calcext:value-type="float">
            <text:p>19586</text:p>
          </table:table-cell>
          <table:table-cell office:value-type="float" office:value="-0.039545" calcext:value-type="float">
            <text:p>-0.039545</text:p>
          </table:table-cell>
          <table:table-cell office:value-type="float" office:value="-0.261364" calcext:value-type="float">
            <text:p>-0.261364</text:p>
          </table:table-cell>
          <table:table-cell office:value-type="float" office:value="-0.009219" calcext:value-type="float">
            <text:p>-0.009219</text:p>
          </table:table-cell>
          <table:table-cell table:number-columns-repeated="5"/>
          <table:table-cell office:value-type="float" office:value="92538" calcext:value-type="float">
            <text:p>9253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AB807]-[.AB80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017" calcext:value-type="float">
            <text:p>22017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7215" calcext:value-type="float">
            <text:p>-0.007215</text:p>
          </table:table-cell>
          <table:table-cell table:number-columns-repeated="9"/>
          <table:table-cell office:value-type="float" office:value="42094" calcext:value-type="float">
            <text:p>42094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2"/>
          <table:table-cell office:value-type="float" office:value="31232" calcext:value-type="float">
            <text:p>31232</text:p>
          </table:table-cell>
          <table:table-cell office:value-type="float" office:value="0.040455" calcext:value-type="float">
            <text:p>0.040455</text:p>
          </table:table-cell>
          <table:table-cell office:value-type="float" office:value="-0.263636" calcext:value-type="float">
            <text:p>-0.263636</text:p>
          </table:table-cell>
          <table:table-cell office:value-type="float" office:value="-0.0093" calcext:value-type="float">
            <text:p>-0.0093</text:p>
          </table:table-cell>
          <table:table-cell table:number-columns-repeated="5"/>
          <table:table-cell office:value-type="float" office:value="92641" calcext:value-type="float">
            <text:p>9264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AB808]-[.AB80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995" calcext:value-type="float">
            <text:p>21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42117" calcext:value-type="float">
            <text:p>42117</text:p>
          </table:table-cell>
          <table:table-cell office:value-type="float" office:value="0.125909" calcext:value-type="float">
            <text:p>0.125909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013629" calcext:value-type="float">
            <text:p>0.013629</text:p>
          </table:table-cell>
          <table:table-cell table:number-columns-repeated="2"/>
          <table:table-cell office:value-type="float" office:value="25159" calcext:value-type="float">
            <text:p>25159</text:p>
          </table:table-cell>
          <table:table-cell office:value-type="float" office:value="-0.024091" calcext:value-type="float">
            <text:p>-0.024091</text:p>
          </table:table-cell>
          <table:table-cell office:value-type="float" office:value="-0.270455" calcext:value-type="float">
            <text:p>-0.270455</text:p>
          </table:table-cell>
          <table:table-cell office:value-type="float" office:value="-0.00954" calcext:value-type="float">
            <text:p>-0.00954</text:p>
          </table:table-cell>
          <table:table-cell table:number-columns-repeated="5"/>
          <table:table-cell office:value-type="float" office:value="92743" calcext:value-type="float">
            <text:p>92743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AB809]-[.AB80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972" calcext:value-type="float">
            <text:p>21972</text:p>
          </table:table-cell>
          <table:table-cell office:value-type="float" office:value="-0.197727" calcext:value-type="float">
            <text:p>-0.197727</text:p>
          </table:table-cell>
          <table:table-cell office:value-type="float" office:value="-0.006975" calcext:value-type="float">
            <text:p>-0.006975</text:p>
          </table:table-cell>
          <table:table-cell table:number-columns-repeated="9"/>
          <table:table-cell office:value-type="float" office:value="42140" calcext:value-type="float">
            <text:p>42140</text:p>
          </table:table-cell>
          <table:table-cell office:value-type="float" office:value="0.124091" calcext:value-type="float">
            <text:p>0.124091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006814" calcext:value-type="float">
            <text:p>0.006814</text:p>
          </table:table-cell>
          <table:table-cell table:number-columns-repeated="2"/>
          <table:table-cell office:value-type="float" office:value="25500" calcext:value-type="float">
            <text:p>25500</text:p>
          </table:table-cell>
          <table:table-cell office:value-type="float" office:value="-0.132273" calcext:value-type="float">
            <text:p>-0.132273</text:p>
          </table:table-cell>
          <table:table-cell office:value-type="float" office:value="-0.270455" calcext:value-type="float">
            <text:p>-0.270455</text:p>
          </table:table-cell>
          <table:table-cell office:value-type="float" office:value="-0.00954" calcext:value-type="float">
            <text:p>-0.00954</text:p>
          </table:table-cell>
          <table:table-cell table:number-columns-repeated="5"/>
          <table:table-cell office:value-type="float" office:value="92845" calcext:value-type="float">
            <text:p>92845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810]-[.AB80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949" calcext:value-type="float">
            <text:p>21949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0.003688" calcext:value-type="float">
            <text:p>0.003688</text:p>
          </table:table-cell>
          <table:table-cell table:number-columns-repeated="9"/>
          <table:table-cell office:value-type="float" office:value="42163" calcext:value-type="float">
            <text:p>42163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007536" calcext:value-type="float">
            <text:p>0.007536</text:p>
          </table:table-cell>
          <table:table-cell table:number-columns-repeated="2"/>
          <table:table-cell office:value-type="float" office:value="20564" calcext:value-type="float">
            <text:p>20564</text:p>
          </table:table-cell>
          <table:table-cell office:value-type="float" office:value="-0.064091" calcext:value-type="float">
            <text:p>-0.064091</text:p>
          </table:table-cell>
          <table:table-cell office:value-type="float" office:value="-0.277273" calcext:value-type="float">
            <text:p>-0.277273</text:p>
          </table:table-cell>
          <table:table-cell office:value-type="float" office:value="-0.009781" calcext:value-type="float">
            <text:p>-0.009781</text:p>
          </table:table-cell>
          <table:table-cell table:number-columns-repeated="5"/>
          <table:table-cell office:value-type="float" office:value="92948" calcext:value-type="float">
            <text:p>92948</text:p>
          </table:table-cell>
          <table:table-cell office:value-type="float" office:value="349.318207" calcext:value-type="float">
            <text:p>349.31820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AB811]-[.AB81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926" calcext:value-type="float">
            <text:p>21926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5612" calcext:value-type="float">
            <text:p>-0.005612</text:p>
          </table:table-cell>
          <table:table-cell table:number-columns-repeated="9"/>
          <table:table-cell office:value-type="float" office:value="42185" calcext:value-type="float">
            <text:p>42185</text:p>
          </table:table-cell>
          <table:table-cell office:value-type="float" office:value="0.190455" calcext:value-type="float">
            <text:p>0.190455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005772" calcext:value-type="float">
            <text:p>0.005772</text:p>
          </table:table-cell>
          <table:table-cell table:number-columns-repeated="2"/>
          <table:table-cell office:value-type="float" office:value="22065" calcext:value-type="float">
            <text:p>22065</text:p>
          </table:table-cell>
          <table:table-cell office:value-type="float" office:value="-0.157273" calcext:value-type="float">
            <text:p>-0.157273</text:p>
          </table:table-cell>
          <table:table-cell office:value-type="float" office:value="-0.277273" calcext:value-type="float">
            <text:p>-0.277273</text:p>
          </table:table-cell>
          <table:table-cell office:value-type="float" office:value="-0.009781" calcext:value-type="float">
            <text:p>-0.009781</text:p>
          </table:table-cell>
          <table:table-cell table:number-columns-repeated="5"/>
          <table:table-cell office:value-type="float" office:value="93050" calcext:value-type="float">
            <text:p>93050</text:p>
          </table:table-cell>
          <table:table-cell office:value-type="float" office:value="349.32959" calcext:value-type="float">
            <text:p>349.3295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AB812]-[.AB81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904" calcext:value-type="float">
            <text:p>21904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000802" calcext:value-type="float">
            <text:p>0.000802</text:p>
          </table:table-cell>
          <table:table-cell table:number-columns-repeated="9"/>
          <table:table-cell office:value-type="float" office:value="42208" calcext:value-type="float">
            <text:p>42208</text:p>
          </table:table-cell>
          <table:table-cell office:value-type="float" office:value="0.170909" calcext:value-type="float">
            <text:p>0.170909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3608" calcext:value-type="float">
            <text:p>-0.003608</text:p>
          </table:table-cell>
          <table:table-cell table:number-columns-repeated="2"/>
          <table:table-cell office:value-type="float" office:value="30709" calcext:value-type="float">
            <text:p>30709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-0.286364" calcext:value-type="float">
            <text:p>-0.286364</text:p>
          </table:table-cell>
          <table:table-cell office:value-type="float" office:value="-0.010101" calcext:value-type="float">
            <text:p>-0.010101</text:p>
          </table:table-cell>
          <table:table-cell table:number-columns-repeated="5"/>
          <table:table-cell office:value-type="float" office:value="93153" calcext:value-type="float">
            <text:p>9315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AB813]-[.AB81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881" calcext:value-type="float">
            <text:p>21881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2806" calcext:value-type="float">
            <text:p>0.002806</text:p>
          </table:table-cell>
          <table:table-cell table:number-columns-repeated="9"/>
          <table:table-cell office:value-type="float" office:value="42231" calcext:value-type="float">
            <text:p>42231</text:p>
          </table:table-cell>
          <table:table-cell office:value-type="float" office:value="0.123636" calcext:value-type="float">
            <text:p>0.1236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2"/>
          <table:table-cell office:value-type="float" office:value="34417" calcext:value-type="float">
            <text:p>34417</text:p>
          </table:table-cell>
          <table:table-cell office:value-type="float" office:value="-0.069545" calcext:value-type="float">
            <text:p>-0.069545</text:p>
          </table:table-cell>
          <table:table-cell office:value-type="float" office:value="-0.288636" calcext:value-type="float">
            <text:p>-0.288636</text:p>
          </table:table-cell>
          <table:table-cell office:value-type="float" office:value="-0.010181" calcext:value-type="float">
            <text:p>-0.010181</text:p>
          </table:table-cell>
          <table:table-cell table:number-columns-repeated="5"/>
          <table:table-cell office:value-type="float" office:value="93255" calcext:value-type="float">
            <text:p>93255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AB814]-[.AB8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481" calcext:value-type="float">
            <text:p>-0.000481</text:p>
          </table:table-cell>
          <table:table-cell table:number-columns-repeated="9"/>
          <table:table-cell office:value-type="float" office:value="42254" calcext:value-type="float">
            <text:p>42254</text:p>
          </table:table-cell>
          <table:table-cell office:value-type="float" office:value="0.076364" calcext:value-type="float">
            <text:p>0.076364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001523" calcext:value-type="float">
            <text:p>-0.001523</text:p>
          </table:table-cell>
          <table:table-cell table:number-columns-repeated="2"/>
          <table:table-cell office:value-type="float" office:value="18380" calcext:value-type="float">
            <text:p>18380</text:p>
          </table:table-cell>
          <table:table-cell office:value-type="float" office:value="-0.042727" calcext:value-type="float">
            <text:p>-0.042727</text:p>
          </table:table-cell>
          <table:table-cell office:value-type="float" office:value="-0.293182" calcext:value-type="float">
            <text:p>-0.293182</text:p>
          </table:table-cell>
          <table:table-cell office:value-type="float" office:value="-0.010342" calcext:value-type="float">
            <text:p>-0.010342</text:p>
          </table:table-cell>
          <table:table-cell table:number-columns-repeated="5"/>
          <table:table-cell office:value-type="float" office:value="93357" calcext:value-type="float">
            <text:p>93357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AB815]-[.AB81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835" calcext:value-type="float">
            <text:p>21835</text:p>
          </table:table-cell>
          <table:table-cell office:value-type="float" office:value="-0.206818" calcext:value-type="float">
            <text:p>-0.206818</text:p>
          </table:table-cell>
          <table:table-cell office:value-type="float" office:value="-0.007295" calcext:value-type="float">
            <text:p>-0.007295</text:p>
          </table:table-cell>
          <table:table-cell table:number-columns-repeated="9"/>
          <table:table-cell office:value-type="float" office:value="42276" calcext:value-type="float">
            <text:p>4227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2"/>
          <table:table-cell office:value-type="float" office:value="29981" calcext:value-type="float">
            <text:p>29981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3" calcext:value-type="float">
            <text:p>-0.3</text:p>
          </table:table-cell>
          <table:table-cell office:value-type="float" office:value="-0.010582" calcext:value-type="float">
            <text:p>-0.010582</text:p>
          </table:table-cell>
          <table:table-cell table:number-columns-repeated="5"/>
          <table:table-cell office:value-type="float" office:value="93460" calcext:value-type="float">
            <text:p>93460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AB816]-[.AB81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813" calcext:value-type="float">
            <text:p>21813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9"/>
          <table:table-cell office:value-type="float" office:value="42299" calcext:value-type="float">
            <text:p>42299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2"/>
          <table:table-cell office:value-type="float" office:value="23589" calcext:value-type="float">
            <text:p>23589</text:p>
          </table:table-cell>
          <table:table-cell office:value-type="float" office:value="-0.113182" calcext:value-type="float">
            <text:p>-0.113182</text:p>
          </table:table-cell>
          <table:table-cell office:value-type="float" office:value="-0.3" calcext:value-type="float">
            <text:p>-0.3</text:p>
          </table:table-cell>
          <table:table-cell office:value-type="float" office:value="-0.010582" calcext:value-type="float">
            <text:p>-0.010582</text:p>
          </table:table-cell>
          <table:table-cell table:number-columns-repeated="5"/>
          <table:table-cell office:value-type="float" office:value="93562" calcext:value-type="float">
            <text:p>93562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AB817]-[.AB81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790" calcext:value-type="float">
            <text:p>21790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9"/>
          <table:table-cell office:value-type="float" office:value="42322" calcext:value-type="float">
            <text:p>42322</text:p>
          </table:table-cell>
          <table:table-cell office:value-type="float" office:value="0.04" calcext:value-type="float">
            <text:p>0.04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241" calcext:value-type="float">
            <text:p>0.000241</text:p>
          </table:table-cell>
          <table:table-cell table:number-columns-repeated="2"/>
          <table:table-cell office:value-type="float" office:value="32665" calcext:value-type="float">
            <text:p>32665</text:p>
          </table:table-cell>
          <table:table-cell office:value-type="float" office:value="-0.061818" calcext:value-type="float">
            <text:p>-0.061818</text:p>
          </table:table-cell>
          <table:table-cell office:value-type="float" office:value="-0.315909" calcext:value-type="float">
            <text:p>-0.315909</text:p>
          </table:table-cell>
          <table:table-cell office:value-type="float" office:value="-0.011143" calcext:value-type="float">
            <text:p>-0.011143</text:p>
          </table:table-cell>
          <table:table-cell table:number-columns-repeated="5"/>
          <table:table-cell office:value-type="float" office:value="93664" calcext:value-type="float">
            <text:p>93664</text:p>
          </table:table-cell>
          <table:table-cell table:number-columns-repeated="2"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AB818]-[.AB81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9"/>
          <table:table-cell office:value-type="float" office:value="42345" calcext:value-type="float">
            <text:p>4234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2"/>
          <table:table-cell office:value-type="float" office:value="19404" calcext:value-type="float">
            <text:p>19404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011464" calcext:value-type="float">
            <text:p>-0.011464</text:p>
          </table:table-cell>
          <table:table-cell table:number-columns-repeated="5"/>
          <table:table-cell office:value-type="float" office:value="93767" calcext:value-type="float">
            <text:p>93767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AB819]-[.AB81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744" calcext:value-type="float">
            <text:p>21744</text:p>
          </table:table-cell>
          <table:table-cell office:value-type="float" office:value="-0.2" calcext:value-type="float">
            <text:p>-0.2</text:p>
          </table:table-cell>
          <table:table-cell office:value-type="float" office:value="-0.007055" calcext:value-type="float">
            <text:p>-0.007055</text:p>
          </table:table-cell>
          <table:table-cell table:number-columns-repeated="9"/>
          <table:table-cell office:value-type="float" office:value="42367" calcext:value-type="float">
            <text:p>42367</text:p>
          </table:table-cell>
          <table:table-cell office:value-type="float" office:value="0.030455" calcext:value-type="float">
            <text:p>0.030455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2966" calcext:value-type="float">
            <text:p>0.002966</text:p>
          </table:table-cell>
          <table:table-cell table:number-columns-repeated="2"/>
          <table:table-cell office:value-type="float" office:value="33507" calcext:value-type="float">
            <text:p>33507</text:p>
          </table:table-cell>
          <table:table-cell office:value-type="float" office:value="0.120909" calcext:value-type="float">
            <text:p>0.120909</text:p>
          </table:table-cell>
          <table:table-cell office:value-type="float" office:value="-0.329545" calcext:value-type="float">
            <text:p>-0.329545</text:p>
          </table:table-cell>
          <table:table-cell office:value-type="float" office:value="-0.011624" calcext:value-type="float">
            <text:p>-0.011624</text:p>
          </table:table-cell>
          <table:table-cell table:number-columns-repeated="5"/>
          <table:table-cell office:value-type="float" office:value="93869" calcext:value-type="float">
            <text:p>93869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AB820]-[.AB81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722" calcext:value-type="float">
            <text:p>21722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1283" calcext:value-type="float">
            <text:p>-0.001283</text:p>
          </table:table-cell>
          <table:table-cell table:number-columns-repeated="9"/>
          <table:table-cell office:value-type="float" office:value="42390" calcext:value-type="float">
            <text:p>42390</text:p>
          </table:table-cell>
          <table:table-cell office:value-type="float" office:value="0.016364" calcext:value-type="float">
            <text:p>0.016364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01283" calcext:value-type="float">
            <text:p>0.001283</text:p>
          </table:table-cell>
          <table:table-cell table:number-columns-repeated="2"/>
          <table:table-cell office:value-type="float" office:value="26455" calcext:value-type="float">
            <text:p>26455</text:p>
          </table:table-cell>
          <table:table-cell office:value-type="float" office:value="-0.017273" calcext:value-type="float">
            <text:p>-0.017273</text:p>
          </table:table-cell>
          <table:table-cell office:value-type="float" office:value="-0.340909" calcext:value-type="float">
            <text:p>-0.340909</text:p>
          </table:table-cell>
          <table:table-cell office:value-type="float" office:value="-0.012025" calcext:value-type="float">
            <text:p>-0.012025</text:p>
          </table:table-cell>
          <table:table-cell table:number-columns-repeated="5"/>
          <table:table-cell office:value-type="float" office:value="93972" calcext:value-type="float">
            <text:p>93972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AB821]-[.AB82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699" calcext:value-type="float">
            <text:p>21699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2485" calcext:value-type="float">
            <text:p>-0.002485</text:p>
          </table:table-cell>
          <table:table-cell table:number-columns-repeated="9"/>
          <table:table-cell office:value-type="float" office:value="42413" calcext:value-type="float">
            <text:p>42413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2"/>
          <table:table-cell office:value-type="float" office:value="29413" calcext:value-type="float">
            <text:p>29413</text:p>
          </table:table-cell>
          <table:table-cell office:value-type="float" office:value="-0.164091" calcext:value-type="float">
            <text:p>-0.164091</text:p>
          </table:table-cell>
          <table:table-cell office:value-type="float" office:value="-0.361364" calcext:value-type="float">
            <text:p>-0.361364</text:p>
          </table:table-cell>
          <table:table-cell office:value-type="float" office:value="-0.012747" calcext:value-type="float">
            <text:p>-0.012747</text:p>
          </table:table-cell>
          <table:table-cell table:number-columns-repeated="5"/>
          <table:table-cell office:value-type="float" office:value="94074" calcext:value-type="float">
            <text:p>94074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AB822]-[.AB82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676" calcext:value-type="float">
            <text:p>21676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9"/>
          <table:table-cell office:value-type="float" office:value="42436" calcext:value-type="float">
            <text:p>42436</text:p>
          </table:table-cell>
          <table:table-cell office:value-type="float" office:value="0.097273" calcext:value-type="float">
            <text:p>0.097273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007856" calcext:value-type="float">
            <text:p>0.007856</text:p>
          </table:table-cell>
          <table:table-cell table:number-columns-repeated="2"/>
          <table:table-cell office:value-type="float" office:value="34190" calcext:value-type="float">
            <text:p>34190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379545" calcext:value-type="float">
            <text:p>-0.379545</text:p>
          </table:table-cell>
          <table:table-cell office:value-type="float" office:value="-0.013388" calcext:value-type="float">
            <text:p>-0.013388</text:p>
          </table:table-cell>
          <table:table-cell table:number-columns-repeated="5"/>
          <table:table-cell office:value-type="float" office:value="94176" calcext:value-type="float">
            <text:p>94176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AB823]-[.AB82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653" calcext:value-type="float">
            <text:p>216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409" calcext:value-type="float">
            <text:p>0.004409</text:p>
          </table:table-cell>
          <table:table-cell table:number-columns-repeated="9"/>
          <table:table-cell office:value-type="float" office:value="42458" calcext:value-type="float">
            <text:p>42458</text:p>
          </table:table-cell>
          <table:table-cell office:value-type="float" office:value="0.098182" calcext:value-type="float">
            <text:p>0.098182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0722" calcext:value-type="float">
            <text:p>-0.000722</text:p>
          </table:table-cell>
          <table:table-cell table:number-columns-repeated="2"/>
          <table:table-cell office:value-type="float" office:value="22361" calcext:value-type="float">
            <text:p>22361</text:p>
          </table:table-cell>
          <table:table-cell office:value-type="float" office:value="-0.137273" calcext:value-type="float">
            <text:p>-0.137273</text:p>
          </table:table-cell>
          <table:table-cell office:value-type="float" office:value="-0.409091" calcext:value-type="float">
            <text:p>-0.409091</text:p>
          </table:table-cell>
          <table:table-cell office:value-type="float" office:value="-0.01443" calcext:value-type="float">
            <text:p>-0.01443</text:p>
          </table:table-cell>
          <table:table-cell table:number-columns-repeated="5"/>
          <table:table-cell office:value-type="float" office:value="94279" calcext:value-type="float">
            <text:p>9427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AB824]-[.AB82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631" calcext:value-type="float">
            <text:p>21631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2966" calcext:value-type="float">
            <text:p>-0.002966</text:p>
          </table:table-cell>
          <table:table-cell table:number-columns-repeated="9"/>
          <table:table-cell office:value-type="float" office:value="42481" calcext:value-type="float">
            <text:p>42481</text:p>
          </table:table-cell>
          <table:table-cell office:value-type="float" office:value="0.135" calcext:value-type="float">
            <text:p>0.135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00946" calcext:value-type="float">
            <text:p>0.00946</text:p>
          </table:table-cell>
          <table:table-cell table:number-columns-repeated="2"/>
          <table:table-cell office:value-type="float" office:value="23180" calcext:value-type="float">
            <text:p>23180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420455" calcext:value-type="float">
            <text:p>-0.420455</text:p>
          </table:table-cell>
          <table:table-cell office:value-type="float" office:value="-0.014831" calcext:value-type="float">
            <text:p>-0.014831</text:p>
          </table:table-cell>
          <table:table-cell table:number-columns-repeated="5"/>
          <table:table-cell office:value-type="float" office:value="94381" calcext:value-type="float">
            <text:p>94381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AB825]-[.AB82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608" calcext:value-type="float">
            <text:p>21608</text:p>
          </table:table-cell>
          <table:table-cell office:value-type="float" office:value="-0.206818" calcext:value-type="float">
            <text:p>-0.206818</text:p>
          </table:table-cell>
          <table:table-cell office:value-type="float" office:value="-0.007295" calcext:value-type="float">
            <text:p>-0.007295</text:p>
          </table:table-cell>
          <table:table-cell table:number-columns-repeated="9"/>
          <table:table-cell office:value-type="float" office:value="42504" calcext:value-type="float">
            <text:p>42504</text:p>
          </table:table-cell>
          <table:table-cell office:value-type="float" office:value="0.115455" calcext:value-type="float">
            <text:p>0.115455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2165" calcext:value-type="float">
            <text:p>-0.002165</text:p>
          </table:table-cell>
          <table:table-cell table:number-columns-repeated="2"/>
          <table:table-cell office:value-type="float" office:value="17880" calcext:value-type="float">
            <text:p>17880</text:p>
          </table:table-cell>
          <table:table-cell office:value-type="float" office:value="-0.132273" calcext:value-type="float">
            <text:p>-0.132273</text:p>
          </table:table-cell>
          <table:table-cell office:value-type="float" office:value="-0.429545" calcext:value-type="float">
            <text:p>-0.429545</text:p>
          </table:table-cell>
          <table:table-cell office:value-type="float" office:value="-0.015152" calcext:value-type="float">
            <text:p>-0.015152</text:p>
          </table:table-cell>
          <table:table-cell table:number-columns-repeated="5"/>
          <table:table-cell office:value-type="float" office:value="94484" calcext:value-type="float">
            <text:p>94484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AB826]-[.AB82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585" calcext:value-type="float">
            <text:p>2158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882" calcext:value-type="float">
            <text:p>-0.000882</text:p>
          </table:table-cell>
          <table:table-cell table:number-columns-repeated="9"/>
          <table:table-cell office:value-type="float" office:value="42527" calcext:value-type="float">
            <text:p>42527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2"/>
          <table:table-cell office:value-type="float" office:value="22338" calcext:value-type="float">
            <text:p>22338</text:p>
          </table:table-cell>
          <table:table-cell office:value-type="float" office:value="-0.091364" calcext:value-type="float">
            <text:p>-0.091364</text:p>
          </table:table-cell>
          <table:table-cell office:value-type="float" office:value="-0.472727" calcext:value-type="float">
            <text:p>-0.472727</text:p>
          </table:table-cell>
          <table:table-cell office:value-type="float" office:value="-0.016675" calcext:value-type="float">
            <text:p>-0.016675</text:p>
          </table:table-cell>
          <table:table-cell table:number-columns-repeated="5"/>
          <table:table-cell office:value-type="float" office:value="94586" calcext:value-type="float">
            <text:p>9458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AB827]-[.AB82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5692" calcext:value-type="float">
            <text:p>-0.005692</text:p>
          </table:table-cell>
          <table:table-cell table:number-columns-repeated="9"/>
          <table:table-cell office:value-type="float" office:value="42549" calcext:value-type="float">
            <text:p>42549</text:p>
          </table:table-cell>
          <table:table-cell office:value-type="float" office:value="0.041818" calcext:value-type="float">
            <text:p>0.041818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844" calcext:value-type="float">
            <text:p>0.001844</text:p>
          </table:table-cell>
          <table:table-cell table:number-columns-repeated="11"/>
          <table:table-cell office:value-type="float" office:value="94688" calcext:value-type="float">
            <text:p>94688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AB828]-[.AB8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3127" calcext:value-type="float">
            <text:p>0.003127</text:p>
          </table:table-cell>
          <table:table-cell table:number-columns-repeated="9"/>
          <table:table-cell office:value-type="float" office:value="42572" calcext:value-type="float">
            <text:p>42572</text:p>
          </table:table-cell>
          <table:table-cell office:value-type="float" office:value="0.058636" calcext:value-type="float">
            <text:p>0.058636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002245" calcext:value-type="float">
            <text:p>0.002245</text:p>
          </table:table-cell>
          <table:table-cell table:number-columns-repeated="11"/>
          <table:table-cell office:value-type="float" office:value="94791" calcext:value-type="float">
            <text:p>94791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AB829]-[.AB82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517" calcext:value-type="float">
            <text:p>21517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489" calcext:value-type="float">
            <text:p>0.00489</text:p>
          </table:table-cell>
          <table:table-cell table:number-columns-repeated="9"/>
          <table:table-cell office:value-type="float" office:value="42595" calcext:value-type="float">
            <text:p>42595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3608" calcext:value-type="float">
            <text:p>0.003608</text:p>
          </table:table-cell>
          <table:table-cell table:number-columns-repeated="11"/>
          <table:table-cell office:value-type="float" office:value="94893" calcext:value-type="float">
            <text:p>94893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AB830]-[.AB8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494" calcext:value-type="float">
            <text:p>21494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006093" calcext:value-type="float">
            <text:p>0.006093</text:p>
          </table:table-cell>
          <table:table-cell table:number-columns-repeated="9"/>
          <table:table-cell office:value-type="float" office:value="42618" calcext:value-type="float">
            <text:p>42618</text:p>
          </table:table-cell>
          <table:table-cell office:value-type="float" office:value="0.016818" calcext:value-type="float">
            <text:p>0.016818</text:p>
          </table:table-cell>
          <table:table-cell office:value-type="float" office:value="-0.104545" calcext:value-type="float">
            <text:p>-0.104545</text:p>
          </table:table-cell>
          <table:table-cell office:value-type="float" office:value="-0.003688" calcext:value-type="float">
            <text:p>-0.003688</text:p>
          </table:table-cell>
          <table:table-cell table:number-columns-repeated="11"/>
          <table:table-cell office:value-type="float" office:value="94995" calcext:value-type="float">
            <text:p>94995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AB831]-[.AB83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471" calcext:value-type="float">
            <text:p>2147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646" calcext:value-type="float">
            <text:p>-0.002646</text:p>
          </table:table-cell>
          <table:table-cell table:number-columns-repeated="9"/>
          <table:table-cell office:value-type="float" office:value="42640" calcext:value-type="float">
            <text:p>42640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2405" calcext:value-type="float">
            <text:p>-0.002405</text:p>
          </table:table-cell>
          <table:table-cell table:number-columns-repeated="11"/>
          <table:table-cell office:value-type="float" office:value="95098" calcext:value-type="float">
            <text:p>9509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AB832]-[.AB83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9"/>
          <table:table-cell office:value-type="float" office:value="42663" calcext:value-type="float">
            <text:p>42663</text:p>
          </table:table-cell>
          <table:table-cell office:value-type="float" office:value="0.03" calcext:value-type="float">
            <text:p>0.03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11"/>
          <table:table-cell office:value-type="float" office:value="95200" calcext:value-type="float">
            <text:p>95200</text:p>
          </table:table-cell>
          <table:table-cell office:value-type="float" office:value="349.44043" calcext:value-type="float">
            <text:p>349.4404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AB833]-[.AB83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9"/>
          <table:table-cell office:value-type="float" office:value="42686" calcext:value-type="float">
            <text:p>42686</text:p>
          </table:table-cell>
          <table:table-cell office:value-type="float" office:value="0.040455" calcext:value-type="float">
            <text:p>0.040455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4089" calcext:value-type="float">
            <text:p>0.004089</text:p>
          </table:table-cell>
          <table:table-cell table:number-columns-repeated="11"/>
          <table:table-cell office:value-type="float" office:value="95303" calcext:value-type="float">
            <text:p>95303</text:p>
          </table:table-cell>
          <table:table-cell office:value-type="float" office:value="349.427246" calcext:value-type="float">
            <text:p>349.42724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AB834]-[.AB83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403" calcext:value-type="float">
            <text:p>21403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4089" calcext:value-type="float">
            <text:p>-0.004089</text:p>
          </table:table-cell>
          <table:table-cell table:number-columns-repeated="9"/>
          <table:table-cell office:value-type="float" office:value="42709" calcext:value-type="float">
            <text:p>42709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15"/>
          <table:table-cell table:formula="of:=[.AB835]-[.AB834]" office:value-type="float" office:value="-95303" calcext:value-type="float">
            <text:p>-95303</text:p>
          </table:table-cell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6734" calcext:value-type="float">
            <text:p>-0.006734</text:p>
          </table:table-cell>
          <table:table-cell table:number-columns-repeated="9"/>
          <table:table-cell office:value-type="float" office:value="42731" calcext:value-type="float">
            <text:p>42731</text:p>
          </table:table-cell>
          <table:table-cell office:value-type="float" office:value="-0.000909" calcext:value-type="float">
            <text:p>-0.000909</text:p>
          </table:table-cell>
          <table:table-cell office:value-type="float" office:value="-0.152273" calcext:value-type="float">
            <text:p>-0.152273</text:p>
          </table:table-cell>
          <table:table-cell office:value-type="float" office:value="-0.005371" calcext:value-type="float">
            <text:p>-0.005371</text:p>
          </table:table-cell>
          <table:table-cell table:number-columns-repeated="15"/>
          <table:table-cell table:formula="of:=[.AB836]-[.AB8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8" calcext:value-type="float">
            <text:p>21358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603" calcext:value-type="float">
            <text:p>-0.001603</text:p>
          </table:table-cell>
          <table:table-cell table:number-columns-repeated="9"/>
          <table:table-cell office:value-type="float" office:value="42754" calcext:value-type="float">
            <text:p>42754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08" calcext:value-type="float">
            <text:p>-8E-05</text:p>
          </table:table-cell>
          <table:table-cell table:number-columns-repeated="15"/>
          <table:table-cell table:formula="of:=[.AB837]-[.AB8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float" office:value="0.331818" calcext:value-type="float">
            <text:p>0.331818</text:p>
          </table:table-cell>
          <table:table-cell office:value-type="float" office:value="0.011705" calcext:value-type="float">
            <text:p>0.011705</text:p>
          </table:table-cell>
          <table:table-cell table:number-columns-repeated="9"/>
          <table:table-cell office:value-type="float" office:value="42777" calcext:value-type="float">
            <text:p>42777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005532" calcext:value-type="float">
            <text:p>0.005532</text:p>
          </table:table-cell>
          <table:table-cell table:number-columns-repeated="15"/>
          <table:table-cell table:formula="of:=[.AB838]-[.AB8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5051" calcext:value-type="float">
            <text:p>0.005051</text:p>
          </table:table-cell>
          <table:table-cell table:number-columns-repeated="9"/>
          <table:table-cell office:value-type="float" office:value="42800" calcext:value-type="float">
            <text:p>42800</text:p>
          </table:table-cell>
          <table:table-cell office:value-type="float" office:value="-0.007727" calcext:value-type="float">
            <text:p>-0.007727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561" calcext:value-type="float">
            <text:p>0.000561</text:p>
          </table:table-cell>
          <table:table-cell table:number-columns-repeated="15"/>
          <table:table-cell table:formula="of:=[.AB839]-[.AB83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822" calcext:value-type="float">
            <text:p>42822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00401" calcext:value-type="float">
            <text:p>0.000401</text:p>
          </table:table-cell>
          <table:table-cell table:number-columns-repeated="15"/>
          <table:table-cell table:formula="of:=[.AB840]-[.AB83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845" calcext:value-type="float">
            <text:p>42845</text:p>
          </table:table-cell>
          <table:table-cell office:value-type="float" office:value="0.055909" calcext:value-type="float">
            <text:p>0.055909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3447" calcext:value-type="float">
            <text:p>0.003447</text:p>
          </table:table-cell>
          <table:table-cell table:number-columns-repeated="15"/>
          <table:table-cell table:formula="of:=[.AB841]-[.AB8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868" calcext:value-type="float">
            <text:p>42868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15"/>
          <table:table-cell table:formula="of:=[.AB842]-[.AB8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891" calcext:value-type="float">
            <text:p>42891</text:p>
          </table:table-cell>
          <table:table-cell office:value-type="float" office:value="0.030909" calcext:value-type="float">
            <text:p>0.030909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15"/>
          <table:table-cell table:formula="of:=[.AB843]-[.AB84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913" calcext:value-type="float">
            <text:p>42913</text:p>
          </table:table-cell>
          <table:table-cell office:value-type="float" office:value="0.021818" calcext:value-type="float">
            <text:p>0.021818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1042" calcext:value-type="float">
            <text:p>-0.001042</text:p>
          </table:table-cell>
          <table:table-cell table:number-columns-repeated="15"/>
          <table:table-cell table:formula="of:=[.AB844]-[.AB84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936" calcext:value-type="float">
            <text:p>42936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-0.188636" calcext:value-type="float">
            <text:p>-0.188636</text:p>
          </table:table-cell>
          <table:table-cell office:value-type="float" office:value="-0.006654" calcext:value-type="float">
            <text:p>-0.006654</text:p>
          </table:table-cell>
          <table:table-cell table:number-columns-repeated="15"/>
          <table:table-cell table:formula="of:=[.AB845]-[.AB84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959" calcext:value-type="float">
            <text:p>42959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457" calcext:value-type="float">
            <text:p>-0.00457</text:p>
          </table:table-cell>
          <table:table-cell table:number-columns-repeated="15"/>
          <table:table-cell table:formula="of:=[.AB846]-[.AB84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982" calcext:value-type="float">
            <text:p>42982</text:p>
          </table:table-cell>
          <table:table-cell office:value-type="float" office:value="-0.011818" calcext:value-type="float">
            <text:p>-0.011818</text:p>
          </table:table-cell>
          <table:table-cell office:value-type="float" office:value="0.247727" calcext:value-type="float">
            <text:p>0.247727</text:p>
          </table:table-cell>
          <table:table-cell office:value-type="float" office:value="0.008738" calcext:value-type="float">
            <text:p>0.008738</text:p>
          </table:table-cell>
          <table:table-cell table:number-columns-repeated="15"/>
          <table:table-cell table:formula="of:=[.AB847]-[.AB84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004" calcext:value-type="float">
            <text:p>43004</text:p>
          </table:table-cell>
          <table:table-cell office:value-type="float" office:value="0.007273" calcext:value-type="float">
            <text:p>0.007273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481" calcext:value-type="float">
            <text:p>0.00481</text:p>
          </table:table-cell>
          <table:table-cell table:number-columns-repeated="15"/>
          <table:table-cell table:formula="of:=[.AB848]-[.AB84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027" calcext:value-type="float">
            <text:p>43027</text:p>
          </table:table-cell>
          <table:table-cell office:value-type="float" office:value="0.035455" calcext:value-type="float">
            <text:p>0.035455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15"/>
          <table:table-cell table:formula="of:=[.AB849]-[.AB84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050" calcext:value-type="float">
            <text:p>43050</text:p>
          </table:table-cell>
          <table:table-cell office:value-type="float" office:value="0.089545" calcext:value-type="float">
            <text:p>0.089545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02886" calcext:value-type="float">
            <text:p>0.002886</text:p>
          </table:table-cell>
          <table:table-cell table:number-columns-repeated="15"/>
          <table:table-cell table:formula="of:=[.AB850]-[.AB84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073" calcext:value-type="float">
            <text:p>43073</text:p>
          </table:table-cell>
          <table:table-cell office:value-type="float" office:value="0.137727" calcext:value-type="float">
            <text:p>0.137727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3928" calcext:value-type="float">
            <text:p>0.003928</text:p>
          </table:table-cell>
          <table:table-cell table:number-columns-repeated="15"/>
          <table:table-cell table:formula="of:=[.AB851]-[.AB85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095" calcext:value-type="float">
            <text:p>43095</text:p>
          </table:table-cell>
          <table:table-cell office:value-type="float" office:value="0.087273" calcext:value-type="float">
            <text:p>0.087273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016" calcext:value-type="float">
            <text:p>-0.00016</text:p>
          </table:table-cell>
          <table:table-cell table:number-columns-repeated="15"/>
          <table:table-cell table:formula="of:=[.AB852]-[.AB85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118" calcext:value-type="float">
            <text:p>43118</text:p>
          </table:table-cell>
          <table:table-cell office:value-type="float" office:value="0.057727" calcext:value-type="float">
            <text:p>0.057727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15"/>
          <table:table-cell table:formula="of:=[.AB853]-[.AB85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141" calcext:value-type="float">
            <text:p>43141</text:p>
          </table:table-cell>
          <table:table-cell office:value-type="float" office:value="0.042273" calcext:value-type="float">
            <text:p>0.042273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03" calcext:value-type="float">
            <text:p>0.001203</text:p>
          </table:table-cell>
          <table:table-cell table:number-columns-repeated="15"/>
          <table:table-cell table:formula="of:=[.AB854]-[.AB85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164" calcext:value-type="float">
            <text:p>43164</text:p>
          </table:table-cell>
          <table:table-cell office:value-type="float" office:value="0.038182" calcext:value-type="float">
            <text:p>0.038182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2165" calcext:value-type="float">
            <text:p>0.002165</text:p>
          </table:table-cell>
          <table:table-cell table:number-columns-repeated="15"/>
          <table:table-cell table:formula="of:=[.AB855]-[.AB85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186" calcext:value-type="float">
            <text:p>43186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2004" calcext:value-type="float">
            <text:p>-0.002004</text:p>
          </table:table-cell>
          <table:table-cell table:number-columns-repeated="15"/>
          <table:table-cell table:formula="of:=[.AB856]-[.AB85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209" calcext:value-type="float">
            <text:p>43209</text:p>
          </table:table-cell>
          <table:table-cell office:value-type="float" office:value="-0.006364" calcext:value-type="float">
            <text:p>-0.006364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2084" calcext:value-type="float">
            <text:p>-0.002084</text:p>
          </table:table-cell>
          <table:table-cell table:number-columns-repeated="15"/>
          <table:table-cell table:formula="of:=[.AB857]-[.AB85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232" calcext:value-type="float">
            <text:p>43232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005932" calcext:value-type="float">
            <text:p>0.005932</text:p>
          </table:table-cell>
          <table:table-cell table:number-columns-repeated="15"/>
          <table:table-cell table:formula="of:=[.AB858]-[.AB85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255" calcext:value-type="float">
            <text:p>43255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0.15" calcext:value-type="float">
            <text:p>0.15</text:p>
          </table:table-cell>
          <table:table-cell office:value-type="float" office:value="0.005291" calcext:value-type="float">
            <text:p>0.005291</text:p>
          </table:table-cell>
          <table:table-cell table:number-columns-repeated="15"/>
          <table:table-cell table:formula="of:=[.AB859]-[.AB85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278" calcext:value-type="float">
            <text:p>43278</text:p>
          </table:table-cell>
          <table:table-cell office:value-type="float" office:value="0.061818" calcext:value-type="float">
            <text:p>0.061818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003768" calcext:value-type="float">
            <text:p>0.003768</text:p>
          </table:table-cell>
          <table:table-cell table:number-columns-repeated="15"/>
          <table:table-cell table:formula="of:=[.AB860]-[.AB85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300" calcext:value-type="float">
            <text:p>43300</text:p>
          </table:table-cell>
          <table:table-cell office:value-type="float" office:value="0.081364" calcext:value-type="float">
            <text:p>0.081364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1443" calcext:value-type="float">
            <text:p>0.001443</text:p>
          </table:table-cell>
          <table:table-cell table:number-columns-repeated="15"/>
          <table:table-cell table:formula="of:=[.AB861]-[.AB86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323" calcext:value-type="float">
            <text:p>43323</text:p>
          </table:table-cell>
          <table:table-cell office:value-type="float" office:value="0.082273" calcext:value-type="float">
            <text:p>0.082273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1924" calcext:value-type="float">
            <text:p>-0.001924</text:p>
          </table:table-cell>
          <table:table-cell table:number-columns-repeated="15"/>
          <table:table-cell table:formula="of:=[.AB862]-[.AB86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346" calcext:value-type="float">
            <text:p>43346</text:p>
          </table:table-cell>
          <table:table-cell office:value-type="float" office:value="0.032727" calcext:value-type="float">
            <text:p>0.032727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2806" calcext:value-type="float">
            <text:p>-0.002806</text:p>
          </table:table-cell>
          <table:table-cell table:number-columns-repeated="15"/>
          <table:table-cell table:formula="of:=[.AB863]-[.AB86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369" calcext:value-type="float">
            <text:p>43369</text:p>
          </table:table-cell>
          <table:table-cell office:value-type="float" office:value="0.048182" calcext:value-type="float">
            <text:p>0.048182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008017" calcext:value-type="float">
            <text:p>0.008017</text:p>
          </table:table-cell>
          <table:table-cell table:number-columns-repeated="15"/>
          <table:table-cell table:formula="of:=[.AB864]-[.AB86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391" calcext:value-type="float">
            <text:p>43391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401" calcext:value-type="float">
            <text:p>-0.000401</text:p>
          </table:table-cell>
          <table:table-cell table:number-columns-repeated="15"/>
          <table:table-cell table:formula="of:=[.AB865]-[.AB86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66]-[.AB86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67]-[.AB86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68]-[.AB86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69]-[.AB86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0]-[.AB86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1]-[.AB87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2]-[.AB87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3]-[.AB87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4]-[.AB87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5]-[.AB87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6]-[.AB87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7]-[.AB87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8]-[.AB87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79]-[.AB87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0]-[.AB87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1]-[.AB88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2]-[.AB88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3]-[.AB88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4]-[.AB88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5]-[.AB88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6]-[.AB88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7]-[.AB88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8]-[.AB88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89]-[.AB88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0]-[.AB88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1]-[.AB89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2]-[.AB89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3]-[.AB89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4]-[.AB89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5]-[.AB89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6]-[.AB89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7]-[.AB89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8]-[.AB89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899]-[.AB89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0]-[.AB89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1]-[.AB90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2]-[.AB90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3]-[.AB90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4]-[.AB90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5]-[.AB90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6]-[.AB90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7]-[.AB90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8]-[.AB90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09]-[.AB90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0]-[.AB90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1]-[.AB91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2]-[.AB91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3]-[.AB91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4]-[.AB91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5]-[.AB91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6]-[.AB91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7]-[.AB91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8]-[.AB91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19]-[.AB91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0]-[.AB91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1]-[.AB92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2]-[.AB92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3]-[.AB92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4]-[.AB92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5]-[.AB92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6]-[.AB92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7]-[.AB92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8]-[.AB92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29]-[.AB92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0]-[.AB92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1]-[.AB93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2]-[.AB93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3]-[.AB93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4]-[.AB93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5]-[.AB93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6]-[.AB93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7]-[.AB93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8]-[.AB93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39]-[.AB93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0]-[.AB93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1]-[.AB94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2]-[.AB94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3]-[.AB94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4]-[.AB94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5]-[.AB94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6]-[.AB94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7]-[.AB94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8]-[.AB94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49]-[.AB94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0]-[.AB94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1]-[.AB95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2]-[.AB95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3]-[.AB95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4]-[.AB95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5]-[.AB95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6]-[.AB95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7]-[.AB95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8]-[.AB95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59]-[.AB95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0]-[.AB95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1]-[.AB96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2]-[.AB96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3]-[.AB96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4]-[.AB96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5]-[.AB96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6]-[.AB96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7]-[.AB96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8]-[.AB96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69]-[.AB96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0]-[.AB96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1]-[.AB97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2]-[.AB97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3]-[.AB97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4]-[.AB97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5]-[.AB97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6]-[.AB97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7]-[.AB97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8]-[.AB97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79]-[.AB97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0]-[.AB97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1]-[.AB98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2]-[.AB98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3]-[.AB98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4]-[.AB98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5]-[.AB98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6]-[.AB98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7]-[.AB98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8]-[.AB98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89]-[.AB98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0]-[.AB989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1]-[.AB990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2]-[.AB991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3]-[.AB99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4]-[.AB993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5]-[.AB994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6]-[.AB995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7]-[.AB996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8]-[.AB997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999]-[.AB998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  <table:table-cell table:formula="of:=[.AB1000]-[.AB999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B1:Sheet1.A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3:05:31.587277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3:18.586992572</meta:creation-date>
    <meta:editing-duration>PT7M55S</meta:editing-duration>
    <meta:editing-cycles>3</meta:editing-cycles>
    <meta:generator>LibreOffice/7.0.4.2$Linux_X86_64 LibreOffice_project/00$Build-2</meta:generator>
    <dc:date>2022-01-10T23:21:22.259418975</dc:date>
    <meta:document-statistic meta:table-count="1" meta:cell-count="13826" meta:object-count="0"/>
  </office:meta>
</office:document-meta>
</file>